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$GPGSV,3,1,09,23,77,069,44,13,67,211,42,04,51,298,44,20,49,084,37*7F</text:p>
      <text:p text:style-name="Preformatted_20_Text">$GPGSV,3,2,09,11,11,155,35,02,09,314,,25,08,033,,10,05,276,*73</text:p>
      <text:p text:style-name="Preformatted_20_Text">$GPGSV,3,3,09,00,00,000,*40</text:p>
      <text:p text:style-name="Preformatted_20_Text">$GPRMC,132925.94,A,4545.6394,N,00307.0866,E,000.0,000.0,010310,000.1,W,A*22</text:p>
      <text:p text:style-name="Preformatted_20_Text">$GPGGA,132925.94,4545.6394,N,00307.0866,E,1,05,02.1,00405.8,M,0047.4,M,,*53</text:p>
      <text:p text:style-name="Preformatted_20_Text">$GPGSA,A,3,23,13,04,20,11,,,,,,,,03.3,02.1,02.6*00</text:p>
      <text:p text:style-name="Preformatted_20_Text">$GPGSV,3,1,09,23,77,069,44,13,67,211,42,04,51,298,44,20,49,084,37*7F</text:p>
      <text:p text:style-name="Preformatted_20_Text">$GPGSV,3,2,09,11,11,155,35,02,09,314,,25,08,033,,10,05,276,*73</text:p>
      <text:p text:style-name="Preformatted_20_Text">$GPGSV,3,3,09,00,00,000,*40</text:p>
      <text:p text:style-name="Preformatted_20_Text">$GPRMC,132926.94,A,4545.6394,N,00307.0866,E,000.0,000.0,010310,000.1,W,A*21</text:p>
      <text:p text:style-name="Preformatted_20_Text">$GPGGA,132926.94,4545.6394,N,00307.0866,E,1,05,02.1,00405.8,M,0047.4,M,,*50</text:p>
      <text:p text:style-name="Preformatted_20_Text">$GPGSA,A,3,23,13,04,20,11,,,,,,,,03.3,02.1,02.6*00</text:p>
      <text:p text:style-name="Preformatted_20_Text">$GPGSV,3,1,09,23,77,069,44,13,67,211,42,04,51,298,44,20,49,084,37*7F</text:p>
      <text:p text:style-name="Preformatted_20_Text">$GPGSV,3,2,09,11,11,155,35,02,09,314,,25,08,033,,10,05,276,*73</text:p>
      <text:p text:style-name="Preformatted_20_Text">$GPGSV,3,3,09,00,00,000,*40</text:p>
      <text:p text:style-name="Preformatted_20_Text">$GPRMC,132927.94,A,4545.6394,N,00307.0866,E,000.0,000.0,010310,000.1,W,A*20</text:p>
      <text:p text:style-name="Preformatted_20_Text">$GPGGA,132927.94,4545.6394,N,00307.0866,E,1,05,02.1,00405.8,M,0047.4,M,,*51</text:p>
      <text:p text:style-name="Preformatted_20_Text">$GPGSA,A,3,23,13,04,20,11,,,,,,,,03.3,02.1,02.6*00</text:p>
      <text:p text:style-name="Preformatted_20_Text">$GPGSV,3,1,09,23,77,069,44,13,67,211,42,04,51,298,44,20,49,084,37*7F</text:p>
      <text:p text:style-name="Preformatted_20_Text">$GPGSV,3,2,09,11,11,155,35,02,09,314,,25,08,033,,10,05,276,*73</text:p>
      <text:p text:style-name="Preformatted_20_Text">$GPGSV,3,3,09,00,00,000,*40</text:p>
      <text:p text:style-name="Preformatted_20_Text">$GPRMC,132928.94,A,4545.6394,N,00307.0866,E,000.0,000.0,010310,000.1,W,A*2F</text:p>
      <text:p text:style-name="Preformatted_20_Text">$GPGGA,132928.94,4545.6394,N,00307.0866,E,1,05,02.1,00405.8,M,0047.4,M,,*5E</text:p>
      <text:p text:style-name="Preformatted_20_Text">$GPGSA,A,3,23,13,04,20,11,,,,,,,,03.3,02.1,02.6*00</text:p>
      <text:p text:style-name="Preformatted_20_Text">$GPGSV,3,1,09,23,77,069,44,13,67,211,42,04,51,298,44,20,49,084,37*7F</text:p>
      <text:p text:style-name="Preformatted_20_Text">$GPGSV,3,2,09,11,11,155,35,02,09,314,,25,08,033,,10,06,276,*70</text:p>
      <text:p text:style-name="Preformatted_20_Text">$GPGSV,3,3,09,00,00,000,*40</text:p>
      <text:p text:style-name="Preformatted_20_Text">$GPRMC,132929.94,A,4545.6394,N,00307.0866,E,000.0,000.0,010310,000.1,W,A*2E</text:p>
      <text:p text:style-name="Preformatted_20_Text">$GPGGA,132929.94,4545.6394,N,00307.0866,E,1,05,02.1,00405.8,M,0047.4,M,,*5F</text:p>
      <text:p text:style-name="Preformatted_20_Text">$GPGSA,A,3,23,13,04,20,11,,,,,,,,03.3,02.1,02.6*00</text:p>
      <text:p text:style-name="Preformatted_20_Text">$GPGSV,3,1,09,23,77,069,45,13,67,211,43,04,51,298,44,20,49,084,37*7F</text:p>
      <text:p text:style-name="Preformatted_20_Text">$GPGSV,3,2,09,11,10,155,35,02,09,314,,25,08,033,,10,06,276,*71</text:p>
      <text:p text:style-name="Preformatted_20_Text">$GPGSV,3,3,09,00,00,000,*40</text:p>
      <text:p text:style-name="Preformatted_20_Text">$GPRMC,132930.94,A,4545.6394,N,00307.0866,E,000.0,000.0,010310,000.1,W,A*26</text:p>
      <text:p text:style-name="Preformatted_20_Text">$GPGGA,132930.94,4545.6394,N,00307.0866,E,1,05,02.1,00405.8,M,0047.4,M,,*57</text:p>
      <text:p text:style-name="Preformatted_20_Text">$GPGSA,A,3,23,13,04,20,11,,,,,,,,03.3,02.1,02.6*00</text:p>
      <text:p text:style-name="Preformatted_20_Text">$GPGSV,3,1,09,23,77,069,45,13,67,212,43,04,51,298,44,20,49,084,37*7C</text:p>
      <text:p text:style-name="Preformatted_20_Text">$GPGSV,3,2,09,11,10,155,34,02,09,314,,25,08,033,,10,06,276,*70</text:p>
      <text:p text:style-name="Preformatted_20_Text">$GPGSV,3,3,09,00,00,000,*40</text:p>
      <text:p text:style-name="Preformatted_20_Text">$GPRMC,132931.94,A,4545.6394,N,00307.0866,E,000.0,000.0,010310,000.1,W,A*27</text:p>
      <text:p text:style-name="Preformatted_20_Text">$GPGGA,132931.94,4545.6394,N,00307.0866,E,1,05,02.1,00405.8,M,0047.4,M,,*56</text:p>
      <text:p text:style-name="Preformatted_20_Text">$GPGSA,A,3,23,13,04,20,11,,,,,,,,03.3,02.1,02.6*00</text:p>
      <text:p text:style-name="Preformatted_20_Text">$GPGSV,3,1,09,23,77,069,45,13,67,212,43,04,51,298,44,20,49,084,37*7C</text:p>
      <text:p text:style-name="Preformatted_20_Text">$GPGSV,3,2,09,11,10,155,33,02,09,314,,25,08,033,,10,06,276,*77</text:p>
      <text:p text:style-name="Preformatted_20_Text">$GPGSV,3,3,09,00,00,000,*40</text:p>
      <text:p text:style-name="Preformatted_20_Text">$GPRMC,132932.94,A,4545.6394,N,00307.0866,E,000.2,000.0,010310,000.1,W,A*26</text:p>
      <text:p text:style-name="Preformatted_20_Text">$GPGGA,132932.94,4545.6394,N,00307.0866,E,1,05,02.1,00405.8,M,0047.4,M,,*55</text:p>
      <text:p text:style-name="Preformatted_20_Text">$GPGSA,A,3,23,13,04,20,11,,,,,,,,03.3,02.1,02.6*00</text:p>
      <text:p text:style-name="Preformatted_20_Text">$GPGSV,3,1,09,23,77,069,45,13,67,212,43,04,51,298,45,20,49,084,37*7D</text:p>
      <text:p text:style-name="Preformatted_20_Text">$GPGSV,3,2,09,11,10,155,32,02,09,314,,25,08,033,,10,06,276,*76</text:p>
      <text:p text:style-name="Preformatted_20_Text">$GPGSV,3,3,09,00,00,000,*40</text:p>
      <text:p text:style-name="Preformatted_20_Text">$GPRMC,132933.94,A,4545.6394,N,00307.0866,E,000.3,332.5,010310,000.1,W,A*21</text:p>
      <text:p text:style-name="Preformatted_20_Text">$GPGGA,132933.94,4545.6394,N,00307.0866,E,1,04,02.9,00405.8,M,0047.4,M,,*5D</text:p>
      <text:p text:style-name="Preformatted_20_Text">$GPGSA,A,3,23,13,04,20,,,,,,,,,07.1,02.9,06.5*09</text:p>
      <text:p text:style-name="Preformatted_20_Text">$GPGSV,3,1,09,23,77,069,45,13,67,212,43,04,51,298,45,20,49,084,36*7C</text:p>
      <text:p text:style-name="Preformatted_20_Text">$GPGSV,3,2,09,11,10,155,31,02,09,314,,25,08,033,,10,06,276,*75</text:p>
      <text:p text:style-name="Preformatted_20_Text">$GPGSV,3,3,09,00,00,000,*40</text:p>
      <text:p text:style-name="Preformatted_20_Text">$GPRMC,132934.94,A,4545.6394,N,00307.0866,E,000.8,310.7,010310,000.1,W,A*2F</text:p>
      <text:p text:style-name="Preformatted_20_Text">$GPGGA,132934.94,4545.6394,N,00307.0866,E,1,05,02.1,00405.8,M,0047.4,M,,*53</text:p>
      <text:p text:style-name="Preformatted_20_Text">$GPGSA,A,3,23,13,04,20,11,,,,,,,,03.3,02.1,02.6*00</text:p>
      <text:p text:style-name="Preformatted_20_Text">$GPGSV,3,1,09,23,77,069,45,13,67,212,43,04,51,298,45,20,49,084,36*7C</text:p>
      <text:p text:style-name="Preformatted_20_Text">$GPGSV,3,2,09,11,10,155,31,02,09,314,,25,08,033,,10,06,276,*75</text:p>
      <text:p text:style-name="Preformatted_20_Text">$GPGSV,3,3,09,00,00,000,*40</text:p>
      <text:p text:style-name="Preformatted_20_Text">$GPRMC,132935.94,A,4545.6394,N,00307.0866,E,004.4,293.1,010310,000.1,W,A*2A</text:p>
      <text:p text:style-name="Preformatted_20_Text"><text:soft-page-break/>$GPGGA,132935.94,4545.6394,N,00307.0866,E,1,05,03.2,00405.8,M,0047.4,M,,*50</text:p>
      <text:p text:style-name="Preformatted_20_Text">$GPGSA,A,3,23,13,04,20,11,,,,,,,,04.1,03.2,02.6*07</text:p>
      <text:p text:style-name="Preformatted_20_Text">$GPGSV,3,1,09,23,77,069,45,13,67,212,42,04,51,298,45,20,49,084,35*7E</text:p>
      <text:p text:style-name="Preformatted_20_Text">$GPGSV,3,2,09,11,10,155,29,02,09,314,,25,08,033,,10,06,276,*7C</text:p>
      <text:p text:style-name="Preformatted_20_Text">$GPGSV,3,3,09,00,00,000,*40</text:p>
      <text:p text:style-name="Preformatted_20_Text">$GPRMC,132936.94,A,4545.6394,N,00307.0866,E,004.6,272.5,010310,000.1,W,A*20</text:p>
      <text:p text:style-name="Preformatted_20_Text">$GPGGA,132936.94,4545.6394,N,00307.0866,E,1,04,02.9,00405.8,M,0047.4,M,,*58</text:p>
      <text:p text:style-name="Preformatted_20_Text">$GPGSA,A,3,23,13,04,20,,,,,,,,,07.1,02.9,06.5*09</text:p>
      <text:p text:style-name="Preformatted_20_Text">$GPGSV,3,1,09,23,77,069,45,13,67,212,42,04,51,298,46,20,49,084,36*7E</text:p>
      <text:p text:style-name="Preformatted_20_Text">$GPGSV,3,2,09,11,10,155,29,02,09,314,,25,08,033,,10,06,276,*7C</text:p>
      <text:p text:style-name="Preformatted_20_Text">$GPGSV,3,3,09,00,00,000,*40</text:p>
      <text:p text:style-name="Preformatted_20_Text">$GPRMC,132937.94,A,4545.6452,N,00307.0831,E,005.2,258.6,010310,000.1,W,A*20</text:p>
      <text:p text:style-name="Preformatted_20_Text">$GPGGA,132937.94,4545.6452,N,00307.0831,E,1,04,02.9,00420.3,M,0047.4,M,,*5A</text:p>
      <text:p text:style-name="Preformatted_20_Text">$GPGSA,A,3,23,13,04,20,,,,,,,,,07.1,02.9,06.5*09</text:p>
      <text:p text:style-name="Preformatted_20_Text">$GPGSV,3,1,09,23,77,069,45,13,67,212,42,04,51,298,46,20,49,084,36*7E</text:p>
      <text:p text:style-name="Preformatted_20_Text">$GPGSV,3,2,09,11,10,155,29,02,09,314,,25,08,033,,10,06,276,*7C</text:p>
      <text:p text:style-name="Preformatted_20_Text">$GPGSV,3,3,09,00,00,000,*40</text:p>
      <text:p text:style-name="Preformatted_20_Text">$GPRMC,132938.94,A,4545.6438,N,00307.0811,E,006.0,249.1,010310,000.1,W,A*27</text:p>
      <text:p text:style-name="Preformatted_20_Text">$GPGGA,132938.94,4545.6438,N,00307.0811,E,1,04,03.5,00420.6,M,0047.4,M,,*53</text:p>
      <text:p text:style-name="Preformatted_20_Text">$GPGSA,A,3,23,13,04,20,,,,,,,,,07.4,03.5,06.5*01</text:p>
      <text:p text:style-name="Preformatted_20_Text">$GPGSV,3,1,09,23,77,069,45,13,67,212,42,04,51,298,46,20,49,084,35*7D</text:p>
      <text:p text:style-name="Preformatted_20_Text">$GPGSV,3,2,09,11,10,155,25,02,09,314,,25,08,033,,10,06,276,*70</text:p>
      <text:p text:style-name="Preformatted_20_Text">$GPGSV,3,3,09,00,00,000,*40</text:p>
      <text:p text:style-name="Preformatted_20_Text">$GPRMC,132939.94,A,4545.6419,N,00307.0785,E,006.1,242.6,010310,000.1,W,A*2A</text:p>
      <text:p text:style-name="Preformatted_20_Text">$GPGGA,132939.94,4545.6419,N,00307.0785,E,1,04,03.5,00420.9,M,0047.4,M,,*5C</text:p>
      <text:p text:style-name="Preformatted_20_Text">$GPGSA,A,3,23,13,04,20,,,,,,,,,07.4,03.5,06.6*02</text:p>
      <text:p text:style-name="Preformatted_20_Text">$GPGSV,3,1,09,23,76,069,45,13,67,212,41,04,51,298,46,20,49,084,33*79</text:p>
      <text:p text:style-name="Preformatted_20_Text">$GPGSV,3,2,09,11,10,155,23,02,09,314,,25,08,033,,10,06,276,*76</text:p>
      <text:p text:style-name="Preformatted_20_Text">$GPGSV,3,3,09,00,00,000,*40</text:p>
      <text:p text:style-name="Preformatted_20_Text">$GPRMC,132940.94,A,4545.6406,N,00307.0762,E,006.2,235.3,010310,000.1,W,A*25</text:p>
      <text:p text:style-name="Preformatted_20_Text">$GPGGA,132940.94,4545.6406,N,00307.0762,E,1,05,02.1,00420.0,M,0047.4,M,,*58</text:p>
      <text:p text:style-name="Preformatted_20_Text">$GPGSA,A,3,23,13,04,20,11,,,,,,,,03.3,02.1,02.6*00</text:p>
      <text:p text:style-name="Preformatted_20_Text">$GPGSV,3,1,09,23,76,069,46,13,67,212,41,04,51,298,46,20,49,084,34*7D</text:p>
      <text:p text:style-name="Preformatted_20_Text">$GPGSV,3,2,09,11,10,155,26,02,09,314,,25,08,033,,10,06,276,*73</text:p>
      <text:p text:style-name="Preformatted_20_Text">$GPGSV,3,3,09,00,00,000,*40</text:p>
      <text:p text:style-name="Preformatted_20_Text">$GPRMC,132941.94,A,4545.6393,N,00307.0740,E,006.3,231.5,010310,000.1,W,A*2C</text:p>
      <text:p text:style-name="Preformatted_20_Text">$GPGGA,132941.94,4545.6393,N,00307.0740,E,1,05,02.1,00419.6,M,0047.4,M,,*5E</text:p>
      <text:p text:style-name="Preformatted_20_Text">$GPGSA,A,3,23,13,04,20,11,,,,,,,,03.3,02.1,02.6*00</text:p>
      <text:p text:style-name="Preformatted_20_Text">$GPGSV,3,1,09,23,76,069,46,13,67,212,42,04,51,298,47,20,49,084,35*7E</text:p>
      <text:p text:style-name="Preformatted_20_Text">$GPGSV,3,2,09,11,10,155,29,02,09,314,,25,08,033,,10,06,276,*7C</text:p>
      <text:p text:style-name="Preformatted_20_Text">$GPGSV,3,3,09,00,00,000,*40</text:p>
      <text:p text:style-name="Preformatted_20_Text">$GPRMC,132942.94,A,4545.6377,N,00307.0714,E,006.8,229.8,010310,000.1,W,A*2B</text:p>
      <text:p text:style-name="Preformatted_20_Text">$GPGGA,132942.94,4545.6377,N,00307.0714,E,1,04,02.9,00420.5,M,0047.4,M,,*56</text:p>
      <text:p text:style-name="Preformatted_20_Text">$GPGSA,A,3,23,13,04,20,,,,,,,,,07.1,02.9,06.5*09</text:p>
      <text:p text:style-name="Preformatted_20_Text">$GPGSV,3,1,09,23,76,069,46,13,67,212,42,04,51,298,47,20,49,084,36*7D</text:p>
      <text:p text:style-name="Preformatted_20_Text">$GPGSV,3,2,09,11,10,155,29,02,09,314,,25,08,033,,10,06,276,*7C</text:p>
      <text:p text:style-name="Preformatted_20_Text">$GPGSV,3,3,09,00,00,000,*40</text:p>
      <text:p text:style-name="Preformatted_20_Text">$GPRMC,132943.94,A,4545.6357,N,00307.0689,E,007.3,228.2,010310,000.1,W,A*2C</text:p>
      <text:p text:style-name="Preformatted_20_Text">$GPGGA,132943.94,4545.6357,N,00307.0689,E,1,04,02.9,00421.1,M,0047.4,M,,*55</text:p>
      <text:p text:style-name="Preformatted_20_Text">$GPGSA,A,3,23,13,04,20,,,,,,,,,07.1,02.9,06.5*09</text:p>
      <text:p text:style-name="Preformatted_20_Text">$GPGSV,3,1,09,23,76,069,46,13,67,212,42,04,51,298,47,20,49,084,37*7C</text:p>
      <text:p text:style-name="Preformatted_20_Text">$GPGSV,3,2,09,11,10,155,28,02,09,314,,25,08,033,,10,06,276,*7D</text:p>
      <text:p text:style-name="Preformatted_20_Text">$GPGSV,3,3,09,00,00,000,*40</text:p>
      <text:p text:style-name="Preformatted_20_Text">$GPRMC,132944.94,A,4545.6338,N,00307.0658,E,008.1,226.6,010310,000.1,W,A*29</text:p>
      <text:p text:style-name="Preformatted_20_Text">$GPGGA,132944.94,4545.6338,N,00307.0658,E,1,04,03.5,00421.7,M,0047.4,M,,*5C</text:p>
      <text:p text:style-name="Preformatted_20_Text">$GPGSA,A,3,23,13,04,20,,,,,,,,,07.4,03.5,06.5*01</text:p>
      <text:p text:style-name="Preformatted_20_Text">$GPGSV,3,1,09,23,76,069,46,13,67,212,42,04,51,298,47,20,49,084,36*7D</text:p>
      <text:p text:style-name="Preformatted_20_Text">$GPGSV,3,2,09,11,10,155,23,02,09,314,,25,08,033,,10,06,276,*76</text:p>
      <text:p text:style-name="Preformatted_20_Text">$GPGSV,3,3,09,00,00,000,*40</text:p>
      <text:p text:style-name="Preformatted_20_Text">$GPRMC,132945.94,A,4545.6317,N,00307.0634,E,008.4,224.9,010310,000.1,W,A*27</text:p>
      <text:p text:style-name="Preformatted_20_Text">$GPGGA,132945.94,4545.6317,N,00307.0634,E,1,04,03.5,00422.2,M,0047.4,M,,*5C</text:p>
      <text:p text:style-name="Preformatted_20_Text">$GPGSA,A,3,23,13,04,20,,,,,,,,,07.4,03.5,06.6*02</text:p>
      <text:p text:style-name="Preformatted_20_Text">$GPGSV,3,1,09,23,76,069,46,13,67,212,41,04,51,298,46,20,49,084,35*7C</text:p>
      <text:p text:style-name="Preformatted_20_Text">$GPGSV,3,2,09,11,10,155,21,02,09,314,,25,08,033,,10,06,276,*74</text:p>
      <text:p text:style-name="Preformatted_20_Text"><text:soft-page-break/>$GPGSV,3,3,09,00,00,000,*40</text:p>
      <text:p text:style-name="Preformatted_20_Text">$GPRMC,132946.94,A,4545.6299,N,00307.0611,E,008.3,224.0,010310,000.1,W,A*2A</text:p>
      <text:p text:style-name="Preformatted_20_Text">$GPGGA,132946.94,4545.6299,N,00307.0611,E,1,04,02.9,00422.1,M,0047.4,M,,*51</text:p>
      <text:p text:style-name="Preformatted_20_Text">$GPGSA,A,3,23,13,04,20,,,,,,,,,07.1,02.9,06.5*09</text:p>
      <text:p text:style-name="Preformatted_20_Text">$GPGSV,3,1,09,23,76,069,46,13,67,212,42,04,51,298,46,20,49,084,37*7D</text:p>
      <text:p text:style-name="Preformatted_20_Text">$GPGSV,3,2,09,11,10,155,24,02,09,314,,25,08,033,,10,06,276,*71</text:p>
      <text:p text:style-name="Preformatted_20_Text">$GPGSV,3,3,09,00,00,000,*40</text:p>
      <text:p text:style-name="Preformatted_20_Text">$GPRMC,132947.94,A,4545.6282,N,00307.0588,E,008.0,224.1,010310,000.1,W,A*20</text:p>
      <text:p text:style-name="Preformatted_20_Text">$GPGGA,132947.94,4545.6282,N,00307.0588,E,1,04,02.9,00421.6,M,0047.4,M,,*5D</text:p>
      <text:p text:style-name="Preformatted_20_Text">$GPGSA,A,3,23,13,04,20,,,,,,,,,07.1,02.9,06.5*09</text:p>
      <text:p text:style-name="Preformatted_20_Text">$GPGSV,3,1,09,23,76,069,47,13,67,212,42,04,51,298,47,20,49,084,38*72</text:p>
      <text:p text:style-name="Preformatted_20_Text">$GPGSV,3,2,09,11,10,155,27,02,09,314,,25,08,033,,10,06,276,*72</text:p>
      <text:p text:style-name="Preformatted_20_Text">$GPGSV,3,3,09,00,00,000,*40</text:p>
      <text:p text:style-name="Preformatted_20_Text">$GPRMC,132948.94,A,4545.6268,N,00307.0565,E,007.8,225.1,010310,000.1,W,A*2E</text:p>
      <text:p text:style-name="Preformatted_20_Text">$GPGGA,132948.94,4545.6268,N,00307.0565,E,1,06,01.5,00421.4,M,0047.4,M,,*5A</text:p>
      <text:p text:style-name="Preformatted_20_Text">$GPGSA,A,3,23,13,04,20,11,02,,,,,,,02.0,01.5,01.3*01</text:p>
      <text:p text:style-name="Preformatted_20_Text">$GPGSV,3,1,09,23,76,069,47,13,67,212,43,04,51,298,47,20,49,084,39*72</text:p>
      <text:p text:style-name="Preformatted_20_Text">$GPGSV,3,2,09,11,10,155,30,02,09,314,44,25,08,033,,10,06,276,*74</text:p>
      <text:p text:style-name="Preformatted_20_Text">$GPGSV,3,3,09,00,00,000,*40</text:p>
      <text:p text:style-name="Preformatted_20_Text">$GPRMC,132949.94,A,4545.6256,N,00307.0541,E,007.3,228.3,010310,000.1,W,A*20</text:p>
      <text:p text:style-name="Preformatted_20_Text">$GPGGA,132949.94,4545.6256,N,00307.0541,E,1,06,01.5,00421.1,M,0047.4,M,,*55</text:p>
      <text:p text:style-name="Preformatted_20_Text">$GPGSA,A,3,23,13,04,20,11,02,,,,,,,02.0,01.5,01.3*01</text:p>
      <text:p text:style-name="Preformatted_20_Text">$GPGSV,3,1,09,23,76,069,47,13,67,212,43,04,51,298,46,20,49,084,40*7D</text:p>
      <text:p text:style-name="Preformatted_20_Text">$GPGSV,3,2,09,11,10,155,30,02,09,314,43,25,08,033,,10,06,276,*73</text:p>
      <text:p text:style-name="Preformatted_20_Text">$GPGSV,3,3,09,00,00,000,*40</text:p>
      <text:p text:style-name="Preformatted_20_Text">$GPRMC,132950.94,A,4545.6245,N,00307.0518,E,007.1,231.4,010310,000.1,W,A*2B</text:p>
      <text:p text:style-name="Preformatted_20_Text">$GPGGA,132950.94,4545.6245,N,00307.0518,E,1,06,01.5,00421.4,M,0047.4,M,,*56</text:p>
      <text:p text:style-name="Preformatted_20_Text">$GPGSA,A,3,23,13,04,20,11,02,,,,,,,02.0,01.5,01.3*01</text:p>
      <text:p text:style-name="Preformatted_20_Text">$GPGSV,3,1,09,23,76,069,47,13,67,212,42,04,51,298,45,20,49,084,40*7F</text:p>
      <text:p text:style-name="Preformatted_20_Text">$GPGSV,3,2,09,11,10,155,27,02,09,314,42,25,08,033,,10,06,276,*74</text:p>
      <text:p text:style-name="Preformatted_20_Text">$GPGSV,3,3,09,00,00,000,*40</text:p>
      <text:p text:style-name="Preformatted_20_Text">$GPRMC,132951.94,A,4545.6240,N,00307.0495,E,006.0,238.9,010310,000.1,W,A*2F</text:p>
      <text:p text:style-name="Preformatted_20_Text">$GPGGA,132951.94,4545.6240,N,00307.0495,E,1,06,01.5,00420.3,M,0047.4,M,,*50</text:p>
      <text:p text:style-name="Preformatted_20_Text">$GPGSA,A,3,23,13,04,20,11,02,,,,,,,02.0,01.5,01.3*01</text:p>
      <text:p text:style-name="Preformatted_20_Text">$GPGSV,3,1,09,23,76,069,48,13,67,212,41,04,51,298,45,20,49,084,41*72</text:p>
      <text:p text:style-name="Preformatted_20_Text">$GPGSV,3,2,09,11,10,155,29,02,09,314,41,25,08,033,,10,06,276,*79</text:p>
      <text:p text:style-name="Preformatted_20_Text">$GPGSV,3,3,09,00,00,000,*40</text:p>
      <text:p text:style-name="Preformatted_20_Text">$GPRMC,132952.94,A,4545.6241,N,00307.0469,E,004.8,251.1,010310,000.1,W,A*23</text:p>
      <text:p text:style-name="Preformatted_20_Text">$GPGGA,132952.94,4545.6241,N,00307.0469,E,1,06,01.5,00418.8,M,0047.4,M,,*51</text:p>
      <text:p text:style-name="Preformatted_20_Text">$GPGSA,A,3,23,13,04,20,11,02,,,,,,,02.0,01.5,01.3*01</text:p>
      <text:p text:style-name="Preformatted_20_Text">$GPGSV,3,1,09,23,76,069,48,13,67,212,40,04,51,298,45,20,49,084,42*70</text:p>
      <text:p text:style-name="Preformatted_20_Text">$GPGSV,3,2,09,11,10,155,31,02,09,314,39,25,08,033,,10,06,276,*7F</text:p>
      <text:p text:style-name="Preformatted_20_Text">$GPGSV,3,3,09,00,00,000,*40</text:p>
      <text:p text:style-name="Preformatted_20_Text">$GPRMC,132953.94,A,4545.6239,N,00307.0451,E,004.3,259.2,010310,000.1,W,A*26</text:p>
      <text:p text:style-name="Preformatted_20_Text">$GPGGA,132953.94,4545.6239,N,00307.0451,E,1,04,02.9,00415.8,M,0047.4,M,,*54</text:p>
      <text:p text:style-name="Preformatted_20_Text">$GPGSA,A,3,23,13,04,20,,,,,,,,,07.1,02.9,06.5*09</text:p>
      <text:p text:style-name="Preformatted_20_Text">$GPGSV,3,1,09,23,76,069,48,13,67,212,39,04,51,298,44,20,49,084,42*7F</text:p>
      <text:p text:style-name="Preformatted_20_Text">$GPGSV,3,2,09,11,10,155,32,02,09,314,37,25,08,033,,10,06,276,*72</text:p>
      <text:p text:style-name="Preformatted_20_Text">$GPGSV,3,3,09,00,00,000,*40</text:p>
      <text:p text:style-name="Preformatted_20_Text">$GPRMC,132954.94,A,4545.6244,N,00307.0437,E,004.1,267.4,010310,000.1,W,A*22</text:p>
      <text:p text:style-name="Preformatted_20_Text">$GPGGA,132954.94,4545.6244,N,00307.0437,E,1,04,30.0,00415.8,M,0047.4,M,,*51</text:p>
      <text:p text:style-name="Preformatted_20_Text">$GPGSA,A,3,23,13,04,20,11,02,,,,,,,30.8,30.0,06.6*0D</text:p>
      <text:p text:style-name="Preformatted_20_Text">$GPGSV,3,1,09,23,76,069,48,13,67,212,38,04,51,298,43,20,49,084,42*79</text:p>
      <text:p text:style-name="Preformatted_20_Text">$GPGSV,3,2,09,11,10,155,31,02,09,314,35,25,08,033,,10,06,276,*73</text:p>
      <text:p text:style-name="Preformatted_20_Text">$GPGSV,3,3,09,00,00,000,*40</text:p>
      <text:p text:style-name="Preformatted_20_Text">$GPRMC,132955.94,A,4545.6241,N,00307.0417,E,004.2,273.2,010310,000.1,W,A*24</text:p>
      <text:p text:style-name="Preformatted_20_Text">$GPGGA,132955.94,4545.6241,N,00307.0417,E,1,05,02.9,00414.2,M,0047.4,M,,*55</text:p>
      <text:p text:style-name="Preformatted_20_Text">$GPGSA,A,3,23,13,04,20,,02,,,,,,,04.2,02.9,03.1*0A</text:p>
      <text:p text:style-name="Preformatted_20_Text">$GPGSV,3,1,09,23,76,069,48,13,67,212,38,04,51,298,44,20,49,084,42*7E</text:p>
      <text:p text:style-name="Preformatted_20_Text">$GPGSV,3,2,09,11,10,155,31,02,10,314,33,25,08,033,,10,06,276,*7D</text:p>
      <text:p text:style-name="Preformatted_20_Text">$GPGSV,3,3,09,00,00,000,*40</text:p>
      <text:p text:style-name="Preformatted_20_Text">$GPRMC,132956.94,A,4545.6233,N,00307.0390,E,005.9,248.0,010310,000.1,W,A*2A</text:p>
      <text:p text:style-name="Preformatted_20_Text">$GPGGA,132956.94,4545.6233,N,00307.0390,E,1,06,01.5,00414.9,M,0047.4,M,,*5C</text:p>
      <text:p text:style-name="Preformatted_20_Text">$GPGSA,A,3,23,13,04,20,11,02,,,,,,,02.0,01.5,01.3*01</text:p>
      <text:p text:style-name="Preformatted_20_Text"><text:soft-page-break/>$GPGSV,3,1,09,23,76,069,48,13,67,212,39,04,51,298,44,20,49,084,42*7F</text:p>
      <text:p text:style-name="Preformatted_20_Text">$GPGSV,3,2,09,11,10,155,32,02,10,314,33,25,08,033,,10,06,276,*7E</text:p>
      <text:p text:style-name="Preformatted_20_Text">$GPGSV,3,3,09,00,00,000,*40</text:p>
      <text:p text:style-name="Preformatted_20_Text">$GPRMC,132957.94,A,4545.6216,N,00307.0367,E,008.3,235.3,010310,000.1,W,A*2A</text:p>
      <text:p text:style-name="Preformatted_20_Text">$GPGGA,132957.94,4545.6216,N,00307.0367,E,1,06,01.5,00416.6,M,0047.4,M,,*5F</text:p>
      <text:p text:style-name="Preformatted_20_Text">$GPGSA,A,3,23,13,04,20,11,02,,,,,,,02.0,01.5,01.3*01</text:p>
      <text:p text:style-name="Preformatted_20_Text">$GPGSV,3,1,09,23,76,069,48,13,67,212,38,04,52,297,43,20,49,084,41*76</text:p>
      <text:p text:style-name="Preformatted_20_Text">$GPGSV,3,2,09,11,10,155,31,02,10,314,31,25,08,033,,10,06,276,*7F</text:p>
      <text:p text:style-name="Preformatted_20_Text">$GPGSV,3,3,09,00,00,000,*40</text:p>
      <text:p text:style-name="Preformatted_20_Text">$GPRMC,132958.94,A,4545.6200,N,00307.0341,E,008.5,231.5,010310,000.1,W,A*22</text:p>
      <text:p text:style-name="Preformatted_20_Text">$GPGGA,132958.94,4545.6200,N,00307.0341,E,1,04,02.9,00419.7,M,0047.4,M,,*50</text:p>
      <text:p text:style-name="Preformatted_20_Text">$GPGSA,A,3,23,13,04,20,,,,,,,,,07.1,02.9,06.5*09</text:p>
      <text:p text:style-name="Preformatted_20_Text">$GPGSV,3,1,09,23,76,069,47,13,67,212,40,04,52,297,44,20,49,084,39*7E</text:p>
      <text:p text:style-name="Preformatted_20_Text">$GPGSV,3,2,09,11,10,155,30,02,10,314,28,25,08,033,,10,06,276,*76</text:p>
      <text:p text:style-name="Preformatted_20_Text">$GPGSV,3,3,09,00,00,000,*40</text:p>
      <text:p text:style-name="Preformatted_20_Text">$GPRMC,132959.94,A,4545.6178,N,00307.0313,E,008.8,228.9,010310,000.1,W,A*21</text:p>
      <text:p text:style-name="Preformatted_20_Text">$GPGGA,132959.94,4545.6178,N,00307.0313,E,1,04,02.9,00418.2,M,0047.4,M,,*5E</text:p>
      <text:p text:style-name="Preformatted_20_Text">$GPGSA,A,3,23,13,04,20,,,,,,,,,07.1,02.9,06.5*09</text:p>
      <text:p text:style-name="Preformatted_20_Text">$GPGSV,3,1,09,23,76,069,46,13,67,212,41,04,52,297,44,20,49,084,38*7F</text:p>
      <text:p text:style-name="Preformatted_20_Text">$GPGSV,3,2,09,11,10,155,30,02,10,314,25,25,08,033,,10,06,276,*7B</text:p>
      <text:p text:style-name="Preformatted_20_Text">$GPGSV,3,3,09,00,00,000,*40</text:p>
      <text:p text:style-name="Preformatted_20_Text">$GPRMC,133000.94,A,4545.6151,N,00307.0282,E,010.0,227.0,010310,000.1,W,A*20</text:p>
      <text:p text:style-name="Preformatted_20_Text">$GPGGA,133000.94,4545.6151,N,00307.0282,E,1,04,02.9,00415.1,M,0047.4,M,,*56</text:p>
      <text:p text:style-name="Preformatted_20_Text">$GPGSA,A,3,23,13,04,20,,,,,,,,,07.1,02.9,06.5*09</text:p>
      <text:p text:style-name="Preformatted_20_Text">$GPGSV,3,1,09,23,76,069,45,13,67,212,41,04,52,297,44,20,49,084,37*73</text:p>
      <text:p text:style-name="Preformatted_20_Text">$GPGSV,3,2,09,11,10,155,30,02,10,314,23,25,08,033,,10,06,276,*7D</text:p>
      <text:p text:style-name="Preformatted_20_Text">$GPGSV,3,3,09,00,00,000,*40</text:p>
      <text:p text:style-name="Preformatted_20_Text">$GPRMC,133001.94,A,4545.6128,N,00307.0251,E,011.7,226.2,010310,000.1,W,A*24</text:p>
      <text:p text:style-name="Preformatted_20_Text">$GPGGA,133001.94,4545.6128,N,00307.0251,E,1,04,03.5,00414.9,M,0047.4,M,,*53</text:p>
      <text:p text:style-name="Preformatted_20_Text">$GPGSA,A,3,23,13,04,20,,,,,,,,,07.4,03.5,06.5*01</text:p>
      <text:p text:style-name="Preformatted_20_Text">$GPGSV,3,1,09,23,76,069,45,13,67,212,41,04,52,297,43,20,49,084,36*75</text:p>
      <text:p text:style-name="Preformatted_20_Text">$GPGSV,3,2,09,11,10,155,26,02,10,314,22,25,08,033,,10,06,276,*7B</text:p>
      <text:p text:style-name="Preformatted_20_Text">$GPGSV,3,3,09,00,00,000,*40</text:p>
      <text:p text:style-name="Preformatted_20_Text">$GPRMC,133002.94,A,4545.6103,N,00307.0217,E,012.4,226.0,010310,000.1,W,A*2E</text:p>
      <text:p text:style-name="Preformatted_20_Text">$GPGGA,133002.94,4545.6103,N,00307.0217,E,1,04,03.5,00414.6,M,0047.4,M,,*54</text:p>
      <text:p text:style-name="Preformatted_20_Text">$GPGSA,A,3,23,13,04,20,,,,,,,,,07.4,03.5,06.5*01</text:p>
      <text:p text:style-name="Preformatted_20_Text">$GPGSV,3,1,09,23,76,069,44,13,67,212,40,04,52,297,42,20,49,084,34*76</text:p>
      <text:p text:style-name="Preformatted_20_Text">$GPGSV,3,2,09,11,10,155,24,02,10,314,22,25,08,033,,10,06,276,*79</text:p>
      <text:p text:style-name="Preformatted_20_Text">$GPGSV,3,3,09,00,00,000,*40</text:p>
      <text:p text:style-name="Preformatted_20_Text">$GPRMC,133003.94,A,4545.6077,N,00307.0180,E,012.6,225.1,010310,000.1,W,A*20</text:p>
      <text:p text:style-name="Preformatted_20_Text">$GPGGA,133003.94,4545.6077,N,00307.0180,E,1,05,02.1,00413.9,M,0047.4,M,,*56</text:p>
      <text:p text:style-name="Preformatted_20_Text">$GPGSA,A,3,23,13,04,20,11,,,,,,,,03.3,02.1,02.6*00</text:p>
      <text:p text:style-name="Preformatted_20_Text">$GPGSV,3,1,09,23,76,069,44,13,67,212,41,04,52,297,44,20,49,084,35*70</text:p>
      <text:p text:style-name="Preformatted_20_Text">$GPGSV,3,2,09,11,10,155,27,02,10,314,19,25,08,033,,10,06,276,*72</text:p>
      <text:p text:style-name="Preformatted_20_Text">$GPGSV,3,3,09,00,00,000,*40</text:p>
      <text:p text:style-name="Preformatted_20_Text">$GPRMC,133004.94,A,4545.6052,N,00307.0142,E,012.2,228.3,010310,000.1,W,A*25</text:p>
      <text:p text:style-name="Preformatted_20_Text">$GPGGA,133004.94,4545.6052,N,00307.0142,E,1,05,02.1,00413.3,M,0047.4,M,,*52</text:p>
      <text:p text:style-name="Preformatted_20_Text">$GPGSA,A,3,23,13,04,20,11,,,,,,,,03.3,02.1,02.6*00</text:p>
      <text:p text:style-name="Preformatted_20_Text">$GPGSV,3,1,09,23,76,069,44,13,67,212,41,04,52,297,45,20,49,084,36*72</text:p>
      <text:p text:style-name="Preformatted_20_Text">$GPGSV,3,2,09,11,10,155,28,02,10,314,19,25,08,033,,10,06,276,*7D</text:p>
      <text:p text:style-name="Preformatted_20_Text">$GPGSV,3,3,09,00,00,000,*40</text:p>
      <text:p text:style-name="Preformatted_20_Text">$GPRMC,133005.94,A,4545.6034,N,00307.0104,E,011.4,230.4,010310,000.1,W,A*2D</text:p>
      <text:p text:style-name="Preformatted_20_Text">$GPGGA,133005.94,4545.6034,N,00307.0104,E,1,04,02.9,00414.5,M,0047.4,M,,*59</text:p>
      <text:p text:style-name="Preformatted_20_Text">$GPGSA,A,3,23,13,04,20,,,,,,,,,07.1,02.9,06.5*09</text:p>
      <text:p text:style-name="Preformatted_20_Text">$GPGSV,3,1,09,23,76,069,44,13,68,212,41,04,52,297,46,20,49,084,37*7F</text:p>
      <text:p text:style-name="Preformatted_20_Text">$GPGSV,3,2,09,11,10,155,30,02,10,314,17,25,08,033,,10,06,276,*7A</text:p>
      <text:p text:style-name="Preformatted_20_Text">$GPGSV,3,3,09,00,00,000,*40</text:p>
      <text:p text:style-name="Preformatted_20_Text">$GPRMC,133006.94,A,4545.6021,N,00307.0067,E,010.6,233.8,010310,000.1,W,A*22</text:p>
      <text:p text:style-name="Preformatted_20_Text">$GPGGA,133006.94,4545.6021,N,00307.0067,E,1,04,02.9,00415.4,M,0047.4,M,,*5A</text:p>
      <text:p text:style-name="Preformatted_20_Text">$GPGSA,A,3,23,13,04,20,,,,,,,,,07.1,02.9,06.5*09</text:p>
      <text:p text:style-name="Preformatted_20_Text">$GPGSV,3,1,09,23,76,069,45,13,68,212,41,04,52,297,46,20,49,084,38*71</text:p>
      <text:p text:style-name="Preformatted_20_Text">$GPGSV,3,2,09,11,10,155,31,02,10,314,18,25,08,033,,10,06,276,*74</text:p>
      <text:p text:style-name="Preformatted_20_Text">$GPGSV,3,3,09,00,00,000,*40</text:p>
      <text:p text:style-name="Preformatted_20_Text">$GPRMC,133007.94,A,4545.6000,N,00307.0024,E,011.2,237.7,010310,000.1,W,A*29</text:p>
      <text:p text:style-name="Preformatted_20_Text"><text:soft-page-break/>$GPGGA,133007.94,4545.6000,N,00307.0024,E,1,04,02.9,00411.5,M,0047.4,M,,*5A</text:p>
      <text:p text:style-name="Preformatted_20_Text">$GPGSA,A,3,23,13,04,20,,,,,,,,,07.1,02.9,06.5*09</text:p>
      <text:p text:style-name="Preformatted_20_Text">$GPGSV,3,1,09,23,76,069,46,13,68,212,41,04,52,297,46,20,49,084,39*73</text:p>
      <text:p text:style-name="Preformatted_20_Text">$GPGSV,3,2,09,11,10,155,29,02,10,314,18,25,08,033,,10,06,276,*7D</text:p>
      <text:p text:style-name="Preformatted_20_Text">$GPGSV,3,3,09,00,00,000,*40</text:p>
      <text:p text:style-name="Preformatted_20_Text">$GPRMC,133008.94,A,4545.5992,N,00306.9982,E,011.5,240.1,010310,000.1,W,A*2B</text:p>
      <text:p text:style-name="Preformatted_20_Text">$GPGGA,133008.94,4545.5992,N,00306.9982,E,1,04,02.9,00409.9,M,0047.4,M,,*5C</text:p>
      <text:p text:style-name="Preformatted_20_Text">$GPGSA,A,3,23,13,04,20,,,,,,,,,07.1,02.9,06.5*09</text:p>
      <text:p text:style-name="Preformatted_20_Text">$GPGSV,3,1,09,23,76,069,46,13,68,212,41,04,52,297,45,20,49,084,40*7E</text:p>
      <text:p text:style-name="Preformatted_20_Text">$GPGSV,3,2,09,11,10,155,28,02,10,314,17,25,08,033,,10,06,276,*73</text:p>
      <text:p text:style-name="Preformatted_20_Text">$GPGSV,3,3,09,00,00,000,*40</text:p>
      <text:p text:style-name="Preformatted_20_Text">$GPRMC,133009.94,A,4545.5973,N,00306.9939,E,011.7,238.4,010310,000.1,W,A*2D</text:p>
      <text:p text:style-name="Preformatted_20_Text">$GPGGA,133009.94,4545.5973,N,00306.9939,E,1,05,02.1,00409.8,M,0047.4,M,,*5A</text:p>
      <text:p text:style-name="Preformatted_20_Text">$GPGSA,A,3,23,13,04,20,11,,,,,,,,03.3,02.1,02.6*00</text:p>
      <text:p text:style-name="Preformatted_20_Text">$GPGSV,3,1,09,23,76,069,46,13,68,212,41,04,52,297,45,20,49,084,40*7E</text:p>
      <text:p text:style-name="Preformatted_20_Text">$GPGSV,3,2,09,11,10,155,30,02,10,314,16,25,08,033,,10,06,276,*7B</text:p>
      <text:p text:style-name="Preformatted_20_Text">$GPGSV,3,3,09,00,00,000,*40</text:p>
      <text:p text:style-name="Preformatted_20_Text">$GPRMC,133010.94,A,4545.5952,N,00306.9901,E,012.0,232.1,010310,000.1,W,A*26</text:p>
      <text:p text:style-name="Preformatted_20_Text">$GPGGA,133010.94,4545.5952,N,00306.9901,E,1,05,03.2,00409.8,M,0047.4,M,,*58</text:p>
      <text:p text:style-name="Preformatted_20_Text">$GPGSA,A,3,23,13,04,20,11,,,,,,,,04.1,03.2,02.6*07</text:p>
      <text:p text:style-name="Preformatted_20_Text">$GPGSV,3,1,09,23,76,069,46,13,68,212,41,04,52,297,44,20,49,084,39*71</text:p>
      <text:p text:style-name="Preformatted_20_Text">$GPGSV,3,2,09,11,10,155,29,02,10,314,16,25,08,033,,10,06,276,*73</text:p>
      <text:p text:style-name="Preformatted_20_Text">$GPGSV,3,3,09,00,00,000,*40</text:p>
      <text:p text:style-name="Preformatted_20_Text">$GPRMC,133011.94,A,4545.5928,N,00306.9874,E,011.3,222.5,010310,000.1,W,A*2C</text:p>
      <text:p text:style-name="Preformatted_20_Text">$GPGGA,133011.94,4545.5928,N,00306.9874,E,1,05,02.1,00410.5,M,0047.4,M,,*50</text:p>
      <text:p text:style-name="Preformatted_20_Text">$GPGSA,A,3,23,13,04,20,11,,,,,,,,03.3,02.1,02.6*00</text:p>
      <text:p text:style-name="Preformatted_20_Text">$GPGSV,3,1,09,23,76,069,46,13,68,212,42,04,52,297,43,20,49,084,37*7B</text:p>
      <text:p text:style-name="Preformatted_20_Text">$GPGSV,3,2,09,11,10,155,29,02,10,314,16,25,08,033,,10,06,276,*73</text:p>
      <text:p text:style-name="Preformatted_20_Text">$GPGSV,3,3,09,00,00,000,*40</text:p>
      <text:p text:style-name="Preformatted_20_Text">$GPRMC,133012.94,A,4545.5901,N,00306.9849,E,011.6,215.3,010310,000.1,W,A*2D</text:p>
      <text:p text:style-name="Preformatted_20_Text">$GPGGA,133012.94,4545.5901,N,00306.9849,E,1,04,02.9,00410.3,M,0047.4,M,,*59</text:p>
      <text:p text:style-name="Preformatted_20_Text">$GPGSA,A,3,23,13,04,20,,,,,,,,,07.1,02.9,06.5*09</text:p>
      <text:p text:style-name="Preformatted_20_Text">$GPGSV,3,1,09,23,76,069,46,13,68,212,43,04,52,297,43,20,49,084,35*78</text:p>
      <text:p text:style-name="Preformatted_20_Text">$GPGSV,3,2,09,11,10,155,29,02,10,314,17,25,08,033,,10,06,276,*72</text:p>
      <text:p text:style-name="Preformatted_20_Text">$GPGSV,3,3,09,00,00,000,*40</text:p>
      <text:p text:style-name="Preformatted_20_Text">$GPRMC,133013.94,A,4545.5867,N,00306.9836,E,011.8,207.5,010310,000.1,W,A*2E</text:p>
      <text:p text:style-name="Preformatted_20_Text">$GPGGA,133013.94,4545.5867,N,00306.9836,E,1,04,02.9,00409.9,M,0047.4,M,,*53</text:p>
      <text:p text:style-name="Preformatted_20_Text">$GPGSA,A,3,23,13,04,20,,,,,,,,,07.1,02.9,06.5*09</text:p>
      <text:p text:style-name="Preformatted_20_Text">$GPGSV,3,1,09,23,76,069,45,13,68,212,44,04,52,297,43,20,49,084,34*7D</text:p>
      <text:p text:style-name="Preformatted_20_Text">$GPGSV,3,2,09,11,10,155,28,02,10,314,16,25,08,033,,10,06,276,*72</text:p>
      <text:p text:style-name="Preformatted_20_Text">$GPGSV,3,3,09,00,00,000,*40</text:p>
      <text:p text:style-name="Preformatted_20_Text">$GPRMC,133014.94,A,4545.5835,N,00306.9829,E,011.7,197.6,010310,000.1,W,A*26</text:p>
      <text:p text:style-name="Preformatted_20_Text">$GPGGA,133014.94,4545.5835,N,00306.9829,E,1,05,02.1,00410.8,M,0047.4,M,,*5D</text:p>
      <text:p text:style-name="Preformatted_20_Text">$GPGSA,A,3,23,13,04,20,11,,,,,,,,03.3,02.1,02.6*00</text:p>
      <text:p text:style-name="Preformatted_20_Text">$GPGSV,3,1,09,23,76,068,45,13,68,212,45,04,52,297,42,20,49,084,36*7E</text:p>
      <text:p text:style-name="Preformatted_20_Text">$GPGSV,3,2,09,11,10,155,30,02,10,314,17,25,08,033,,10,06,276,*7A</text:p>
      <text:p text:style-name="Preformatted_20_Text">$GPGSV,3,3,09,00,00,000,*40</text:p>
      <text:p text:style-name="Preformatted_20_Text">$GPRMC,133015.94,A,4545.5802,N,00306.9824,E,011.8,191.9,010310,000.1,W,A*28</text:p>
      <text:p text:style-name="Preformatted_20_Text">$GPGGA,133015.94,4545.5802,N,00306.9824,E,1,05,02.1,00412.3,M,0047.4,M,,*5C</text:p>
      <text:p text:style-name="Preformatted_20_Text">$GPGSA,A,3,23,13,04,20,11,,,,,,,,03.3,02.1,02.6*00</text:p>
      <text:p text:style-name="Preformatted_20_Text">$GPGSV,3,1,09,23,76,068,45,13,68,212,46,04,52,297,43,20,49,084,37*7D</text:p>
      <text:p text:style-name="Preformatted_20_Text">$GPGSV,3,2,09,11,10,155,32,02,10,314,18,25,08,033,,10,06,276,*77</text:p>
      <text:p text:style-name="Preformatted_20_Text">$GPGSV,3,3,09,00,00,000,*40</text:p>
      <text:p text:style-name="Preformatted_20_Text">$GPRMC,133016.94,A,4545.5775,N,00306.9819,E,011.9,189.3,010310,000.1,W,A*28</text:p>
      <text:p text:style-name="Preformatted_20_Text">$GPGGA,133016.94,4545.5775,N,00306.9819,E,1,05,02.1,00412.0,M,0047.4,M,,*5D</text:p>
      <text:p text:style-name="Preformatted_20_Text">$GPGSA,A,3,23,13,04,20,11,,,,,,,,03.3,02.1,02.6*00</text:p>
      <text:p text:style-name="Preformatted_20_Text">$GPGSV,3,1,09,23,76,068,45,13,68,212,46,04,52,297,43,20,49,084,38*72</text:p>
      <text:p text:style-name="Preformatted_20_Text">$GPGSV,3,2,09,11,10,155,33,02,10,314,20,25,07,032,,10,06,276,*73</text:p>
      <text:p text:style-name="Preformatted_20_Text">$GPGSV,3,3,09,00,00,000,*40</text:p>
      <text:p text:style-name="Preformatted_20_Text">$GPRMC,133017.94,A,4545.5743,N,00306.9810,E,012.5,190.8,010310,000.1,W,A*29</text:p>
      <text:p text:style-name="Preformatted_20_Text">$GPGGA,133017.94,4545.5743,N,00306.9810,E,1,04,02.9,00411.8,M,0047.4,M,,*52</text:p>
      <text:p text:style-name="Preformatted_20_Text">$GPGSA,A,3,23,13,04,20,,,,,,,,,07.1,02.9,06.5*09</text:p>
      <text:p text:style-name="Preformatted_20_Text">$GPGSV,3,1,09,23,76,068,45,13,68,212,46,04,52,297,44,20,49,084,37*7A</text:p>
      <text:p text:style-name="Preformatted_20_Text">$GPGSV,3,2,09,11,10,155,31,02,10,314,18,25,07,032,,10,06,276,*7A</text:p>
      <text:p text:style-name="Preformatted_20_Text"><text:soft-page-break/>$GPGSV,3,3,09,00,00,000,*40</text:p>
      <text:p text:style-name="Preformatted_20_Text">$GPRMC,133018.94,A,4545.5709,N,00306.9797,E,012.5,191.8,010310,000.1,W,A*29</text:p>
      <text:p text:style-name="Preformatted_20_Text">$GPGGA,133018.94,4545.5709,N,00306.9797,E,1,04,02.9,00412.0,M,0047.4,M,,*58</text:p>
      <text:p text:style-name="Preformatted_20_Text">$GPGSA,A,3,23,13,04,20,11,,,,,,,,07.1,02.9,06.5*09</text:p>
      <text:p text:style-name="Preformatted_20_Text">$GPGSV,3,1,09,23,76,068,44,13,68,212,46,04,52,297,44,20,49,084,36*7A</text:p>
      <text:p text:style-name="Preformatted_20_Text">$GPGSV,3,2,09,11,10,155,28,02,10,314,17,25,07,032,,10,06,276,*7D</text:p>
      <text:p text:style-name="Preformatted_20_Text">$GPGSV,3,3,09,00,00,000,*40</text:p>
      <text:p text:style-name="Preformatted_20_Text">$GPRMC,133019.94,A,4545.5678,N,00306.9774,E,011.8,201.3,010310,000.1,W,A*2D</text:p>
      <text:p text:style-name="Preformatted_20_Text">$GPGGA,133019.94,4545.5678,N,00306.9774,E,1,04,02.9,00409.4,M,0047.4,M,,*5D</text:p>
      <text:p text:style-name="Preformatted_20_Text">$GPGSA,A,3,23,13,04,20,,,,,,,,,07.1,02.9,06.5*09</text:p>
      <text:p text:style-name="Preformatted_20_Text">$GPGSV,3,1,09,23,76,068,44,13,68,212,45,04,52,297,43,20,49,084,35*7D</text:p>
      <text:p text:style-name="Preformatted_20_Text">$GPGSV,3,2,09,11,10,155,27,02,10,314,,25,07,032,,10,06,276,*74</text:p>
      <text:p text:style-name="Preformatted_20_Text">$GPGSV,3,3,09,00,00,000,*40</text:p>
      <text:p text:style-name="Preformatted_20_Text">$GPRMC,133020.94,A,4545.5672,N,00306.9726,E,012.2,214.9,010310,000.1,W,A*2D</text:p>
      <text:p text:style-name="Preformatted_20_Text">$GPGGA,133020.94,4545.5672,N,00306.9726,E,1,04,08.0,00406.2,M,0047.4,M,,*50</text:p>
      <text:p text:style-name="Preformatted_20_Text">$GPGSA,A,3,23,13,04,20,,,,,,,,,10.3,08.0,06.5*0E</text:p>
      <text:p text:style-name="Preformatted_20_Text">$GPGSV,3,1,09,23,76,068,43,13,68,212,44,04,52,297,42,20,49,084,33*7C</text:p>
      <text:p text:style-name="Preformatted_20_Text">$GPGSV,3,2,09,11,10,155,21,02,10,314,,25,07,032,,10,06,276,*72</text:p>
      <text:p text:style-name="Preformatted_20_Text">$GPGSV,3,3,09,00,00,000,*40</text:p>
      <text:p text:style-name="Preformatted_20_Text">$GPRMC,133021.94,A,4545.5658,N,00306.9678,E,012.3,224.1,010310,000.1,W,A*24</text:p>
      <text:p text:style-name="Preformatted_20_Text">$GPGGA,133021.94,4545.5658,N,00306.9678,E,1,04,02.9,00404.9,M,0047.4,M,,*59</text:p>
      <text:p text:style-name="Preformatted_20_Text">$GPGSA,A,3,23,13,04,20,,,,,,,,,07.1,02.9,06.5*09</text:p>
      <text:p text:style-name="Preformatted_20_Text">$GPGSV,3,1,09,23,76,068,45,13,68,212,42,04,52,297,39,20,49,084,37*74</text:p>
      <text:p text:style-name="Preformatted_20_Text">$GPGSV,3,2,09,11,10,155,24,02,10,314,,25,07,032,,10,06,276,*77</text:p>
      <text:p text:style-name="Preformatted_20_Text">$GPGSV,3,3,09,00,00,000,*40</text:p>
      <text:p text:style-name="Preformatted_20_Text">$GPRMC,133022.94,A,4545.5650,N,00306.9626,E,012.6,235.0,010310,000.1,W,A*20</text:p>
      <text:p text:style-name="Preformatted_20_Text">$GPGGA,133022.94,4545.5650,N,00306.9626,E,1,05,02.1,00407.5,M,0047.4,M,,*5F</text:p>
      <text:p text:style-name="Preformatted_20_Text">$GPGSA,A,3,23,13,04,20,11,,,,,,,,03.3,02.1,02.6*00</text:p>
      <text:p text:style-name="Preformatted_20_Text">$GPGSV,3,1,09,23,76,068,46,13,68,212,41,04,52,297,38,20,49,084,39*7B</text:p>
      <text:p text:style-name="Preformatted_20_Text">$GPGSV,3,2,09,11,10,155,28,02,10,314,,25,07,032,,10,06,276,*7B</text:p>
      <text:p text:style-name="Preformatted_20_Text">$GPGSV,3,3,09,00,00,000,*40</text:p>
      <text:p text:style-name="Preformatted_20_Text">$GPRMC,133023.94,A,4545.5636,N,00306.9579,E,012.7,240.5,010310,000.1,W,A*2E</text:p>
      <text:p text:style-name="Preformatted_20_Text">$GPGGA,133023.94,4545.5636,N,00306.9579,E,1,05,02.1,00407.8,M,0047.4,M,,*5A</text:p>
      <text:p text:style-name="Preformatted_20_Text">$GPGSA,A,3,23,13,04,20,11,,,,,,,,03.3,02.1,02.6*00</text:p>
      <text:p text:style-name="Preformatted_20_Text">$GPGSV,3,1,09,23,76,068,47,13,68,212,40,04,52,297,37,20,49,084,40*7A</text:p>
      <text:p text:style-name="Preformatted_20_Text">$GPGSV,3,2,09,11,10,155,31,02,10,314,,25,07,032,,10,06,276,*73</text:p>
      <text:p text:style-name="Preformatted_20_Text">$GPGSV,3,3,09,00,00,000,*40</text:p>
      <text:p text:style-name="Preformatted_20_Text">$GPRMC,133024.94,A,4545.5620,N,00306.9534,E,012.8,243.3,010310,000.1,W,A*2D</text:p>
      <text:p text:style-name="Preformatted_20_Text">$GPGGA,133024.94,4545.5620,N,00306.9534,E,1,05,06.7,00407.8,M,0047.4,M,,*51</text:p>
      <text:p text:style-name="Preformatted_20_Text">$GPGSA,A,3,23,13,04,20,11,,,,,,,,07.2,06.7,02.6*07</text:p>
      <text:p text:style-name="Preformatted_20_Text">$GPGSV,3,1,09,23,76,068,47,13,68,212,38,04,52,297,36,20,49,084,40*74</text:p>
      <text:p text:style-name="Preformatted_20_Text">$GPGSV,3,2,09,11,10,155,31,02,10,314,,25,07,032,,10,06,276,*73</text:p>
      <text:p text:style-name="Preformatted_20_Text">$GPGSV,3,3,09,00,00,000,*40</text:p>
      <text:p text:style-name="Preformatted_20_Text">$GPRMC,133025.94,A,4545.5608,N,00306.9486,E,012.7,244.9,010310,000.1,W,A*2C</text:p>
      <text:p text:style-name="Preformatted_20_Text">$GPGGA,133025.94,4545.5608,N,00306.9486,E,1,04,02.9,00407.1,M,0047.4,M,,*50</text:p>
      <text:p text:style-name="Preformatted_20_Text">$GPGSA,A,3,23,13,04,20,,,,,,,,,07.1,02.9,06.5*09</text:p>
      <text:p text:style-name="Preformatted_20_Text">$GPGSV,3,1,09,23,76,068,48,13,68,212,38,04,52,297,36,20,49,084,40*7B</text:p>
      <text:p text:style-name="Preformatted_20_Text">$GPGSV,3,2,09,11,10,155,31,02,10,314,30,25,07,032,,10,06,276,*70</text:p>
      <text:p text:style-name="Preformatted_20_Text">$GPGSV,3,3,09,00,00,000,*40</text:p>
      <text:p text:style-name="Preformatted_20_Text">$GPRMC,133026.94,A,4545.5594,N,00306.9440,E,012.6,245.8,010310,000.1,W,A*22</text:p>
      <text:p text:style-name="Preformatted_20_Text">$GPGGA,133026.94,4545.5594,N,00306.9440,E,1,04,02.9,00407.3,M,0047.4,M,,*5D</text:p>
      <text:p text:style-name="Preformatted_20_Text">$GPGSA,A,3,23,13,04,20,11,,,,,,,,07.1,02.9,06.5*09</text:p>
      <text:p text:style-name="Preformatted_20_Text">$GPGSV,3,1,09,23,76,068,48,13,68,212,37,04,52,297,34,20,49,084,39*78</text:p>
      <text:p text:style-name="Preformatted_20_Text">$GPGSV,3,2,09,11,10,155,30,02,10,314,27,25,07,032,,10,06,276,*77</text:p>
      <text:p text:style-name="Preformatted_20_Text">$GPGSV,3,3,09,00,00,000,*40</text:p>
      <text:p text:style-name="Preformatted_20_Text">$GPRMC,133027.94,A,4545.5580,N,00306.9393,E,011.9,245.6,010310,000.1,W,A*2D</text:p>
      <text:p text:style-name="Preformatted_20_Text">$GPGGA,133027.94,4545.5580,N,00306.9393,E,1,04,02.9,00406.7,M,0047.4,M,,*55</text:p>
      <text:p text:style-name="Preformatted_20_Text">$GPGSA,A,3,23,13,04,20,,,,,,,,,07.1,02.9,06.5*09</text:p>
      <text:p text:style-name="Preformatted_20_Text">$GPGSV,3,1,09,23,76,068,48,13,68,212,37,04,52,297,34,20,49,084,40*76</text:p>
      <text:p text:style-name="Preformatted_20_Text">$GPGSV,3,2,09,11,10,155,29,02,10,314,27,25,07,032,,10,06,276,*7F</text:p>
      <text:p text:style-name="Preformatted_20_Text">$GPGSV,3,3,09,00,00,000,*40</text:p>
      <text:p text:style-name="Preformatted_20_Text">$GPRMC,133028.94,A,4545.5570,N,00306.9347,E,012.0,245.7,010310,000.1,W,A*2F</text:p>
      <text:p text:style-name="Preformatted_20_Text">$GPGGA,133028.94,4545.5570,N,00306.9347,E,1,04,02.9,00407.6,M,0047.4,M,,*5C</text:p>
      <text:p text:style-name="Preformatted_20_Text">$GPGSA,A,3,23,13,04,20,,,,,,,,,07.1,02.9,06.5*09</text:p>
      <text:p text:style-name="Preformatted_20_Text"><text:soft-page-break/>$GPGSV,3,1,09,23,76,068,48,13,68,212,37,04,52,297,35,20,49,084,41*76</text:p>
      <text:p text:style-name="Preformatted_20_Text">$GPGSV,3,2,09,11,10,155,27,02,10,314,26,25,07,032,,10,06,276,*70</text:p>
      <text:p text:style-name="Preformatted_20_Text">$GPGSV,3,3,09,00,00,000,*40</text:p>
      <text:p text:style-name="Preformatted_20_Text">$GPRMC,133029.94,A,4545.5555,N,00306.9301,E,012.8,246.2,010310,000.1,W,A*25</text:p>
      <text:p text:style-name="Preformatted_20_Text">$GPGGA,133029.94,4545.5555,N,00306.9301,E,1,04,02.9,00406.5,M,0047.4,M,,*5A</text:p>
      <text:p text:style-name="Preformatted_20_Text">$GPGSA,A,3,23,13,04,20,,,,,,,,,07.1,02.9,06.5*09</text:p>
      <text:p text:style-name="Preformatted_20_Text">$GPGSV,3,1,09,23,76,068,48,13,68,212,37,04,52,297,36,20,49,084,41*75</text:p>
      <text:p text:style-name="Preformatted_20_Text">$GPGSV,3,2,09,11,10,155,24,02,10,314,25,25,07,032,,10,06,276,*70</text:p>
      <text:p text:style-name="Preformatted_20_Text">$GPGSV,3,3,09,00,00,000,*40</text:p>
      <text:p text:style-name="Preformatted_20_Text">$GPRMC,133030.94,A,4545.5547,N,00306.9248,E,014.1,246.5,010310,000.1,W,A*2A</text:p>
      <text:p text:style-name="Preformatted_20_Text">$GPGGA,133030.94,4545.5547,N,00306.9248,E,1,04,02.9,00408.2,M,0047.4,M,,*54</text:p>
      <text:p text:style-name="Preformatted_20_Text">$GPGSA,A,3,23,13,04,20,,,,,,,,,07.1,02.9,06.4*08</text:p>
      <text:p text:style-name="Preformatted_20_Text">$GPGSV,3,1,09,23,76,068,48,13,68,212,37,04,52,297,37,20,49,084,41*74</text:p>
      <text:p text:style-name="Preformatted_20_Text">$GPGSV,3,2,09,11,10,155,21,02,10,314,24,25,07,032,,10,06,276,*74</text:p>
      <text:p text:style-name="Preformatted_20_Text">$GPGSV,3,3,09,00,00,000,*40</text:p>
      <text:p text:style-name="Preformatted_20_Text">$GPRMC,133031.94,A,4545.5526,N,00306.9194,E,015.6,246.8,010310,000.1,W,A*25</text:p>
      <text:p text:style-name="Preformatted_20_Text">$GPGGA,133031.94,4545.5526,N,00306.9194,E,1,04,02.9,00406.6,M,0047.4,M,,*5A</text:p>
      <text:p text:style-name="Preformatted_20_Text">$GPGSA,A,3,23,13,04,20,,,,,,,,,07.1,02.9,06.4*08</text:p>
      <text:p text:style-name="Preformatted_20_Text">$GPGSV,3,1,09,23,76,068,48,13,68,212,37,04,52,297,38,20,49,084,41*7B</text:p>
      <text:p text:style-name="Preformatted_20_Text">$GPGSV,3,2,09,11,10,155,21,02,10,314,23,25,07,032,,10,06,276,*73</text:p>
      <text:p text:style-name="Preformatted_20_Text">$GPGSV,3,3,09,00,00,000,*40</text:p>
      <text:p text:style-name="Preformatted_20_Text">$GPRMC,133032.94,A,4545.5508,N,00306.9136,E,016.4,247.0,010310,000.1,W,A*2A</text:p>
      <text:p text:style-name="Preformatted_20_Text">$GPGGA,133032.94,4545.5508,N,00306.9136,E,1,04,02.9,00409.9,M,0047.4,M,,*5D</text:p>
      <text:p text:style-name="Preformatted_20_Text">$GPGSA,A,3,23,13,04,20,,,,,,,,,07.1,02.9,06.4*08</text:p>
      <text:p text:style-name="Preformatted_20_Text">$GPGSV,3,1,09,23,76,068,48,13,68,212,37,04,52,297,38,20,49,084,41*7B</text:p>
      <text:p text:style-name="Preformatted_20_Text">$GPGSV,3,2,09,11,10,155,21,02,10,314,23,25,07,032,,10,06,276,*73</text:p>
      <text:p text:style-name="Preformatted_20_Text">$GPGSV,3,3,09,00,00,000,*40</text:p>
      <text:p text:style-name="Preformatted_20_Text">$GPRMC,133033.94,A,4545.5492,N,00306.9072,E,016.4,247.2,010310,000.1,W,A*2A</text:p>
      <text:p text:style-name="Preformatted_20_Text">$GPGGA,133033.94,4545.5492,N,00306.9072,E,1,04,02.9,00409.2,M,0047.4,M,,*54</text:p>
      <text:p text:style-name="Preformatted_20_Text">$GPGSA,A,3,23,13,04,20,,,,,,,,,07.1,02.9,06.4*08</text:p>
      <text:p text:style-name="Preformatted_20_Text">$GPGSV,3,1,09,23,76,068,48,13,68,212,37,04,52,297,38,20,49,084,41*7B</text:p>
      <text:p text:style-name="Preformatted_20_Text">$GPGSV,3,2,09,11,10,155,22,02,10,314,23,25,07,032,,10,06,276,*70</text:p>
      <text:p text:style-name="Preformatted_20_Text">$GPGSV,3,3,09,00,00,000,*40</text:p>
      <text:p text:style-name="Preformatted_20_Text">$GPRMC,133034.94,A,4545.5476,N,00306.9008,E,016.3,247.2,010310,000.1,W,A*2D</text:p>
      <text:p text:style-name="Preformatted_20_Text">$GPGGA,133034.94,4545.5476,N,00306.9008,E,1,04,02.9,00406.5,M,0047.4,M,,*5C</text:p>
      <text:p text:style-name="Preformatted_20_Text">$GPGSA,A,3,23,13,04,20,,,,,,,,,07.1,02.9,06.4*08</text:p>
      <text:p text:style-name="Preformatted_20_Text">$GPGSV,3,1,09,23,76,068,48,13,68,212,37,04,52,297,38,20,49,084,41*7B</text:p>
      <text:p text:style-name="Preformatted_20_Text">$GPGSV,3,2,09,11,10,155,23,02,10,314,22,25,07,032,,10,06,276,*70</text:p>
      <text:p text:style-name="Preformatted_20_Text">$GPGSV,3,3,09,00,00,000,*40</text:p>
      <text:p text:style-name="Preformatted_20_Text">$GPRMC,133035.94,A,4545.5460,N,00306.8949,E,016.3,247.1,010310,000.1,W,A*25</text:p>
      <text:p text:style-name="Preformatted_20_Text">$GPGGA,133035.94,4545.5460,N,00306.8949,E,1,04,02.9,00406.9,M,0047.4,M,,*5B</text:p>
      <text:p text:style-name="Preformatted_20_Text">$GPGSA,A,3,23,13,04,20,,,,,,,,,07.1,02.9,06.4*08</text:p>
      <text:p text:style-name="Preformatted_20_Text">$GPGSV,3,1,09,23,76,068,48,13,68,212,37,04,52,297,37,20,49,084,42*77</text:p>
      <text:p text:style-name="Preformatted_20_Text">$GPGSV,3,2,09,11,10,155,23,02,10,314,20,25,07,032,,10,06,276,*72</text:p>
      <text:p text:style-name="Preformatted_20_Text">$GPGSV,3,3,09,00,00,000,*40</text:p>
      <text:p text:style-name="Preformatted_20_Text">$GPRMC,133036.94,A,4545.5446,N,00306.8891,E,016.4,246.9,010310,000.1,W,A*28</text:p>
      <text:p text:style-name="Preformatted_20_Text">$GPGGA,133036.94,4545.5446,N,00306.8891,E,1,04,02.9,00407.1,M,0047.4,M,,*51</text:p>
      <text:p text:style-name="Preformatted_20_Text">$GPGSA,A,3,23,13,04,20,,,,,,,,,07.1,02.9,06.4*08</text:p>
      <text:p text:style-name="Preformatted_20_Text">$GPGSV,3,1,09,23,76,068,48,13,68,212,37,04,52,297,38,20,49,084,42*78</text:p>
      <text:p text:style-name="Preformatted_20_Text">$GPGSV,3,2,09,11,10,155,22,02,10,314,21,25,07,032,,10,06,276,*72</text:p>
      <text:p text:style-name="Preformatted_20_Text">$GPGSV,3,3,09,00,00,000,*40</text:p>
      <text:p text:style-name="Preformatted_20_Text">$GPRMC,133037.94,A,4545.5429,N,00306.8832,E,016.7,246.7,010310,000.1,W,A*24</text:p>
      <text:p text:style-name="Preformatted_20_Text">$GPGGA,133037.94,4545.5429,N,00306.8832,E,1,04,02.9,00405.9,M,0047.4,M,,*5A</text:p>
      <text:p text:style-name="Preformatted_20_Text">$GPGSA,A,3,23,13,04,20,,,,,,,,,07.1,02.9,06.4*08</text:p>
      <text:p text:style-name="Preformatted_20_Text">$GPGSV,3,1,09,23,76,068,47,13,68,212,37,04,52,297,38,20,49,084,42*77</text:p>
      <text:p text:style-name="Preformatted_20_Text">$GPGSV,3,2,09,11,10,155,24,02,10,314,21,25,07,032,,10,06,276,*74</text:p>
      <text:p text:style-name="Preformatted_20_Text">$GPGSV,3,3,09,00,00,000,*40</text:p>
      <text:p text:style-name="Preformatted_20_Text">$GPRMC,133038.94,A,4545.5411,N,00306.8770,E,017.8,246.6,010310,000.1,W,A*26</text:p>
      <text:p text:style-name="Preformatted_20_Text">$GPGGA,133038.94,4545.5411,N,00306.8770,E,1,04,02.9,00404.7,M,0047.4,M,,*58</text:p>
      <text:p text:style-name="Preformatted_20_Text">$GPGSA,A,3,23,13,04,20,,,,,,,,,07.1,02.9,06.4*08</text:p>
      <text:p text:style-name="Preformatted_20_Text">$GPGSV,3,1,09,23,76,068,47,13,68,212,37,04,52,297,38,20,49,084,42*77</text:p>
      <text:p text:style-name="Preformatted_20_Text">$GPGSV,3,2,09,11,10,155,23,02,10,314,22,25,07,032,,10,06,276,*70</text:p>
      <text:p text:style-name="Preformatted_20_Text">$GPGSV,3,3,09,00,00,000,*40</text:p>
      <text:p text:style-name="Preformatted_20_Text">$GPRMC,133039.94,A,4545.5390,N,00306.8704,E,018.0,246.6,010310,000.1,W,A*2D</text:p>
      <text:p text:style-name="Preformatted_20_Text"><text:soft-page-break/>$GPGGA,133039.94,4545.5390,N,00306.8704,E,1,04,02.9,00404.0,M,0047.4,M,,*53</text:p>
      <text:p text:style-name="Preformatted_20_Text">$GPGSA,A,3,23,13,04,20,,,,,,,,,07.1,02.9,06.4*08</text:p>
      <text:p text:style-name="Preformatted_20_Text">$GPGSV,3,1,09,23,76,068,47,13,68,212,37,04,52,297,38,20,49,084,42*77</text:p>
      <text:p text:style-name="Preformatted_20_Text">$GPGSV,3,2,09,11,10,155,24,02,10,314,24,25,07,032,,10,06,276,*71</text:p>
      <text:p text:style-name="Preformatted_20_Text">$GPGSV,3,3,09,00,00,000,*40</text:p>
      <text:p text:style-name="Preformatted_20_Text">$GPRMC,133040.94,A,4545.5372,N,00306.8634,E,018.1,245.0,010310,000.1,W,A*29</text:p>
      <text:p text:style-name="Preformatted_20_Text">$GPGGA,133040.94,4545.5372,N,00306.8634,E,1,05,02.1,00403.7,M,0047.4,M,,*5A</text:p>
      <text:p text:style-name="Preformatted_20_Text">$GPGSA,A,3,23,13,04,20,11,,,,,,,,03.3,02.1,02.6*00</text:p>
      <text:p text:style-name="Preformatted_20_Text">$GPGSV,3,1,09,23,76,068,47,13,68,212,37,04,52,297,39,20,49,084,42*76</text:p>
      <text:p text:style-name="Preformatted_20_Text">$GPGSV,3,2,09,11,10,155,27,02,10,314,23,25,07,032,,10,06,276,*75</text:p>
      <text:p text:style-name="Preformatted_20_Text">$GPGSV,3,3,09,00,00,000,*40</text:p>
      <text:p text:style-name="Preformatted_20_Text">$GPRMC,133041.94,A,4545.5350,N,00306.8564,E,018.8,245.6,010310,000.1,W,A*21</text:p>
      <text:p text:style-name="Preformatted_20_Text">$GPGGA,133041.94,4545.5350,N,00306.8564,E,1,05,02.1,00403.3,M,0047.4,M,,*59</text:p>
      <text:p text:style-name="Preformatted_20_Text">$GPGSA,A,3,23,13,04,20,11,,,,,,,,03.3,02.1,02.6*00</text:p>
      <text:p text:style-name="Preformatted_20_Text">$GPGSV,3,1,09,23,76,068,47,13,68,212,37,04,52,297,39,20,49,084,42*76</text:p>
      <text:p text:style-name="Preformatted_20_Text">$GPGSV,3,2,09,11,10,155,31,02,10,314,22,25,07,032,,10,06,276,*73</text:p>
      <text:p text:style-name="Preformatted_20_Text">$GPGSV,3,3,09,00,00,000,*40</text:p>
      <text:p text:style-name="Preformatted_20_Text">$GPRMC,133042.94,A,4545.5328,N,00306.8491,E,018.8,245.8,010310,000.1,W,A*28</text:p>
      <text:p text:style-name="Preformatted_20_Text">$GPGGA,133042.94,4545.5328,N,00306.8491,E,1,05,02.1,00403.4,M,0047.4,M,,*59</text:p>
      <text:p text:style-name="Preformatted_20_Text">$GPGSA,A,3,23,13,04,20,11,,,,,,,,03.3,02.1,02.6*00</text:p>
      <text:p text:style-name="Preformatted_20_Text">$GPGSV,3,1,09,23,76,068,47,13,68,212,37,04,52,297,39,20,49,084,42*76</text:p>
      <text:p text:style-name="Preformatted_20_Text">$GPGSV,3,2,09,11,10,155,33,02,10,314,20,25,07,032,,10,06,276,*73</text:p>
      <text:p text:style-name="Preformatted_20_Text">$GPGSV,3,3,09,00,00,000,*40</text:p>
      <text:p text:style-name="Preformatted_20_Text">$GPRMC,133043.94,A,4545.5309,N,00306.8421,E,018.9,245.9,010310,000.1,W,A*21</text:p>
      <text:p text:style-name="Preformatted_20_Text">$GPGGA,133043.94,4545.5309,N,00306.8421,E,1,05,02.1,00403.9,M,0047.4,M,,*5D</text:p>
      <text:p text:style-name="Preformatted_20_Text">$GPGSA,A,3,23,13,04,20,11,,,,,,,,03.3,02.1,02.6*00</text:p>
      <text:p text:style-name="Preformatted_20_Text">$GPGSV,3,1,09,23,76,068,47,13,68,212,37,04,52,297,39,20,49,084,42*76</text:p>
      <text:p text:style-name="Preformatted_20_Text">$GPGSV,3,2,09,11,10,155,34,02,10,314,19,25,07,032,,10,06,276,*7E</text:p>
      <text:p text:style-name="Preformatted_20_Text">$GPGSV,3,3,09,00,00,000,*40</text:p>
      <text:p text:style-name="Preformatted_20_Text">$GPRMC,133044.94,A,4545.5285,N,00306.8352,E,019.0,245.7,010310,000.1,W,A*26</text:p>
      <text:p text:style-name="Preformatted_20_Text">$GPGGA,133044.94,4545.5285,N,00306.8352,E,1,04,02.9,00402.5,M,0047.4,M,,*58</text:p>
      <text:p text:style-name="Preformatted_20_Text">$GPGSA,A,3,23,13,04,20,,,,,,,,,07.1,02.9,06.4*08</text:p>
      <text:p text:style-name="Preformatted_20_Text">$GPGSV,3,1,09,23,76,068,47,13,68,212,36,04,52,297,39,20,49,084,42*77</text:p>
      <text:p text:style-name="Preformatted_20_Text">$GPGSV,3,2,09,11,10,155,32,02,10,314,20,25,07,032,,10,06,276,*72</text:p>
      <text:p text:style-name="Preformatted_20_Text">$GPGSV,3,3,09,00,00,000,*40</text:p>
      <text:p text:style-name="Preformatted_20_Text">$GPRMC,133045.94,A,4545.5263,N,00306.8283,E,019.0,245.6,010310,000.1,W,A*23</text:p>
      <text:p text:style-name="Preformatted_20_Text">$GPGGA,133045.94,4545.5263,N,00306.8283,E,1,04,02.9,00402.8,M,0047.4,M,,*51</text:p>
      <text:p text:style-name="Preformatted_20_Text">$GPGSA,A,3,23,13,04,20,,,,,,,,,07.1,02.9,06.4*08</text:p>
      <text:p text:style-name="Preformatted_20_Text">$GPGSV,3,1,09,23,76,068,47,13,68,212,36,04,52,297,39,20,49,084,42*77</text:p>
      <text:p text:style-name="Preformatted_20_Text">$GPGSV,3,2,09,11,10,155,29,02,10,314,21,25,07,032,,10,06,276,*79</text:p>
      <text:p text:style-name="Preformatted_20_Text">$GPGSV,3,3,09,00,00,000,*40</text:p>
      <text:p text:style-name="Preformatted_20_Text">$GPRMC,133046.94,A,4545.5241,N,00306.8211,E,019.0,245.4,010310,000.1,W,A*29</text:p>
      <text:p text:style-name="Preformatted_20_Text">$GPGGA,133046.94,4545.5241,N,00306.8211,E,1,04,02.9,00403.5,M,0047.4,M,,*55</text:p>
      <text:p text:style-name="Preformatted_20_Text">$GPGSA,A,3,23,13,04,20,,,,,,,,,07.1,02.9,06.4*08</text:p>
      <text:p text:style-name="Preformatted_20_Text">$GPGSV,3,1,09,23,76,068,47,13,68,212,36,04,52,297,39,20,49,084,42*77</text:p>
      <text:p text:style-name="Preformatted_20_Text">$GPGSV,3,2,09,11,10,155,26,02,10,314,22,25,07,032,,10,06,276,*75</text:p>
      <text:p text:style-name="Preformatted_20_Text">$GPGSV,3,3,09,00,00,000,*40</text:p>
      <text:p text:style-name="Preformatted_20_Text">$GPRMC,133047.94,A,4545.5219,N,00306.8143,E,018.9,245.3,010310,000.1,W,A*2E</text:p>
      <text:p text:style-name="Preformatted_20_Text">$GPGGA,133047.94,4545.5219,N,00306.8143,E,1,04,02.9,00403.7,M,0047.4,M,,*5F</text:p>
      <text:p text:style-name="Preformatted_20_Text">$GPGSA,A,3,23,13,04,20,,,,,,,,,07.1,02.9,06.4*08</text:p>
      <text:p text:style-name="Preformatted_20_Text">$GPGSV,3,1,09,23,76,068,47,13,68,212,35,04,52,297,38,20,49,084,41*76</text:p>
      <text:p text:style-name="Preformatted_20_Text">$GPGSV,3,2,09,11,10,155,24,02,10,314,22,25,07,032,,10,06,276,*77</text:p>
      <text:p text:style-name="Preformatted_20_Text">$GPGSV,3,3,09,00,00,000,*40</text:p>
      <text:p text:style-name="Preformatted_20_Text">$GPRMC,133048.94,A,4545.5200,N,00306.8076,E,017.9,244.7,010310,000.1,W,A*24</text:p>
      <text:p text:style-name="Preformatted_20_Text">$GPGGA,133048.94,4545.5200,N,00306.8076,E,1,05,02.9,00407.7,M,0047.4,M,,*5A</text:p>
      <text:p text:style-name="Preformatted_20_Text">$GPGSA,A,3,23,13,04,20,,02,,,,,,,04.3,02.9,03.1*0B</text:p>
      <text:p text:style-name="Preformatted_20_Text">$GPGSV,3,1,09,23,76,068,46,13,68,212,35,04,52,297,37,20,49,084,40*79</text:p>
      <text:p text:style-name="Preformatted_20_Text">$GPGSV,3,2,09,11,10,155,21,02,10,314,26,25,07,032,,10,06,276,*76</text:p>
      <text:p text:style-name="Preformatted_20_Text">$GPGSV,3,3,09,00,00,000,*40</text:p>
      <text:p text:style-name="Preformatted_20_Text">$GPRMC,133049.94,A,4545.5178,N,00306.8012,E,018.1,244.6,010310,000.1,W,A*2D</text:p>
      <text:p text:style-name="Preformatted_20_Text">$GPGGA,133049.94,4545.5178,N,00306.8012,E,1,04,03.0,00407.7,M,0047.4,M,,*5C</text:p>
      <text:p text:style-name="Preformatted_20_Text">$GPGSA,A,3,23,13,04,20,,,,,,,,,07.1,03.0,06.4*00</text:p>
      <text:p text:style-name="Preformatted_20_Text">$GPGSV,3,1,09,23,76,067,46,13,68,212,36,04,52,297,37,20,49,084,40*75</text:p>
      <text:p text:style-name="Preformatted_20_Text">$GPGSV,3,2,09,11,10,155,20,02,10,314,27,25,07,032,,10,06,276,*76</text:p>
      <text:p text:style-name="Preformatted_20_Text"><text:soft-page-break/>$GPGSV,3,3,09,00,00,000,*40</text:p>
      <text:p text:style-name="Preformatted_20_Text">$GPRMC,133050.94,A,4545.5157,N,00306.7947,E,017.9,244.5,010310,000.1,W,A*2A</text:p>
      <text:p text:style-name="Preformatted_20_Text">$GPGGA,133050.94,4545.5157,N,00306.7947,E,1,04,03.0,00408.4,M,0047.4,M,,*53</text:p>
      <text:p text:style-name="Preformatted_20_Text">$GPGSA,A,3,23,13,04,20,,,,,,,,,07.1,03.0,06.4*00</text:p>
      <text:p text:style-name="Preformatted_20_Text">$GPGSV,3,1,09,23,76,067,46,13,68,212,36,04,52,297,38,20,49,084,41*7B</text:p>
      <text:p text:style-name="Preformatted_20_Text">$GPGSV,3,2,09,11,10,155,23,02,10,314,26,25,07,032,,10,06,276,*74</text:p>
      <text:p text:style-name="Preformatted_20_Text">$GPGSV,3,3,09,00,00,000,*40</text:p>
      <text:p text:style-name="Preformatted_20_Text">$GPRMC,133051.94,A,4545.5135,N,00306.7886,E,017.5,244.5,010310,000.1,W,A*2F</text:p>
      <text:p text:style-name="Preformatted_20_Text">$GPGGA,133051.94,4545.5135,N,00306.7886,E,1,04,03.0,00407.0,M,0047.4,M,,*51</text:p>
      <text:p text:style-name="Preformatted_20_Text">$GPGSA,A,3,23,13,04,20,,,,,,,,,07.1,03.0,06.4*00</text:p>
      <text:p text:style-name="Preformatted_20_Text">$GPGSV,3,1,09,23,76,067,47,13,68,212,37,04,52,297,39,20,49,084,41*7A</text:p>
      <text:p text:style-name="Preformatted_20_Text">$GPGSV,3,2,09,11,10,155,24,02,10,314,24,25,07,032,,10,06,276,*71</text:p>
      <text:p text:style-name="Preformatted_20_Text">$GPGSV,3,3,09,00,00,000,*40</text:p>
      <text:p text:style-name="Preformatted_20_Text">$GPRMC,133052.94,A,4545.5119,N,00306.7827,E,016.5,244.8,010310,000.1,W,A*25</text:p>
      <text:p text:style-name="Preformatted_20_Text">$GPGGA,133052.94,4545.5119,N,00306.7827,E,1,04,03.0,00408.7,M,0047.4,M,,*5F</text:p>
      <text:p text:style-name="Preformatted_20_Text">$GPGSA,A,3,23,13,04,20,,,,,,,,,07.1,03.0,06.4*00</text:p>
      <text:p text:style-name="Preformatted_20_Text">$GPGSV,3,1,09,23,76,067,47,13,68,212,37,04,52,297,39,20,49,084,41*7A</text:p>
      <text:p text:style-name="Preformatted_20_Text">$GPGSV,3,2,09,11,10,155,26,02,10,314,23,25,07,032,,10,06,276,*74</text:p>
      <text:p text:style-name="Preformatted_20_Text">$GPGSV,3,3,09,00,00,000,*40</text:p>
      <text:p text:style-name="Preformatted_20_Text">$GPRMC,133053.94,A,4545.5102,N,00306.7769,E,016.3,244.6,010310,000.1,W,A*23</text:p>
      <text:p text:style-name="Preformatted_20_Text">$GPGGA,133053.94,4545.5102,N,00306.7769,E,1,05,02.1,00408.8,M,0047.4,M,,*5F</text:p>
      <text:p text:style-name="Preformatted_20_Text">$GPGSA,A,3,23,13,04,20,11,,,,,,,,03.3,02.1,02.6*00</text:p>
      <text:p text:style-name="Preformatted_20_Text">$GPGSV,3,1,09,23,76,067,47,13,68,212,38,04,52,297,39,20,49,084,41*75</text:p>
      <text:p text:style-name="Preformatted_20_Text">$GPGSV,3,2,09,11,10,155,29,02,10,314,24,25,07,032,,10,06,276,*7C</text:p>
      <text:p text:style-name="Preformatted_20_Text">$GPGSV,3,3,09,00,00,000,*40</text:p>
      <text:p text:style-name="Preformatted_20_Text">$GPRMC,133054.94,A,4545.5083,N,00306.7714,E,016.3,244.5,010310,000.1,W,A*25</text:p>
      <text:p text:style-name="Preformatted_20_Text">$GPGGA,133054.94,4545.5083,N,00306.7714,E,1,04,03.0,00407.1,M,0047.4,M,,*5D</text:p>
      <text:p text:style-name="Preformatted_20_Text">$GPGSA,A,3,23,13,04,20,,,,,,,,,07.1,03.0,06.4*00</text:p>
      <text:p text:style-name="Preformatted_20_Text">$GPGSV,3,1,09,23,76,067,47,13,68,212,38,04,52,297,39,20,49,084,40*74</text:p>
      <text:p text:style-name="Preformatted_20_Text">$GPGSV,3,2,09,11,10,155,29,02,10,314,26,25,07,032,,10,06,276,*7E</text:p>
      <text:p text:style-name="Preformatted_20_Text">$GPGSV,3,3,09,00,00,000,*40</text:p>
      <text:p text:style-name="Preformatted_20_Text">$GPRMC,133055.94,A,4545.5063,N,00306.7655,E,016.4,244.4,010310,000.1,W,A*28</text:p>
      <text:p text:style-name="Preformatted_20_Text">$GPGGA,133055.94,4545.5063,N,00306.7655,E,1,05,02.9,00410.9,M,0047.4,M,,*51</text:p>
      <text:p text:style-name="Preformatted_20_Text">$GPGSA,A,3,23,13,04,20,,02,,,,,,,04.3,02.9,03.1*0B</text:p>
      <text:p text:style-name="Preformatted_20_Text">$GPGSV,3,1,09,23,76,067,47,13,68,212,39,04,52,297,39,20,49,084,40*75</text:p>
      <text:p text:style-name="Preformatted_20_Text">$GPGSV,3,2,09,11,10,155,28,02,10,314,30,25,07,032,,10,06,276,*78</text:p>
      <text:p text:style-name="Preformatted_20_Text">$GPGSV,3,3,09,00,00,000,*40</text:p>
      <text:p text:style-name="Preformatted_20_Text">$GPRMC,133056.94,A,4545.5042,N,00306.7599,E,016.5,244.4,010310,000.1,W,A*2A</text:p>
      <text:p text:style-name="Preformatted_20_Text">$GPGGA,133056.94,4545.5042,N,00306.7599,E,1,05,02.9,00413.8,M,0047.4,M,,*50</text:p>
      <text:p text:style-name="Preformatted_20_Text">$GPGSA,A,3,23,13,04,20,,02,,,,,,,04.3,02.9,03.1*0B</text:p>
      <text:p text:style-name="Preformatted_20_Text">$GPGSV,3,1,09,23,76,067,47,13,68,212,39,04,52,297,39,20,49,084,40*75</text:p>
      <text:p text:style-name="Preformatted_20_Text">$GPGSV,3,2,09,11,10,155,26,02,10,314,32,25,07,032,,10,06,276,*74</text:p>
      <text:p text:style-name="Preformatted_20_Text">$GPGSV,3,3,09,00,00,000,*40</text:p>
      <text:p text:style-name="Preformatted_20_Text">$GPRMC,133057.94,A,4545.5022,N,00306.7542,E,016.5,244.6,010310,000.1,W,A*29</text:p>
      <text:p text:style-name="Preformatted_20_Text">$GPGGA,133057.94,4545.5022,N,00306.7542,E,1,05,02.9,00415.1,M,0047.4,M,,*5E</text:p>
      <text:p text:style-name="Preformatted_20_Text">$GPGSA,A,3,23,13,04,20,,02,,,,,,,04.3,02.9,03.1*0B</text:p>
      <text:p text:style-name="Preformatted_20_Text">$GPGSV,3,1,09,23,76,067,47,13,68,212,39,04,52,297,39,20,49,084,40*75</text:p>
      <text:p text:style-name="Preformatted_20_Text">$GPGSV,3,2,09,11,10,155,24,02,10,314,33,25,07,032,,10,06,276,*77</text:p>
      <text:p text:style-name="Preformatted_20_Text">$GPGSV,3,3,09,00,00,000,*40</text:p>
      <text:p text:style-name="Preformatted_20_Text">$GPRMC,133058.94,A,4545.5003,N,00306.7481,E,016.8,244.7,010310,000.1,W,A*27</text:p>
      <text:p text:style-name="Preformatted_20_Text">$GPGGA,133058.94,4545.5003,N,00306.7481,E,1,05,02.9,00415.7,M,0047.4,M,,*5A</text:p>
      <text:p text:style-name="Preformatted_20_Text">$GPGSA,A,3,23,13,04,20,,02,,,,,,,04.3,02.9,03.1*0B</text:p>
      <text:p text:style-name="Preformatted_20_Text">$GPGSV,3,1,09,23,76,067,48,13,68,212,39,04,52,297,39,20,49,084,40*7A</text:p>
      <text:p text:style-name="Preformatted_20_Text">$GPGSV,3,2,09,11,10,155,23,02,10,314,35,25,07,032,,10,06,276,*76</text:p>
      <text:p text:style-name="Preformatted_20_Text">$GPGSV,3,3,09,00,00,000,*40</text:p>
      <text:p text:style-name="Preformatted_20_Text">$GPRMC,133059.94,A,4545.4984,N,00306.7426,E,015.7,244.4,010310,000.1,W,A*23</text:p>
      <text:p text:style-name="Preformatted_20_Text">$GPGGA,133059.94,4545.4984,N,00306.7426,E,1,05,02.9,00415.5,M,0047.4,M,,*53</text:p>
      <text:p text:style-name="Preformatted_20_Text">$GPGSA,A,3,23,13,04,20,,02,,,,,,,04.3,02.9,03.1*0B</text:p>
      <text:p text:style-name="Preformatted_20_Text">$GPGSV,3,1,09,23,76,067,48,13,68,212,39,04,52,297,39,20,49,084,40*7A</text:p>
      <text:p text:style-name="Preformatted_20_Text">$GPGSV,3,2,09,11,10,155,22,02,10,314,36,25,07,032,,10,06,276,*74</text:p>
      <text:p text:style-name="Preformatted_20_Text">$GPGSV,3,3,09,00,00,000,*40</text:p>
      <text:p text:style-name="Preformatted_20_Text">$GPRMC,133100.94,A,4545.4965,N,00306.7372,E,014.6,244.4,010310,000.1,W,A*27</text:p>
      <text:p text:style-name="Preformatted_20_Text">$GPGGA,133100.94,4545.4965,N,00306.7372,E,1,05,02.9,00415.7,M,0047.4,M,,*55</text:p>
      <text:p text:style-name="Preformatted_20_Text">$GPGSA,A,3,23,13,04,20,,02,,,,,,,04.3,02.9,03.1*0B</text:p>
      <text:p text:style-name="Preformatted_20_Text"><text:soft-page-break/>$GPGSV,3,1,09,23,76,067,48,13,68,212,39,04,52,297,39,20,49,084,40*7A</text:p>
      <text:p text:style-name="Preformatted_20_Text">$GPGSV,3,2,09,11,10,155,22,02,10,314,37,25,07,032,,10,06,276,*75</text:p>
      <text:p text:style-name="Preformatted_20_Text">$GPGSV,3,3,09,00,00,000,*40</text:p>
      <text:p text:style-name="Preformatted_20_Text">$GPRMC,133101.94,A,4545.4952,N,00306.7327,E,012.6,244.9,010310,000.1,W,A*29</text:p>
      <text:p text:style-name="Preformatted_20_Text">$GPGGA,133101.94,4545.4952,N,00306.7327,E,1,05,02.9,00417.3,M,0047.4,M,,*56</text:p>
      <text:p text:style-name="Preformatted_20_Text">$GPGSA,A,3,23,13,04,20,,02,,,,,,,04.3,02.9,03.1*0B</text:p>
      <text:p text:style-name="Preformatted_20_Text">$GPGSV,3,1,09,23,76,067,48,13,68,212,39,04,52,297,39,20,49,084,40*7A</text:p>
      <text:p text:style-name="Preformatted_20_Text">$GPGSV,3,2,09,11,10,155,22,02,10,314,37,25,07,032,,10,06,276,*75</text:p>
      <text:p text:style-name="Preformatted_20_Text">$GPGSV,3,3,09,00,00,000,*40</text:p>
      <text:p text:style-name="Preformatted_20_Text">$GPRMC,133102.94,A,4545.4942,N,00306.7288,E,010.9,249.2,010310,000.1,W,A*24</text:p>
      <text:p text:style-name="Preformatted_20_Text">$GPGGA,133102.94,4545.4942,N,00306.7288,E,1,05,02.9,00422.3,M,0047.4,M,,*56</text:p>
      <text:p text:style-name="Preformatted_20_Text">$GPGSA,A,3,23,13,04,20,,02,,,,,,,04.3,02.9,03.1*0B</text:p>
      <text:p text:style-name="Preformatted_20_Text">$GPGSV,3,1,09,23,76,067,48,13,68,212,39,04,52,297,40,20,49,084,39*7A</text:p>
      <text:p text:style-name="Preformatted_20_Text">$GPGSV,3,2,09,11,10,155,22,02,10,314,36,25,07,032,,10,06,276,*74</text:p>
      <text:p text:style-name="Preformatted_20_Text">$GPGSV,3,3,09,00,00,000,*40</text:p>
      <text:p text:style-name="Preformatted_20_Text">$GPRMC,133103.94,A,4545.4936,N,00306.7245,E,010.3,253.4,010310,000.1,W,A*20</text:p>
      <text:p text:style-name="Preformatted_20_Text">$GPGGA,133103.94,4545.4936,N,00306.7245,E,1,04,03.0,00422.5,M,0047.4,M,,*5A</text:p>
      <text:p text:style-name="Preformatted_20_Text">$GPGSA,A,3,23,13,04,20,,,,,,,,,07.1,03.0,06.4*00</text:p>
      <text:p text:style-name="Preformatted_20_Text">$GPGSV,3,1,09,23,76,067,48,13,68,212,39,04,52,297,40,20,49,084,40*74</text:p>
      <text:p text:style-name="Preformatted_20_Text">$GPGSV,3,2,09,11,10,155,20,02,10,314,33,25,07,032,,10,06,276,*73</text:p>
      <text:p text:style-name="Preformatted_20_Text">$GPGSV,3,3,09,00,00,000,*40</text:p>
      <text:p text:style-name="Preformatted_20_Text">$GPRMC,133104.94,A,4545.4933,N,00306.7206,E,010.0,256.4,010310,000.1,W,A*23</text:p>
      <text:p text:style-name="Preformatted_20_Text">$GPGGA,133104.94,4545.4933,N,00306.7206,E,1,04,03.0,00421.5,M,0047.4,M,,*5C</text:p>
      <text:p text:style-name="Preformatted_20_Text">$GPGSA,A,3,23,13,04,20,,,,,,,,,07.1,03.0,06.4*00</text:p>
      <text:p text:style-name="Preformatted_20_Text">$GPGSV,3,1,09,23,76,067,49,13,68,212,39,04,52,297,40,20,49,084,41*74</text:p>
      <text:p text:style-name="Preformatted_20_Text">$GPGSV,3,2,09,11,10,155,19,02,10,314,31,25,07,032,,10,06,276,*7B</text:p>
      <text:p text:style-name="Preformatted_20_Text">$GPGSV,3,3,09,00,00,000,*40</text:p>
      <text:p text:style-name="Preformatted_20_Text">$GPRMC,133105.94,A,4545.4928,N,00306.7168,E,009.2,255.4,010310,000.1,W,A*2A</text:p>
      <text:p text:style-name="Preformatted_20_Text">$GPGGA,133105.94,4545.4928,N,00306.7168,E,1,04,03.0,00420.5,M,0047.4,M,,*5D</text:p>
      <text:p text:style-name="Preformatted_20_Text">$GPGSA,A,3,23,13,04,20,,,,,,,,,07.1,03.0,06.4*00</text:p>
      <text:p text:style-name="Preformatted_20_Text">$GPGSV,3,1,09,23,76,067,49,13,68,212,39,04,52,297,40,20,49,084,41*74</text:p>
      <text:p text:style-name="Preformatted_20_Text">$GPGSV,3,2,09,11,10,155,20,02,10,314,31,25,07,032,,10,06,276,*71</text:p>
      <text:p text:style-name="Preformatted_20_Text">$GPGSV,3,3,09,00,00,000,*40</text:p>
      <text:p text:style-name="Preformatted_20_Text">$GPRMC,133106.94,A,4545.4918,N,00306.7141,E,008.8,247.6,010310,000.1,W,A*2B</text:p>
      <text:p text:style-name="Preformatted_20_Text">$GPGGA,133106.94,4545.4918,N,00306.7141,E,1,05,02.9,00419.5,M,0047.4,M,,*55</text:p>
      <text:p text:style-name="Preformatted_20_Text">$GPGSA,A,3,23,13,04,20,,02,,,,,,,04.3,02.9,03.1*0B</text:p>
      <text:p text:style-name="Preformatted_20_Text">$GPGSV,3,1,09,23,76,067,49,13,68,212,39,04,52,297,39,20,49,084,41*7A</text:p>
      <text:p text:style-name="Preformatted_20_Text">$GPGSV,3,2,09,11,10,155,23,02,10,314,35,25,07,032,,10,06,276,*76</text:p>
      <text:p text:style-name="Preformatted_20_Text">$GPGSV,3,3,09,00,00,000,*40</text:p>
      <text:p text:style-name="Preformatted_20_Text">$GPRMC,133107.94,A,4545.4902,N,00306.7113,E,008.9,233.0,010310,000.1,W,A*22</text:p>
      <text:p text:style-name="Preformatted_20_Text">$GPGGA,133107.94,4545.4902,N,00306.7113,E,1,05,02.9,00418.9,M,0047.4,M,,*55</text:p>
      <text:p text:style-name="Preformatted_20_Text">$GPGSA,A,3,23,13,04,20,,02,,,,,,,04.3,02.9,03.1*0B</text:p>
      <text:p text:style-name="Preformatted_20_Text">$GPGSV,3,1,09,23,76,067,49,13,68,212,40,04,52,297,40,20,49,084,40*7B</text:p>
      <text:p text:style-name="Preformatted_20_Text">$GPGSV,3,2,09,11,10,155,23,02,10,314,37,25,07,032,,10,06,276,*74</text:p>
      <text:p text:style-name="Preformatted_20_Text">$GPGSV,3,3,09,00,00,000,*40</text:p>
      <text:p text:style-name="Preformatted_20_Text">$GPRMC,133108.94,A,4545.4878,N,00306.7096,E,009.2,221.4,010310,000.1,W,A*20</text:p>
      <text:p text:style-name="Preformatted_20_Text">$GPGGA,133108.94,4545.4878,N,00306.7096,E,1,05,02.9,00417.3,M,0047.4,M,,*5F</text:p>
      <text:p text:style-name="Preformatted_20_Text">$GPGSA,A,3,23,13,04,20,,02,,,,,,,04.3,02.9,03.1*0B</text:p>
      <text:p text:style-name="Preformatted_20_Text">$GPGSV,3,1,09,23,76,067,48,13,68,212,41,04,52,297,42,20,49,084,39*77</text:p>
      <text:p text:style-name="Preformatted_20_Text">$GPGSV,3,2,09,11,10,155,22,02,10,314,38,25,07,032,,10,06,276,*7A</text:p>
      <text:p text:style-name="Preformatted_20_Text">$GPGSV,3,3,09,00,00,000,*40</text:p>
      <text:p text:style-name="Preformatted_20_Text">$GPRMC,133109.94,A,4545.4856,N,00306.7071,E,010.2,222.2,010310,000.1,W,A*29</text:p>
      <text:p text:style-name="Preformatted_20_Text">$GPGGA,133109.94,4545.4856,N,00306.7071,E,1,04,03.0,00415.0,M,0047.4,M,,*53</text:p>
      <text:p text:style-name="Preformatted_20_Text">$GPGSA,A,3,23,13,04,20,,,,,,,,,07.1,03.0,06.4*00</text:p>
      <text:p text:style-name="Preformatted_20_Text">$GPGSV,3,1,09,23,76,067,48,13,68,212,41,04,52,297,44,20,49,084,38*70</text:p>
      <text:p text:style-name="Preformatted_20_Text">$GPGSV,3,2,09,11,10,155,22,02,10,314,37,25,07,032,,10,06,276,*75</text:p>
      <text:p text:style-name="Preformatted_20_Text">$GPGSV,3,3,09,00,00,000,*40</text:p>
      <text:p text:style-name="Preformatted_20_Text">$GPRMC,133110.94,A,4545.4835,N,00306.7033,E,012.2,225.5,010310,000.1,W,A*20</text:p>
      <text:p text:style-name="Preformatted_20_Text">$GPGGA,133110.94,4545.4835,N,00306.7033,E,1,04,03.0,00414.6,M,0047.4,M,,*5F</text:p>
      <text:p text:style-name="Preformatted_20_Text">$GPGSA,A,3,23,13,04,20,,,,,,,,,07.1,03.0,06.4*00</text:p>
      <text:p text:style-name="Preformatted_20_Text">$GPGSV,3,1,09,23,76,067,48,13,68,212,41,04,52,297,43,20,49,084,38*77</text:p>
      <text:p text:style-name="Preformatted_20_Text">$GPGSV,3,2,09,11,10,155,20,02,10,314,35,25,07,032,,10,06,276,*75</text:p>
      <text:p text:style-name="Preformatted_20_Text">$GPGSV,3,3,09,00,00,000,*40</text:p>
      <text:p text:style-name="Preformatted_20_Text">$GPRMC,133111.94,A,4545.4810,N,00306.6989,E,013.5,228.5,010310,000.1,W,A*24</text:p>
      <text:p text:style-name="Preformatted_20_Text"><text:soft-page-break/>$GPGGA,133111.94,4545.4810,N,00306.6989,E,1,04,03.0,00413.2,M,0047.4,M,,*53</text:p>
      <text:p text:style-name="Preformatted_20_Text">$GPGSA,A,3,23,13,04,20,,,,,,,,,07.1,03.0,06.4*00</text:p>
      <text:p text:style-name="Preformatted_20_Text">$GPGSV,3,1,09,23,76,067,48,13,68,212,40,04,52,297,42,20,49,084,39*76</text:p>
      <text:p text:style-name="Preformatted_20_Text">$GPGSV,3,2,09,11,10,155,19,02,10,314,33,25,07,032,,10,06,276,*79</text:p>
      <text:p text:style-name="Preformatted_20_Text">$GPGSV,3,3,09,00,00,000,*40</text:p>
      <text:p text:style-name="Preformatted_20_Text">$GPRMC,133112.94,A,4545.4788,N,00306.6942,E,014.6,230.6,010310,000.1,W,A*20</text:p>
      <text:p text:style-name="Preformatted_20_Text">$GPGGA,133112.94,4545.4788,N,00306.6942,E,1,04,03.0,00410.5,M,0047.4,M,,*5D</text:p>
      <text:p text:style-name="Preformatted_20_Text">$GPGSA,A,3,23,13,04,20,,,,,,,,,07.1,03.0,06.4*00</text:p>
      <text:p text:style-name="Preformatted_20_Text">$GPGSV,3,1,09,23,76,067,48,13,68,212,40,04,52,297,42,20,49,084,39*76</text:p>
      <text:p text:style-name="Preformatted_20_Text">$GPGSV,3,2,09,11,10,155,17,02,10,314,29,25,07,032,,10,06,276,*7C</text:p>
      <text:p text:style-name="Preformatted_20_Text">$GPGSV,3,3,09,00,00,000,*40</text:p>
      <text:p text:style-name="Preformatted_20_Text">$GPRMC,133113.94,A,4545.4760,N,00306.6889,E,015.7,231.5,010310,000.1,W,A*23</text:p>
      <text:p text:style-name="Preformatted_20_Text">$GPGGA,133113.94,4545.4760,N,00306.6889,E,1,04,03.0,00407.2,M,0047.4,M,,*5D</text:p>
      <text:p text:style-name="Preformatted_20_Text">$GPGSA,A,3,23,13,04,20,,,,,,,,,07.1,03.0,06.4*00</text:p>
      <text:p text:style-name="Preformatted_20_Text">$GPGSV,3,1,09,23,76,067,48,13,68,212,40,04,52,297,41,20,49,084,39*75</text:p>
      <text:p text:style-name="Preformatted_20_Text">$GPGSV,3,2,09,11,10,155,16,02,10,314,26,25,07,032,,10,06,277,*73</text:p>
      <text:p text:style-name="Preformatted_20_Text">$GPGSV,3,3,09,00,00,000,*40</text:p>
      <text:p text:style-name="Preformatted_20_Text">$GPRMC,133114.94,A,4545.4732,N,00306.6839,E,016.1,232.0,010310,000.1,W,A*2B</text:p>
      <text:p text:style-name="Preformatted_20_Text">$GPGGA,133114.94,4545.4732,N,00306.6839,E,1,04,03.0,00404.5,M,0047.4,M,,*52</text:p>
      <text:p text:style-name="Preformatted_20_Text">$GPGSA,A,3,23,13,04,20,,,,,,,,,07.1,03.0,06.4*00</text:p>
      <text:p text:style-name="Preformatted_20_Text">$GPGSV,3,1,09,23,76,067,48,13,68,212,40,04,52,297,40,20,49,084,39*74</text:p>
      <text:p text:style-name="Preformatted_20_Text">$GPGSV,3,2,09,11,10,155,19,02,10,314,24,25,07,032,,10,06,277,*7E</text:p>
      <text:p text:style-name="Preformatted_20_Text">$GPGSV,3,3,09,00,00,000,*40</text:p>
      <text:p text:style-name="Preformatted_20_Text">$GPRMC,133115.94,A,4545.4703,N,00306.6789,E,016.2,232.2,010310,000.1,W,A*2D</text:p>
      <text:p text:style-name="Preformatted_20_Text">$GPGGA,133115.94,4545.4703,N,00306.6789,E,1,04,03.0,00401.7,M,0047.4,M,,*52</text:p>
      <text:p text:style-name="Preformatted_20_Text">$GPGSA,A,3,23,13,04,20,,,,,,,,,07.1,03.0,06.4*00</text:p>
      <text:p text:style-name="Preformatted_20_Text">$GPGSV,3,1,09,23,76,067,48,13,68,212,40,04,52,297,40,20,49,084,39*74</text:p>
      <text:p text:style-name="Preformatted_20_Text">$GPGSV,3,2,09,11,10,155,20,02,10,314,21,25,07,032,,10,06,277,*71</text:p>
      <text:p text:style-name="Preformatted_20_Text">$GPGSV,3,3,09,00,00,000,*40</text:p>
      <text:p text:style-name="Preformatted_20_Text">$GPRMC,133116.94,A,4545.4679,N,00306.6735,E,016.0,232.0,010310,000.1,W,A*25</text:p>
      <text:p text:style-name="Preformatted_20_Text">$GPGGA,133116.94,4545.4679,N,00306.6735,E,1,04,03.0,00402.3,M,0047.4,M,,*5D</text:p>
      <text:p text:style-name="Preformatted_20_Text">$GPGSA,A,3,23,13,04,20,,,,,,,,,07.1,03.0,06.4*00</text:p>
      <text:p text:style-name="Preformatted_20_Text">$GPGSV,3,1,09,23,76,067,48,13,68,212,40,04,52,297,41,20,49,084,38*74</text:p>
      <text:p text:style-name="Preformatted_20_Text">$GPGSV,3,2,09,11,10,155,24,02,10,314,18,25,07,032,,10,06,277,*7F</text:p>
      <text:p text:style-name="Preformatted_20_Text">$GPGSV,3,3,09,00,00,000,*40</text:p>
      <text:p text:style-name="Preformatted_20_Text">$GPRMC,133117.94,A,4545.4650,N,00306.6685,E,015.1,230.7,010310,000.1,W,A*22</text:p>
      <text:p text:style-name="Preformatted_20_Text">$GPGGA,133117.94,4545.4650,N,00306.6685,E,1,05,02.1,00402.1,M,0047.4,M,,*5E</text:p>
      <text:p text:style-name="Preformatted_20_Text">$GPGSA,A,3,23,13,04,20,11,,,,,,,,03.3,02.1,02.6*00</text:p>
      <text:p text:style-name="Preformatted_20_Text">$GPGSV,3,1,09,23,76,067,47,13,68,212,40,04,52,297,40,20,49,084,38*7A</text:p>
      <text:p text:style-name="Preformatted_20_Text">$GPGSV,3,2,09,11,10,155,27,02,10,314,17,25,07,032,,10,06,277,*73</text:p>
      <text:p text:style-name="Preformatted_20_Text">$GPGSV,3,3,09,00,00,000,*40</text:p>
      <text:p text:style-name="Preformatted_20_Text">$GPRMC,133118.94,A,4545.4624,N,00306.6642,E,014.2,229.8,010310,000.1,W,A*20</text:p>
      <text:p text:style-name="Preformatted_20_Text">$GPGGA,133118.94,4545.4624,N,00306.6642,E,1,05,02.1,00401.8,M,0047.4,M,,*53</text:p>
      <text:p text:style-name="Preformatted_20_Text">$GPGSA,A,3,23,13,04,20,11,,,,,,,,03.3,02.1,02.6*00</text:p>
      <text:p text:style-name="Preformatted_20_Text">$GPGSV,3,1,09,23,76,067,47,13,68,212,40,04,52,297,40,20,49,084,39*7B</text:p>
      <text:p text:style-name="Preformatted_20_Text">$GPGSV,3,2,09,11,10,155,28,02,10,314,18,25,07,032,,10,06,277,*73</text:p>
      <text:p text:style-name="Preformatted_20_Text">$GPGSV,3,3,09,00,00,000,*40</text:p>
      <text:p text:style-name="Preformatted_20_Text">$GPRMC,133119.94,A,4545.4595,N,00306.6603,E,013.2,229.4,010310,000.1,W,A*26</text:p>
      <text:p text:style-name="Preformatted_20_Text">$GPGGA,133119.94,4545.4595,N,00306.6603,E,1,04,03.0,00400.0,M,0047.4,M,,*56</text:p>
      <text:p text:style-name="Preformatted_20_Text">$GPGSA,A,3,23,13,04,20,,,,,,,,,07.1,03.0,06.4*00</text:p>
      <text:p text:style-name="Preformatted_20_Text">$GPGSV,3,1,09,23,76,067,47,13,68,212,40,04,52,297,40,20,49,084,40*75</text:p>
      <text:p text:style-name="Preformatted_20_Text">$GPGSV,3,2,09,11,10,155,28,02,10,314,17,25,07,032,,10,06,277,*7C</text:p>
      <text:p text:style-name="Preformatted_20_Text">$GPGSV,3,3,09,00,00,000,*40</text:p>
      <text:p text:style-name="Preformatted_20_Text">$GPRMC,133120.94,A,4545.4574,N,00306.6565,E,012.0,229.2,010310,000.1,W,A*25</text:p>
      <text:p text:style-name="Preformatted_20_Text">$GPGGA,133120.94,4545.4574,N,00306.6565,E,1,04,03.0,00402.0,M,0047.4,M,,*52</text:p>
      <text:p text:style-name="Preformatted_20_Text">$GPGSA,A,3,23,13,04,20,,,,,,,,,07.1,03.0,06.4*00</text:p>
      <text:p text:style-name="Preformatted_20_Text">$GPGSV,3,1,09,23,76,067,47,13,68,212,40,04,52,297,41,20,49,084,41*75</text:p>
      <text:p text:style-name="Preformatted_20_Text">$GPGSV,3,2,09,11,10,155,28,02,10,314,16,25,07,032,,10,06,277,*7D</text:p>
      <text:p text:style-name="Preformatted_20_Text">$GPGSV,3,3,09,00,00,000,*40</text:p>
      <text:p text:style-name="Preformatted_20_Text">$GPRMC,133121.94,A,4545.4557,N,00306.6532,E,010.1,229.4,010310,000.1,W,A*22</text:p>
      <text:p text:style-name="Preformatted_20_Text">$GPGGA,133121.94,4545.4557,N,00306.6532,E,1,04,03.0,00402.8,M,0047.4,M,,*58</text:p>
      <text:p text:style-name="Preformatted_20_Text">$GPGSA,A,3,23,13,04,20,,,,,,,,,07.1,03.0,06.4*00</text:p>
      <text:p text:style-name="Preformatted_20_Text">$GPGSV,3,1,09,23,76,067,47,13,68,212,41,04,52,297,41,20,48,085,41*74</text:p>
      <text:p text:style-name="Preformatted_20_Text">$GPGSV,3,2,09,11,10,155,26,02,10,314,16,25,07,032,,10,06,277,*73</text:p>
      <text:p text:style-name="Preformatted_20_Text"><text:soft-page-break/>$GPGSV,3,3,09,00,00,000,*40</text:p>
      <text:p text:style-name="Preformatted_20_Text">$GPRMC,133122.94,A,4545.4539,N,00306.6508,E,008.9,229.6,010310,000.1,W,A*23</text:p>
      <text:p text:style-name="Preformatted_20_Text">$GPGGA,133122.94,4545.4539,N,00306.6508,E,1,04,03.0,00402.6,M,0047.4,M,,*54</text:p>
      <text:p text:style-name="Preformatted_20_Text">$GPGSA,A,3,23,13,04,20,,,,,,,,,07.1,03.0,06.4*00</text:p>
      <text:p text:style-name="Preformatted_20_Text">$GPGSV,3,1,09,23,76,067,46,13,68,212,41,04,52,297,40,20,48,085,41*74</text:p>
      <text:p text:style-name="Preformatted_20_Text">$GPGSV,3,2,09,11,10,155,26,02,10,314,16,25,07,032,,10,06,277,*73</text:p>
      <text:p text:style-name="Preformatted_20_Text">$GPGSV,3,3,09,00,00,000,*40</text:p>
      <text:p text:style-name="Preformatted_20_Text">$GPRMC,133123.94,A,4545.4526,N,00306.6485,E,007.9,229.4,010310,000.1,W,A*25</text:p>
      <text:p text:style-name="Preformatted_20_Text">$GPGGA,133123.94,4545.4526,N,00306.6485,E,1,04,03.0,00403.2,M,0047.4,M,,*5A</text:p>
      <text:p text:style-name="Preformatted_20_Text">$GPGSA,A,3,23,13,04,20,,,,,,,,,07.1,03.0,06.4*00</text:p>
      <text:p text:style-name="Preformatted_20_Text">$GPGSV,3,1,09,23,76,067,46,13,68,212,41,04,52,297,40,20,48,085,42*77</text:p>
      <text:p text:style-name="Preformatted_20_Text">$GPGSV,3,2,09,11,10,155,25,02,10,314,17,25,07,032,,10,06,277,*71</text:p>
      <text:p text:style-name="Preformatted_20_Text">$GPGSV,3,3,09,00,00,000,*40</text:p>
      <text:p text:style-name="Preformatted_20_Text">$GPRMC,133124.94,A,4545.4515,N,00306.6471,E,007.0,229.2,010310,000.1,W,A*26</text:p>
      <text:p text:style-name="Preformatted_20_Text">$GPGGA,133124.94,4545.4515,N,00306.6471,E,1,04,03.0,00402.9,M,0047.4,M,,*5C</text:p>
      <text:p text:style-name="Preformatted_20_Text">$GPGSA,A,3,23,13,04,20,,,,,,,,,07.1,03.0,06.4*00</text:p>
      <text:p text:style-name="Preformatted_20_Text">$GPGSV,3,1,09,23,76,067,46,13,68,212,41,04,52,297,40,20,48,085,42*77</text:p>
      <text:p text:style-name="Preformatted_20_Text">$GPGSV,3,2,09,11,10,155,25,02,10,314,16,25,07,032,,10,06,277,*70</text:p>
      <text:p text:style-name="Preformatted_20_Text">$GPGSV,3,3,09,00,00,000,*40</text:p>
      <text:p text:style-name="Preformatted_20_Text">$GPRMC,133125.94,A,4545.4503,N,00306.6452,E,006.3,228.6,010310,000.1,W,A*26</text:p>
      <text:p text:style-name="Preformatted_20_Text">$GPGGA,133125.94,4545.4503,N,00306.6452,E,1,05,02.1,00401.8,M,0047.4,M,,*58</text:p>
      <text:p text:style-name="Preformatted_20_Text">$GPGSA,A,3,23,13,04,20,11,,,,,,,,03.3,02.1,02.6*00</text:p>
      <text:p text:style-name="Preformatted_20_Text">$GPGSV,3,1,09,23,76,067,46,13,68,212,41,04,52,297,40,20,48,085,42*77</text:p>
      <text:p text:style-name="Preformatted_20_Text">$GPGSV,3,2,09,11,10,155,26,02,10,314,16,25,07,032,,10,06,277,*73</text:p>
      <text:p text:style-name="Preformatted_20_Text">$GPGSV,3,3,09,00,00,000,*40</text:p>
      <text:p text:style-name="Preformatted_20_Text">$GPRMC,133126.94,A,4545.4490,N,00306.6432,E,005.8,228.0,010310,000.1,W,A*26</text:p>
      <text:p text:style-name="Preformatted_20_Text">$GPGGA,133126.94,4545.4490,N,00306.6432,E,1,05,02.1,00401.4,M,0047.4,M,,*5A</text:p>
      <text:p text:style-name="Preformatted_20_Text">$GPGSA,A,3,23,13,04,20,11,,,,,,,,03.3,02.1,02.6*00</text:p>
      <text:p text:style-name="Preformatted_20_Text">$GPGSV,3,1,09,23,76,067,46,13,68,212,41,04,52,297,39,20,48,085,42*79</text:p>
      <text:p text:style-name="Preformatted_20_Text">$GPGSV,3,2,09,11,10,155,28,02,10,314,16,25,07,032,,10,06,277,*7D</text:p>
      <text:p text:style-name="Preformatted_20_Text">$GPGSV,3,3,09,00,00,000,*40</text:p>
      <text:p text:style-name="Preformatted_20_Text">$GPRMC,133127.94,A,4545.4477,N,00306.6413,E,005.6,227.4,010310,000.1,W,A*28</text:p>
      <text:p text:style-name="Preformatted_20_Text">$GPGGA,133127.94,4545.4477,N,00306.6413,E,1,05,02.1,00401.0,M,0047.4,M,,*55</text:p>
      <text:p text:style-name="Preformatted_20_Text">$GPGSA,A,3,23,13,04,20,11,,,,,,,,03.3,02.1,02.6*00</text:p>
      <text:p text:style-name="Preformatted_20_Text">$GPGSV,3,1,09,23,76,067,46,13,68,212,41,04,52,297,38,20,48,085,42*78</text:p>
      <text:p text:style-name="Preformatted_20_Text">$GPGSV,3,2,09,11,10,155,30,02,10,314,16,25,07,032,,10,06,277,*74</text:p>
      <text:p text:style-name="Preformatted_20_Text">$GPGSV,3,3,09,00,00,000,*40</text:p>
      <text:p text:style-name="Preformatted_20_Text">$GPRMC,133128.94,A,4545.4464,N,00306.6394,E,006.5,227.0,010310,000.1,W,A*29</text:p>
      <text:p text:style-name="Preformatted_20_Text">$GPGGA,133128.94,4545.4464,N,00306.6394,E,1,05,02.1,00400.8,M,0047.4,M,,*59</text:p>
      <text:p text:style-name="Preformatted_20_Text">$GPGSA,A,3,23,13,04,20,11,,,,,,,,03.3,02.1,02.6*00</text:p>
      <text:p text:style-name="Preformatted_20_Text">$GPGSV,3,1,09,23,76,067,46,13,68,212,41,04,52,297,38,20,48,085,42*78</text:p>
      <text:p text:style-name="Preformatted_20_Text">$GPGSV,3,2,09,11,10,155,31,02,10,314,17,25,07,032,,10,06,277,*74</text:p>
      <text:p text:style-name="Preformatted_20_Text">$GPGSV,3,3,09,00,00,000,*40</text:p>
      <text:p text:style-name="Preformatted_20_Text">$GPRMC,133129.94,A,4545.4448,N,00306.6369,E,007.1,227.0,010310,000.1,W,A*21</text:p>
      <text:p text:style-name="Preformatted_20_Text">$GPGGA,133129.94,4545.4448,N,00306.6369,E,1,05,02.1,00400.4,M,0047.4,M,,*58</text:p>
      <text:p text:style-name="Preformatted_20_Text">$GPGSA,A,3,23,13,04,20,11,,,,,,,,03.4,02.1,02.6*07</text:p>
      <text:p text:style-name="Preformatted_20_Text">$GPGSV,3,1,09,23,76,067,46,13,68,212,41,04,52,297,39,20,48,085,42*79</text:p>
      <text:p text:style-name="Preformatted_20_Text">$GPGSV,3,2,09,11,10,155,31,02,10,314,16,25,07,032,,10,06,277,*75</text:p>
      <text:p text:style-name="Preformatted_20_Text">$GPGSV,3,3,09,00,00,000,*40</text:p>
      <text:p text:style-name="Preformatted_20_Text">$GPRMC,133130.94,A,4545.4430,N,00306.6343,E,009.9,227.2,010310,000.1,W,A*2A</text:p>
      <text:p text:style-name="Preformatted_20_Text">$GPGGA,133130.94,4545.4430,N,00306.6343,E,1,04,03.0,00399.1,M,0047.4,M,,*54</text:p>
      <text:p text:style-name="Preformatted_20_Text">$GPGSA,A,3,23,13,04,20,,,,,,,,,07.1,03.0,06.4*00</text:p>
      <text:p text:style-name="Preformatted_20_Text">$GPGSV,3,1,09,23,76,067,46,13,68,212,40,04,52,297,39,20,48,085,42*78</text:p>
      <text:p text:style-name="Preformatted_20_Text">$GPGSV,3,2,09,11,10,155,30,02,10,314,16,25,07,032,,10,06,277,*74</text:p>
      <text:p text:style-name="Preformatted_20_Text">$GPGSV,3,3,09,00,00,000,*40</text:p>
      <text:p text:style-name="Preformatted_20_Text">$GPRMC,133131.94,A,4545.4411,N,00306.6312,E,012.1,227.0,010310,000.1,W,A*2C</text:p>
      <text:p text:style-name="Preformatted_20_Text">$GPGGA,133131.94,4545.4411,N,00306.6312,E,1,04,07.8,00398.0,M,0047.4,M,,*5E</text:p>
      <text:p text:style-name="Preformatted_20_Text">$GPGSA,A,3,23,13,04,20,,,,,,,,,10.1,07.8,06.4*0A</text:p>
      <text:p text:style-name="Preformatted_20_Text">$GPGSV,3,1,09,23,76,067,46,13,68,212,39,04,52,297,38,20,48,085,41*74</text:p>
      <text:p text:style-name="Preformatted_20_Text">$GPGSV,3,2,09,11,10,155,26,02,10,314,16,25,07,032,,10,06,277,*73</text:p>
      <text:p text:style-name="Preformatted_20_Text">$GPGSV,3,3,09,00,00,000,*40</text:p>
      <text:p text:style-name="Preformatted_20_Text">$GPRMC,133132.94,A,4545.4386,N,00306.6278,E,012.7,226.0,010310,000.1,W,A*2C</text:p>
      <text:p text:style-name="Preformatted_20_Text">$GPGGA,133132.94,4545.4386,N,00306.6278,E,1,04,03.0,00398.8,M,0047.4,M,,*5D</text:p>
      <text:p text:style-name="Preformatted_20_Text">$GPGSA,A,3,23,13,04,20,,,,,,,,,07.0,03.0,06.4*01</text:p>
      <text:p text:style-name="Preformatted_20_Text"><text:soft-page-break/>$GPGSV,3,1,09,23,76,067,46,13,68,212,40,04,52,297,37,20,48,085,39*7A</text:p>
      <text:p text:style-name="Preformatted_20_Text">$GPGSV,3,2,09,11,10,155,26,02,10,314,16,25,07,032,,10,06,277,*73</text:p>
      <text:p text:style-name="Preformatted_20_Text">$GPGSV,3,3,09,00,00,000,*40</text:p>
      <text:p text:style-name="Preformatted_20_Text">$GPRMC,133133.94,A,4545.4353,N,00306.6242,E,015.7,225.5,010310,000.1,W,A*2D</text:p>
      <text:p text:style-name="Preformatted_20_Text">$GPGGA,133133.94,4545.4353,N,00306.6242,E,1,04,07.7,00400.0,M,0047.4,M,,*50</text:p>
      <text:p text:style-name="Preformatted_20_Text">$GPGSA,A,3,23,13,04,20,,,,,,,,,10.0,07.7,06.4*04</text:p>
      <text:p text:style-name="Preformatted_20_Text">$GPGSV,3,1,09,23,76,067,45,13,68,212,40,04,52,297,35,20,48,085,37*75</text:p>
      <text:p text:style-name="Preformatted_20_Text">$GPGSV,3,2,09,11,10,155,21,02,10,314,16,25,07,032,,10,06,277,*74</text:p>
      <text:p text:style-name="Preformatted_20_Text">$GPGSV,3,3,09,00,00,000,*40</text:p>
      <text:p text:style-name="Preformatted_20_Text">$GPRMC,133134.94,A,4545.4322,N,00306.6194,E,016.1,226.3,010310,000.1,W,A*24</text:p>
      <text:p text:style-name="Preformatted_20_Text">$GPGGA,133134.94,4545.4322,N,00306.6194,E,1,04,03.0,00400.7,M,0047.4,M,,*5D</text:p>
      <text:p text:style-name="Preformatted_20_Text">$GPGSA,A,3,23,13,04,20,,,,,,,,,07.0,03.0,06.4*01</text:p>
      <text:p text:style-name="Preformatted_20_Text">$GPGSV,3,1,09,23,76,067,45,13,68,212,40,04,52,297,34,20,48,085,37*74</text:p>
      <text:p text:style-name="Preformatted_20_Text">$GPGSV,3,2,09,11,10,155,24,02,10,314,,25,07,032,,10,06,277,*76</text:p>
      <text:p text:style-name="Preformatted_20_Text">$GPGSV,3,3,09,00,00,000,*40</text:p>
      <text:p text:style-name="Preformatted_20_Text">$GPRMC,133135.94,A,4545.4292,N,00306.6139,E,016.4,226.9,010310,000.1,W,A*27</text:p>
      <text:p text:style-name="Preformatted_20_Text">$GPGGA,133135.94,4545.4292,N,00306.6139,E,1,04,03.0,00401.4,M,0047.4,M,,*53</text:p>
      <text:p text:style-name="Preformatted_20_Text">$GPGSA,A,3,23,13,04,20,,,,,,,,,07.0,03.0,06.4*01</text:p>
      <text:p text:style-name="Preformatted_20_Text">$GPGSV,3,1,09,23,76,067,45,13,68,212,40,04,52,297,35,20,48,085,37*75</text:p>
      <text:p text:style-name="Preformatted_20_Text">$GPGSV,3,2,09,11,10,155,24,02,10,314,,25,07,032,,10,06,277,*76</text:p>
      <text:p text:style-name="Preformatted_20_Text">$GPGSV,3,3,09,00,00,000,*40</text:p>
      <text:p text:style-name="Preformatted_20_Text">$GPRMC,133136.94,A,4545.4259,N,00306.6089,E,017.3,227.1,010310,000.1,W,A*26</text:p>
      <text:p text:style-name="Preformatted_20_Text">$GPGGA,133136.94,4545.4259,N,00306.6089,E,1,04,03.0,00400.8,M,0047.4,M,,*50</text:p>
      <text:p text:style-name="Preformatted_20_Text">$GPGSA,A,3,23,13,04,20,,,,,,,,,07.0,03.0,06.4*01</text:p>
      <text:p text:style-name="Preformatted_20_Text">$GPGSV,3,1,09,23,76,067,45,13,68,212,40,04,52,297,35,20,48,085,37*75</text:p>
      <text:p text:style-name="Preformatted_20_Text">$GPGSV,3,2,09,11,10,155,24,02,10,314,,25,07,032,,10,06,277,*76</text:p>
      <text:p text:style-name="Preformatted_20_Text">$GPGSV,3,3,09,00,00,000,*40</text:p>
      <text:p text:style-name="Preformatted_20_Text">$GPRMC,133137.94,A,4545.4227,N,00306.6039,E,017.4,227.1,010310,000.1,W,A*22</text:p>
      <text:p text:style-name="Preformatted_20_Text">$GPGGA,133137.94,4545.4227,N,00306.6039,E,1,05,02.1,00402.0,M,0047.4,M,,*58</text:p>
      <text:p text:style-name="Preformatted_20_Text">$GPGSA,A,3,23,13,04,20,11,,,,,,,,03.4,02.1,02.6*07</text:p>
      <text:p text:style-name="Preformatted_20_Text">$GPGSV,3,1,09,23,76,067,45,13,68,212,40,04,52,297,35,20,48,085,36*74</text:p>
      <text:p text:style-name="Preformatted_20_Text">$GPGSV,3,2,09,11,10,155,26,02,10,314,,25,07,032,,10,06,277,*74</text:p>
      <text:p text:style-name="Preformatted_20_Text">$GPGSV,3,3,09,00,00,000,*40</text:p>
      <text:p text:style-name="Preformatted_20_Text">$GPRMC,133138.94,A,4545.4193,N,00306.5983,E,017.6,227.2,010310,000.1,W,A*2B</text:p>
      <text:p text:style-name="Preformatted_20_Text">$GPGGA,133138.94,4545.4193,N,00306.5983,E,1,05,02.1,00403.0,M,0047.4,M,,*51</text:p>
      <text:p text:style-name="Preformatted_20_Text">$GPGSA,A,3,23,13,04,20,11,,,,,,,,03.4,02.1,02.6*07</text:p>
      <text:p text:style-name="Preformatted_20_Text">$GPGSV,3,1,09,23,76,067,45,13,68,212,40,04,52,297,36,20,48,085,36*77</text:p>
      <text:p text:style-name="Preformatted_20_Text">$GPGSV,3,2,09,11,10,155,27,02,10,314,,25,07,032,,10,06,277,*75</text:p>
      <text:p text:style-name="Preformatted_20_Text">$GPGSV,3,3,09,00,00,000,*40</text:p>
      <text:p text:style-name="Preformatted_20_Text">$GPRMC,133139.94,A,4545.4157,N,00306.5928,E,017.7,227.5,010310,000.1,W,A*25</text:p>
      <text:p text:style-name="Preformatted_20_Text">$GPGGA,133139.94,4545.4157,N,00306.5928,E,1,05,02.1,00404.7,M,0047.4,M,,*59</text:p>
      <text:p text:style-name="Preformatted_20_Text">$GPGSA,A,3,23,13,04,20,11,,,,,,,,03.4,02.1,02.6*07</text:p>
      <text:p text:style-name="Preformatted_20_Text">$GPGSV,3,1,09,23,76,067,45,13,68,212,40,04,52,297,37,20,48,085,37*77</text:p>
      <text:p text:style-name="Preformatted_20_Text">$GPGSV,3,2,09,11,10,155,29,02,10,314,,25,07,032,,10,06,277,*7B</text:p>
      <text:p text:style-name="Preformatted_20_Text">$GPGSV,3,3,09,00,00,000,*40</text:p>
      <text:p text:style-name="Preformatted_20_Text">$GPRMC,133140.94,A,4545.4125,N,00306.5874,E,018.3,227.8,010310,000.1,W,A*20</text:p>
      <text:p text:style-name="Preformatted_20_Text">$GPGGA,133140.94,4545.4125,N,00306.5874,E,1,05,02.1,00405.7,M,0047.4,M,,*5B</text:p>
      <text:p text:style-name="Preformatted_20_Text">$GPGSA,A,3,23,13,04,20,11,,,,,,,,03.4,02.1,02.6*07</text:p>
      <text:p text:style-name="Preformatted_20_Text">$GPGSV,3,1,09,23,76,067,45,13,68,212,40,04,52,297,37,20,48,085,37*77</text:p>
      <text:p text:style-name="Preformatted_20_Text">$GPGSV,3,2,09,11,10,155,32,02,10,314,,25,07,032,,10,06,277,*71</text:p>
      <text:p text:style-name="Preformatted_20_Text">$GPGSV,3,3,09,00,00,000,*40</text:p>
      <text:p text:style-name="Preformatted_20_Text">$GPRMC,133141.94,A,4545.4089,N,00306.5815,E,019.1,227.9,010310,000.1,W,A*23</text:p>
      <text:p text:style-name="Preformatted_20_Text">$GPGGA,133141.94,4545.4089,N,00306.5815,E,1,05,02.1,00406.6,M,0047.4,M,,*58</text:p>
      <text:p text:style-name="Preformatted_20_Text">$GPGSA,A,3,23,13,04,20,11,,,,,,,,03.4,02.1,02.6*07</text:p>
      <text:p text:style-name="Preformatted_20_Text">$GPGSV,3,1,09,23,76,067,45,13,68,212,40,04,52,297,38,20,48,085,36*79</text:p>
      <text:p text:style-name="Preformatted_20_Text">$GPGSV,3,2,09,11,10,155,34,02,10,314,,25,07,032,,10,06,277,*77</text:p>
      <text:p text:style-name="Preformatted_20_Text">$GPGSV,3,3,09,00,00,000,*40</text:p>
      <text:p text:style-name="Preformatted_20_Text">$GPRMC,133142.94,A,4545.4055,N,00306.5754,E,019.3,228.0,010310,000.1,W,A*2F</text:p>
      <text:p text:style-name="Preformatted_20_Text">$GPGGA,133142.94,4545.4055,N,00306.5754,E,1,04,03.0,00408.9,M,0047.4,M,,*50</text:p>
      <text:p text:style-name="Preformatted_20_Text">$GPGSA,A,3,23,13,04,20,,,,,,,,,07.0,03.0,06.4*01</text:p>
      <text:p text:style-name="Preformatted_20_Text">$GPGSV,3,1,09,23,76,067,45,13,68,212,40,04,52,297,38,20,48,085,37*78</text:p>
      <text:p text:style-name="Preformatted_20_Text">$GPGSV,3,2,09,11,10,155,33,02,10,314,,25,07,032,,10,06,277,*70</text:p>
      <text:p text:style-name="Preformatted_20_Text">$GPGSV,3,3,09,00,00,000,*40</text:p>
      <text:p text:style-name="Preformatted_20_Text">$GPRMC,133143.94,A,4545.4019,N,00306.5696,E,019.4,227.9,010310,000.1,W,A*28</text:p>
      <text:p text:style-name="Preformatted_20_Text"><text:soft-page-break/>$GPGGA,133143.94,4545.4019,N,00306.5696,E,1,05,02.1,00410.0,M,0047.4,M,,*57</text:p>
      <text:p text:style-name="Preformatted_20_Text">$GPGSA,A,3,23,13,04,20,11,,,,,,,,03.4,02.1,02.6*07</text:p>
      <text:p text:style-name="Preformatted_20_Text">$GPGSV,3,1,09,23,76,067,45,13,68,212,40,04,52,297,38,20,48,085,37*78</text:p>
      <text:p text:style-name="Preformatted_20_Text">$GPGSV,3,2,09,11,10,155,33,02,10,314,,25,07,032,,10,06,277,*70</text:p>
      <text:p text:style-name="Preformatted_20_Text">$GPGSV,3,3,09,00,00,000,*40</text:p>
      <text:p text:style-name="Preformatted_20_Text">$GPRMC,133144.94,A,4545.3986,N,00306.5640,E,018.6,228.3,010310,000.1,W,A*2A</text:p>
      <text:p text:style-name="Preformatted_20_Text">$GPGGA,133144.94,4545.3986,N,00306.5640,E,1,05,02.1,00411.3,M,0047.4,M,,*51</text:p>
      <text:p text:style-name="Preformatted_20_Text">$GPGSA,A,3,23,13,04,20,11,,,,,,,,03.4,02.1,02.6*07</text:p>
      <text:p text:style-name="Preformatted_20_Text">$GPGSV,3,1,09,23,76,067,45,13,68,212,40,04,52,297,39,20,48,085,35*7B</text:p>
      <text:p text:style-name="Preformatted_20_Text">$GPGSV,3,2,09,11,10,155,34,02,10,314,,25,07,032,,10,06,277,*77</text:p>
      <text:p text:style-name="Preformatted_20_Text">$GPGSV,3,3,09,00,00,000,*40</text:p>
      <text:p text:style-name="Preformatted_20_Text">$GPRMC,133145.94,A,4545.3951,N,00306.5585,E,018.7,228.3,010310,000.1,W,A*2A</text:p>
      <text:p text:style-name="Preformatted_20_Text">$GPGGA,133145.94,4545.3951,N,00306.5585,E,1,04,03.0,00412.0,M,0047.4,M,,*51</text:p>
      <text:p text:style-name="Preformatted_20_Text">$GPGSA,A,3,23,13,04,20,,,,,,,,,07.0,03.0,06.4*01</text:p>
      <text:p text:style-name="Preformatted_20_Text">$GPGSV,3,1,09,23,76,067,45,13,68,212,40,04,52,297,39,20,48,085,34*7A</text:p>
      <text:p text:style-name="Preformatted_20_Text">$GPGSV,3,2,09,11,10,155,32,02,10,314,,25,07,032,,10,06,277,*71</text:p>
      <text:p text:style-name="Preformatted_20_Text">$GPGSV,3,3,09,00,00,000,*40</text:p>
      <text:p text:style-name="Preformatted_20_Text">$GPRMC,133146.94,A,4545.3916,N,00306.5525,E,019.0,228.3,010310,000.1,W,A*26</text:p>
      <text:p text:style-name="Preformatted_20_Text">$GPGGA,133146.94,4545.3916,N,00306.5525,E,1,04,03.0,00413.9,M,0047.4,M,,*53</text:p>
      <text:p text:style-name="Preformatted_20_Text">$GPGSA,A,3,23,13,04,20,,,,,,,,,07.0,03.0,06.4*01</text:p>
      <text:p text:style-name="Preformatted_20_Text">$GPGSV,3,1,09,23,76,067,45,13,68,212,40,04,52,297,39,20,48,085,34*7A</text:p>
      <text:p text:style-name="Preformatted_20_Text">$GPGSV,3,2,09,11,10,155,30,02,10,314,,25,07,032,,10,06,277,*73</text:p>
      <text:p text:style-name="Preformatted_20_Text">$GPGSV,3,3,09,00,00,000,*40</text:p>
      <text:p text:style-name="Preformatted_20_Text">$GPRMC,133147.94,A,4545.3881,N,00306.5468,E,019.5,228.2,010310,000.1,W,A*24</text:p>
      <text:p text:style-name="Preformatted_20_Text">$GPGGA,133147.94,4545.3881,N,00306.5468,E,1,04,03.0,00414.0,M,0047.4,M,,*5B</text:p>
      <text:p text:style-name="Preformatted_20_Text">$GPGSA,A,3,23,13,04,20,,,,,,,,,07.0,03.0,06.4*01</text:p>
      <text:p text:style-name="Preformatted_20_Text">$GPGSV,3,1,09,23,76,067,45,13,68,212,41,04,52,297,40,20,48,085,35*74</text:p>
      <text:p text:style-name="Preformatted_20_Text">$GPGSV,3,2,09,11,10,155,27,02,10,314,,25,07,032,,10,06,277,*75</text:p>
      <text:p text:style-name="Preformatted_20_Text">$GPGSV,3,3,09,00,00,000,*40</text:p>
      <text:p text:style-name="Preformatted_20_Text">$GPRMC,133148.94,A,4545.3845,N,00306.5408,E,019.8,228.2,010310,000.1,W,A*28</text:p>
      <text:p text:style-name="Preformatted_20_Text">$GPGGA,133148.94,4545.3845,N,00306.5408,E,1,04,03.0,00414.1,M,0047.4,M,,*5B</text:p>
      <text:p text:style-name="Preformatted_20_Text">$GPGSA,A,3,23,13,04,20,,,,,,,,,07.0,03.0,06.4*01</text:p>
      <text:p text:style-name="Preformatted_20_Text">$GPGSV,3,1,09,23,76,067,46,13,68,212,41,04,52,297,40,20,48,085,36*74</text:p>
      <text:p text:style-name="Preformatted_20_Text">$GPGSV,3,2,09,11,10,155,26,02,10,314,,25,07,032,,10,06,277,*74</text:p>
      <text:p text:style-name="Preformatted_20_Text">$GPGSV,3,3,09,00,00,000,*40</text:p>
      <text:p text:style-name="Preformatted_20_Text">$GPRMC,133149.94,A,4545.3809,N,00306.5346,E,020.1,228.1,010310,000.1,W,A*2C</text:p>
      <text:p text:style-name="Preformatted_20_Text">$GPGGA,133149.94,4545.3809,N,00306.5346,E,1,04,03.0,00416.5,M,0047.4,M,,*59</text:p>
      <text:p text:style-name="Preformatted_20_Text">$GPGSA,A,3,23,13,04,20,,,,,,,,,07.0,03.0,06.4*01</text:p>
      <text:p text:style-name="Preformatted_20_Text">$GPGSV,3,1,09,23,76,067,46,13,68,212,41,04,52,297,39,20,48,085,38*74</text:p>
      <text:p text:style-name="Preformatted_20_Text">$GPGSV,3,2,09,11,10,155,25,02,10,314,,25,07,032,,10,06,277,*77</text:p>
      <text:p text:style-name="Preformatted_20_Text">$GPGSV,3,3,09,00,00,000,*40</text:p>
      <text:p text:style-name="Preformatted_20_Text">$GPRMC,133150.94,A,4545.3769,N,00306.5282,E,020.2,227.9,010310,000.1,W,A*20</text:p>
      <text:p text:style-name="Preformatted_20_Text">$GPGGA,133150.94,4545.3769,N,00306.5282,E,1,05,02.1,00416.6,M,0047.4,M,,*53</text:p>
      <text:p text:style-name="Preformatted_20_Text">$GPGSA,A,3,23,13,04,20,11,,,,,,,,03.4,02.1,02.6*07</text:p>
      <text:p text:style-name="Preformatted_20_Text">$GPGSV,3,1,09,23,76,067,46,13,69,212,41,04,52,297,38,20,48,085,39*75</text:p>
      <text:p text:style-name="Preformatted_20_Text">$GPGSV,3,2,09,11,10,155,29,02,10,314,,25,07,032,,10,06,277,*7B</text:p>
      <text:p text:style-name="Preformatted_20_Text">$GPGSV,3,3,09,00,00,000,*40</text:p>
      <text:p text:style-name="Preformatted_20_Text">$GPRMC,133151.94,A,4545.3731,N,00306.5223,E,020.3,227.9,010310,000.1,W,A*26</text:p>
      <text:p text:style-name="Preformatted_20_Text">$GPGGA,133151.94,4545.3731,N,00306.5223,E,1,05,02.1,00416.9,M,0047.4,M,,*5B</text:p>
      <text:p text:style-name="Preformatted_20_Text">$GPGSA,A,3,23,13,04,20,11,,,,,,,,03.4,02.1,02.6*07</text:p>
      <text:p text:style-name="Preformatted_20_Text">$GPGSV,3,1,09,23,76,067,46,13,69,212,41,04,52,297,39,20,48,085,40*7A</text:p>
      <text:p text:style-name="Preformatted_20_Text">$GPGSV,3,2,09,11,10,155,31,02,10,314,,25,07,032,,10,06,277,*72</text:p>
      <text:p text:style-name="Preformatted_20_Text">$GPGSV,3,3,09,00,00,000,*40</text:p>
      <text:p text:style-name="Preformatted_20_Text">$GPRMC,133152.94,A,4545.3693,N,00306.5164,E,020.8,227.8,010310,000.1,W,A*26</text:p>
      <text:p text:style-name="Preformatted_20_Text">$GPGGA,133152.94,4545.3693,N,00306.5164,E,1,04,03.0,00415.9,M,0047.4,M,,*53</text:p>
      <text:p text:style-name="Preformatted_20_Text">$GPGSA,A,3,23,13,04,20,,,,,,,,,07.0,03.0,06.4*01</text:p>
      <text:p text:style-name="Preformatted_20_Text">$GPGSV,3,1,09,23,76,067,46,13,69,212,41,04,52,297,40,20,48,085,41*75</text:p>
      <text:p text:style-name="Preformatted_20_Text">$GPGSV,3,2,09,11,10,155,33,02,10,314,,25,07,032,,10,06,277,*70</text:p>
      <text:p text:style-name="Preformatted_20_Text">$GPGSV,3,3,09,00,00,000,*40</text:p>
      <text:p text:style-name="Preformatted_20_Text">$GPRMC,133153.94,A,4545.3654,N,00306.5103,E,020.6,227.7,010310,000.1,W,A*2C</text:p>
      <text:p text:style-name="Preformatted_20_Text">$GPGGA,133153.94,4545.3654,N,00306.5103,E,1,05,02.1,00416.3,M,0047.4,M,,*50</text:p>
      <text:p text:style-name="Preformatted_20_Text">$GPGSA,A,3,23,13,04,20,11,,,,,,,,03.4,02.1,02.6*07</text:p>
      <text:p text:style-name="Preformatted_20_Text">$GPGSV,3,1,09,23,76,067,46,13,69,212,41,04,52,297,41,20,48,085,41*74</text:p>
      <text:p text:style-name="Preformatted_20_Text">$GPGSV,3,2,09,11,10,155,35,02,10,314,,25,07,032,,10,06,277,*76</text:p>
      <text:p text:style-name="Preformatted_20_Text"><text:soft-page-break/>$GPGSV,3,3,09,00,00,000,*40</text:p>
      <text:p text:style-name="Preformatted_20_Text">$GPRMC,133154.94,A,4545.3617,N,00306.5045,E,019.7,227.5,010310,000.1,W,A*26</text:p>
      <text:p text:style-name="Preformatted_20_Text">$GPGGA,133154.94,4545.3617,N,00306.5045,E,1,05,02.1,00416.6,M,0047.4,M,,*56</text:p>
      <text:p text:style-name="Preformatted_20_Text">$GPGSA,A,3,23,13,04,20,11,,,,,,,,03.4,02.1,02.6*07</text:p>
      <text:p text:style-name="Preformatted_20_Text">$GPGSV,3,1,09,23,76,067,46,13,69,212,41,04,52,297,41,20,48,085,41*74</text:p>
      <text:p text:style-name="Preformatted_20_Text">$GPGSV,3,2,09,11,10,155,35,02,10,314,,25,07,032,,10,06,277,*76</text:p>
      <text:p text:style-name="Preformatted_20_Text">$GPGSV,3,3,09,00,00,000,*40</text:p>
      <text:p text:style-name="Preformatted_20_Text">$GPRMC,133155.94,A,4545.3584,N,00306.4988,E,018.7,228.2,010310,000.1,W,A*2E</text:p>
      <text:p text:style-name="Preformatted_20_Text">$GPGGA,133155.94,4545.3584,N,00306.4988,E,1,04,03.0,00418.7,M,0047.4,M,,*59</text:p>
      <text:p text:style-name="Preformatted_20_Text">$GPGSA,A,3,23,13,04,20,,,,,,,,,07.0,03.0,06.4*01</text:p>
      <text:p text:style-name="Preformatted_20_Text">$GPGSV,3,1,09,23,76,067,46,13,69,212,41,04,52,297,41,20,48,085,41*74</text:p>
      <text:p text:style-name="Preformatted_20_Text">$GPGSV,3,2,09,11,10,155,33,02,10,314,,25,07,032,,10,06,277,*70</text:p>
      <text:p text:style-name="Preformatted_20_Text">$GPGSV,3,3,09,00,00,000,*40</text:p>
      <text:p text:style-name="Preformatted_20_Text">$GPRMC,133156.94,A,4545.3554,N,00306.4929,E,017.8,230.1,010310,000.1,W,A*21</text:p>
      <text:p text:style-name="Preformatted_20_Text">$GPGGA,133156.94,4545.3554,N,00306.4929,E,1,04,03.0,00420.7,M,0047.4,M,,*57</text:p>
      <text:p text:style-name="Preformatted_20_Text">$GPGSA,A,3,23,13,04,20,,,,,,,,,07.0,03.0,06.4*01</text:p>
      <text:p text:style-name="Preformatted_20_Text">$GPGSV,3,1,09,23,76,067,46,13,69,212,41,04,52,297,42,20,48,085,41*77</text:p>
      <text:p text:style-name="Preformatted_20_Text">$GPGSV,3,2,09,11,10,155,31,02,10,314,,25,07,032,,10,06,277,*72</text:p>
      <text:p text:style-name="Preformatted_20_Text">$GPGSV,3,3,09,00,00,000,*40</text:p>
      <text:p text:style-name="Preformatted_20_Text">$GPRMC,133157.94,A,4545.3531,N,00306.4867,E,017.5,233.5,010310,000.1,W,A*22</text:p>
      <text:p text:style-name="Preformatted_20_Text">$GPGGA,133157.94,4545.3531,N,00306.4867,E,1,04,03.5,00422.6,M,0047.4,M,,*58</text:p>
      <text:p text:style-name="Preformatted_20_Text">$GPGSA,A,3,23,13,04,20,,,,,,,,,07.3,03.5,06.4*07</text:p>
      <text:p text:style-name="Preformatted_20_Text">$GPGSV,3,1,09,23,76,067,46,13,69,212,40,04,52,297,42,20,48,085,41*76</text:p>
      <text:p text:style-name="Preformatted_20_Text">$GPGSV,3,2,09,11,10,155,27,02,10,314,,25,07,032,,10,06,277,*75</text:p>
      <text:p text:style-name="Preformatted_20_Text">$GPGSV,3,3,09,00,00,000,*40</text:p>
      <text:p text:style-name="Preformatted_20_Text">$GPRMC,133158.94,A,4545.3500,N,00306.4817,E,017.2,237.0,010310,000.1,W,A*2E</text:p>
      <text:p text:style-name="Preformatted_20_Text">$GPGGA,133158.94,4545.3500,N,00306.4817,E,1,04,07.7,00424.4,M,0047.4,M,,*50</text:p>
      <text:p text:style-name="Preformatted_20_Text">$GPGSA,A,3,23,13,04,20,,,,,,,,,10.0,07.7,06.4*04</text:p>
      <text:p text:style-name="Preformatted_20_Text">$GPGSV,3,1,09,23,76,067,45,13,69,212,39,04,52,297,41,20,48,085,40*79</text:p>
      <text:p text:style-name="Preformatted_20_Text">$GPGSV,3,2,09,11,10,155,25,02,10,314,,25,07,032,,10,06,277,*77</text:p>
      <text:p text:style-name="Preformatted_20_Text">$GPGSV,3,3,09,00,00,000,*40</text:p>
      <text:p text:style-name="Preformatted_20_Text">$GPRMC,133159.94,A,4545.3481,N,00306.4756,E,015.8,240.9,010310,000.1,W,A*2C</text:p>
      <text:p text:style-name="Preformatted_20_Text">$GPGGA,133159.94,4545.3481,N,00306.4756,E,1,04,03.0,00423.6,M,0047.4,M,,*55</text:p>
      <text:p text:style-name="Preformatted_20_Text">$GPGSA,A,3,23,13,04,20,,,,,,,,,07.0,03.0,06.4*01</text:p>
      <text:p text:style-name="Preformatted_20_Text">$GPGSV,3,1,09,23,75,066,46,13,69,212,39,04,52,297,39,20,48,085,40*77</text:p>
      <text:p text:style-name="Preformatted_20_Text">$GPGSV,3,2,09,11,10,155,26,02,10,314,,25,07,032,,10,06,277,*74</text:p>
      <text:p text:style-name="Preformatted_20_Text">$GPGSV,3,3,09,00,00,000,*40</text:p>
      <text:p text:style-name="Preformatted_20_Text">$GPRMC,133200.94,A,4545.3468,N,00306.4702,E,014.1,246.8,010310,000.1,W,A*2A</text:p>
      <text:p text:style-name="Preformatted_20_Text">$GPGGA,133200.94,4545.3468,N,00306.4702,E,1,05,02.1,00423.1,M,0047.4,M,,*5A</text:p>
      <text:p text:style-name="Preformatted_20_Text">$GPGSA,A,3,23,13,04,20,11,,,,,,,,03.4,02.1,02.6*07</text:p>
      <text:p text:style-name="Preformatted_20_Text">$GPGSV,3,1,09,23,75,066,47,13,69,212,38,04,52,297,37,20,48,085,40*79</text:p>
      <text:p text:style-name="Preformatted_20_Text">$GPGSV,3,2,09,11,10,155,30,02,10,314,,25,07,032,,10,06,277,*73</text:p>
      <text:p text:style-name="Preformatted_20_Text">$GPGSV,3,3,09,00,00,000,*40</text:p>
      <text:p text:style-name="Preformatted_20_Text">$GPRMC,133201.94,A,4545.3456,N,00306.4655,E,011.7,248.0,010310,000.1,W,A*20</text:p>
      <text:p text:style-name="Preformatted_20_Text">$GPGGA,133201.94,4545.3456,N,00306.4655,E,1,04,03.0,00422.0,M,0047.4,M,,*54</text:p>
      <text:p text:style-name="Preformatted_20_Text">$GPGSA,A,3,23,13,04,20,,,,,,,,,07.0,03.0,06.4*01</text:p>
      <text:p text:style-name="Preformatted_20_Text">$GPGSV,3,1,09,23,75,066,48,13,69,212,38,04,52,297,37,20,48,085,41*77</text:p>
      <text:p text:style-name="Preformatted_20_Text">$GPGSV,3,2,09,11,10,155,30,02,10,314,,25,07,032,,10,06,277,*73</text:p>
      <text:p text:style-name="Preformatted_20_Text">$GPGSV,3,3,09,00,00,000,*40</text:p>
      <text:p text:style-name="Preformatted_20_Text">$GPRMC,133202.94,A,4545.3453,N,00306.4616,E,009.8,253.9,010310,000.1,W,A*24</text:p>
      <text:p text:style-name="Preformatted_20_Text">$GPGGA,133202.94,4545.3453,N,00306.4616,E,1,05,02.1,00421.7,M,0047.4,M,,*50</text:p>
      <text:p text:style-name="Preformatted_20_Text">$GPGSA,A,3,23,13,04,20,11,,,,,,,,03.4,02.1,02.6*07</text:p>
      <text:p text:style-name="Preformatted_20_Text">$GPGSV,3,1,09,23,75,066,49,13,69,212,38,04,52,297,37,20,48,085,42*75</text:p>
      <text:p text:style-name="Preformatted_20_Text">$GPGSV,3,2,09,11,10,155,30,02,10,314,,25,07,032,,10,06,277,*73</text:p>
      <text:p text:style-name="Preformatted_20_Text">$GPGSV,3,3,09,00,00,000,*40</text:p>
      <text:p text:style-name="Preformatted_20_Text">$GPRMC,133203.94,A,4545.3449,N,00306.4581,E,008.7,260.6,010310,000.1,W,A*22</text:p>
      <text:p text:style-name="Preformatted_20_Text">$GPGGA,133203.94,4545.3449,N,00306.4581,E,1,05,02.1,00422.0,M,0047.4,M,,*53</text:p>
      <text:p text:style-name="Preformatted_20_Text">$GPGSA,A,3,23,13,04,20,11,,,,,,,,03.4,02.1,02.6*07</text:p>
      <text:p text:style-name="Preformatted_20_Text">$GPGSV,3,1,09,23,75,066,49,13,69,212,37,04,52,297,39,20,48,085,44*72</text:p>
      <text:p text:style-name="Preformatted_20_Text">$GPGSV,3,2,09,11,10,155,32,02,10,314,36,25,07,032,,10,06,277,*74</text:p>
      <text:p text:style-name="Preformatted_20_Text">$GPGSV,3,3,09,00,00,000,*40</text:p>
      <text:p text:style-name="Preformatted_20_Text">$GPRMC,133204.94,A,4545.3459,N,00306.4557,E,007.2,269.1,010310,000.1,W,A*2B</text:p>
      <text:p text:style-name="Preformatted_20_Text">$GPGGA,133204.94,4545.3459,N,00306.4557,E,1,05,02.1,00421.0,M,0047.4,M,,*5D</text:p>
      <text:p text:style-name="Preformatted_20_Text">$GPGSA,A,3,23,13,04,20,11,,,,,,,,03.4,02.1,02.6*07</text:p>
      <text:p text:style-name="Preformatted_20_Text"><text:soft-page-break/>$GPGSV,3,1,09,23,75,066,49,13,69,212,37,04,52,297,40,20,48,085,45*7D</text:p>
      <text:p text:style-name="Preformatted_20_Text">$GPGSV,3,2,09,11,10,155,34,02,10,314,35,25,07,032,,10,06,277,*71</text:p>
      <text:p text:style-name="Preformatted_20_Text">$GPGSV,3,3,09,00,00,000,*40</text:p>
      <text:p text:style-name="Preformatted_20_Text">$GPRMC,133205.94,A,4545.3466,N,00306.4531,E,006.9,280.1,010310,000.1,W,A*2B</text:p>
      <text:p text:style-name="Preformatted_20_Text">$GPGGA,133205.94,4545.3466,N,00306.4531,E,1,06,01.5,00420.8,M,0047.4,M,,*5D</text:p>
      <text:p text:style-name="Preformatted_20_Text">$GPGSA,A,3,23,13,04,20,11,02,,,,,,,02.0,01.5,01.3*01</text:p>
      <text:p text:style-name="Preformatted_20_Text">$GPGSV,3,1,09,23,75,066,48,13,69,212,37,04,52,297,40,20,48,085,47*7E</text:p>
      <text:p text:style-name="Preformatted_20_Text">$GPGSV,3,2,09,11,10,155,35,02,10,314,35,25,07,032,,10,06,277,*70</text:p>
      <text:p text:style-name="Preformatted_20_Text">$GPGSV,3,3,09,00,00,000,*40</text:p>
      <text:p text:style-name="Preformatted_20_Text">$GPRMC,133206.94,A,4545.3480,N,00306.4515,E,006.9,291.1,010310,000.1,W,A*26</text:p>
      <text:p text:style-name="Preformatted_20_Text">$GPGGA,133206.94,4545.3480,N,00306.4515,E,1,06,01.5,00420.1,M,0047.4,M,,*59</text:p>
      <text:p text:style-name="Preformatted_20_Text">$GPGSA,A,3,23,13,04,20,11,02,,,,,,,02.0,01.5,01.3*01</text:p>
      <text:p text:style-name="Preformatted_20_Text">$GPGSV,3,1,09,23,75,066,48,13,69,212,37,04,52,297,40,20,48,085,48*71</text:p>
      <text:p text:style-name="Preformatted_20_Text">$GPGSV,3,2,09,11,10,155,33,02,10,314,34,25,07,032,,10,06,277,*77</text:p>
      <text:p text:style-name="Preformatted_20_Text">$GPGSV,3,3,09,00,00,000,*40</text:p>
      <text:p text:style-name="Preformatted_20_Text">$GPRMC,133207.94,A,4545.3497,N,00306.4501,E,007.1,310.8,010310,000.1,W,A*2C</text:p>
      <text:p text:style-name="Preformatted_20_Text">$GPGGA,133207.94,4545.3497,N,00306.4501,E,1,05,02.1,00419.2,M,0047.4,M,,*56</text:p>
      <text:p text:style-name="Preformatted_20_Text">$GPGSA,A,3,23,13,04,20,11,,,,,,,,03.4,02.1,02.6*07</text:p>
      <text:p text:style-name="Preformatted_20_Text">$GPGSV,3,1,09,23,75,066,48,13,69,212,37,04,52,297,39,20,48,085,47*70</text:p>
      <text:p text:style-name="Preformatted_20_Text">$GPGSV,3,2,09,11,10,155,33,02,10,314,32,25,07,032,,10,06,277,*71</text:p>
      <text:p text:style-name="Preformatted_20_Text">$GPGSV,3,3,09,00,00,000,*40</text:p>
      <text:p text:style-name="Preformatted_20_Text">$GPRMC,133208.94,A,4545.3521,N,00306.4488,E,008.2,326.7,010310,000.1,W,A*29</text:p>
      <text:p text:style-name="Preformatted_20_Text">$GPGGA,133208.94,4545.3521,N,00306.4488,E,1,05,02.1,00418.0,M,0047.4,M,,*56</text:p>
      <text:p text:style-name="Preformatted_20_Text">$GPGSA,A,3,23,13,04,20,11,,,,,,,,03.4,02.1,02.6*07</text:p>
      <text:p text:style-name="Preformatted_20_Text">$GPGSV,3,1,09,23,75,066,47,13,69,212,37,04,52,297,38,20,48,085,47*7E</text:p>
      <text:p text:style-name="Preformatted_20_Text">$GPGSV,3,2,09,11,10,155,34,02,10,314,31,25,07,032,,10,06,277,*75</text:p>
      <text:p text:style-name="Preformatted_20_Text">$GPGSV,3,3,09,00,00,000,*40</text:p>
      <text:p text:style-name="Preformatted_20_Text">$GPRMC,133209.94,A,4545.3549,N,00306.4481,E,010.6,334.8,010310,000.1,W,A*2E</text:p>
      <text:p text:style-name="Preformatted_20_Text">$GPGGA,133209.94,4545.3549,N,00306.4481,E,1,05,02.1,00418.1,M,0047.4,M,,*51</text:p>
      <text:p text:style-name="Preformatted_20_Text">$GPGSA,A,3,23,13,04,20,11,,,,,,,,03.4,02.1,02.6*07</text:p>
      <text:p text:style-name="Preformatted_20_Text">$GPGSV,3,1,09,23,75,066,47,13,69,212,37,04,52,297,38,20,48,085,45*7C</text:p>
      <text:p text:style-name="Preformatted_20_Text">$GPGSV,3,2,09,11,10,155,35,02,10,314,30,25,07,032,,10,06,277,*75</text:p>
      <text:p text:style-name="Preformatted_20_Text">$GPGSV,3,3,09,00,00,000,*40</text:p>
      <text:p text:style-name="Preformatted_20_Text">$GPRMC,133210.94,A,4545.3580,N,00306.4471,E,010.9,339.2,010310,000.1,W,A*24</text:p>
      <text:p text:style-name="Preformatted_20_Text">$GPGGA,133210.94,4545.3580,N,00306.4471,E,1,05,02.1,00417.8,M,0047.4,M,,*55</text:p>
      <text:p text:style-name="Preformatted_20_Text">$GPGSA,A,3,23,13,04,20,11,,,,,,,,03.4,02.1,02.6*07</text:p>
      <text:p text:style-name="Preformatted_20_Text">$GPGSV,3,1,09,23,75,066,46,13,69,212,38,04,52,297,38,20,48,085,45*72</text:p>
      <text:p text:style-name="Preformatted_20_Text">$GPGSV,3,2,09,11,10,155,35,02,10,314,30,25,07,032,,10,06,277,*75</text:p>
      <text:p text:style-name="Preformatted_20_Text">$GPGSV,3,3,09,00,00,000,*40</text:p>
      <text:p text:style-name="Preformatted_20_Text">$GPRMC,133211.94,A,4545.3608,N,00306.4462,E,011.2,343.0,010310,000.1,W,A*21</text:p>
      <text:p text:style-name="Preformatted_20_Text">$GPGGA,133211.94,4545.3608,N,00306.4462,E,1,05,02.1,00418.7,M,0047.4,M,,*55</text:p>
      <text:p text:style-name="Preformatted_20_Text">$GPGSA,A,3,23,13,04,20,11,,,,,,,,03.4,02.1,02.6*07</text:p>
      <text:p text:style-name="Preformatted_20_Text">$GPGSV,3,1,09,23,75,066,46,13,69,212,40,04,52,297,37,20,48,085,45*72</text:p>
      <text:p text:style-name="Preformatted_20_Text">$GPGSV,3,2,09,11,10,155,35,02,10,314,29,25,07,032,,10,06,277,*7D</text:p>
      <text:p text:style-name="Preformatted_20_Text">$GPGSV,3,3,09,00,00,000,*40</text:p>
      <text:p text:style-name="Preformatted_20_Text">$GPRMC,133212.94,A,4545.3646,N,00306.4449,E,013.0,345.5,010310,000.1,W,A*22</text:p>
      <text:p text:style-name="Preformatted_20_Text">$GPGGA,133212.94,4545.3646,N,00306.4449,E,1,05,02.1,00418.4,M,0047.4,M,,*56</text:p>
      <text:p text:style-name="Preformatted_20_Text">$GPGSA,A,3,23,13,04,20,11,,,,,,,,03.4,02.1,02.6*07</text:p>
      <text:p text:style-name="Preformatted_20_Text">$GPGSV,3,1,09,23,75,066,46,13,69,212,41,04,52,297,36,20,48,085,43*74</text:p>
      <text:p text:style-name="Preformatted_20_Text">$GPGSV,3,2,09,11,10,155,34,02,10,314,27,25,07,032,,10,06,277,*72</text:p>
      <text:p text:style-name="Preformatted_20_Text">$GPGSV,3,3,09,00,00,000,*40</text:p>
      <text:p text:style-name="Preformatted_20_Text">$GPRMC,133213.94,A,4545.3687,N,00306.4435,E,013.5,346.5,010310,000.1,W,A*23</text:p>
      <text:p text:style-name="Preformatted_20_Text">$GPGGA,133213.94,4545.3687,N,00306.4435,E,1,04,02.9,00418.7,M,0047.4,M,,*5B</text:p>
      <text:p text:style-name="Preformatted_20_Text">$GPGSA,A,3,23,13,04,,11,,,,,,,,04.0,02.9,02.7*0F</text:p>
      <text:p text:style-name="Preformatted_20_Text">$GPGSV,3,1,09,23,75,066,46,13,69,212,42,04,52,297,36,20,48,085,42*76</text:p>
      <text:p text:style-name="Preformatted_20_Text">$GPGSV,3,2,09,11,10,155,33,02,10,314,27,25,07,032,,10,06,277,*75</text:p>
      <text:p text:style-name="Preformatted_20_Text">$GPGSV,3,3,09,00,00,000,*40</text:p>
      <text:p text:style-name="Preformatted_20_Text">$GPRMC,133214.94,A,4545.3735,N,00306.4420,E,014.1,346.5,010310,000.1,W,A*2B</text:p>
      <text:p text:style-name="Preformatted_20_Text">$GPGGA,133214.94,4545.3735,N,00306.4420,E,1,04,03.0,00420.9,M,0047.4,M,,*5D</text:p>
      <text:p text:style-name="Preformatted_20_Text">$GPGSA,A,3,23,13,04,20,,,,,,,,,07.0,03.0,06.3*06</text:p>
      <text:p text:style-name="Preformatted_20_Text">$GPGSV,3,1,09,23,75,066,46,13,69,212,42,04,52,297,35,20,48,085,42*75</text:p>
      <text:p text:style-name="Preformatted_20_Text">$GPGSV,3,2,09,11,10,155,31,02,10,314,26,25,07,032,,10,06,277,*76</text:p>
      <text:p text:style-name="Preformatted_20_Text">$GPGSV,3,3,09,00,00,000,*40</text:p>
      <text:p text:style-name="Preformatted_20_Text">$GPRMC,133215.94,A,4545.3786,N,00306.4404,E,014.5,344.7,010310,000.1,W,A*20</text:p>
      <text:p text:style-name="Preformatted_20_Text"><text:soft-page-break/>$GPGGA,133215.94,4545.3786,N,00306.4404,E,1,05,02.1,00420.5,M,0047.4,M,,*5F</text:p>
      <text:p text:style-name="Preformatted_20_Text">$GPGSA,A,3,23,13,04,20,11,,,,,,,,03.4,02.1,02.6*07</text:p>
      <text:p text:style-name="Preformatted_20_Text">$GPGSV,3,1,09,23,75,066,46,13,69,212,40,04,52,297,35,20,48,085,43*76</text:p>
      <text:p text:style-name="Preformatted_20_Text">$GPGSV,3,2,09,11,10,155,30,02,11,314,27,25,07,032,,10,06,277,*77</text:p>
      <text:p text:style-name="Preformatted_20_Text">$GPGSV,3,3,09,00,00,000,*40</text:p>
      <text:p text:style-name="Preformatted_20_Text">$GPRMC,133216.94,A,4545.3835,N,00306.4381,E,018.4,343.8,010310,000.1,W,A*2B</text:p>
      <text:p text:style-name="Preformatted_20_Text">$GPGGA,133216.94,4545.3835,N,00306.4381,E,1,04,03.0,00419.5,M,0047.4,M,,*5A</text:p>
      <text:p text:style-name="Preformatted_20_Text">$GPGSA,A,3,23,13,04,20,,,,,,,,,07.0,03.0,06.3*06</text:p>
      <text:p text:style-name="Preformatted_20_Text">$GPGSV,3,1,09,23,75,066,46,13,69,212,39,04,52,297,36,20,48,085,43*7B</text:p>
      <text:p text:style-name="Preformatted_20_Text">$GPGSV,3,2,09,11,10,155,29,02,11,314,26,25,07,032,,10,06,277,*7E</text:p>
      <text:p text:style-name="Preformatted_20_Text">$GPGSV,3,3,09,00,00,000,*40</text:p>
      <text:p text:style-name="Preformatted_20_Text">$GPRMC,133217.94,A,4545.3884,N,00306.4357,E,018.0,341.8,010310,000.1,W,A*2D</text:p>
      <text:p text:style-name="Preformatted_20_Text">$GPGGA,133217.94,4545.3884,N,00306.4357,E,1,04,03.0,00417.8,M,0047.4,M,,*59</text:p>
      <text:p text:style-name="Preformatted_20_Text">$GPGSA,A,3,23,13,04,20,,,,,,,,,07.0,03.0,06.3*06</text:p>
      <text:p text:style-name="Preformatted_20_Text">$GPGSV,3,1,09,23,75,066,46,13,69,212,39,04,52,296,36,20,48,085,44*7D</text:p>
      <text:p text:style-name="Preformatted_20_Text">$GPGSV,3,2,09,02,11,314,26,11,10,155,27,25,07,032,,10,06,277,*70</text:p>
      <text:p text:style-name="Preformatted_20_Text">$GPGSV,3,3,09,00,00,000,*40</text:p>
      <text:p text:style-name="Preformatted_20_Text">$GPRMC,133218.94,A,4545.3932,N,00306.4330,E,016.6,339.4,010310,000.1,W,A*24</text:p>
      <text:p text:style-name="Preformatted_20_Text">$GPGGA,133218.94,4545.3932,N,00306.4330,E,1,04,03.0,00416.0,M,0047.4,M,,*52</text:p>
      <text:p text:style-name="Preformatted_20_Text">$GPGSA,A,3,23,13,04,20,,,,,,,,,07.0,03.0,06.3*06</text:p>
      <text:p text:style-name="Preformatted_20_Text">$GPGSV,3,1,09,23,75,066,46,13,69,212,38,04,52,296,36,20,48,085,44*7C</text:p>
      <text:p text:style-name="Preformatted_20_Text">$GPGSV,3,2,09,02,11,314,24,11,10,155,28,25,07,032,,10,06,277,*7D</text:p>
      <text:p text:style-name="Preformatted_20_Text">$GPGSV,3,3,09,00,00,000,*40</text:p>
      <text:p text:style-name="Preformatted_20_Text">$GPRMC,133219.94,A,4545.3972,N,00306.4302,E,015.0,335.6,010310,000.1,W,A*2B</text:p>
      <text:p text:style-name="Preformatted_20_Text">$GPGGA,133219.94,4545.3972,N,00306.4302,E,1,05,02.1,00415.5,M,0047.4,M,,*51</text:p>
      <text:p text:style-name="Preformatted_20_Text">$GPGSA,A,3,23,13,04,20,,11,,,,,,,03.4,02.1,02.6*07</text:p>
      <text:p text:style-name="Preformatted_20_Text">$GPGSV,3,1,09,23,75,066,46,13,69,212,38,04,52,296,36,20,48,085,45*7D</text:p>
      <text:p text:style-name="Preformatted_20_Text">$GPGSV,3,2,09,02,11,314,23,11,10,155,29,25,07,032,,10,06,277,*7B</text:p>
      <text:p text:style-name="Preformatted_20_Text">$GPGSV,3,3,09,00,00,000,*40</text:p>
      <text:p text:style-name="Preformatted_20_Text">$GPRMC,133220.94,A,4545.4013,N,00306.4276,E,013.4,333.7,010310,000.1,W,A*2F</text:p>
      <text:p text:style-name="Preformatted_20_Text">$GPGGA,133220.94,4545.4013,N,00306.4276,E,1,04,03.0,00415.4,M,0047.4,M,,*50</text:p>
      <text:p text:style-name="Preformatted_20_Text">$GPGSA,A,3,23,13,04,20,,,,,,,,,07.0,03.0,06.3*06</text:p>
      <text:p text:style-name="Preformatted_20_Text">$GPGSV,3,1,09,23,75,066,47,13,69,212,39,04,52,296,37,20,48,085,45*7C</text:p>
      <text:p text:style-name="Preformatted_20_Text">$GPGSV,3,2,09,02,11,314,24,11,10,155,28,25,07,032,,10,06,277,*7D</text:p>
      <text:p text:style-name="Preformatted_20_Text">$GPGSV,3,3,09,00,00,000,*40</text:p>
      <text:p text:style-name="Preformatted_20_Text">$GPRMC,133221.94,A,4545.4040,N,00306.4252,E,012.1,327.4,010310,000.1,W,A*2C</text:p>
      <text:p text:style-name="Preformatted_20_Text">$GPGGA,133221.94,4545.4040,N,00306.4252,E,1,06,01.5,00415.9,M,0047.4,M,,*59</text:p>
      <text:p text:style-name="Preformatted_20_Text">$GPGSA,A,3,23,13,04,20,,,02,11,,,,,02.0,01.5,01.3*01</text:p>
      <text:p text:style-name="Preformatted_20_Text">$GPGSV,3,1,11,23,75,066,47,13,69,212,40,04,52,296,37,20,48,085,46*78</text:p>
      <text:p text:style-name="Preformatted_20_Text">$GPGSV,3,2,11,33,34,205,,33,34,205,,02,11,314,30,11,10,155,34*78</text:p>
      <text:p text:style-name="Preformatted_20_Text">$GPGSV,3,3,11,25,07,032,,10,06,277,,00,00,000,*4D</text:p>
      <text:p text:style-name="Preformatted_20_Text">$GPRMC,133222.94,A,4545.4058,N,00306.4217,E,010.7,313.0,010310,000.1,W,A*20</text:p>
      <text:p text:style-name="Preformatted_20_Text">$GPGGA,133222.94,4545.4058,N,00306.4217,E,1,06,01.5,00416.0,M,0047.4,M,,*58</text:p>
      <text:p text:style-name="Preformatted_20_Text">$GPGSA,A,3,23,13,04,20,,,02,11,,,,,02.0,01.5,01.3*01</text:p>
      <text:p text:style-name="Preformatted_20_Text">$GPGSV,3,1,11,23,75,066,47,13,69,212,40,04,52,296,37,20,48,085,47*79</text:p>
      <text:p text:style-name="Preformatted_20_Text">$GPGSV,3,2,11,33,34,205,,33,34,205,,02,11,314,31,11,10,155,35*78</text:p>
      <text:p text:style-name="Preformatted_20_Text">$GPGSV,3,3,11,25,07,032,,10,06,277,,00,00,000,*4D</text:p>
      <text:p text:style-name="Preformatted_20_Text">$GPRMC,133223.94,A,4545.4069,N,00306.4178,E,010.7,293.1,010310,000.1,W,A*21</text:p>
      <text:p text:style-name="Preformatted_20_Text">$GPGGA,133223.94,4545.4069,N,00306.4178,E,1,05,02.1,00416.2,M,0047.4,M,,*57</text:p>
      <text:p text:style-name="Preformatted_20_Text">$GPGSA,A,3,23,13,04,20,,11,,,,,,,03.4,02.1,02.6*07</text:p>
      <text:p text:style-name="Preformatted_20_Text">$GPGSV,3,1,09,23,75,066,48,13,69,212,39,04,52,296,38,20,48,085,47*7E</text:p>
      <text:p text:style-name="Preformatted_20_Text">$GPGSV,3,2,09,02,11,314,29,11,10,155,34,25,07,032,,10,07,277,*7C</text:p>
      <text:p text:style-name="Preformatted_20_Text">$GPGSV,3,3,09,00,00,000,*40</text:p>
      <text:p text:style-name="Preformatted_20_Text">$GPRMC,133224.94,A,4545.4062,N,00306.4137,E,011.3,280.6,010310,000.1,W,A*26</text:p>
      <text:p text:style-name="Preformatted_20_Text">$GPGGA,133224.94,4545.4062,N,00306.4137,E,1,04,03.0,00416.3,M,0047.4,M,,*50</text:p>
      <text:p text:style-name="Preformatted_20_Text">$GPGSA,A,3,23,13,04,20,,,,,,,,,07.0,03.0,06.3*06</text:p>
      <text:p text:style-name="Preformatted_20_Text">$GPGSV,3,1,09,23,75,066,48,13,69,212,38,04,52,296,37,20,48,085,45*72</text:p>
      <text:p text:style-name="Preformatted_20_Text">$GPGSV,3,2,09,02,11,314,28,11,09,155,32,25,07,032,,10,07,277,*73</text:p>
      <text:p text:style-name="Preformatted_20_Text">$GPGSV,3,3,09,00,00,000,*40</text:p>
      <text:p text:style-name="Preformatted_20_Text">$GPRMC,133225.94,A,4545.4050,N,00306.4093,E,011.4,271.3,010310,000.1,W,A*25</text:p>
      <text:p text:style-name="Preformatted_20_Text">$GPGGA,133225.94,4545.4050,N,00306.4093,E,1,04,03.0,00416.9,M,0047.4,M,,*55</text:p>
      <text:p text:style-name="Preformatted_20_Text">$GPGSA,A,3,23,13,04,20,,,,,,,,,07.0,03.0,06.3*06</text:p>
      <text:p text:style-name="Preformatted_20_Text">$GPGSV,3,1,09,23,75,066,48,13,69,212,38,04,52,296,38,20,48,085,44*7C</text:p>
      <text:p text:style-name="Preformatted_20_Text">$GPGSV,3,2,09,02,11,314,26,11,09,155,28,10,07,277,,25,07,032,*76</text:p>
      <text:p text:style-name="Preformatted_20_Text"><text:soft-page-break/>$GPGSV,3,3,09,00,00,000,*40</text:p>
      <text:p text:style-name="Preformatted_20_Text">$GPRMC,133226.94,A,4545.4037,N,00306.4043,E,012.0,263.7,010310,000.1,W,A*2A</text:p>
      <text:p text:style-name="Preformatted_20_Text">$GPGGA,133226.94,4545.4037,N,00306.4043,E,1,04,03.0,00417.9,M,0047.4,M,,*5B</text:p>
      <text:p text:style-name="Preformatted_20_Text">$GPGSA,A,3,23,13,04,20,,,,,,,,,07.0,03.0,06.3*06</text:p>
      <text:p text:style-name="Preformatted_20_Text">$GPGSV,3,1,09,23,75,066,48,13,69,212,38,04,52,296,37,20,48,085,42*75</text:p>
      <text:p text:style-name="Preformatted_20_Text">$GPGSV,3,2,09,02,11,314,24,11,09,155,27,10,07,277,,25,07,032,*7B</text:p>
      <text:p text:style-name="Preformatted_20_Text">$GPGSV,3,3,09,00,00,000,*40</text:p>
      <text:p text:style-name="Preformatted_20_Text">$GPRMC,133227.94,A,4545.4025,N,00306.3989,E,015.2,259.0,010310,000.1,W,A*2B</text:p>
      <text:p text:style-name="Preformatted_20_Text">$GPGGA,133227.94,4545.4025,N,00306.3989,E,1,04,03.0,00418.7,M,0047.4,M,,*50</text:p>
      <text:p text:style-name="Preformatted_20_Text">$GPGSA,A,3,23,13,04,20,,,,,,,,,07.0,03.0,06.3*06</text:p>
      <text:p text:style-name="Preformatted_20_Text">$GPGSV,3,1,09,23,75,066,48,13,69,212,38,04,52,296,36,20,48,085,41*77</text:p>
      <text:p text:style-name="Preformatted_20_Text">$GPGSV,3,2,09,02,11,314,23,11,09,155,26,10,07,277,,25,07,032,*7D</text:p>
      <text:p text:style-name="Preformatted_20_Text">$GPGSV,3,3,09,00,00,000,*40</text:p>
      <text:p text:style-name="Preformatted_20_Text">$GPRMC,133228.94,A,4545.4011,N,00306.3920,E,017.7,255.7,010310,000.1,W,A*2C</text:p>
      <text:p text:style-name="Preformatted_20_Text">$GPGGA,133228.94,4545.4011,N,00306.3920,E,1,04,03.0,00419.2,M,0047.4,M,,*5F</text:p>
      <text:p text:style-name="Preformatted_20_Text">$GPGSA,A,3,23,13,04,20,,,,,,,,,07.0,03.0,06.3*06</text:p>
      <text:p text:style-name="Preformatted_20_Text">$GPGSV,3,1,09,23,75,066,48,13,69,212,38,04,52,296,35,20,48,085,40*75</text:p>
      <text:p text:style-name="Preformatted_20_Text">$GPGSV,3,2,09,02,11,314,21,11,09,155,24,10,07,277,,25,07,032,*7D</text:p>
      <text:p text:style-name="Preformatted_20_Text">$GPGSV,3,3,09,00,00,000,*40</text:p>
      <text:p text:style-name="Preformatted_20_Text">$GPRMC,133229.94,A,4545.3991,N,00306.3847,E,018.7,252.2,010310,000.1,W,A*26</text:p>
      <text:p text:style-name="Preformatted_20_Text">$GPGGA,133229.94,4545.3991,N,00306.3847,E,1,05,03.0,00420.9,M,0047.4,M,,*58</text:p>
      <text:p text:style-name="Preformatted_20_Text">$GPGSA,A,3,23,13,04,20,02,,,,,,,,04.3,03.0,03.2*00</text:p>
      <text:p text:style-name="Preformatted_20_Text">$GPGSV,3,1,09,23,75,066,48,13,69,212,38,04,52,296,34,20,48,085,40*74</text:p>
      <text:p text:style-name="Preformatted_20_Text">$GPGSV,3,2,09,02,11,314,25,11,09,155,21,10,07,277,,25,07,032,*7C</text:p>
      <text:p text:style-name="Preformatted_20_Text">$GPGSV,3,3,09,00,00,000,*40</text:p>
      <text:p text:style-name="Preformatted_20_Text">$GPRMC,133230.94,A,4545.3972,N,00306.3774,E,018.8,251.1,010310,000.1,W,A*23</text:p>
      <text:p text:style-name="Preformatted_20_Text">$GPGGA,133230.94,4545.3972,N,00306.3774,E,1,04,03.0,00422.5,M,0047.4,M,,*5D</text:p>
      <text:p text:style-name="Preformatted_20_Text">$GPGSA,A,3,23,13,04,20,,,,,,,,,07.0,03.0,06.3*06</text:p>
      <text:p text:style-name="Preformatted_20_Text">$GPGSV,3,1,09,23,75,066,48,13,69,212,38,04,52,296,33,20,48,085,40*73</text:p>
      <text:p text:style-name="Preformatted_20_Text">$GPGSV,3,2,09,02,11,314,25,11,09,155,21,10,07,277,,25,07,032,*7C</text:p>
      <text:p text:style-name="Preformatted_20_Text">$GPGSV,3,3,09,00,00,000,*40</text:p>
      <text:p text:style-name="Preformatted_20_Text">$GPRMC,133231.94,A,4545.3957,N,00306.3701,E,018.6,250.4,010310,000.1,W,A*2D</text:p>
      <text:p text:style-name="Preformatted_20_Text">$GPGGA,133231.94,4545.3957,N,00306.3701,E,1,04,03.0,00424.0,M,0047.4,M,,*5A</text:p>
      <text:p text:style-name="Preformatted_20_Text">$GPGSA,A,3,23,13,04,20,,,,,,,,,07.0,03.0,06.3*06</text:p>
      <text:p text:style-name="Preformatted_20_Text">$GPGSV,3,1,09,23,75,066,48,13,69,212,38,04,52,296,32,20,48,085,40*72</text:p>
      <text:p text:style-name="Preformatted_20_Text">$GPGSV,3,2,09,02,11,314,25,11,09,155,23,10,07,277,,25,07,032,*7E</text:p>
      <text:p text:style-name="Preformatted_20_Text">$GPGSV,3,3,09,00,00,000,*40</text:p>
      <text:p text:style-name="Preformatted_20_Text">$GPRMC,133232.94,A,4545.3938,N,00306.3629,E,018.7,250.1,010310,000.1,W,A*28</text:p>
      <text:p text:style-name="Preformatted_20_Text">$GPGGA,133232.94,4545.3938,N,00306.3629,E,1,04,03.0,00424.7,M,0047.4,M,,*5C</text:p>
      <text:p text:style-name="Preformatted_20_Text">$GPGSA,A,3,23,13,04,20,,,,,,,,,07.0,03.0,06.3*06</text:p>
      <text:p text:style-name="Preformatted_20_Text">$GPGSV,3,1,09,23,75,066,48,13,69,212,39,04,52,296,33,20,48,085,40*72</text:p>
      <text:p text:style-name="Preformatted_20_Text">$GPGSV,3,2,09,02,11,314,24,11,09,155,24,10,07,277,,25,07,032,*78</text:p>
      <text:p text:style-name="Preformatted_20_Text">$GPGSV,3,3,09,00,00,000,*40</text:p>
      <text:p text:style-name="Preformatted_20_Text">$GPRMC,133233.94,A,4545.3927,N,00306.3549,E,019.1,250.0,010310,000.1,W,A*24</text:p>
      <text:p text:style-name="Preformatted_20_Text">$GPGGA,133233.94,4545.3927,N,00306.3549,E,1,04,07.5,00425.3,M,0047.4,M,,*52</text:p>
      <text:p text:style-name="Preformatted_20_Text">$GPGSA,A,3,23,13,04,20,,,,,,,,,09.9,07.5,06.3*00</text:p>
      <text:p text:style-name="Preformatted_20_Text">$GPGSV,3,1,09,23,75,066,48,13,69,212,39,04,52,296,32,20,48,085,39*7D</text:p>
      <text:p text:style-name="Preformatted_20_Text">$GPGSV,3,2,09,02,11,314,23,11,09,155,24,10,07,277,,25,07,032,*7F</text:p>
      <text:p text:style-name="Preformatted_20_Text">$GPGSV,3,3,09,00,00,000,*40</text:p>
      <text:p text:style-name="Preformatted_20_Text">$GPRMC,133234.94,A,4545.3917,N,00306.3471,E,019.1,250.0,010310,000.1,W,A*2A</text:p>
      <text:p text:style-name="Preformatted_20_Text">$GPGGA,133234.94,4545.3917,N,00306.3471,E,1,04,03.0,00425.6,M,0047.4,M,,*58</text:p>
      <text:p text:style-name="Preformatted_20_Text">$GPGSA,A,3,23,13,04,20,,,,,,,,,07.0,03.0,06.3*06</text:p>
      <text:p text:style-name="Preformatted_20_Text">$GPGSV,3,1,09,23,75,066,48,13,69,212,40,04,52,296,33,20,48,085,38*73</text:p>
      <text:p text:style-name="Preformatted_20_Text">$GPGSV,3,2,09,02,11,314,23,11,09,155,27,10,07,277,,25,07,032,*7C</text:p>
      <text:p text:style-name="Preformatted_20_Text">$GPGSV,3,3,09,00,00,000,*40</text:p>
      <text:p text:style-name="Preformatted_20_Text">$GPRMC,133235.94,A,4545.3900,N,00306.3399,E,018.1,249.9,010310,000.1,W,A*2C</text:p>
      <text:p text:style-name="Preformatted_20_Text">$GPGGA,133235.94,4545.3900,N,00306.3399,E,1,04,03.0,00427.3,M,0047.4,M,,*59</text:p>
      <text:p text:style-name="Preformatted_20_Text">$GPGSA,A,3,23,13,04,20,,,,,,,,,07.0,03.0,06.3*06</text:p>
      <text:p text:style-name="Preformatted_20_Text">$GPGSV,3,1,09,23,75,066,48,13,69,212,40,04,52,296,33,20,48,085,38*73</text:p>
      <text:p text:style-name="Preformatted_20_Text">$GPGSV,3,2,09,02,11,314,24,11,09,155,28,10,07,277,,25,07,032,*74</text:p>
      <text:p text:style-name="Preformatted_20_Text">$GPGSV,3,3,09,00,00,000,*40</text:p>
      <text:p text:style-name="Preformatted_20_Text">$GPRMC,133236.94,A,4545.3882,N,00306.3331,E,017.3,249.8,010310,000.1,W,A*2A</text:p>
      <text:p text:style-name="Preformatted_20_Text">$GPGGA,133236.94,4545.3882,N,00306.3331,E,1,04,03.0,00429.1,M,0047.4,M,,*5F</text:p>
      <text:p text:style-name="Preformatted_20_Text">$GPGSA,A,3,23,13,04,20,,,,,,,,,07.0,03.0,06.3*06</text:p>
      <text:p text:style-name="Preformatted_20_Text"><text:soft-page-break/>$GPGSV,3,1,09,23,75,066,48,13,69,212,40,04,52,296,34,20,48,085,39*75</text:p>
      <text:p text:style-name="Preformatted_20_Text">$GPGSV,3,2,09,02,11,314,26,11,09,155,27,10,07,277,,25,07,032,*79</text:p>
      <text:p text:style-name="Preformatted_20_Text">$GPGSV,3,3,09,00,00,000,*40</text:p>
      <text:p text:style-name="Preformatted_20_Text">$GPRMC,133237.94,A,4545.3864,N,00306.3267,E,017.1,249.6,010310,000.1,W,A*2D</text:p>
      <text:p text:style-name="Preformatted_20_Text">$GPGGA,133237.94,4545.3864,N,00306.3267,E,1,04,03.5,00429.8,M,0047.4,M,,*58</text:p>
      <text:p text:style-name="Preformatted_20_Text">$GPGSA,A,3,23,13,,20,02,,,,,,,,05.5,03.5,04.2*01</text:p>
      <text:p text:style-name="Preformatted_20_Text">$GPGSV,3,1,09,23,75,066,48,13,69,212,40,04,52,296,33,20,48,085,39*72</text:p>
      <text:p text:style-name="Preformatted_20_Text">$GPGSV,3,2,09,02,11,314,31,11,09,155,26,10,07,277,,25,07,032,*7E</text:p>
      <text:p text:style-name="Preformatted_20_Text">$GPGSV,3,3,09,00,00,000,*40</text:p>
      <text:p text:style-name="Preformatted_20_Text">$GPRMC,133238.94,A,4545.3847,N,00306.3203,E,017.1,249.5,010310,000.1,W,A*22</text:p>
      <text:p text:style-name="Preformatted_20_Text">$GPGGA,133238.94,4545.3847,N,00306.3203,E,1,04,03.0,00430.7,M,0047.4,M,,*56</text:p>
      <text:p text:style-name="Preformatted_20_Text">$GPGSA,A,3,23,13,04,20,,,,,,,,,07.0,03.0,06.3*06</text:p>
      <text:p text:style-name="Preformatted_20_Text">$GPGSV,3,1,09,23,75,066,48,13,69,212,40,04,52,296,33,20,48,085,40*7C</text:p>
      <text:p text:style-name="Preformatted_20_Text">$GPGSV,3,2,09,02,11,314,32,11,09,155,24,10,07,277,,25,07,032,*7F</text:p>
      <text:p text:style-name="Preformatted_20_Text">$GPGSV,3,3,09,00,00,000,*40</text:p>
      <text:p text:style-name="Preformatted_20_Text">$GPRMC,133239.94,A,4545.3835,N,00306.3139,E,017.3,249.5,010310,000.1,W,A*2E</text:p>
      <text:p text:style-name="Preformatted_20_Text">$GPGGA,133239.94,4545.3835,N,00306.3139,E,1,04,03.0,00432.3,M,0047.4,M,,*5E</text:p>
      <text:p text:style-name="Preformatted_20_Text">$GPGSA,A,3,23,13,04,20,,,,,,,,,07.0,03.0,06.3*06</text:p>
      <text:p text:style-name="Preformatted_20_Text">$GPGSV,3,1,09,23,75,066,48,13,69,212,40,04,52,296,35,20,48,085,41*7B</text:p>
      <text:p text:style-name="Preformatted_20_Text">$GPGSV,3,2,09,02,11,314,30,11,09,155,24,10,07,277,,25,07,032,*7D</text:p>
      <text:p text:style-name="Preformatted_20_Text">$GPGSV,3,3,09,00,00,000,*40</text:p>
      <text:p text:style-name="Preformatted_20_Text">$GPRMC,133240.94,A,4545.3814,N,00306.3077,E,017.5,249.5,010310,000.1,W,A*2E</text:p>
      <text:p text:style-name="Preformatted_20_Text">$GPGGA,133240.94,4545.3814,N,00306.3077,E,1,04,03.0,00432.2,M,0047.4,M,,*59</text:p>
      <text:p text:style-name="Preformatted_20_Text">$GPGSA,A,3,23,13,04,20,,,,,,,,,07.0,03.0,06.3*06</text:p>
      <text:p text:style-name="Preformatted_20_Text">$GPGSV,3,1,09,23,75,066,48,13,69,212,40,04,52,296,37,20,48,085,41*79</text:p>
      <text:p text:style-name="Preformatted_20_Text">$GPGSV,3,2,09,02,11,314,29,11,09,155,23,10,07,277,,25,07,032,*72</text:p>
      <text:p text:style-name="Preformatted_20_Text">$GPGSV,3,3,09,00,00,000,*40</text:p>
      <text:p text:style-name="Preformatted_20_Text">$GPRMC,133241.94,A,4545.3795,N,00306.3010,E,017.6,249.4,010310,000.1,W,A*2A</text:p>
      <text:p text:style-name="Preformatted_20_Text">$GPGGA,133241.94,4545.3795,N,00306.3010,E,1,04,03.0,00432.4,M,0047.4,M,,*59</text:p>
      <text:p text:style-name="Preformatted_20_Text">$GPGSA,A,3,23,13,04,20,,,,,,,,,07.0,03.0,06.3*06</text:p>
      <text:p text:style-name="Preformatted_20_Text">$GPGSV,3,1,09,23,75,066,48,13,69,212,40,04,52,296,37,20,48,085,41*79</text:p>
      <text:p text:style-name="Preformatted_20_Text">$GPGSV,3,2,09,02,11,314,27,11,09,155,24,10,07,277,,25,07,032,*7B</text:p>
      <text:p text:style-name="Preformatted_20_Text">$GPGSV,3,3,09,00,00,000,*40</text:p>
      <text:p text:style-name="Preformatted_20_Text">$GPRMC,133242.94,A,4545.3773,N,00306.2943,E,017.3,247.9,010310,000.1,W,A*29</text:p>
      <text:p text:style-name="Preformatted_20_Text">$GPGGA,133242.94,4545.3773,N,00306.2943,E,1,06,01.5,00432.8,M,0047.4,M,,*55</text:p>
      <text:p text:style-name="Preformatted_20_Text">$GPGSA,A,3,23,13,04,20,02,11,,,,,,,02.0,01.5,01.3*01</text:p>
      <text:p text:style-name="Preformatted_20_Text">$GPGSV,3,1,09,23,75,066,48,13,69,212,40,04,52,296,37,20,48,085,41*79</text:p>
      <text:p text:style-name="Preformatted_20_Text">$GPGSV,3,2,09,02,11,314,29,11,09,155,27,10,07,277,,25,07,032,*76</text:p>
      <text:p text:style-name="Preformatted_20_Text">$GPGSV,3,3,09,00,00,000,*40</text:p>
      <text:p text:style-name="Preformatted_20_Text">$GPRMC,133243.94,A,4545.3756,N,00306.2878,E,017.1,247.4,010310,000.1,W,A*29</text:p>
      <text:p text:style-name="Preformatted_20_Text">$GPGGA,133243.94,4545.3756,N,00306.2878,E,1,05,03.0,00434.2,M,0047.4,M,,*52</text:p>
      <text:p text:style-name="Preformatted_20_Text">$GPGSA,A,3,23,13,04,20,02,,,,,,,,04.3,03.0,03.2*00</text:p>
      <text:p text:style-name="Preformatted_20_Text">$GPGSV,3,1,09,23,75,066,48,13,69,212,40,04,52,296,36,20,48,085,41*78</text:p>
      <text:p text:style-name="Preformatted_20_Text">$GPGSV,3,2,09,02,11,314,29,11,09,155,27,10,07,277,,25,07,032,*76</text:p>
      <text:p text:style-name="Preformatted_20_Text">$GPGSV,3,3,09,00,00,000,*40</text:p>
      <text:p text:style-name="Preformatted_20_Text">$GPRMC,133244.94,A,4545.3742,N,00306.2817,E,017.0,247.2,010310,000.1,W,A*25</text:p>
      <text:p text:style-name="Preformatted_20_Text">$GPGGA,133244.94,4545.3742,N,00306.2817,E,1,05,03.0,00434.3,M,0047.4,M,,*58</text:p>
      <text:p text:style-name="Preformatted_20_Text">$GPGSA,A,3,23,13,04,20,02,,,,,,,,04.3,03.0,03.2*00</text:p>
      <text:p text:style-name="Preformatted_20_Text">$GPGSV,3,1,09,23,75,066,48,13,69,212,40,04,52,296,35,20,48,085,42*78</text:p>
      <text:p text:style-name="Preformatted_20_Text">$GPGSV,3,2,09,02,11,314,30,11,09,155,27,10,07,277,,25,07,032,*7E</text:p>
      <text:p text:style-name="Preformatted_20_Text">$GPGSV,3,3,09,00,00,000,*40</text:p>
      <text:p text:style-name="Preformatted_20_Text">$GPRMC,133245.94,A,4545.3726,N,00306.2751,E,016.9,247.2,010310,000.1,W,A*23</text:p>
      <text:p text:style-name="Preformatted_20_Text">$GPGGA,133245.94,4545.3726,N,00306.2751,E,1,04,03.0,00434.9,M,0047.4,M,,*5D</text:p>
      <text:p text:style-name="Preformatted_20_Text">$GPGSA,A,3,23,13,04,20,,,,,,,,,07.0,03.0,06.3*06</text:p>
      <text:p text:style-name="Preformatted_20_Text">$GPGSV,3,1,09,23,75,066,48,13,69,212,40,04,52,296,35,20,48,085,42*78</text:p>
      <text:p text:style-name="Preformatted_20_Text">$GPGSV,3,2,09,02,11,314,29,11,09,155,27,10,07,277,,25,07,032,*76</text:p>
      <text:p text:style-name="Preformatted_20_Text">$GPGSV,3,3,09,00,00,000,*40</text:p>
      <text:p text:style-name="Preformatted_20_Text">$GPRMC,133246.94,A,4545.3711,N,00306.2689,E,016.8,247.3,010310,000.1,W,A*20</text:p>
      <text:p text:style-name="Preformatted_20_Text">$GPGGA,133246.94,4545.3711,N,00306.2689,E,1,04,03.0,00435.6,M,0047.4,M,,*50</text:p>
      <text:p text:style-name="Preformatted_20_Text">$GPGSA,A,3,23,13,04,20,,,,,,,,,07.0,03.0,06.3*06</text:p>
      <text:p text:style-name="Preformatted_20_Text">$GPGSV,3,1,09,23,75,066,48,13,69,212,40,04,52,296,35,20,48,085,42*78</text:p>
      <text:p text:style-name="Preformatted_20_Text">$GPGSV,3,2,09,02,11,314,27,11,09,155,26,10,07,277,,25,07,032,*79</text:p>
      <text:p text:style-name="Preformatted_20_Text">$GPGSV,3,3,09,00,00,000,*40</text:p>
      <text:p text:style-name="Preformatted_20_Text">$GPRMC,133247.94,A,4545.3691,N,00306.2625,E,016.6,247.6,010310,000.1,W,A*25</text:p>
      <text:p text:style-name="Preformatted_20_Text"><text:soft-page-break/>$GPGGA,133247.94,4545.3691,N,00306.2625,E,1,04,03.0,00434.4,M,0047.4,M,,*5D</text:p>
      <text:p text:style-name="Preformatted_20_Text">$GPGSA,A,3,23,13,04,20,,,,,,,,,07.0,03.0,06.3*06</text:p>
      <text:p text:style-name="Preformatted_20_Text">$GPGSV,3,1,09,23,75,066,48,13,69,212,40,04,52,296,35,20,48,085,42*78</text:p>
      <text:p text:style-name="Preformatted_20_Text">$GPGSV,3,2,09,02,11,314,28,11,09,155,24,10,07,277,,25,07,032,*74</text:p>
      <text:p text:style-name="Preformatted_20_Text">$GPGSV,3,3,09,00,00,000,*40</text:p>
      <text:p text:style-name="Preformatted_20_Text">$GPRMC,133248.94,A,4545.3676,N,00306.2565,E,016.3,248.1,010310,000.1,W,A*29</text:p>
      <text:p text:style-name="Preformatted_20_Text">$GPGGA,133248.94,4545.3676,N,00306.2565,E,1,04,03.0,00436.0,M,0047.4,M,,*5A</text:p>
      <text:p text:style-name="Preformatted_20_Text">$GPGSA,A,3,23,13,04,20,,,,,,,,,07.0,03.0,06.3*06</text:p>
      <text:p text:style-name="Preformatted_20_Text">$GPGSV,3,1,09,23,75,066,48,13,69,212,40,04,52,296,35,20,48,085,41*7B</text:p>
      <text:p text:style-name="Preformatted_20_Text">$GPGSV,3,2,09,02,11,314,27,11,09,155,23,10,07,277,,25,07,032,*7C</text:p>
      <text:p text:style-name="Preformatted_20_Text">$GPGSV,3,3,09,00,00,000,*40</text:p>
      <text:p text:style-name="Preformatted_20_Text">$GPRMC,133249.94,A,4545.3659,N,00306.2507,E,014.9,248.2,010310,000.1,W,A*2A</text:p>
      <text:p text:style-name="Preformatted_20_Text">$GPGGA,133249.94,4545.3659,N,00306.2507,E,1,04,03.0,00438.2,M,0047.4,M,,*5E</text:p>
      <text:p text:style-name="Preformatted_20_Text">$GPGSA,A,3,23,13,04,20,,,,,,,,,07.0,03.0,06.3*06</text:p>
      <text:p text:style-name="Preformatted_20_Text">$GPGSV,3,1,09,23,75,066,48,13,69,212,40,04,52,296,33,20,48,085,40*7C</text:p>
      <text:p text:style-name="Preformatted_20_Text">$GPGSV,3,2,09,02,11,314,26,11,09,155,22,10,07,277,,25,07,032,*7C</text:p>
      <text:p text:style-name="Preformatted_20_Text">$GPGSV,3,3,09,00,00,000,*40</text:p>
      <text:p text:style-name="Preformatted_20_Text">$GPRMC,133250.94,A,4545.3647,N,00306.2454,E,013.4,249.1,010310,000.1,W,A*22</text:p>
      <text:p text:style-name="Preformatted_20_Text">$GPGGA,133250.94,4545.3647,N,00306.2454,E,1,04,03.0,00438.9,M,0047.4,M,,*55</text:p>
      <text:p text:style-name="Preformatted_20_Text">$GPGSA,A,3,23,13,04,20,,,,,,,,,07.0,03.0,06.3*06</text:p>
      <text:p text:style-name="Preformatted_20_Text">$GPGSV,3,1,09,23,75,066,48,13,69,212,40,04,52,296,34,20,48,085,40*7B</text:p>
      <text:p text:style-name="Preformatted_20_Text">$GPGSV,3,2,09,02,11,314,25,11,09,155,26,10,07,277,,25,07,032,*7B</text:p>
      <text:p text:style-name="Preformatted_20_Text">$GPGSV,3,3,09,00,00,000,*40</text:p>
      <text:p text:style-name="Preformatted_20_Text">$GPRMC,133251.94,A,4545.3634,N,00306.2408,E,009.6,249.2,010310,000.1,W,A*24</text:p>
      <text:p text:style-name="Preformatted_20_Text">$GPGGA,133251.94,4545.3634,N,00306.2408,E,1,05,02.1,00438.5,M,0047.4,M,,*54</text:p>
      <text:p text:style-name="Preformatted_20_Text">$GPGSA,A,3,23,13,04,20,,11,,,,,,,03.4,02.1,02.6*07</text:p>
      <text:p text:style-name="Preformatted_20_Text">$GPGSV,3,1,09,23,75,066,48,13,69,212,40,04,52,296,34,20,48,085,40*7B</text:p>
      <text:p text:style-name="Preformatted_20_Text">$GPGSV,3,2,09,02,11,314,27,11,09,155,29,10,07,277,,25,07,032,*76</text:p>
      <text:p text:style-name="Preformatted_20_Text">$GPGSV,3,3,09,00,00,000,*40</text:p>
      <text:p text:style-name="Preformatted_20_Text">$GPRMC,133252.94,A,4545.3627,N,00306.2378,E,007.5,249.3,010310,000.1,W,A*29</text:p>
      <text:p text:style-name="Preformatted_20_Text">$GPGGA,133252.94,4545.3627,N,00306.2378,E,1,04,03.0,00439.3,M,0047.4,M,,*53</text:p>
      <text:p text:style-name="Preformatted_20_Text">$GPGSA,A,3,23,13,04,20,,,,,,,,,07.0,03.0,06.3*06</text:p>
      <text:p text:style-name="Preformatted_20_Text">$GPGSV,3,1,09,23,75,066,48,13,69,212,39,04,53,296,34,20,48,085,40*74</text:p>
      <text:p text:style-name="Preformatted_20_Text">$GPGSV,3,2,09,02,11,314,26,11,09,155,29,10,07,277,,25,07,032,*77</text:p>
      <text:p text:style-name="Preformatted_20_Text">$GPGSV,3,3,09,00,00,000,*40</text:p>
      <text:p text:style-name="Preformatted_20_Text">$GPRMC,133253.94,A,4545.3624,N,00306.2364,E,005.7,249.4,010310,000.1,W,A*21</text:p>
      <text:p text:style-name="Preformatted_20_Text">$GPGGA,133253.94,4545.3624,N,00306.2364,E,1,04,03.0,00440.1,M,0047.4,M,,*50</text:p>
      <text:p text:style-name="Preformatted_20_Text">$GPGSA,A,3,23,13,04,20,,,,,,,,,07.0,03.0,06.3*06</text:p>
      <text:p text:style-name="Preformatted_20_Text">$GPGSV,3,1,09,23,75,066,48,13,69,212,39,04,53,296,34,20,48,085,40*74</text:p>
      <text:p text:style-name="Preformatted_20_Text">$GPGSV,3,2,09,02,11,314,24,11,09,155,29,10,07,277,,25,07,032,*75</text:p>
      <text:p text:style-name="Preformatted_20_Text">$GPGSV,3,3,09,00,00,000,*40</text:p>
      <text:p text:style-name="Preformatted_20_Text">$GPRMC,133254.94,A,4545.3622,N,00306.2356,E,003.3,249.5,010310,000.1,W,A*22</text:p>
      <text:p text:style-name="Preformatted_20_Text">$GPGGA,133254.94,4545.3622,N,00306.2356,E,1,04,03.0,00438.8,M,0047.4,M,,*56</text:p>
      <text:p text:style-name="Preformatted_20_Text">$GPGSA,A,3,23,13,04,20,,,,,,,,,07.0,03.0,06.3*06</text:p>
      <text:p text:style-name="Preformatted_20_Text">$GPGSV,3,1,09,23,75,066,48,13,69,212,38,04,53,296,33,20,48,085,41*73</text:p>
      <text:p text:style-name="Preformatted_20_Text">$GPGSV,3,2,09,02,11,314,21,11,09,155,27,10,07,277,,25,07,032,*7E</text:p>
      <text:p text:style-name="Preformatted_20_Text">$GPGSV,3,3,09,00,00,000,*40</text:p>
      <text:p text:style-name="Preformatted_20_Text">$GPRMC,133255.94,A,4545.3626,N,00306.2354,E,002.1,249.6,010310,000.1,W,A*25</text:p>
      <text:p text:style-name="Preformatted_20_Text">$GPGGA,133255.94,4545.3626,N,00306.2354,E,1,04,03.0,00438.5,M,0047.4,M,,*5C</text:p>
      <text:p text:style-name="Preformatted_20_Text">$GPGSA,A,3,23,13,04,20,,,,,,,,,07.0,03.0,06.3*06</text:p>
      <text:p text:style-name="Preformatted_20_Text">$GPGSV,3,1,09,23,75,066,48,13,69,212,39,04,53,296,34,20,48,085,41*75</text:p>
      <text:p text:style-name="Preformatted_20_Text">$GPGSV,3,2,09,02,11,314,22,11,09,155,26,10,07,277,,25,07,032,*7C</text:p>
      <text:p text:style-name="Preformatted_20_Text">$GPGSV,3,3,09,00,00,000,*40</text:p>
      <text:p text:style-name="Preformatted_20_Text">$GPRMC,133256.94,A,4545.3631,N,00306.2351,E,001.7,249.8,010310,000.1,W,A*2E</text:p>
      <text:p text:style-name="Preformatted_20_Text">$GPGGA,133256.94,4545.3631,N,00306.2351,E,1,04,03.0,00431.4,M,0047.4,M,,*54</text:p>
      <text:p text:style-name="Preformatted_20_Text">$GPGSA,A,3,23,13,04,20,,,,,,,,,07.0,03.0,06.3*06</text:p>
      <text:p text:style-name="Preformatted_20_Text">$GPGSV,3,1,09,23,75,066,48,13,69,212,39,04,53,296,33,20,48,085,41*72</text:p>
      <text:p text:style-name="Preformatted_20_Text">$GPGSV,3,2,09,02,11,314,22,11,09,155,26,10,07,277,,25,07,032,*7C</text:p>
      <text:p text:style-name="Preformatted_20_Text">$GPGSV,3,3,09,00,00,000,*40</text:p>
      <text:p text:style-name="Preformatted_20_Text">$GPRMC,133257.94,A,4545.3622,N,00306.2354,E,002.9,249.8,010310,000.1,W,A*25</text:p>
      <text:p text:style-name="Preformatted_20_Text">$GPGGA,133257.94,4545.3622,N,00306.2354,E,1,04,03.0,00431.5,M,0047.4,M,,*53</text:p>
      <text:p text:style-name="Preformatted_20_Text">$GPGSA,A,3,23,13,04,20,,,,,,,,,07.0,03.0,06.3*06</text:p>
      <text:p text:style-name="Preformatted_20_Text">$GPGSV,3,1,09,23,75,066,48,13,69,212,39,04,53,296,35,20,48,085,41*74</text:p>
      <text:p text:style-name="Preformatted_20_Text">$GPGSV,3,2,09,02,11,314,23,11,09,155,25,10,07,277,,25,07,032,*7E</text:p>
      <text:p text:style-name="Preformatted_20_Text"><text:soft-page-break/>$GPGSV,3,3,09,00,00,000,*40</text:p>
      <text:p text:style-name="Preformatted_20_Text">$GPRMC,133258.94,A,4545.3623,N,00306.2349,E,003.1,250.0,010310,000.1,W,A*2E</text:p>
      <text:p text:style-name="Preformatted_20_Text">$GPGGA,133258.94,4545.3623,N,00306.2349,E,1,05,03.0,00434.5,M,0047.4,M,,*55</text:p>
      <text:p text:style-name="Preformatted_20_Text">$GPGSA,A,3,23,13,04,20,02,,,,,,,,04.4,03.0,03.2*07</text:p>
      <text:p text:style-name="Preformatted_20_Text">$GPGSV,3,1,09,23,75,066,48,13,69,212,39,04,53,296,35,20,48,085,41*74</text:p>
      <text:p text:style-name="Preformatted_20_Text">$GPGSV,3,2,09,02,11,314,26,11,09,155,24,10,07,277,,25,07,032,*7A</text:p>
      <text:p text:style-name="Preformatted_20_Text">$GPGSV,3,3,09,00,00,000,*40</text:p>
      <text:p text:style-name="Preformatted_20_Text">$GPRMC,133259.94,A,4545.3615,N,00306.2353,E,004.1,250.3,010310,000.1,W,A*25</text:p>
      <text:p text:style-name="Preformatted_20_Text">$GPGGA,133259.94,4545.3615,N,00306.2353,E,1,05,03.0,00434.2,M,0047.4,M,,*5D</text:p>
      <text:p text:style-name="Preformatted_20_Text">$GPGSA,A,3,23,13,04,20,02,,,,,,,,04.4,03.0,03.2*07</text:p>
      <text:p text:style-name="Preformatted_20_Text">$GPGSV,3,1,09,23,75,066,48,13,69,212,39,04,53,296,36,20,48,085,40*76</text:p>
      <text:p text:style-name="Preformatted_20_Text">$GPGSV,3,2,09,02,11,314,31,11,09,155,23,10,07,277,,25,07,032,*7B</text:p>
      <text:p text:style-name="Preformatted_20_Text">$GPGSV,3,3,09,00,00,000,*40</text:p>
      <text:p text:style-name="Preformatted_20_Text">$GPRMC,133300.94,A,4545.3603,N,00306.2331,E,004.2,250.2,010310,000.1,W,A*29</text:p>
      <text:p text:style-name="Preformatted_20_Text">$GPGGA,133300.94,4545.3603,N,00306.2331,E,1,06,01.5,00435.4,M,0047.4,M,,*50</text:p>
      <text:p text:style-name="Preformatted_20_Text">$GPGSA,A,3,23,13,04,20,02,11,,,,,,,02.0,01.5,01.3*01</text:p>
      <text:p text:style-name="Preformatted_20_Text">$GPGSV,3,1,09,23,75,066,48,13,69,212,39,04,53,296,35,20,48,085,40*75</text:p>
      <text:p text:style-name="Preformatted_20_Text">$GPGSV,3,2,09,02,11,314,34,11,09,155,26,10,07,277,,25,07,032,*7B</text:p>
      <text:p text:style-name="Preformatted_20_Text">$GPGSV,3,3,09,00,00,000,*40</text:p>
      <text:p text:style-name="Preformatted_20_Text">$GPRMC,133301.94,A,4545.3596,N,00306.2319,E,003.4,250.0,010310,000.1,W,A*2E</text:p>
      <text:p text:style-name="Preformatted_20_Text">$GPGGA,133301.94,4545.3596,N,00306.2319,E,1,06,01.5,00434.9,M,0047.4,M,,*58</text:p>
      <text:p text:style-name="Preformatted_20_Text">$GPGSA,A,3,23,13,04,20,02,11,,,,,,,02.0,01.5,01.3*01</text:p>
      <text:p text:style-name="Preformatted_20_Text">$GPGSV,3,1,09,23,75,066,48,13,69,212,39,04,53,296,35,20,48,085,40*75</text:p>
      <text:p text:style-name="Preformatted_20_Text">$GPGSV,3,2,09,02,11,314,37,11,09,155,30,10,07,277,,25,07,032,*7F</text:p>
      <text:p text:style-name="Preformatted_20_Text">$GPGSV,3,3,09,00,00,000,*40</text:p>
      <text:p text:style-name="Preformatted_20_Text">$GPRMC,133302.94,A,4545.3592,N,00306.2314,E,002.9,249.7,010310,000.1,W,A*27</text:p>
      <text:p text:style-name="Preformatted_20_Text">$GPGGA,133302.94,4545.3592,N,00306.2314,E,1,06,01.5,00434.9,M,0047.4,M,,*52</text:p>
      <text:p text:style-name="Preformatted_20_Text">$GPGSA,A,3,23,13,04,20,02,11,,,,,,,02.0,01.5,01.3*01</text:p>
      <text:p text:style-name="Preformatted_20_Text">$GPGSV,3,1,09,23,75,066,48,13,69,212,40,04,53,296,36,20,48,085,40*78</text:p>
      <text:p text:style-name="Preformatted_20_Text">$GPGSV,3,2,09,02,11,314,38,11,09,155,33,10,07,277,,25,07,032,*73</text:p>
      <text:p text:style-name="Preformatted_20_Text">$GPGSV,3,3,09,00,00,000,*40</text:p>
      <text:p text:style-name="Preformatted_20_Text">$GPRMC,133303.94,A,4545.3586,N,00306.2302,E,003.4,242.7,010310,000.1,W,A*23</text:p>
      <text:p text:style-name="Preformatted_20_Text">$GPGGA,133303.94,4545.3586,N,00306.2302,E,1,05,02.2,00434.3,M,0047.4,M,,*5C</text:p>
      <text:p text:style-name="Preformatted_20_Text">$GPGSA,A,3,23,13,04,20,,11,,,,,,,03.4,02.2,02.6*04</text:p>
      <text:p text:style-name="Preformatted_20_Text">$GPGSV,3,1,09,23,75,066,48,13,69,212,40,04,53,296,36,20,48,085,40*78</text:p>
      <text:p text:style-name="Preformatted_20_Text">$GPGSV,3,2,09,02,11,314,36,11,09,155,33,10,07,277,,25,07,032,*7D</text:p>
      <text:p text:style-name="Preformatted_20_Text">$GPGSV,3,3,09,00,00,000,*40</text:p>
      <text:p text:style-name="Preformatted_20_Text">$GPRMC,133304.94,A,4545.3576,N,00306.2288,E,004.2,225.8,010310,000.1,W,A*27</text:p>
      <text:p text:style-name="Preformatted_20_Text">$GPGGA,133304.94,4545.3576,N,00306.2288,E,1,05,02.2,00432.8,M,0047.4,M,,*5A</text:p>
      <text:p text:style-name="Preformatted_20_Text">$GPGSA,A,3,23,13,04,20,,11,,,,,,,03.4,02.2,02.6*04</text:p>
      <text:p text:style-name="Preformatted_20_Text">$GPGSV,3,1,09,23,75,066,47,13,69,212,40,04,53,296,39,20,48,085,39*76</text:p>
      <text:p text:style-name="Preformatted_20_Text">$GPGSV,3,2,09,02,11,314,35,11,09,155,32,10,07,277,,25,07,032,*7F</text:p>
      <text:p text:style-name="Preformatted_20_Text">$GPGSV,3,3,09,00,00,000,*40</text:p>
      <text:p text:style-name="Preformatted_20_Text">$GPRMC,133305.94,A,4545.3553,N,00306.2279,E,005.7,212.7,010310,000.1,W,A*20</text:p>
      <text:p text:style-name="Preformatted_20_Text">$GPGGA,133305.94,4545.3553,N,00306.2279,E,1,04,03.0,00433.8,M,0047.4,M,,*51</text:p>
      <text:p text:style-name="Preformatted_20_Text">$GPGSA,A,3,23,13,04,20,,,,,,,,,07.0,03.0,06.3*06</text:p>
      <text:p text:style-name="Preformatted_20_Text">$GPGSV,3,1,09,23,75,066,45,13,69,212,40,04,53,296,43,20,48,085,39*79</text:p>
      <text:p text:style-name="Preformatted_20_Text">$GPGSV,3,2,09,02,11,314,32,11,09,155,31,10,07,277,,25,07,032,*7B</text:p>
      <text:p text:style-name="Preformatted_20_Text">$GPGSV,3,3,09,00,00,000,*40</text:p>
      <text:p text:style-name="Preformatted_20_Text">$GPRMC,133306.94,A,4545.3524,N,00306.2281,E,007.9,188.4,010310,000.1,W,A*2B</text:p>
      <text:p text:style-name="Preformatted_20_Text">$GPGGA,133306.94,4545.3524,N,00306.2281,E,1,05,02.2,00433.2,M,0047.4,M,,*5D</text:p>
      <text:p text:style-name="Preformatted_20_Text">$GPGSA,A,3,23,13,04,20,,11,,,,,,,03.4,02.2,02.6*04</text:p>
      <text:p text:style-name="Preformatted_20_Text">$GPGSV,3,1,09,23,75,066,43,13,69,212,41,04,53,296,46,20,48,085,37*75</text:p>
      <text:p text:style-name="Preformatted_20_Text">$GPGSV,3,2,09,02,11,314,29,11,09,155,31,10,07,277,,25,07,032,*71</text:p>
      <text:p text:style-name="Preformatted_20_Text">$GPGSV,3,3,09,00,00,000,*40</text:p>
      <text:p text:style-name="Preformatted_20_Text">$GPRMC,133307.94,A,4545.3491,N,00306.2296,E,008.7,180.6,010310,000.1,W,A*28</text:p>
      <text:p text:style-name="Preformatted_20_Text">$GPGGA,133307.94,4545.3491,N,00306.2296,E,1,04,03.0,00431.3,M,0047.4,M,,*54</text:p>
      <text:p text:style-name="Preformatted_20_Text">$GPGSA,A,3,23,13,04,20,,,,,,,,,07.0,03.0,06.3*06</text:p>
      <text:p text:style-name="Preformatted_20_Text">$GPGSV,3,1,09,23,75,066,41,13,69,212,42,04,53,296,48,20,48,085,35*78</text:p>
      <text:p text:style-name="Preformatted_20_Text">$GPGSV,3,2,09,02,11,314,26,11,09,155,30,10,07,277,,25,07,032,*7F</text:p>
      <text:p text:style-name="Preformatted_20_Text">$GPGSV,3,3,09,00,00,000,*40</text:p>
      <text:p text:style-name="Preformatted_20_Text">$GPRMC,133308.94,A,4545.3461,N,00306.2310,E,009.8,175.0,010310,000.1,W,A*25</text:p>
      <text:p text:style-name="Preformatted_20_Text">$GPGGA,133308.94,4545.3461,N,00306.2310,E,1,04,03.5,00429.8,M,0047.4,M,,*5C</text:p>
      <text:p text:style-name="Preformatted_20_Text">$GPGSA,A,3,23,13,04,20,,,,,,,,,07.2,03.5,06.3*01</text:p>
      <text:p text:style-name="Preformatted_20_Text"><text:soft-page-break/>$GPGSV,3,1,09,23,75,066,39,13,69,212,42,04,53,296,49,20,48,085,33*70</text:p>
      <text:p text:style-name="Preformatted_20_Text">$GPGSV,3,2,09,02,11,314,24,11,09,155,26,10,07,277,,25,07,032,*7A</text:p>
      <text:p text:style-name="Preformatted_20_Text">$GPGSV,3,3,09,00,00,000,*40</text:p>
      <text:p text:style-name="Preformatted_20_Text">$GPRMC,133309.94,A,4545.3436,N,00306.2322,E,009.3,173.7,010310,000.1,W,A*2D</text:p>
      <text:p text:style-name="Preformatted_20_Text">$GPGGA,133309.94,4545.3436,N,00306.2322,E,1,05,02.2,00429.1,M,0047.4,M,,*50</text:p>
      <text:p text:style-name="Preformatted_20_Text">$GPGSA,A,3,23,13,04,20,,,11,,,,,,03.4,02.2,02.6*04</text:p>
      <text:p text:style-name="Preformatted_20_Text">$GPGSV,3,1,10,23,75,065,39,13,69,212,43,04,53,296,50,20,48,085,34*75</text:p>
      <text:p text:style-name="Preformatted_20_Text">$GPGSV,3,2,10,33,34,205,29,02,11,314,24,11,09,155,32,10,07,277,*7D</text:p>
      <text:p text:style-name="Preformatted_20_Text">$GPGSV,3,3,10,25,07,032,,00,00,000,*79</text:p>
      <text:p text:style-name="Preformatted_20_Text">$GPRMC,133310.94,A,4545.3409,N,00306.2325,E,008.4,177.9,010310,000.1,W,A*22</text:p>
      <text:p text:style-name="Preformatted_20_Text">$GPGGA,133310.94,4545.3409,N,00306.2325,E,1,05,02.2,00430.0,M,0047.4,M,,*5A</text:p>
      <text:p text:style-name="Preformatted_20_Text">$GPGSA,A,3,23,13,04,20,,,11,,,,,,03.4,02.2,02.6*04</text:p>
      <text:p text:style-name="Preformatted_20_Text">$GPGSV,3,1,10,23,75,065,40,13,69,212,43,04,53,296,50,20,48,085,35*7A</text:p>
      <text:p text:style-name="Preformatted_20_Text">$GPGSV,3,2,10,33,34,205,31,02,11,314,23,11,09,155,32,10,07,277,*73</text:p>
      <text:p text:style-name="Preformatted_20_Text">$GPGSV,3,3,10,25,07,032,,00,00,000,*79</text:p>
      <text:p text:style-name="Preformatted_20_Text">$GPRMC,133311.94,A,4545.3395,N,00306.2312,E,007.5,188.1,010310,000.1,W,A*23</text:p>
      <text:p text:style-name="Preformatted_20_Text">$GPGGA,133311.94,4545.3395,N,00306.2312,E,1,05,02.2,00429.4,M,0047.4,M,,*51</text:p>
      <text:p text:style-name="Preformatted_20_Text">$GPGSA,A,3,23,13,04,20,,,11,,,,,,03.4,02.2,02.6*04</text:p>
      <text:p text:style-name="Preformatted_20_Text">$GPGSV,3,1,10,23,75,065,42,13,69,212,43,04,53,296,48,20,48,085,36*72</text:p>
      <text:p text:style-name="Preformatted_20_Text">$GPGSV,3,2,10,33,34,205,30,02,11,314,23,11,09,155,32,10,07,277,*72</text:p>
      <text:p text:style-name="Preformatted_20_Text">$GPGSV,3,3,10,25,06,032,,00,00,000,*78</text:p>
      <text:p text:style-name="Preformatted_20_Text">$GPRMC,133312.94,A,4545.3383,N,00306.2287,E,007.9,206.9,010310,000.1,W,A*2B</text:p>
      <text:p text:style-name="Preformatted_20_Text">$GPGGA,133312.94,4545.3383,N,00306.2287,E,1,04,03.0,00428.2,M,0047.4,M,,*5D</text:p>
      <text:p text:style-name="Preformatted_20_Text">$GPGSA,A,3,23,13,04,20,,,,,,,,,07.0,03.0,06.3*06</text:p>
      <text:p text:style-name="Preformatted_20_Text">$GPGSV,3,1,10,23,75,065,44,13,69,212,42,04,53,296,45,20,48,085,37*79</text:p>
      <text:p text:style-name="Preformatted_20_Text">$GPGSV,3,2,10,33,34,205,29,02,11,314,23,11,09,155,31,10,07,277,*79</text:p>
      <text:p text:style-name="Preformatted_20_Text">$GPGSV,3,3,10,25,06,032,,00,00,000,*78</text:p>
      <text:p text:style-name="Preformatted_20_Text">$GPRMC,133313.94,A,4545.3377,N,00306.2251,E,008.7,221.4,010310,000.1,W,A*23</text:p>
      <text:p text:style-name="Preformatted_20_Text">$GPGGA,133313.94,4545.3377,N,00306.2251,E,1,04,03.0,00429.5,M,0047.4,M,,*5A</text:p>
      <text:p text:style-name="Preformatted_20_Text">$GPGSA,A,3,23,13,04,20,,,,,,,,,07.0,03.0,06.3*06</text:p>
      <text:p text:style-name="Preformatted_20_Text">$GPGSV,3,1,10,23,75,065,46,13,69,212,41,04,53,296,44,20,48,085,38*76</text:p>
      <text:p text:style-name="Preformatted_20_Text">$GPGSV,3,2,10,33,34,205,27,02,11,314,24,11,09,155,29,10,07,277,*79</text:p>
      <text:p text:style-name="Preformatted_20_Text">$GPGSV,3,3,10,25,06,032,,00,00,000,*78</text:p>
      <text:p text:style-name="Preformatted_20_Text">$GPRMC,133314.94,A,4545.3371,N,00306.2210,E,008.9,238.8,010310,000.1,W,A*2D</text:p>
      <text:p text:style-name="Preformatted_20_Text">$GPGGA,133314.94,4545.3371,N,00306.2210,E,1,05,03.0,00430.2,M,0047.4,M,,*50</text:p>
      <text:p text:style-name="Preformatted_20_Text">$GPGSA,A,3,23,13,04,20,,02,,,,,,,04.4,03.0,03.2*07</text:p>
      <text:p text:style-name="Preformatted_20_Text">$GPGSV,3,1,10,23,75,065,47,13,69,212,40,04,53,296,43,20,48,085,38*71</text:p>
      <text:p text:style-name="Preformatted_20_Text">$GPGSV,3,2,10,33,34,205,26,02,11,314,28,11,09,155,25,10,07,277,*78</text:p>
      <text:p text:style-name="Preformatted_20_Text">$GPGSV,3,3,10,25,06,032,,00,00,000,*78</text:p>
      <text:p text:style-name="Preformatted_20_Text">$GPRMC,133315.94,A,4545.3367,N,00306.2168,E,009.2,247.3,010310,000.1,W,A*2E</text:p>
      <text:p text:style-name="Preformatted_20_Text">$GPGGA,133315.94,4545.3367,N,00306.2168,E,1,05,03.0,00434.6,M,0047.4,M,,*5A</text:p>
      <text:p text:style-name="Preformatted_20_Text">$GPGSA,A,3,23,13,04,20,,02,,,,,,,04.4,03.0,03.2*07</text:p>
      <text:p text:style-name="Preformatted_20_Text">$GPGSV,3,1,10,23,75,065,48,13,69,212,39,04,53,296,41,20,48,085,38*72</text:p>
      <text:p text:style-name="Preformatted_20_Text">$GPGSV,3,2,10,33,34,205,26,02,11,314,30,11,09,155,25,10,07,277,*71</text:p>
      <text:p text:style-name="Preformatted_20_Text">$GPGSV,3,3,10,25,06,032,,00,00,000,*78</text:p>
      <text:p text:style-name="Preformatted_20_Text">$GPRMC,133316.94,A,4545.3357,N,00306.2122,E,013.0,249.5,010310,000.1,W,A*21</text:p>
      <text:p text:style-name="Preformatted_20_Text">$GPGGA,133316.94,4545.3357,N,00306.2122,E,1,04,03.0,00438.6,M,0047.4,M,,*59</text:p>
      <text:p text:style-name="Preformatted_20_Text">$GPGSA,A,3,23,13,04,20,,,,,,,,,07.0,03.0,06.3*06</text:p>
      <text:p text:style-name="Preformatted_20_Text">$GPGSV,3,1,10,23,75,065,48,13,69,212,39,04,53,296,39,20,48,085,38*7D</text:p>
      <text:p text:style-name="Preformatted_20_Text">$GPGSV,3,2,10,33,34,205,26,02,11,314,30,11,09,155,25,10,07,277,*71</text:p>
      <text:p text:style-name="Preformatted_20_Text">$GPGSV,3,3,10,25,06,032,,00,00,000,*78</text:p>
      <text:p text:style-name="Preformatted_20_Text">$GPRMC,133317.94,A,4545.3344,N,00306.2067,E,015.0,250.4,010310,000.1,W,A*2D</text:p>
      <text:p text:style-name="Preformatted_20_Text">$GPGGA,133317.94,4545.3344,N,00306.2067,E,1,04,03.1,00438.5,M,0047.4,M,,*58</text:p>
      <text:p text:style-name="Preformatted_20_Text">$GPGSA,A,3,23,13,04,20,,,,,,,,,07.0,03.1,06.3*07</text:p>
      <text:p text:style-name="Preformatted_20_Text">$GPGSV,3,1,10,23,75,065,48,13,69,212,38,04,53,296,39,20,48,085,39*7D</text:p>
      <text:p text:style-name="Preformatted_20_Text">$GPGSV,3,2,10,33,34,205,27,02,11,314,28,11,09,155,24,10,07,277,*78</text:p>
      <text:p text:style-name="Preformatted_20_Text">$GPGSV,3,3,10,25,06,032,,00,00,000,*78</text:p>
      <text:p text:style-name="Preformatted_20_Text">$GPRMC,133318.94,A,4545.3330,N,00306.2006,E,016.5,251.1,010310,000.1,W,A*24</text:p>
      <text:p text:style-name="Preformatted_20_Text">$GPGGA,133318.94,4545.3330,N,00306.2006,E,1,04,03.1,00439.9,M,0047.4,M,,*5E</text:p>
      <text:p text:style-name="Preformatted_20_Text">$GPGSA,A,3,23,13,04,20,,,,,,,,,07.0,03.1,06.3*07</text:p>
      <text:p text:style-name="Preformatted_20_Text">$GPGSV,3,1,10,23,75,065,48,13,69,212,37,04,53,296,39,20,48,085,39*72</text:p>
      <text:p text:style-name="Preformatted_20_Text">$GPGSV,3,2,10,33,34,205,30,02,11,314,25,11,09,155,21,10,07,277,*76</text:p>
      <text:p text:style-name="Preformatted_20_Text">$GPGSV,3,3,10,25,06,032,,00,00,000,*78</text:p>
      <text:p text:style-name="Preformatted_20_Text">$GPRMC,133319.94,A,4545.3317,N,00306.1939,E,017.9,251.8,010310,000.1,W,A*22</text:p>
      <text:p text:style-name="Preformatted_20_Text"><text:soft-page-break/>$GPGGA,133319.94,4545.3317,N,00306.1939,E,1,04,03.1,00441.3,M,0047.4,M,,*59</text:p>
      <text:p text:style-name="Preformatted_20_Text">$GPGSA,A,3,23,13,04,20,,,,,,,,,07.0,03.1,06.3*07</text:p>
      <text:p text:style-name="Preformatted_20_Text">$GPGSV,3,1,10,23,75,065,48,13,69,212,37,04,53,296,40,20,48,085,38*7D</text:p>
      <text:p text:style-name="Preformatted_20_Text">$GPGSV,3,2,10,33,34,205,31,02,11,314,28,11,09,155,23,10,07,277,*78</text:p>
      <text:p text:style-name="Preformatted_20_Text">$GPGSV,3,3,10,25,06,032,,00,00,000,*78</text:p>
      <text:p text:style-name="Preformatted_20_Text">$GPRMC,133320.94,A,4545.3301,N,00306.1867,E,017.9,252.6,010310,000.1,W,A*28</text:p>
      <text:p text:style-name="Preformatted_20_Text">$GPGGA,133320.94,4545.3301,N,00306.1867,E,1,05,03.0,00441.2,M,0047.4,M,,*5F</text:p>
      <text:p text:style-name="Preformatted_20_Text">$GPGSA,A,3,23,13,04,20,,02,,,,,,,04.4,03.0,03.2*07</text:p>
      <text:p text:style-name="Preformatted_20_Text">$GPGSV,3,1,10,23,75,065,48,13,69,212,37,04,53,296,41,20,48,085,39*7D</text:p>
      <text:p text:style-name="Preformatted_20_Text">$GPGSV,3,2,10,33,34,205,32,02,11,314,32,11,09,155,23,10,07,277,*70</text:p>
      <text:p text:style-name="Preformatted_20_Text">$GPGSV,3,3,10,25,06,032,,00,00,000,*78</text:p>
      <text:p text:style-name="Preformatted_20_Text">$GPRMC,133321.94,A,4545.3284,N,00306.1802,E,018.1,252.9,010310,000.1,W,A*2E</text:p>
      <text:p text:style-name="Preformatted_20_Text">$GPGGA,133321.94,4545.3284,N,00306.1802,E,1,04,03.1,00443.9,M,0047.4,M,,*58</text:p>
      <text:p text:style-name="Preformatted_20_Text">$GPGSA,A,3,23,13,04,20,,,,,,,,,07.0,03.1,06.3*07</text:p>
      <text:p text:style-name="Preformatted_20_Text">$GPGSV,3,1,10,23,75,065,48,13,69,212,37,04,53,296,42,20,48,085,39*7E</text:p>
      <text:p text:style-name="Preformatted_20_Text">$GPGSV,3,2,10,33,34,205,31,02,11,314,32,11,09,155,24,10,07,277,*74</text:p>
      <text:p text:style-name="Preformatted_20_Text">$GPGSV,3,3,10,25,06,032,,00,00,000,*78</text:p>
      <text:p text:style-name="Preformatted_20_Text">$GPRMC,133322.94,A,4545.3270,N,00306.1732,E,019.0,253.0,010310,000.1,W,A*22</text:p>
      <text:p text:style-name="Preformatted_20_Text">$GPGGA,133322.94,4545.3270,N,00306.1732,E,1,04,03.1,00444.3,M,0047.4,M,,*51</text:p>
      <text:p text:style-name="Preformatted_20_Text">$GPGSA,A,3,23,13,04,20,,,,,,,,,07.0,03.1,06.3*07</text:p>
      <text:p text:style-name="Preformatted_20_Text">$GPGSV,3,1,10,23,75,065,48,13,69,212,37,04,53,296,42,20,48,085,39*7E</text:p>
      <text:p text:style-name="Preformatted_20_Text">$GPGSV,3,2,10,33,34,205,30,02,11,314,30,11,09,155,26,10,07,277,*75</text:p>
      <text:p text:style-name="Preformatted_20_Text">$GPGSV,3,3,10,25,06,032,,00,00,000,*78</text:p>
      <text:p text:style-name="Preformatted_20_Text">$GPRMC,133323.94,A,4545.3256,N,00306.1661,E,019.3,253.0,010310,000.1,W,A*23</text:p>
      <text:p text:style-name="Preformatted_20_Text">$GPGGA,133323.94,4545.3256,N,00306.1661,E,1,04,03.1,00443.9,M,0047.4,M,,*5E</text:p>
      <text:p text:style-name="Preformatted_20_Text">$GPGSA,A,3,23,13,04,20,,,,,,,,,07.0,03.1,06.3*07</text:p>
      <text:p text:style-name="Preformatted_20_Text">$GPGSV,3,1,10,23,75,065,48,13,69,212,37,04,53,296,42,20,48,085,39*7E</text:p>
      <text:p text:style-name="Preformatted_20_Text">$GPGSV,3,2,10,33,34,205,30,02,11,314,27,11,09,155,25,10,07,277,*70</text:p>
      <text:p text:style-name="Preformatted_20_Text">$GPGSV,3,3,10,25,06,032,,00,00,000,*78</text:p>
      <text:p text:style-name="Preformatted_20_Text">$GPRMC,133324.94,A,4545.3239,N,00306.1585,E,019.6,252.9,010310,000.1,W,A*29</text:p>
      <text:p text:style-name="Preformatted_20_Text">$GPGGA,133324.94,4545.3239,N,00306.1585,E,1,04,03.1,00443.1,M,0047.4,M,,*51</text:p>
      <text:p text:style-name="Preformatted_20_Text">$GPGSA,A,3,23,13,04,20,,,,,,,,,07.0,03.1,06.3*07</text:p>
      <text:p text:style-name="Preformatted_20_Text">$GPGSV,3,1,10,23,75,065,48,13,69,212,37,04,53,296,42,20,48,085,39*7E</text:p>
      <text:p text:style-name="Preformatted_20_Text">$GPGSV,3,2,10,33,34,205,31,02,11,314,24,11,09,155,25,10,07,277,*72</text:p>
      <text:p text:style-name="Preformatted_20_Text">$GPGSV,3,3,10,25,06,032,,00,00,000,*78</text:p>
      <text:p text:style-name="Preformatted_20_Text">$GPRMC,133325.94,A,4545.3223,N,00306.1508,E,020.4,252.1,010310,000.1,W,A*26</text:p>
      <text:p text:style-name="Preformatted_20_Text">$GPGGA,133325.94,4545.3223,N,00306.1508,E,1,04,03.1,00442.3,M,0047.4,M,,*5D</text:p>
      <text:p text:style-name="Preformatted_20_Text">$GPGSA,A,3,23,13,04,20,,,,,,,,,07.0,03.1,06.3*07</text:p>
      <text:p text:style-name="Preformatted_20_Text">$GPGSV,3,1,10,23,75,065,48,13,69,212,38,04,53,296,42,20,48,085,40*7F</text:p>
      <text:p text:style-name="Preformatted_20_Text">$GPGSV,3,2,10,33,34,205,31,02,11,314,23,11,09,155,25,10,07,277,*75</text:p>
      <text:p text:style-name="Preformatted_20_Text">$GPGSV,3,3,10,25,06,032,,00,00,000,*78</text:p>
      <text:p text:style-name="Preformatted_20_Text">$GPRMC,133326.94,A,4545.3206,N,00306.1429,E,020.5,251.5,010310,000.1,W,A*26</text:p>
      <text:p text:style-name="Preformatted_20_Text">$GPGGA,133326.94,4545.3206,N,00306.1429,E,1,04,03.1,00442.3,M,0047.4,M,,*5B</text:p>
      <text:p text:style-name="Preformatted_20_Text">$GPGSA,A,3,23,13,04,20,,,,,,,,,07.0,03.1,06.3*07</text:p>
      <text:p text:style-name="Preformatted_20_Text">$GPGSV,3,1,10,23,75,065,48,13,69,212,39,04,53,296,41,20,48,085,40*7D</text:p>
      <text:p text:style-name="Preformatted_20_Text">$GPGSV,3,2,10,33,34,205,30,02,11,314,21,11,09,155,27,10,07,277,*74</text:p>
      <text:p text:style-name="Preformatted_20_Text">$GPGSV,3,3,10,25,06,032,,00,00,000,*78</text:p>
      <text:p text:style-name="Preformatted_20_Text">$GPRMC,133327.94,A,4545.3190,N,00306.1350,E,020.4,250.9,010310,000.1,W,A*2E</text:p>
      <text:p text:style-name="Preformatted_20_Text">$GPGGA,133327.94,4545.3190,N,00306.1350,E,1,04,03.1,00443.6,M,0047.4,M,,*5B</text:p>
      <text:p text:style-name="Preformatted_20_Text">$GPGSA,A,3,23,13,04,20,,,,,,,,,07.0,03.1,06.3*07</text:p>
      <text:p text:style-name="Preformatted_20_Text">$GPGSV,3,1,10,23,75,065,48,13,69,212,40,04,53,296,41,20,48,085,40*73</text:p>
      <text:p text:style-name="Preformatted_20_Text">$GPGSV,3,2,10,33,34,205,29,02,11,314,22,11,09,155,26,10,07,277,*7E</text:p>
      <text:p text:style-name="Preformatted_20_Text">$GPGSV,3,3,10,25,06,032,,00,00,000,*78</text:p>
      <text:p text:style-name="Preformatted_20_Text">$GPRMC,133328.94,A,4545.3169,N,00306.1277,E,019.3,249.7,010310,000.1,W,A*28</text:p>
      <text:p text:style-name="Preformatted_20_Text">$GPGGA,133328.94,4545.3169,N,00306.1277,E,1,05,03.0,00445.1,M,0047.4,M,,*57</text:p>
      <text:p text:style-name="Preformatted_20_Text">$GPGSA,A,3,23,13,04,20,,02,,,,,,,04.4,03.0,03.2*07</text:p>
      <text:p text:style-name="Preformatted_20_Text">$GPGSV,3,1,10,23,75,065,48,13,69,212,41,04,53,296,41,20,48,085,40*72</text:p>
      <text:p text:style-name="Preformatted_20_Text">$GPGSV,3,2,10,33,34,205,29,02,11,314,27,11,09,155,24,10,07,277,*79</text:p>
      <text:p text:style-name="Preformatted_20_Text">$GPGSV,3,3,10,25,06,032,,00,00,000,*78</text:p>
      <text:p text:style-name="Preformatted_20_Text">$GPRMC,133329.94,A,4545.3148,N,00306.1202,E,019.6,249.2,010310,000.1,W,A*28</text:p>
      <text:p text:style-name="Preformatted_20_Text">$GPGGA,133329.94,4545.3148,N,00306.1202,E,1,04,03.1,00447.0,M,0047.4,M,,*54</text:p>
      <text:p text:style-name="Preformatted_20_Text">$GPGSA,A,3,23,13,04,20,,,,,,,,,07.0,03.1,06.3*07</text:p>
      <text:p text:style-name="Preformatted_20_Text">$GPGSV,3,1,10,23,75,065,48,13,69,212,41,04,53,296,41,20,48,085,41*73</text:p>
      <text:p text:style-name="Preformatted_20_Text">$GPGSV,3,2,10,33,34,205,28,02,11,314,27,11,09,155,23,10,07,277,*7F</text:p>
      <text:p text:style-name="Preformatted_20_Text"><text:soft-page-break/>$GPGSV,3,3,10,25,06,032,,00,00,000,*78</text:p>
      <text:p text:style-name="Preformatted_20_Text">$GPRMC,133330.94,A,4545.3125,N,00306.1129,E,019.7,248.7,010310,000.1,W,A*24</text:p>
      <text:p text:style-name="Preformatted_20_Text">$GPGGA,133330.94,4545.3125,N,00306.1129,E,1,04,03.1,00445.3,M,0047.4,M,,*5C</text:p>
      <text:p text:style-name="Preformatted_20_Text">$GPGSA,A,3,23,13,04,20,,,,,,,,,07.0,03.1,06.3*07</text:p>
      <text:p text:style-name="Preformatted_20_Text">$GPGSV,3,1,10,23,75,065,48,13,69,212,41,04,53,296,41,20,48,085,41*73</text:p>
      <text:p text:style-name="Preformatted_20_Text">$GPGSV,3,2,10,33,34,205,28,02,11,314,26,11,09,155,24,10,07,277,*79</text:p>
      <text:p text:style-name="Preformatted_20_Text">$GPGSV,3,3,10,25,06,032,,00,00,000,*78</text:p>
      <text:p text:style-name="Preformatted_20_Text">$GPRMC,133331.94,A,4545.3103,N,00306.1056,E,019.8,248.4,010310,000.1,W,A*24</text:p>
      <text:p text:style-name="Preformatted_20_Text">$GPGGA,133331.94,4545.3103,N,00306.1056,E,1,04,03.1,00446.2,M,0047.4,M,,*52</text:p>
      <text:p text:style-name="Preformatted_20_Text">$GPGSA,A,3,23,13,04,20,,,,,,,,,07.0,03.1,06.3*07</text:p>
      <text:p text:style-name="Preformatted_20_Text">$GPGSV,3,1,10,23,75,065,48,13,69,212,41,04,53,296,41,20,48,085,41*73</text:p>
      <text:p text:style-name="Preformatted_20_Text">$GPGSV,3,2,10,33,34,205,28,02,11,314,24,11,09,155,23,10,07,277,*7C</text:p>
      <text:p text:style-name="Preformatted_20_Text">$GPGSV,3,3,10,25,06,032,,00,00,000,*78</text:p>
      <text:p text:style-name="Preformatted_20_Text">$GPRMC,133332.94,A,4545.3077,N,00306.0984,E,019.7,248.1,010310,000.1,W,A*28</text:p>
      <text:p text:style-name="Preformatted_20_Text">$GPGGA,133332.94,4545.3077,N,00306.0984,E,1,04,03.1,00447.4,M,0047.4,M,,*53</text:p>
      <text:p text:style-name="Preformatted_20_Text">$GPGSA,A,3,23,13,04,20,,,,,,,,,07.0,03.1,06.3*07</text:p>
      <text:p text:style-name="Preformatted_20_Text">$GPGSV,3,1,10,23,75,065,48,13,69,212,41,04,53,296,41,20,48,085,41*73</text:p>
      <text:p text:style-name="Preformatted_20_Text">$GPGSV,3,2,10,33,34,205,28,02,11,314,24,11,09,155,22,10,07,277,*7D</text:p>
      <text:p text:style-name="Preformatted_20_Text">$GPGSV,3,3,10,25,06,032,,00,00,000,*78</text:p>
      <text:p text:style-name="Preformatted_20_Text">$GPRMC,133333.94,A,4545.3057,N,00306.0909,E,019.5,247.8,010310,000.1,W,A*2A</text:p>
      <text:p text:style-name="Preformatted_20_Text">$GPGGA,133333.94,4545.3057,N,00306.0909,E,1,04,03.1,00447.3,M,0047.4,M,,*52</text:p>
      <text:p text:style-name="Preformatted_20_Text">$GPGSA,A,3,23,13,04,20,,,,,,,,,07.0,03.1,06.3*07</text:p>
      <text:p text:style-name="Preformatted_20_Text">$GPGSV,3,1,10,23,75,065,48,13,69,212,41,04,53,296,41,20,48,085,41*73</text:p>
      <text:p text:style-name="Preformatted_20_Text">$GPGSV,3,2,10,33,34,205,28,02,11,314,23,11,09,155,20,10,07,277,*78</text:p>
      <text:p text:style-name="Preformatted_20_Text">$GPGSV,3,3,10,25,06,032,,00,00,000,*78</text:p>
      <text:p text:style-name="Preformatted_20_Text">$GPRMC,133334.94,A,4545.3038,N,00306.0839,E,018.2,246.9,010310,000.1,W,A*20</text:p>
      <text:p text:style-name="Preformatted_20_Text">$GPGGA,133334.94,4545.3038,N,00306.0839,E,1,04,03.1,00447.9,M,0047.4,M,,*54</text:p>
      <text:p text:style-name="Preformatted_20_Text">$GPGSA,A,3,23,13,04,20,,,,,,,,,07.0,03.1,06.3*07</text:p>
      <text:p text:style-name="Preformatted_20_Text">$GPGSV,3,1,10,23,75,065,48,13,69,212,41,04,53,296,41,20,48,085,41*73</text:p>
      <text:p text:style-name="Preformatted_20_Text">$GPGSV,3,2,10,33,34,205,29,02,11,314,23,11,09,155,19,10,07,277,*73</text:p>
      <text:p text:style-name="Preformatted_20_Text">$GPGSV,3,3,10,25,06,032,,00,00,000,*78</text:p>
      <text:p text:style-name="Preformatted_20_Text">$GPRMC,133335.94,A,4545.3015,N,00306.0774,E,017.3,246.4,010310,000.1,W,A*2B</text:p>
      <text:p text:style-name="Preformatted_20_Text">$GPGGA,133335.94,4545.3015,N,00306.0774,E,1,04,03.1,00447.9,M,0047.4,M,,*5C</text:p>
      <text:p text:style-name="Preformatted_20_Text">$GPGSA,A,3,23,13,04,20,,,,,,,,,07.0,03.1,06.3*07</text:p>
      <text:p text:style-name="Preformatted_20_Text">$GPGSV,3,1,10,23,75,065,48,13,69,213,41,04,53,296,40,20,48,085,41*73</text:p>
      <text:p text:style-name="Preformatted_20_Text">$GPGSV,3,2,10,33,34,205,29,02,11,314,24,11,09,155,19,10,07,277,*74</text:p>
      <text:p text:style-name="Preformatted_20_Text">$GPGSV,3,3,10,25,06,032,,00,00,000,*78</text:p>
      <text:p text:style-name="Preformatted_20_Text">$GPRMC,133336.94,A,4545.2995,N,00306.0709,E,017.3,246.1,010310,000.1,W,A*27</text:p>
      <text:p text:style-name="Preformatted_20_Text">$GPGGA,133336.94,4545.2995,N,00306.0709,E,1,04,03.1,00447.0,M,0047.4,M,,*5C</text:p>
      <text:p text:style-name="Preformatted_20_Text">$GPGSA,A,3,23,13,04,20,,,,,,,,,07.0,03.1,06.3*07</text:p>
      <text:p text:style-name="Preformatted_20_Text">$GPGSV,3,1,10,23,75,065,48,13,69,213,41,04,53,296,39,20,48,085,41*7D</text:p>
      <text:p text:style-name="Preformatted_20_Text">$GPGSV,3,2,10,33,34,205,29,02,11,314,26,11,09,155,19,10,07,277,*76</text:p>
      <text:p text:style-name="Preformatted_20_Text">$GPGSV,3,3,10,25,06,032,,00,00,000,*78</text:p>
      <text:p text:style-name="Preformatted_20_Text">$GPRMC,133337.94,A,4545.2972,N,00306.0642,E,017.4,245.6,010310,000.1,W,A*22</text:p>
      <text:p text:style-name="Preformatted_20_Text">$GPGGA,133337.94,4545.2972,N,00306.0642,E,1,05,03.0,00446.7,M,0047.4,M,,*5C</text:p>
      <text:p text:style-name="Preformatted_20_Text">$GPGSA,A,3,23,13,04,20,,02,,,,,,,04.4,03.0,03.2*07</text:p>
      <text:p text:style-name="Preformatted_20_Text">$GPGSV,3,1,10,23,75,065,48,13,69,213,41,04,53,296,38,20,48,085,41*7C</text:p>
      <text:p text:style-name="Preformatted_20_Text">$GPGSV,3,2,10,33,34,205,29,02,11,314,28,11,09,155,21,10,07,277,*73</text:p>
      <text:p text:style-name="Preformatted_20_Text">$GPGSV,3,3,10,25,06,032,,00,00,000,*78</text:p>
      <text:p text:style-name="Preformatted_20_Text">$GPRMC,133338.94,A,4545.2952,N,00306.0579,E,017.5,245.3,010310,000.1,W,A*20</text:p>
      <text:p text:style-name="Preformatted_20_Text">$GPGGA,133338.94,4545.2952,N,00306.0579,E,1,04,03.1,00448.5,M,0047.4,M,,*56</text:p>
      <text:p text:style-name="Preformatted_20_Text">$GPGSA,A,3,23,13,04,20,,,,,,,,,07.0,03.1,06.3*07</text:p>
      <text:p text:style-name="Preformatted_20_Text">$GPGSV,3,1,10,23,75,065,48,13,69,213,41,04,53,296,38,20,48,085,41*7C</text:p>
      <text:p text:style-name="Preformatted_20_Text">$GPGSV,3,2,10,33,34,205,29,02,11,314,27,11,09,155,22,10,07,277,*7F</text:p>
      <text:p text:style-name="Preformatted_20_Text">$GPGSV,3,3,10,25,06,032,,00,00,000,*78</text:p>
      <text:p text:style-name="Preformatted_20_Text">$GPRMC,133339.94,A,4545.2936,N,00306.0513,E,017.8,244.2,010310,000.1,W,A*22</text:p>
      <text:p text:style-name="Preformatted_20_Text">$GPGGA,133339.94,4545.2936,N,00306.0513,E,1,05,02.2,00448.4,M,0047.4,M,,*5B</text:p>
      <text:p text:style-name="Preformatted_20_Text">$GPGSA,A,3,23,13,04,20,,,11,,,,,,03.4,02.2,02.7*05</text:p>
      <text:p text:style-name="Preformatted_20_Text">$GPGSV,3,1,10,23,75,065,48,13,69,213,41,04,53,296,38,20,48,085,41*7C</text:p>
      <text:p text:style-name="Preformatted_20_Text">$GPGSV,3,2,10,33,34,205,29,02,11,314,26,11,09,155,26,10,07,277,*7A</text:p>
      <text:p text:style-name="Preformatted_20_Text">$GPGSV,3,3,10,25,06,032,,00,00,000,*78</text:p>
      <text:p text:style-name="Preformatted_20_Text">$GPRMC,133340.94,A,4545.2915,N,00306.0447,E,018.4,244.2,010310,000.1,W,A*2E</text:p>
      <text:p text:style-name="Preformatted_20_Text">$GPGGA,133340.94,4545.2915,N,00306.0447,E,1,04,03.1,00448.0,M,0047.4,M,,*53</text:p>
      <text:p text:style-name="Preformatted_20_Text">$GPGSA,A,3,23,13,04,20,,,,,,,,,07.0,03.1,06.3*07</text:p>
      <text:p text:style-name="Preformatted_20_Text"><text:soft-page-break/>$GPGSV,3,1,10,23,75,065,48,13,69,213,41,04,53,296,38,20,48,085,41*7C</text:p>
      <text:p text:style-name="Preformatted_20_Text">$GPGSV,3,2,10,33,34,205,30,02,11,314,24,11,09,155,27,10,07,277,*71</text:p>
      <text:p text:style-name="Preformatted_20_Text">$GPGSV,3,3,10,25,06,032,,00,00,000,*78</text:p>
      <text:p text:style-name="Preformatted_20_Text">$GPRMC,133341.94,A,4545.2893,N,00306.0381,E,018.2,244.4,010310,000.1,W,A*2D</text:p>
      <text:p text:style-name="Preformatted_20_Text">$GPGGA,133341.94,4545.2893,N,00306.0381,E,1,04,03.1,00448.9,M,0047.4,M,,*59</text:p>
      <text:p text:style-name="Preformatted_20_Text">$GPGSA,A,3,23,13,04,20,,,,,,,,,07.0,03.1,06.3*07</text:p>
      <text:p text:style-name="Preformatted_20_Text">$GPGSV,3,1,10,23,75,065,49,13,69,213,41,04,53,296,37,20,48,085,40*73</text:p>
      <text:p text:style-name="Preformatted_20_Text">$GPGSV,3,2,10,33,34,205,30,02,11,314,21,11,09,155,28,10,07,277,*7B</text:p>
      <text:p text:style-name="Preformatted_20_Text">$GPGSV,3,3,10,25,06,032,,00,00,000,*78</text:p>
      <text:p text:style-name="Preformatted_20_Text">$GPRMC,133342.94,A,4545.2871,N,00306.0320,E,017.3,244.8,010310,000.1,W,A*2B</text:p>
      <text:p text:style-name="Preformatted_20_Text">$GPGGA,133342.94,4545.2871,N,00306.0320,E,1,04,03.1,00448.0,M,0047.4,M,,*54</text:p>
      <text:p text:style-name="Preformatted_20_Text">$GPGSA,A,3,23,13,04,20,,,,,,,,,07.0,03.1,06.3*07</text:p>
      <text:p text:style-name="Preformatted_20_Text">$GPGSV,3,1,10,23,75,065,49,13,69,213,41,04,53,296,38,20,48,085,39*72</text:p>
      <text:p text:style-name="Preformatted_20_Text">$GPGSV,3,2,10,33,34,205,30,02,11,314,18,11,09,155,28,10,07,277,*71</text:p>
      <text:p text:style-name="Preformatted_20_Text">$GPGSV,3,3,10,25,06,032,,00,00,000,*78</text:p>
      <text:p text:style-name="Preformatted_20_Text">$GPRMC,133343.94,A,4545.2850,N,00306.0253,E,017.5,244.3,010310,000.1,W,A*21</text:p>
      <text:p text:style-name="Preformatted_20_Text">$GPGGA,133343.94,4545.2850,N,00306.0253,E,1,05,02.2,00447.4,M,0047.4,M,,*5B</text:p>
      <text:p text:style-name="Preformatted_20_Text">$GPGSA,A,3,23,13,04,20,,,11,,,,,,03.4,02.2,02.7*05</text:p>
      <text:p text:style-name="Preformatted_20_Text">$GPGSV,3,1,10,23,75,065,49,13,69,213,41,04,53,296,38,20,48,085,39*72</text:p>
      <text:p text:style-name="Preformatted_20_Text">$GPGSV,3,2,10,33,34,205,29,02,11,314,17,11,09,155,29,10,07,277,*77</text:p>
      <text:p text:style-name="Preformatted_20_Text">$GPGSV,3,3,10,25,06,032,,00,00,000,*78</text:p>
      <text:p text:style-name="Preformatted_20_Text">$GPRMC,133344.94,A,4545.2827,N,00306.0180,E,020.1,244.9,010310,000.1,W,A*21</text:p>
      <text:p text:style-name="Preformatted_20_Text">$GPGGA,133344.94,4545.2827,N,00306.0180,E,1,04,03.1,00446.4,M,0047.4,M,,*53</text:p>
      <text:p text:style-name="Preformatted_20_Text">$GPGSA,A,3,23,13,04,20,,,,,,,,,07.0,03.1,06.3*07</text:p>
      <text:p text:style-name="Preformatted_20_Text">$GPGSV,3,1,10,23,75,064,49,13,69,213,41,04,53,296,39,20,48,085,40*7C</text:p>
      <text:p text:style-name="Preformatted_20_Text">$GPGSV,3,2,10,33,34,205,29,02,11,314,16,11,09,155,29,10,07,277,*76</text:p>
      <text:p text:style-name="Preformatted_20_Text">$GPGSV,3,3,10,25,06,032,,00,00,000,*78</text:p>
      <text:p text:style-name="Preformatted_20_Text">$GPRMC,133345.94,A,4545.2802,N,00306.0108,E,020.3,245.2,010310,000.1,W,A*2F</text:p>
      <text:p text:style-name="Preformatted_20_Text">$GPGGA,133345.94,4545.2802,N,00306.0108,E,1,04,03.1,00444.0,M,0047.4,M,,*53</text:p>
      <text:p text:style-name="Preformatted_20_Text">$GPGSA,A,3,23,13,04,20,,,,,,,,,07.0,03.1,06.3*07</text:p>
      <text:p text:style-name="Preformatted_20_Text">$GPGSV,3,1,10,23,75,064,49,13,69,213,41,04,53,296,40,20,48,085,40*72</text:p>
      <text:p text:style-name="Preformatted_20_Text">$GPGSV,3,2,10,33,34,205,29,02,11,314,16,11,09,155,29,10,07,277,*76</text:p>
      <text:p text:style-name="Preformatted_20_Text">$GPGSV,3,3,10,25,06,032,,00,00,000,*78</text:p>
      <text:p text:style-name="Preformatted_20_Text">$GPRMC,133346.94,A,4545.2775,N,00306.0036,E,020.1,245.4,010310,000.1,W,A*2B</text:p>
      <text:p text:style-name="Preformatted_20_Text">$GPGGA,133346.94,4545.2775,N,00306.0036,E,1,04,03.1,00445.2,M,0047.4,M,,*50</text:p>
      <text:p text:style-name="Preformatted_20_Text">$GPGSA,A,3,23,13,04,20,,,,,,,,,07.0,03.1,06.3*07</text:p>
      <text:p text:style-name="Preformatted_20_Text">$GPGSV,3,1,10,23,75,064,49,13,69,213,42,04,53,296,40,20,48,085,40*71</text:p>
      <text:p text:style-name="Preformatted_20_Text">$GPGSV,3,2,10,33,34,205,30,02,11,314,21,11,09,155,28,10,07,277,*7B</text:p>
      <text:p text:style-name="Preformatted_20_Text">$GPGSV,3,3,10,25,06,032,,00,00,000,*78</text:p>
      <text:p text:style-name="Preformatted_20_Text">$GPRMC,133347.94,A,4545.2751,N,00305.9963,E,019.1,244.0,010310,000.1,W,A*20</text:p>
      <text:p text:style-name="Preformatted_20_Text">$GPGGA,133347.94,4545.2751,N,00305.9963,E,1,04,03.7,00445.2,M,0047.4,M,,*52</text:p>
      <text:p text:style-name="Preformatted_20_Text">$GPGSA,A,3,23,13,04,,,02,,,,,,,05.5,03.7,04.1*06</text:p>
      <text:p text:style-name="Preformatted_20_Text">$GPGSV,3,1,10,23,75,064,49,13,69,213,42,04,53,296,40,20,48,085,38*7E</text:p>
      <text:p text:style-name="Preformatted_20_Text">$GPGSV,3,2,10,33,34,205,30,02,11,314,29,11,09,155,26,10,07,277,*7D</text:p>
      <text:p text:style-name="Preformatted_20_Text">$GPGSV,3,3,10,25,06,032,,00,00,000,*78</text:p>
      <text:p text:style-name="Preformatted_20_Text">$GPRMC,133348.94,A,4545.2721,N,00305.9900,E,019.1,235.1,010310,000.1,W,A*2A</text:p>
      <text:p text:style-name="Preformatted_20_Text">$GPGGA,133348.94,4545.2721,N,00305.9900,E,1,05,03.0,00443.8,M,0047.4,M,,*55</text:p>
      <text:p text:style-name="Preformatted_20_Text">$GPGSA,A,3,23,13,04,20,,02,,,,,,,04.4,03.0,03.2*07</text:p>
      <text:p text:style-name="Preformatted_20_Text">$GPGSV,3,1,10,23,75,064,48,13,69,213,41,04,53,296,41,20,48,085,37*72</text:p>
      <text:p text:style-name="Preformatted_20_Text">$GPGSV,3,2,10,33,34,205,30,02,11,314,35,11,09,155,24,10,07,277,*72</text:p>
      <text:p text:style-name="Preformatted_20_Text">$GPGSV,3,3,10,25,06,032,,00,00,000,*78</text:p>
      <text:p text:style-name="Preformatted_20_Text">$GPRMC,133349.94,A,4545.2686,N,00305.9847,E,018.2,230.1,010310,000.1,W,A*22</text:p>
      <text:p text:style-name="Preformatted_20_Text">$GPGGA,133349.94,4545.2686,N,00305.9847,E,1,05,03.0,00442.6,M,0047.4,M,,*55</text:p>
      <text:p text:style-name="Preformatted_20_Text">$GPGSA,A,3,23,13,04,20,,02,,,,,,,04.4,03.0,03.2*07</text:p>
      <text:p text:style-name="Preformatted_20_Text">$GPGSV,3,1,10,23,75,064,47,13,69,213,41,04,53,296,41,20,48,085,37*7D</text:p>
      <text:p text:style-name="Preformatted_20_Text">$GPGSV,3,2,10,33,34,205,30,02,11,314,38,11,09,155,23,10,07,277,*78</text:p>
      <text:p text:style-name="Preformatted_20_Text">$GPGSV,3,3,10,25,06,032,,00,00,000,*78</text:p>
      <text:p text:style-name="Preformatted_20_Text">$GPRMC,133350.94,A,4545.2648,N,00305.9801,E,018.0,223.0,010310,000.1,W,A*2B</text:p>
      <text:p text:style-name="Preformatted_20_Text">$GPGGA,133350.94,4545.2648,N,00305.9801,E,1,05,03.0,00442.2,M,0047.4,M,,*59</text:p>
      <text:p text:style-name="Preformatted_20_Text">$GPGSA,A,3,23,13,04,20,,02,,,,,,,04.4,03.0,03.2*07</text:p>
      <text:p text:style-name="Preformatted_20_Text">$GPGSV,3,1,10,23,75,064,47,13,69,213,41,04,53,296,43,20,48,085,36*7E</text:p>
      <text:p text:style-name="Preformatted_20_Text">$GPGSV,3,2,10,33,34,205,30,02,11,314,40,11,09,155,21,10,07,277,*75</text:p>
      <text:p text:style-name="Preformatted_20_Text">$GPGSV,3,3,10,25,06,032,,00,00,000,*78</text:p>
      <text:p text:style-name="Preformatted_20_Text">$GPRMC,133351.94,A,4545.2602,N,00305.9764,E,018.2,215.9,010310,000.1,W,A*26</text:p>
      <text:p text:style-name="Preformatted_20_Text"><text:soft-page-break/>$GPGGA,133351.94,4545.2602,N,00305.9764,E,1,05,03.0,00440.7,M,0047.4,M,,*5D</text:p>
      <text:p text:style-name="Preformatted_20_Text">$GPGSA,A,3,23,13,04,20,,02,,,,,,,04.4,03.0,03.2*07</text:p>
      <text:p text:style-name="Preformatted_20_Text">$GPGSV,3,1,10,23,75,064,47,13,69,213,41,04,53,296,44,20,48,085,37*78</text:p>
      <text:p text:style-name="Preformatted_20_Text">$GPGSV,3,2,10,33,34,205,30,02,11,314,41,11,09,155,20,10,07,277,*75</text:p>
      <text:p text:style-name="Preformatted_20_Text">$GPGSV,3,3,10,25,06,032,,00,00,000,*78</text:p>
      <text:p text:style-name="Preformatted_20_Text">$GPRMC,133352.94,A,4545.2561,N,00305.9735,E,017.9,213.8,010310,000.1,W,A*24</text:p>
      <text:p text:style-name="Preformatted_20_Text">$GPGGA,133352.94,4545.2561,N,00305.9735,E,1,04,03.1,00439.8,M,0047.4,M,,*5D</text:p>
      <text:p text:style-name="Preformatted_20_Text">$GPGSA,A,3,23,13,04,20,,,,,,,,,07.0,03.1,06.2*06</text:p>
      <text:p text:style-name="Preformatted_20_Text">$GPGSV,3,1,10,23,75,064,47,13,69,213,41,04,53,296,45,20,48,085,37*79</text:p>
      <text:p text:style-name="Preformatted_20_Text">$GPGSV,3,2,10,33,34,205,30,02,11,314,39,11,09,155,18,10,07,277,*71</text:p>
      <text:p text:style-name="Preformatted_20_Text">$GPGSV,3,3,10,25,06,032,,00,00,000,*78</text:p>
      <text:p text:style-name="Preformatted_20_Text">$GPRMC,133353.94,A,4545.2520,N,00305.9705,E,016.0,211.2,010310,000.1,W,A*23</text:p>
      <text:p text:style-name="Preformatted_20_Text">$GPGGA,133353.94,4545.2520,N,00305.9705,E,1,05,03.0,00439.4,M,0047.4,M,,*56</text:p>
      <text:p text:style-name="Preformatted_20_Text">$GPGSA,A,3,23,13,04,20,,02,,,,,,,04.4,03.0,03.2*07</text:p>
      <text:p text:style-name="Preformatted_20_Text">$GPGSV,3,1,10,23,75,064,47,13,69,213,42,04,53,296,45,20,48,085,37*7A</text:p>
      <text:p text:style-name="Preformatted_20_Text">$GPGSV,3,2,10,33,34,205,30,02,11,314,39,11,09,155,17,10,07,277,*7E</text:p>
      <text:p text:style-name="Preformatted_20_Text">$GPGSV,3,3,10,25,06,032,,00,00,000,*78</text:p>
      <text:p text:style-name="Preformatted_20_Text">$GPRMC,133354.94,A,4545.2483,N,00305.9674,E,014.2,209.9,010310,000.1,W,A*29</text:p>
      <text:p text:style-name="Preformatted_20_Text">$GPGGA,133354.94,4545.2483,N,00305.9674,E,1,05,03.0,00439.4,M,0047.4,M,,*5E</text:p>
      <text:p text:style-name="Preformatted_20_Text">$GPGSA,A,3,23,13,04,20,,02,,,,,,,04.4,03.0,03.2*07</text:p>
      <text:p text:style-name="Preformatted_20_Text">$GPGSV,3,1,10,23,75,064,47,13,69,213,42,04,53,296,45,20,48,085,37*7A</text:p>
      <text:p text:style-name="Preformatted_20_Text">$GPGSV,3,2,10,33,34,205,29,02,11,314,39,11,09,155,16,10,07,277,*77</text:p>
      <text:p text:style-name="Preformatted_20_Text">$GPGSV,3,3,10,25,06,032,,00,00,000,*78</text:p>
      <text:p text:style-name="Preformatted_20_Text">$GPRMC,133355.94,A,4545.2451,N,00305.9647,E,012.2,209.2,010310,000.1,W,A*2A</text:p>
      <text:p text:style-name="Preformatted_20_Text">$GPGGA,133355.94,4545.2451,N,00305.9647,E,1,05,03.0,00439.2,M,0047.4,M,,*56</text:p>
      <text:p text:style-name="Preformatted_20_Text">$GPGSA,A,3,23,13,04,20,,02,,,,,,,04.4,03.0,03.2*07</text:p>
      <text:p text:style-name="Preformatted_20_Text">$GPGSV,3,1,10,23,75,064,46,13,69,213,42,04,53,296,45,20,48,085,36*7A</text:p>
      <text:p text:style-name="Preformatted_20_Text">$GPGSV,3,2,10,33,34,205,29,02,11,314,40,11,09,155,16,10,07,277,*79</text:p>
      <text:p text:style-name="Preformatted_20_Text">$GPGSV,3,3,10,25,06,032,,00,00,000,*78</text:p>
      <text:p text:style-name="Preformatted_20_Text">$GPRMC,133356.94,A,4545.2423,N,00305.9625,E,010.5,209.2,010310,000.1,W,A*2D</text:p>
      <text:p text:style-name="Preformatted_20_Text">$GPGGA,133356.94,4545.2423,N,00305.9625,E,1,05,03.0,00439.4,M,0047.4,M,,*52</text:p>
      <text:p text:style-name="Preformatted_20_Text">$GPGSA,A,3,23,13,04,20,,02,,,,,,,04.4,03.0,03.2*07</text:p>
      <text:p text:style-name="Preformatted_20_Text">$GPGSV,3,1,10,23,75,064,46,13,69,213,42,04,53,296,45,20,48,085,36*7A</text:p>
      <text:p text:style-name="Preformatted_20_Text">$GPGSV,3,2,10,33,34,205,29,02,11,314,41,11,09,155,17,10,07,277,*79</text:p>
      <text:p text:style-name="Preformatted_20_Text">$GPGSV,3,3,10,25,06,032,,00,00,000,*78</text:p>
      <text:p text:style-name="Preformatted_20_Text">$GPRMC,133357.94,A,4545.2400,N,00305.9610,E,010.2,209.7,010310,000.1,W,A*29</text:p>
      <text:p text:style-name="Preformatted_20_Text">$GPGGA,133357.94,4545.2400,N,00305.9610,E,1,05,03.0,00438.8,M,0047.4,M,,*59</text:p>
      <text:p text:style-name="Preformatted_20_Text">$GPGSA,A,3,23,13,04,20,,02,,,,,,,04.4,03.0,03.2*07</text:p>
      <text:p text:style-name="Preformatted_20_Text">$GPGSV,3,1,10,23,75,064,46,13,69,213,42,04,53,296,45,20,48,085,36*7A</text:p>
      <text:p text:style-name="Preformatted_20_Text">$GPGSV,3,2,10,33,34,205,29,02,11,314,41,11,09,155,19,10,07,277,*77</text:p>
      <text:p text:style-name="Preformatted_20_Text">$GPGSV,3,3,10,25,06,032,,00,00,000,*78</text:p>
      <text:p text:style-name="Preformatted_20_Text">$GPRMC,133358.94,A,4545.2375,N,00305.9590,E,011.6,209.3,010310,000.1,W,A*29</text:p>
      <text:p text:style-name="Preformatted_20_Text">$GPGGA,133358.94,4545.2375,N,00305.9590,E,1,05,03.0,00438.7,M,0047.4,M,,*57</text:p>
      <text:p text:style-name="Preformatted_20_Text">$GPGSA,A,3,23,13,04,20,,02,,,,,,,04.4,03.0,03.2*07</text:p>
      <text:p text:style-name="Preformatted_20_Text">$GPGSV,3,1,10,23,75,064,46,13,69,213,42,04,53,296,45,20,48,085,36*7A</text:p>
      <text:p text:style-name="Preformatted_20_Text">$GPGSV,3,2,10,33,34,205,29,02,11,314,41,11,09,155,19,10,07,277,*77</text:p>
      <text:p text:style-name="Preformatted_20_Text">$GPGSV,3,3,10,25,06,032,,00,00,000,*78</text:p>
      <text:p text:style-name="Preformatted_20_Text">$GPRMC,133359.94,A,4545.2344,N,00305.9564,E,014.6,208.6,010310,000.1,W,A*20</text:p>
      <text:p text:style-name="Preformatted_20_Text">$GPGGA,133359.94,4545.2344,N,00305.9564,E,1,05,03.0,00439.0,M,0047.4,M,,*59</text:p>
      <text:p text:style-name="Preformatted_20_Text">$GPGSA,A,3,23,13,04,20,,02,,,,,,,04.4,03.0,03.2*07</text:p>
      <text:p text:style-name="Preformatted_20_Text">$GPGSV,3,1,10,23,75,064,46,13,69,213,42,04,53,296,45,20,48,085,35*79</text:p>
      <text:p text:style-name="Preformatted_20_Text">$GPGSV,3,2,10,33,34,205,29,02,11,314,41,11,09,155,19,10,07,277,*77</text:p>
      <text:p text:style-name="Preformatted_20_Text">$GPGSV,3,3,10,25,06,032,,00,00,000,*78</text:p>
      <text:p text:style-name="Preformatted_20_Text">$GPRMC,133400.94,A,4545.2311,N,00305.9534,E,016.2,208.1,010310,000.1,W,A*2F</text:p>
      <text:p text:style-name="Preformatted_20_Text">$GPGGA,133400.94,4545.2311,N,00305.9534,E,1,05,03.0,00439.9,M,0047.4,M,,*5E</text:p>
      <text:p text:style-name="Preformatted_20_Text">$GPGSA,A,3,23,13,04,20,,02,,,,,,,04.4,03.0,03.2*07</text:p>
      <text:p text:style-name="Preformatted_20_Text">$GPGSV,3,1,10,23,75,064,46,13,69,213,42,04,53,296,45,20,48,085,34*78</text:p>
      <text:p text:style-name="Preformatted_20_Text">$GPGSV,3,2,10,33,34,205,29,02,11,314,41,11,09,155,17,10,07,277,*79</text:p>
      <text:p text:style-name="Preformatted_20_Text">$GPGSV,3,3,10,25,06,032,,00,00,000,*78</text:p>
      <text:p text:style-name="Preformatted_20_Text">$GPRMC,133401.94,A,4545.2267,N,00305.9500,E,017.0,207.9,010310,000.1,W,A*2D</text:p>
      <text:p text:style-name="Preformatted_20_Text">$GPGGA,133401.94,4545.2267,N,00305.9500,E,1,05,03.0,00440.1,M,0047.4,M,,*5E</text:p>
      <text:p text:style-name="Preformatted_20_Text">$GPGSA,A,3,23,13,04,20,,02,,,,,,,04.4,03.0,03.2*07</text:p>
      <text:p text:style-name="Preformatted_20_Text">$GPGSV,3,1,10,23,75,064,45,13,69,213,42,04,53,296,45,20,48,085,34*7B</text:p>
      <text:p text:style-name="Preformatted_20_Text">$GPGSV,3,2,10,33,34,205,29,02,11,314,41,11,09,155,16,10,07,277,*78</text:p>
      <text:p text:style-name="Preformatted_20_Text"><text:soft-page-break/>$GPGSV,3,3,10,25,06,032,,00,00,000,*78</text:p>
      <text:p text:style-name="Preformatted_20_Text">$GPRMC,133402.94,A,4545.2222,N,00305.9464,E,018.4,207.9,010310,000.1,W,A*27</text:p>
      <text:p text:style-name="Preformatted_20_Text">$GPGGA,133402.94,4545.2222,N,00305.9464,E,1,05,03.0,00440.6,M,0047.4,M,,*58</text:p>
      <text:p text:style-name="Preformatted_20_Text">$GPGSA,A,3,23,13,04,20,,02,,,,,,,04.4,03.0,03.2*07</text:p>
      <text:p text:style-name="Preformatted_20_Text">$GPGSV,3,1,10,23,75,064,45,13,69,213,42,04,53,296,45,20,48,085,35*7A</text:p>
      <text:p text:style-name="Preformatted_20_Text">$GPGSV,3,2,10,33,34,205,30,02,11,314,41,11,09,155,16,10,07,277,*70</text:p>
      <text:p text:style-name="Preformatted_20_Text">$GPGSV,3,3,10,25,06,032,,00,00,000,*78</text:p>
      <text:p text:style-name="Preformatted_20_Text">$GPRMC,133403.94,A,4545.2179,N,00305.9428,E,018.6,208.0,010310,000.1,W,A*27</text:p>
      <text:p text:style-name="Preformatted_20_Text">$GPGGA,133403.94,4545.2179,N,00305.9428,E,1,05,03.0,00441.0,M,0047.4,M,,*5B</text:p>
      <text:p text:style-name="Preformatted_20_Text">$GPGSA,A,3,23,13,04,20,,02,,,,,,,04.4,03.0,03.2*07</text:p>
      <text:p text:style-name="Preformatted_20_Text">$GPGSV,3,1,10,23,75,064,45,13,69,213,42,04,53,296,45,20,48,085,36*79</text:p>
      <text:p text:style-name="Preformatted_20_Text">$GPGSV,3,2,10,33,34,205,30,02,11,314,41,11,09,155,17,10,07,277,*71</text:p>
      <text:p text:style-name="Preformatted_20_Text">$GPGSV,3,3,10,25,06,032,,00,00,000,*78</text:p>
      <text:p text:style-name="Preformatted_20_Text">$GPRMC,133404.94,A,4545.2134,N,00305.9391,E,018.9,208.2,010310,000.1,W,A*21</text:p>
      <text:p text:style-name="Preformatted_20_Text">$GPGGA,133404.94,4545.2134,N,00305.9391,E,1,05,03.0,00441.5,M,0047.4,M,,*55</text:p>
      <text:p text:style-name="Preformatted_20_Text">$GPGSA,A,3,23,13,04,20,,02,,,,,,,04.4,03.0,03.2*07</text:p>
      <text:p text:style-name="Preformatted_20_Text">$GPGSV,3,1,10,23,75,064,45,13,69,213,42,04,53,296,45,20,48,085,37*78</text:p>
      <text:p text:style-name="Preformatted_20_Text">$GPGSV,3,2,10,33,34,205,30,02,11,314,40,11,09,155,16,10,07,277,*71</text:p>
      <text:p text:style-name="Preformatted_20_Text">$GPGSV,3,3,10,25,06,032,,00,00,000,*78</text:p>
      <text:p text:style-name="Preformatted_20_Text">$GPRMC,133405.94,A,4545.2086,N,00305.9355,E,019.2,208.5,010310,000.1,W,A*2D</text:p>
      <text:p text:style-name="Preformatted_20_Text">$GPGGA,133405.94,4545.2086,N,00305.9355,E,1,05,03.0,00441.3,M,0047.4,M,,*52</text:p>
      <text:p text:style-name="Preformatted_20_Text">$GPGSA,A,3,23,13,04,20,,02,,,,,,,04.4,03.0,03.2*07</text:p>
      <text:p text:style-name="Preformatted_20_Text">$GPGSV,3,1,10,23,75,064,45,13,69,213,42,04,53,296,45,20,48,085,37*78</text:p>
      <text:p text:style-name="Preformatted_20_Text">$GPGSV,3,2,10,33,34,205,29,02,11,314,40,11,09,155,17,10,07,277,*78</text:p>
      <text:p text:style-name="Preformatted_20_Text">$GPGSV,3,3,10,25,06,032,,00,00,000,*78</text:p>
      <text:p text:style-name="Preformatted_20_Text">$GPRMC,133406.94,A,4545.2040,N,00305.9317,E,018.8,208.9,010310,000.1,W,A*25</text:p>
      <text:p text:style-name="Preformatted_20_Text">$GPGGA,133406.94,4545.2040,N,00305.9317,E,1,05,03.0,00441.4,M,0047.4,M,,*5A</text:p>
      <text:p text:style-name="Preformatted_20_Text">$GPGSA,A,3,23,13,04,20,,02,,,,,,,04.4,03.0,03.2*07</text:p>
      <text:p text:style-name="Preformatted_20_Text">$GPGSV,3,1,10,23,75,064,45,13,69,213,42,04,53,296,45,20,48,085,38*77</text:p>
      <text:p text:style-name="Preformatted_20_Text">$GPGSV,3,2,10,33,34,205,29,02,11,314,41,11,09,155,16,10,07,277,*78</text:p>
      <text:p text:style-name="Preformatted_20_Text">$GPGSV,3,3,10,25,06,032,,00,00,000,*78</text:p>
      <text:p text:style-name="Preformatted_20_Text">$GPRMC,133407.94,A,4545.1995,N,00305.9280,E,017.2,209.5,010310,000.1,W,A*21</text:p>
      <text:p text:style-name="Preformatted_20_Text">$GPGGA,133407.94,4545.1995,N,00305.9280,E,1,05,03.0,00440.8,M,0047.4,M,,*5B</text:p>
      <text:p text:style-name="Preformatted_20_Text">$GPGSA,A,3,23,13,04,20,,02,,,,,,,04.4,03.0,03.2*07</text:p>
      <text:p text:style-name="Preformatted_20_Text">$GPGSV,3,1,10,23,75,064,45,13,69,213,42,04,53,296,45,20,48,085,39*76</text:p>
      <text:p text:style-name="Preformatted_20_Text">$GPGSV,3,2,10,33,34,205,29,02,11,314,42,11,09,155,17,10,07,277,*7A</text:p>
      <text:p text:style-name="Preformatted_20_Text">$GPGSV,3,3,10,25,06,032,,00,00,000,*78</text:p>
      <text:p text:style-name="Preformatted_20_Text">$GPRMC,133408.94,A,4545.1958,N,00305.9247,E,016.0,210.0,010310,000.1,W,A*2A</text:p>
      <text:p text:style-name="Preformatted_20_Text">$GPGGA,133408.94,4545.1958,N,00305.9247,E,1,05,03.0,00441.0,M,0047.4,M,,*57</text:p>
      <text:p text:style-name="Preformatted_20_Text">$GPGSA,A,3,23,13,04,20,,02,,,,,,,04.4,03.0,03.2*07</text:p>
      <text:p text:style-name="Preformatted_20_Text">$GPGSV,3,1,10,23,75,064,46,13,69,213,42,04,53,296,45,20,48,085,39*75</text:p>
      <text:p text:style-name="Preformatted_20_Text">$GPGSV,3,2,10,33,34,205,29,02,11,314,42,11,09,155,16,10,07,277,*7B</text:p>
      <text:p text:style-name="Preformatted_20_Text">$GPGSV,3,3,10,25,06,032,,00,00,000,*78</text:p>
      <text:p text:style-name="Preformatted_20_Text">$GPRMC,133409.94,A,4545.1921,N,00305.9215,E,014.8,211.1,010310,000.1,W,A*28</text:p>
      <text:p text:style-name="Preformatted_20_Text">$GPGGA,133409.94,4545.1921,N,00305.9215,E,1,05,03.0,00441.2,M,0047.4,M,,*5D</text:p>
      <text:p text:style-name="Preformatted_20_Text">$GPGSA,A,3,23,13,04,20,,02,,,,,,,04.4,03.0,03.2*07</text:p>
      <text:p text:style-name="Preformatted_20_Text">$GPGSV,3,1,10,23,75,064,46,13,69,213,42,04,53,296,45,20,48,085,39*75</text:p>
      <text:p text:style-name="Preformatted_20_Text">$GPGSV,3,2,10,33,34,205,28,02,11,314,42,11,09,155,,10,07,277,*7D</text:p>
      <text:p text:style-name="Preformatted_20_Text">$GPGSV,3,3,10,25,06,032,,00,00,000,*78</text:p>
      <text:p text:style-name="Preformatted_20_Text">$GPRMC,133410.94,A,4545.1887,N,00305.9183,E,014.6,212.3,010310,000.1,W,A*2E</text:p>
      <text:p text:style-name="Preformatted_20_Text">$GPGGA,133410.94,4545.1887,N,00305.9183,E,1,05,03.0,00441.4,M,0047.4,M,,*52</text:p>
      <text:p text:style-name="Preformatted_20_Text">$GPGSA,A,3,23,13,04,20,,02,,,,,,,04.4,03.0,03.2*07</text:p>
      <text:p text:style-name="Preformatted_20_Text">$GPGSV,3,1,10,23,75,064,45,13,70,213,42,04,53,296,45,20,48,085,38*7F</text:p>
      <text:p text:style-name="Preformatted_20_Text">$GPGSV,3,2,10,33,34,205,28,02,11,314,42,11,09,155,,10,07,277,*7D</text:p>
      <text:p text:style-name="Preformatted_20_Text">$GPGSV,3,3,10,25,06,032,,00,00,000,*78</text:p>
      <text:p text:style-name="Preformatted_20_Text">$GPRMC,133411.94,A,4545.1847,N,00305.9141,E,015.7,214.7,010310,000.1,W,A*2F</text:p>
      <text:p text:style-name="Preformatted_20_Text">$GPGGA,133411.94,4545.1847,N,00305.9141,E,1,04,03.7,00440.5,M,0047.4,M,,*57</text:p>
      <text:p text:style-name="Preformatted_20_Text">$GPGSA,A,3,23,13,04,,,02,,,,,,,05.6,03.7,04.1*05</text:p>
      <text:p text:style-name="Preformatted_20_Text">$GPGSV,3,1,10,23,75,064,45,13,70,213,41,04,53,296,45,20,48,085,36*72</text:p>
      <text:p text:style-name="Preformatted_20_Text">$GPGSV,3,2,10,33,34,205,28,02,11,314,42,11,09,155,,10,07,277,*7D</text:p>
      <text:p text:style-name="Preformatted_20_Text">$GPGSV,3,3,10,25,06,032,,00,00,000,*78</text:p>
      <text:p text:style-name="Preformatted_20_Text">$GPRMC,133412.94,A,4545.1813,N,00305.9099,E,015.9,217.0,010310,000.1,W,A*23</text:p>
      <text:p text:style-name="Preformatted_20_Text">$GPGGA,133412.94,4545.1813,N,00305.9099,E,1,05,03.0,00441.1,M,0047.4,M,,*52</text:p>
      <text:p text:style-name="Preformatted_20_Text">$GPGSA,A,3,23,13,04,20,,02,,,,,,,04.4,03.0,03.2*07</text:p>
      <text:p text:style-name="Preformatted_20_Text"><text:soft-page-break/>$GPGSV,3,1,10,23,75,064,46,13,70,213,41,04,53,296,45,20,48,085,35*72</text:p>
      <text:p text:style-name="Preformatted_20_Text">$GPGSV,3,2,10,33,34,205,28,02,11,314,41,11,09,155,,10,07,277,*7E</text:p>
      <text:p text:style-name="Preformatted_20_Text">$GPGSV,3,3,10,25,06,032,,00,00,000,*78</text:p>
      <text:p text:style-name="Preformatted_20_Text">$GPRMC,133413.94,A,4545.1776,N,00305.9051,E,018.8,220.7,010310,000.1,W,A*25</text:p>
      <text:p text:style-name="Preformatted_20_Text">$GPGGA,133413.94,4545.1776,N,00305.9051,E,1,05,03.0,00441.2,M,0047.4,M,,*58</text:p>
      <text:p text:style-name="Preformatted_20_Text">$GPGSA,A,3,23,13,04,20,,02,,,,,,,04.4,03.0,03.2*07</text:p>
      <text:p text:style-name="Preformatted_20_Text">$GPGSV,3,1,10,23,75,064,46,13,70,213,41,04,53,296,45,20,48,085,36*71</text:p>
      <text:p text:style-name="Preformatted_20_Text">$GPGSV,3,2,10,33,34,205,28,02,11,314,40,11,09,155,,10,07,277,*7F</text:p>
      <text:p text:style-name="Preformatted_20_Text">$GPGSV,3,3,10,25,06,032,,00,00,000,*78</text:p>
      <text:p text:style-name="Preformatted_20_Text">$GPRMC,133414.94,A,4545.1740,N,00305.8995,E,019.7,223.0,010310,000.1,W,A*2D</text:p>
      <text:p text:style-name="Preformatted_20_Text">$GPGGA,133414.94,4545.1740,N,00305.8995,E,1,04,03.1,00441.4,M,0047.4,M,,*5C</text:p>
      <text:p text:style-name="Preformatted_20_Text">$GPGSA,A,3,23,13,04,20,,,,,,,,,07.0,03.1,06.2*06</text:p>
      <text:p text:style-name="Preformatted_20_Text">$GPGSV,3,1,10,23,75,064,46,13,70,213,41,04,53,296,45,20,48,085,38*7F</text:p>
      <text:p text:style-name="Preformatted_20_Text">$GPGSV,3,2,10,33,34,205,28,02,11,314,38,11,09,155,,10,07,277,*70</text:p>
      <text:p text:style-name="Preformatted_20_Text">$GPGSV,3,3,10,25,06,032,,00,00,000,*78</text:p>
      <text:p text:style-name="Preformatted_20_Text">$GPRMC,133415.94,A,4545.1706,N,00305.8936,E,020.1,227.5,010310,000.1,W,A*2A</text:p>
      <text:p text:style-name="Preformatted_20_Text">$GPGGA,133415.94,4545.1706,N,00305.8936,E,1,05,03.0,00442.4,M,0047.4,M,,*55</text:p>
      <text:p text:style-name="Preformatted_20_Text">$GPGSA,A,3,23,13,04,20,,02,,,,,,,04.4,03.0,03.2*07</text:p>
      <text:p text:style-name="Preformatted_20_Text">$GPGSV,3,1,10,23,75,064,46,13,70,213,42,04,53,296,45,20,48,085,39*7D</text:p>
      <text:p text:style-name="Preformatted_20_Text">$GPGSV,3,2,10,33,34,205,28,02,11,314,38,11,09,155,,10,07,277,*70</text:p>
      <text:p text:style-name="Preformatted_20_Text">$GPGSV,3,3,10,25,06,032,,00,00,000,*78</text:p>
      <text:p text:style-name="Preformatted_20_Text">$GPRMC,133416.94,A,4545.1673,N,00305.8869,E,020.4,230.1,010310,000.1,W,A*26</text:p>
      <text:p text:style-name="Preformatted_20_Text">$GPGGA,133416.94,4545.1673,N,00305.8869,E,1,04,03.1,00443.4,M,0047.4,M,,*5F</text:p>
      <text:p text:style-name="Preformatted_20_Text">$GPGSA,A,3,23,13,04,20,,,,,,,,,06.9,03.1,06.2*0E</text:p>
      <text:p text:style-name="Preformatted_20_Text">$GPGSV,3,1,10,23,75,064,46,13,70,213,42,04,53,296,44,20,47,086,39*70</text:p>
      <text:p text:style-name="Preformatted_20_Text">$GPGSV,3,2,10,33,34,205,27,02,11,314,35,11,09,155,,10,07,277,*72</text:p>
      <text:p text:style-name="Preformatted_20_Text">$GPGSV,3,3,10,25,06,032,,00,00,000,*78</text:p>
      <text:p text:style-name="Preformatted_20_Text">$GPRMC,133417.94,A,4545.1645,N,00305.8800,E,020.5,233.4,010310,000.1,W,A*2A</text:p>
      <text:p text:style-name="Preformatted_20_Text">$GPGGA,133417.94,4545.1645,N,00305.8800,E,1,04,03.1,00444.8,M,0047.4,M,,*5F</text:p>
      <text:p text:style-name="Preformatted_20_Text">$GPGSA,A,3,23,13,04,20,,,,,,,,,06.9,03.1,06.2*0E</text:p>
      <text:p text:style-name="Preformatted_20_Text">$GPGSV,3,1,10,23,75,064,47,13,70,213,42,04,53,296,43,20,47,086,38*77</text:p>
      <text:p text:style-name="Preformatted_20_Text">$GPGSV,3,2,10,33,34,205,26,02,11,314,32,11,09,155,,10,07,277,*74</text:p>
      <text:p text:style-name="Preformatted_20_Text">$GPGSV,3,3,10,25,06,032,,00,00,000,*78</text:p>
      <text:p text:style-name="Preformatted_20_Text">$GPRMC,133418.94,A,4545.1620,N,00305.8729,E,020.6,236.9,010310,000.1,W,A*29</text:p>
      <text:p text:style-name="Preformatted_20_Text">$GPGGA,133418.94,4545.1620,N,00305.8729,E,1,04,03.1,00444.6,M,0047.4,M,,*59</text:p>
      <text:p text:style-name="Preformatted_20_Text">$GPGSA,A,3,23,13,04,20,,,,,,,,,06.9,03.1,06.2*0E</text:p>
      <text:p text:style-name="Preformatted_20_Text">$GPGSV,3,1,10,23,75,064,48,13,70,213,41,04,53,296,42,20,47,086,39*7B</text:p>
      <text:p text:style-name="Preformatted_20_Text">$GPGSV,3,2,10,33,34,205,27,02,11,314,28,11,09,155,,10,07,277,*7E</text:p>
      <text:p text:style-name="Preformatted_20_Text">$GPGSV,3,3,10,25,06,032,,00,00,000,*78</text:p>
      <text:p text:style-name="Preformatted_20_Text">$GPRMC,133419.94,A,4545.1599,N,00305.8654,E,020.3,240.2,010310,000.1,W,A*2D</text:p>
      <text:p text:style-name="Preformatted_20_Text">$GPGGA,133419.94,4545.1599,N,00305.8654,E,1,04,03.1,00445.8,M,0047.4,M,,*5D</text:p>
      <text:p text:style-name="Preformatted_20_Text">$GPGSA,A,3,23,13,04,20,,,,,,,,,06.9,03.1,06.2*0E</text:p>
      <text:p text:style-name="Preformatted_20_Text">$GPGSV,3,1,10,23,74,064,48,13,70,213,41,04,53,296,41,20,47,086,40*77</text:p>
      <text:p text:style-name="Preformatted_20_Text">$GPGSV,3,2,10,33,34,205,28,02,11,314,25,11,09,155,,10,07,277,*7C</text:p>
      <text:p text:style-name="Preformatted_20_Text">$GPGSV,3,3,10,25,06,032,,00,00,000,*78</text:p>
      <text:p text:style-name="Preformatted_20_Text">$GPRMC,133420.94,A,4545.1577,N,00305.8580,E,019.7,243.1,010310,000.1,W,A*23</text:p>
      <text:p text:style-name="Preformatted_20_Text">$GPGGA,133420.94,4545.1577,N,00305.8580,E,1,04,07.2,00446.8,M,0047.4,M,,*59</text:p>
      <text:p text:style-name="Preformatted_20_Text">$GPGSA,A,3,23,13,04,20,,,,,,,,,09.5,07.2,06.2*0A</text:p>
      <text:p text:style-name="Preformatted_20_Text">$GPGSV,3,1,10,23,74,064,48,13,70,213,40,04,53,296,39,20,47,086,40*79</text:p>
      <text:p text:style-name="Preformatted_20_Text">$GPGSV,3,2,10,33,34,205,25,02,11,314,23,11,09,155,,10,07,277,*77</text:p>
      <text:p text:style-name="Preformatted_20_Text">$GPGSV,3,3,10,25,06,032,,00,00,000,*78</text:p>
      <text:p text:style-name="Preformatted_20_Text">$GPRMC,133421.94,A,4545.1559,N,00305.8511,E,018.6,245.4,010310,000.1,W,A*25</text:p>
      <text:p text:style-name="Preformatted_20_Text">$GPGGA,133421.94,4545.1559,N,00305.8511,E,1,04,03.1,00447.4,M,0047.4,M,,*56</text:p>
      <text:p text:style-name="Preformatted_20_Text">$GPGSA,A,3,23,13,04,20,,,,,,,,,06.9,03.1,06.2*0E</text:p>
      <text:p text:style-name="Preformatted_20_Text">$GPGSV,3,1,10,23,74,064,48,13,70,213,40,04,53,296,39,20,47,086,41*78</text:p>
      <text:p text:style-name="Preformatted_20_Text">$GPGSV,3,2,10,33,34,205,27,02,11,314,19,11,09,155,,10,07,277,*7C</text:p>
      <text:p text:style-name="Preformatted_20_Text">$GPGSV,3,3,10,25,06,031,,00,00,000,*7B</text:p>
      <text:p text:style-name="Preformatted_20_Text">$GPRMC,133422.94,A,4545.1543,N,00305.8442,E,017.8,246.9,010310,000.1,W,A*25</text:p>
      <text:p text:style-name="Preformatted_20_Text">$GPGGA,133422.94,4545.1543,N,00305.8442,E,1,04,03.1,00448.8,M,0047.4,M,,*5A</text:p>
      <text:p text:style-name="Preformatted_20_Text">$GPGSA,A,3,23,13,04,20,,,,,,,,,06.9,03.1,06.2*0E</text:p>
      <text:p text:style-name="Preformatted_20_Text">$GPGSV,3,1,10,23,74,064,48,13,70,213,41,04,53,296,39,20,47,086,40*78</text:p>
      <text:p text:style-name="Preformatted_20_Text">$GPGSV,3,2,10,33,34,205,27,02,11,314,17,11,09,155,,10,07,277,*72</text:p>
      <text:p text:style-name="Preformatted_20_Text">$GPGSV,3,3,10,25,06,031,,00,00,000,*7B</text:p>
      <text:p text:style-name="Preformatted_20_Text">$GPRMC,133423.94,A,4545.1527,N,00305.8381,E,015.6,249.0,010310,000.1,W,A*24</text:p>
      <text:p text:style-name="Preformatted_20_Text"><text:soft-page-break/>$GPGGA,133423.94,4545.1527,N,00305.8381,E,1,05,03.0,00449.6,M,0047.4,M,,*5E</text:p>
      <text:p text:style-name="Preformatted_20_Text">$GPGSA,A,3,23,13,04,20,,02,,,,,,,04.4,03.0,03.2*07</text:p>
      <text:p text:style-name="Preformatted_20_Text">$GPGSV,3,1,10,23,74,064,48,13,70,213,41,04,53,296,39,20,47,086,40*78</text:p>
      <text:p text:style-name="Preformatted_20_Text">$GPGSV,3,2,10,33,34,205,28,02,11,314,26,11,09,155,,10,07,277,*7F</text:p>
      <text:p text:style-name="Preformatted_20_Text">$GPGSV,3,3,10,25,06,031,,00,00,000,*7B</text:p>
      <text:p text:style-name="Preformatted_20_Text">$GPRMC,133424.94,A,4545.1513,N,00305.8327,E,013.4,249.9,010310,000.1,W,A*25</text:p>
      <text:p text:style-name="Preformatted_20_Text">$GPGGA,133424.94,4545.1513,N,00305.8327,E,1,05,03.0,00450.6,M,0047.4,M,,*5A</text:p>
      <text:p text:style-name="Preformatted_20_Text">$GPGSA,A,3,23,13,04,20,,02,,,,,,,04.4,03.0,03.2*07</text:p>
      <text:p text:style-name="Preformatted_20_Text">$GPGSV,3,1,10,23,74,064,48,13,70,213,41,04,53,296,39,20,47,086,40*78</text:p>
      <text:p text:style-name="Preformatted_20_Text">$GPGSV,3,2,10,33,34,205,28,02,11,314,31,11,09,155,,10,07,277,*79</text:p>
      <text:p text:style-name="Preformatted_20_Text">$GPGSV,3,3,10,25,06,031,,00,00,000,*7B</text:p>
      <text:p text:style-name="Preformatted_20_Text">$GPRMC,133425.94,A,4545.1501,N,00305.8281,E,011.2,249.8,010310,000.1,W,A*2F</text:p>
      <text:p text:style-name="Preformatted_20_Text">$GPGGA,133425.94,4545.1501,N,00305.8281,E,1,05,03.1,00450.7,M,0047.4,M,,*55</text:p>
      <text:p text:style-name="Preformatted_20_Text">$GPGSA,A,3,23,13,04,20,,02,,,,,,,04.4,03.1,03.2*06</text:p>
      <text:p text:style-name="Preformatted_20_Text">$GPGSV,3,1,10,23,74,064,49,13,70,213,41,04,53,296,39,20,47,086,40*79</text:p>
      <text:p text:style-name="Preformatted_20_Text">$GPGSV,3,2,10,33,34,205,28,02,11,314,35,11,09,155,,10,07,277,*7D</text:p>
      <text:p text:style-name="Preformatted_20_Text">$GPGSV,3,3,10,25,06,031,,00,00,000,*7B</text:p>
      <text:p text:style-name="Preformatted_20_Text">$GPRMC,133426.94,A,4545.1493,N,00305.8243,E,009.8,251.3,010310,000.1,W,A*29</text:p>
      <text:p text:style-name="Preformatted_20_Text">$GPGGA,133426.94,4545.1493,N,00305.8243,E,1,05,03.1,00451.0,M,0047.4,M,,*54</text:p>
      <text:p text:style-name="Preformatted_20_Text">$GPGSA,A,3,23,13,04,20,,02,,,,,,,04.4,03.1,03.2*06</text:p>
      <text:p text:style-name="Preformatted_20_Text">$GPGSV,3,1,10,23,74,064,49,13,70,213,41,04,53,296,39,20,47,086,39*77</text:p>
      <text:p text:style-name="Preformatted_20_Text">$GPGSV,3,2,10,33,34,205,28,02,11,314,38,11,09,155,,10,07,277,*70</text:p>
      <text:p text:style-name="Preformatted_20_Text">$GPGSV,3,3,10,25,06,031,,00,00,000,*7B</text:p>
      <text:p text:style-name="Preformatted_20_Text">$GPRMC,133427.94,A,4545.1489,N,00305.8207,E,009.6,257.5,010310,000.1,W,A*2D</text:p>
      <text:p text:style-name="Preformatted_20_Text">$GPGGA,133427.94,4545.1489,N,00305.8207,E,1,04,03.1,00450.8,M,0047.4,M,,*56</text:p>
      <text:p text:style-name="Preformatted_20_Text">$GPGSA,A,3,23,13,04,20,,,,,,,,,06.9,03.1,06.2*0E</text:p>
      <text:p text:style-name="Preformatted_20_Text">$GPGSV,3,1,10,23,74,064,49,13,70,213,40,04,53,296,39,20,47,086,40*78</text:p>
      <text:p text:style-name="Preformatted_20_Text">$GPGSV,3,2,10,33,34,205,28,02,11,314,37,11,09,155,,10,07,277,*7F</text:p>
      <text:p text:style-name="Preformatted_20_Text">$GPGSV,3,3,10,25,06,031,,00,00,000,*7B</text:p>
      <text:p text:style-name="Preformatted_20_Text">$GPRMC,133428.94,A,4545.1495,N,00305.8168,E,010.8,267.4,010310,000.1,W,A*21</text:p>
      <text:p text:style-name="Preformatted_20_Text">$GPGGA,133428.94,4545.1495,N,00305.8168,E,1,04,03.1,00450.1,M,0047.4,M,,*57</text:p>
      <text:p text:style-name="Preformatted_20_Text">$GPGSA,A,3,23,13,04,20,,,,,,,,,06.9,03.1,06.2*0E</text:p>
      <text:p text:style-name="Preformatted_20_Text">$GPGSV,3,1,10,23,74,064,49,13,70,213,40,04,53,296,40,20,47,086,42*74</text:p>
      <text:p text:style-name="Preformatted_20_Text">$GPGSV,3,2,10,33,34,205,25,02,11,314,35,11,09,155,,10,07,277,*70</text:p>
      <text:p text:style-name="Preformatted_20_Text">$GPGSV,3,3,10,25,06,031,,00,00,000,*7B</text:p>
      <text:p text:style-name="Preformatted_20_Text">$GPRMC,133429.94,A,4545.1509,N,00305.8130,E,011.1,279.7,010310,000.1,W,A*2D</text:p>
      <text:p text:style-name="Preformatted_20_Text">$GPGGA,133429.94,4545.1509,N,00305.8130,E,1,05,03.1,00449.8,M,0047.4,M,,*5F</text:p>
      <text:p text:style-name="Preformatted_20_Text">$GPGSA,A,3,23,13,04,20,,02,,,,,,,04.4,03.1,03.2*06</text:p>
      <text:p text:style-name="Preformatted_20_Text">$GPGSV,3,1,11,23,74,064,49,13,70,213,40,04,53,296,41,20,47,086,44*72</text:p>
      <text:p text:style-name="Preformatted_20_Text">$GPGSV,3,2,11,33,34,205,20,02,11,314,35,11,09,155,,10,07,277,*74</text:p>
      <text:p text:style-name="Preformatted_20_Text">$GPGSV,3,3,11,25,06,031,,31,05,028,,00,00,000,*47</text:p>
      <text:p text:style-name="Preformatted_20_Text">$GPRMC,133430.94,A,4545.1515,N,00305.8083,E,013.5,280.1,010310,000.1,W,A*27</text:p>
      <text:p text:style-name="Preformatted_20_Text">$GPGGA,133430.94,4545.1515,N,00305.8083,E,1,04,03.1,00446.7,M,0047.4,M,,*52</text:p>
      <text:p text:style-name="Preformatted_20_Text">$GPGSA,A,3,23,13,04,20,,,,,,,,,06.9,03.1,06.2*0E</text:p>
      <text:p text:style-name="Preformatted_20_Text">$GPGSV,3,1,11,23,74,064,49,13,70,213,40,04,53,296,41,20,47,086,45*73</text:p>
      <text:p text:style-name="Preformatted_20_Text">$GPGSV,3,2,11,33,34,205,,02,11,314,34,11,09,155,,10,07,277,*77</text:p>
      <text:p text:style-name="Preformatted_20_Text">$GPGSV,3,3,11,25,06,031,,31,05,028,,00,00,000,*47</text:p>
      <text:p text:style-name="Preformatted_20_Text">$GPRMC,133431.94,A,4545.1517,N,00305.8033,E,013.6,274.1,010310,000.1,W,A*27</text:p>
      <text:p text:style-name="Preformatted_20_Text">$GPGGA,133431.94,4545.1517,N,00305.8033,E,1,05,03.1,00446.3,M,0047.4,M,,*5F</text:p>
      <text:p text:style-name="Preformatted_20_Text">$GPGSA,A,3,23,13,04,20,,02,,,,,,,04.4,03.1,03.2*06</text:p>
      <text:p text:style-name="Preformatted_20_Text">$GPGSV,3,1,11,23,74,064,49,13,70,213,39,04,53,296,40,20,47,086,45*7C</text:p>
      <text:p text:style-name="Preformatted_20_Text">$GPGSV,3,2,11,33,34,205,,02,11,314,35,11,09,155,,10,07,277,*76</text:p>
      <text:p text:style-name="Preformatted_20_Text">$GPGSV,3,3,11,25,06,031,,31,05,028,,00,00,000,*47</text:p>
      <text:p text:style-name="Preformatted_20_Text">$GPRMC,133432.94,A,4545.1516,N,00305.7978,E,014.6,266.9,010310,000.1,W,A*20</text:p>
      <text:p text:style-name="Preformatted_20_Text">$GPGGA,133432.94,4545.1516,N,00305.7978,E,1,05,03.1,00445.6,M,0047.4,M,,*52</text:p>
      <text:p text:style-name="Preformatted_20_Text">$GPGSA,A,3,23,13,04,20,,02,,,,,,,04.4,03.1,03.2*06</text:p>
      <text:p text:style-name="Preformatted_20_Text">$GPGSV,3,1,11,23,74,064,49,13,70,213,38,04,53,296,39,20,47,086,43*75</text:p>
      <text:p text:style-name="Preformatted_20_Text">$GPGSV,3,2,11,33,34,205,,02,11,314,37,11,09,155,,10,07,277,*74</text:p>
      <text:p text:style-name="Preformatted_20_Text">$GPGSV,3,3,11,25,06,031,,31,05,028,,00,00,000,*47</text:p>
      <text:p text:style-name="Preformatted_20_Text">$GPRMC,133433.94,A,4545.1508,N,00305.7920,E,014.5,264.5,010310,000.1,W,A*2E</text:p>
      <text:p text:style-name="Preformatted_20_Text">$GPGGA,133433.94,4545.1508,N,00305.7920,E,1,04,03.1,00447.6,M,0047.4,M,,*52</text:p>
      <text:p text:style-name="Preformatted_20_Text">$GPGSA,A,3,23,13,04,20,,,,,,,,,06.9,03.1,06.2*0E</text:p>
      <text:p text:style-name="Preformatted_20_Text">$GPGSV,3,1,11,23,74,064,49,13,70,213,37,04,53,296,38,20,47,086,42*7A</text:p>
      <text:p text:style-name="Preformatted_20_Text">$GPGSV,3,2,11,33,34,205,,02,11,314,35,11,09,155,,10,07,277,*76</text:p>
      <text:p text:style-name="Preformatted_20_Text"><text:soft-page-break/>$GPGSV,3,3,11,25,06,031,,31,05,028,,00,00,000,*47</text:p>
      <text:p text:style-name="Preformatted_20_Text">$GPRMC,133434.94,A,4545.1503,N,00305.7860,E,016.5,266.2,010310,000.1,W,A*20</text:p>
      <text:p text:style-name="Preformatted_20_Text">$GPGGA,133434.94,4545.1503,N,00305.7860,E,1,04,03.1,00446.3,M,0047.4,M,,*5F</text:p>
      <text:p text:style-name="Preformatted_20_Text">$GPGSA,A,3,23,13,04,20,,,,,,,,,06.9,03.1,06.2*0E</text:p>
      <text:p text:style-name="Preformatted_20_Text">$GPGSV,3,1,11,23,74,064,49,13,70,213,36,04,53,296,38,20,47,086,42*7B</text:p>
      <text:p text:style-name="Preformatted_20_Text">$GPGSV,3,2,11,33,34,205,,02,11,314,32,11,09,155,,10,07,277,*71</text:p>
      <text:p text:style-name="Preformatted_20_Text">$GPGSV,3,3,11,25,06,031,,31,05,028,,00,00,000,*47</text:p>
      <text:p text:style-name="Preformatted_20_Text">$GPRMC,133435.94,A,4545.1503,N,00305.7790,E,019.6,268.8,010310,000.1,W,A*29</text:p>
      <text:p text:style-name="Preformatted_20_Text">$GPGGA,133435.94,4545.1503,N,00305.7790,E,1,04,03.1,00444.0,M,0047.4,M,,*5F</text:p>
      <text:p text:style-name="Preformatted_20_Text">$GPGSA,A,3,23,13,04,20,,,,,,,,,06.9,03.1,06.2*0E</text:p>
      <text:p text:style-name="Preformatted_20_Text">$GPGSV,3,1,11,23,74,064,49,13,70,213,36,04,53,296,39,20,47,086,42*7A</text:p>
      <text:p text:style-name="Preformatted_20_Text">$GPGSV,3,2,11,33,34,205,,02,11,314,28,11,09,155,,10,07,277,*7A</text:p>
      <text:p text:style-name="Preformatted_20_Text">$GPGSV,3,3,11,25,06,031,,31,05,028,,00,00,000,*47</text:p>
      <text:p text:style-name="Preformatted_20_Text">$GPRMC,133436.94,A,4545.1504,N,00305.7715,E,019.6,270.9,010310,000.1,W,A*28</text:p>
      <text:p text:style-name="Preformatted_20_Text">$GPGGA,133436.94,4545.1504,N,00305.7715,E,1,04,03.1,00441.3,M,0047.4,M,,*50</text:p>
      <text:p text:style-name="Preformatted_20_Text">$GPGSA,A,3,23,13,04,20,,,,,,,,,06.9,03.1,06.2*0E</text:p>
      <text:p text:style-name="Preformatted_20_Text">$GPGSV,3,1,11,23,74,064,50,13,70,213,36,04,53,296,41,20,47,086,43*7C</text:p>
      <text:p text:style-name="Preformatted_20_Text">$GPGSV,3,2,11,33,34,205,,02,11,314,25,11,09,155,,10,07,277,*77</text:p>
      <text:p text:style-name="Preformatted_20_Text">$GPGSV,3,3,11,25,06,031,,31,05,028,,00,00,000,*47</text:p>
      <text:p text:style-name="Preformatted_20_Text">$GPRMC,133437.94,A,4545.1508,N,00305.7638,E,019.9,272.4,010310,000.1,W,A*2B</text:p>
      <text:p text:style-name="Preformatted_20_Text">$GPGGA,133437.94,4545.1508,N,00305.7638,E,1,04,03.1,00439.7,M,0047.4,M,,*58</text:p>
      <text:p text:style-name="Preformatted_20_Text">$GPGSA,A,3,23,13,04,20,,,,,,,,,06.9,03.1,06.2*0E</text:p>
      <text:p text:style-name="Preformatted_20_Text">$GPGSV,3,1,11,23,74,064,50,13,70,213,36,04,53,295,42,20,47,086,43*7C</text:p>
      <text:p text:style-name="Preformatted_20_Text">$GPGSV,3,2,11,33,34,205,,02,11,314,23,11,09,155,,10,07,277,*71</text:p>
      <text:p text:style-name="Preformatted_20_Text">$GPGSV,3,3,11,25,06,031,,31,05,028,,00,00,000,*47</text:p>
      <text:p text:style-name="Preformatted_20_Text">$GPRMC,133438.94,A,4545.1513,N,00305.7555,E,021.6,273.5,010310,000.1,W,A*22</text:p>
      <text:p text:style-name="Preformatted_20_Text">$GPGGA,133438.94,4545.1513,N,00305.7555,E,1,04,03.1,00438.0,M,0047.4,M,,*53</text:p>
      <text:p text:style-name="Preformatted_20_Text">$GPGSA,A,3,23,13,04,20,,,,,,,,,06.9,03.1,06.2*0E</text:p>
      <text:p text:style-name="Preformatted_20_Text">$GPGSV,3,1,11,23,74,064,50,13,70,213,36,04,53,295,42,20,47,086,44*7B</text:p>
      <text:p text:style-name="Preformatted_20_Text">$GPGSV,3,2,11,33,34,205,,02,11,314,21,11,09,155,,10,07,277,*73</text:p>
      <text:p text:style-name="Preformatted_20_Text">$GPGSV,3,3,11,25,06,031,,31,05,028,,00,00,000,*47</text:p>
      <text:p text:style-name="Preformatted_20_Text">$GPRMC,133439.94,A,4545.1518,N,00305.7468,E,022.5,274.3,010310,000.1,W,A*26</text:p>
      <text:p text:style-name="Preformatted_20_Text">$GPGGA,133439.94,4545.1518,N,00305.7468,E,1,04,03.1,00438.1,M,0047.4,M,,*57</text:p>
      <text:p text:style-name="Preformatted_20_Text">$GPGSA,A,3,23,13,04,20,,,,,,,,,06.9,03.1,06.2*0E</text:p>
      <text:p text:style-name="Preformatted_20_Text">$GPGSV,3,1,11,23,74,064,50,13,70,213,36,04,53,295,42,20,47,086,45*7A</text:p>
      <text:p text:style-name="Preformatted_20_Text">$GPGSV,3,2,11,33,34,205,,02,11,314,20,11,09,155,,10,07,277,*72</text:p>
      <text:p text:style-name="Preformatted_20_Text">$GPGSV,3,3,11,25,06,031,,31,05,028,,00,00,000,*47</text:p>
      <text:p text:style-name="Preformatted_20_Text">$GPRMC,133440.94,A,4545.1526,N,00305.7379,E,022.6,274.8,010310,000.1,W,A*2A</text:p>
      <text:p text:style-name="Preformatted_20_Text">$GPGGA,133440.94,4545.1526,N,00305.7379,E,1,04,03.1,00436.6,M,0047.4,M,,*5A</text:p>
      <text:p text:style-name="Preformatted_20_Text">$GPGSA,A,3,23,13,04,20,,,,,,,,,06.9,03.1,06.2*0E</text:p>
      <text:p text:style-name="Preformatted_20_Text">$GPGSV,3,1,11,23,74,064,50,13,70,213,36,04,53,295,42,20,47,086,45*7A</text:p>
      <text:p text:style-name="Preformatted_20_Text">$GPGSV,3,2,11,33,34,205,,02,11,314,19,11,09,155,,10,07,277,*78</text:p>
      <text:p text:style-name="Preformatted_20_Text">$GPGSV,3,3,11,25,06,031,,31,05,028,,00,00,000,*47</text:p>
      <text:p text:style-name="Preformatted_20_Text">$GPRMC,133441.94,A,4545.1531,N,00305.7292,E,022.2,275.2,010310,000.1,W,A*26</text:p>
      <text:p text:style-name="Preformatted_20_Text">$GPGGA,133441.94,4545.1531,N,00305.7292,E,1,04,03.1,00437.0,M,0047.4,M,,*5E</text:p>
      <text:p text:style-name="Preformatted_20_Text">$GPGSA,A,3,23,13,04,20,,,,,,,,,06.9,03.1,06.2*0E</text:p>
      <text:p text:style-name="Preformatted_20_Text">$GPGSV,3,1,11,23,74,064,50,13,70,213,36,04,53,295,42,20,47,086,46*79</text:p>
      <text:p text:style-name="Preformatted_20_Text">$GPGSV,3,2,11,33,34,205,,02,11,314,20,11,09,155,,10,07,277,*72</text:p>
      <text:p text:style-name="Preformatted_20_Text">$GPGSV,3,3,11,25,06,031,,31,05,028,,00,00,000,*47</text:p>
      <text:p text:style-name="Preformatted_20_Text">$GPRMC,133442.94,A,4545.1539,N,00305.7207,E,022.4,275.5,010310,000.1,W,A*20</text:p>
      <text:p text:style-name="Preformatted_20_Text">$GPGGA,133442.94,4545.1539,N,00305.7207,E,1,04,03.1,00436.8,M,0047.4,M,,*50</text:p>
      <text:p text:style-name="Preformatted_20_Text">$GPGSA,A,3,23,13,04,20,,,,,,,,,06.9,03.1,06.2*0E</text:p>
      <text:p text:style-name="Preformatted_20_Text">$GPGSV,3,1,11,23,74,064,50,13,70,213,36,04,53,295,42,20,47,086,46*79</text:p>
      <text:p text:style-name="Preformatted_20_Text">$GPGSV,3,2,11,33,34,205,,02,11,314,22,11,09,155,,10,07,277,*70</text:p>
      <text:p text:style-name="Preformatted_20_Text">$GPGSV,3,3,11,25,06,031,,31,05,028,,00,00,000,*47</text:p>
      <text:p text:style-name="Preformatted_20_Text">$GPRMC,133443.94,A,4545.1543,N,00305.7117,E,023.0,275.7,010310,000.1,W,A*29</text:p>
      <text:p text:style-name="Preformatted_20_Text">$GPGGA,133443.94,4545.1543,N,00305.7117,E,1,05,03.1,00437.0,M,0047.4,M,,*56</text:p>
      <text:p text:style-name="Preformatted_20_Text">$GPGSA,A,3,23,13,04,20,02,,,,,,,,04.4,03.1,03.2*06</text:p>
      <text:p text:style-name="Preformatted_20_Text">$GPGSV,3,1,10,23,74,064,50,13,70,213,36,04,53,295,42,20,47,086,46*78</text:p>
      <text:p text:style-name="Preformatted_20_Text">$GPGSV,3,2,10,02,11,314,30,11,09,155,,10,07,277,,25,06,031,*71</text:p>
      <text:p text:style-name="Preformatted_20_Text">$GPGSV,3,3,10,31,05,028,,00,00,000,*75</text:p>
      <text:p text:style-name="Preformatted_20_Text">$GPRMC,133444.94,A,4545.1546,N,00305.7023,E,023.7,275.7,010310,000.1,W,A*2A</text:p>
      <text:p text:style-name="Preformatted_20_Text">$GPGGA,133444.94,4545.1546,N,00305.7023,E,1,04,03.1,00435.8,M,0047.4,M,,*59</text:p>
      <text:p text:style-name="Preformatted_20_Text">$GPGSA,A,3,23,13,04,20,,,,,,,,,06.9,03.1,06.2*0E</text:p>
      <text:p text:style-name="Preformatted_20_Text"><text:soft-page-break/>$GPGSV,3,1,10,23,74,064,50,13,70,213,36,04,53,295,42,20,47,086,46*78</text:p>
      <text:p text:style-name="Preformatted_20_Text">$GPGSV,3,2,10,02,11,314,28,11,08,155,,10,07,277,,25,06,031,*79</text:p>
      <text:p text:style-name="Preformatted_20_Text">$GPGSV,3,3,10,31,05,028,,00,00,000,*75</text:p>
      <text:p text:style-name="Preformatted_20_Text">$GPRMC,133445.94,A,4545.1555,N,00305.6929,E,024.5,276.3,010310,000.1,W,A*29</text:p>
      <text:p text:style-name="Preformatted_20_Text">$GPGGA,133445.94,4545.1555,N,00305.6929,E,1,04,03.1,00434.6,M,0047.4,M,,*57</text:p>
      <text:p text:style-name="Preformatted_20_Text">$GPGSA,A,3,23,13,04,20,,,,,,,,,06.9,03.1,06.2*0E</text:p>
      <text:p text:style-name="Preformatted_20_Text">$GPGSV,3,1,10,23,74,064,50,13,70,213,37,04,53,295,42,20,47,086,46*79</text:p>
      <text:p text:style-name="Preformatted_20_Text">$GPGSV,3,2,10,02,11,314,25,11,08,155,,10,07,277,,25,06,031,*74</text:p>
      <text:p text:style-name="Preformatted_20_Text">$GPGSV,3,3,10,31,05,028,,00,00,000,*75</text:p>
      <text:p text:style-name="Preformatted_20_Text">$GPRMC,133446.94,A,4545.1564,N,00305.6833,E,024.7,277.0,010310,000.1,W,A*22</text:p>
      <text:p text:style-name="Preformatted_20_Text">$GPGGA,133446.94,4545.1564,N,00305.6833,E,1,04,03.1,00434.5,M,0047.4,M,,*5F</text:p>
      <text:p text:style-name="Preformatted_20_Text">$GPGSA,A,3,23,13,04,20,,,,,,,,,06.9,03.1,06.2*0E</text:p>
      <text:p text:style-name="Preformatted_20_Text">$GPGSV,3,1,10,23,74,064,50,13,70,213,37,04,53,295,42,20,47,086,46*79</text:p>
      <text:p text:style-name="Preformatted_20_Text">$GPGSV,3,2,10,02,11,314,24,11,08,155,,10,07,277,,25,06,031,*75</text:p>
      <text:p text:style-name="Preformatted_20_Text">$GPGSV,3,3,10,31,05,028,,00,00,000,*75</text:p>
      <text:p text:style-name="Preformatted_20_Text">$GPRMC,133447.94,A,4545.1573,N,00305.6736,E,024.8,277.4,010310,000.1,W,A*24</text:p>
      <text:p text:style-name="Preformatted_20_Text">$GPGGA,133447.94,4545.1573,N,00305.6736,E,1,04,03.1,00434.2,M,0047.4,M,,*55</text:p>
      <text:p text:style-name="Preformatted_20_Text">$GPGSA,A,3,23,13,04,20,,,,,,,,,06.9,03.1,06.2*0E</text:p>
      <text:p text:style-name="Preformatted_20_Text">$GPGSV,3,1,10,23,74,064,50,13,70,213,38,04,53,295,42,20,47,086,46*76</text:p>
      <text:p text:style-name="Preformatted_20_Text">$GPGSV,3,2,10,02,11,314,23,11,08,155,,10,07,277,,25,06,031,*72</text:p>
      <text:p text:style-name="Preformatted_20_Text">$GPGSV,3,3,10,31,05,028,,00,00,000,*75</text:p>
      <text:p text:style-name="Preformatted_20_Text">$GPRMC,133448.94,A,4545.1582,N,00305.6639,E,024.7,277.4,010310,000.1,W,A*24</text:p>
      <text:p text:style-name="Preformatted_20_Text">$GPGGA,133448.94,4545.1582,N,00305.6639,E,1,04,03.1,00433.5,M,0047.4,M,,*5A</text:p>
      <text:p text:style-name="Preformatted_20_Text">$GPGSA,A,3,23,13,04,20,,,,,,,,,06.9,03.1,06.2*0E</text:p>
      <text:p text:style-name="Preformatted_20_Text">$GPGSV,3,1,10,23,74,064,50,13,70,213,39,04,53,295,42,20,47,086,45*74</text:p>
      <text:p text:style-name="Preformatted_20_Text">$GPGSV,3,2,10,02,11,314,23,11,08,155,,10,07,277,,25,06,031,*72</text:p>
      <text:p text:style-name="Preformatted_20_Text">$GPGSV,3,3,10,31,05,028,,00,00,000,*75</text:p>
      <text:p text:style-name="Preformatted_20_Text">$GPRMC,133449.94,A,4545.1588,N,00305.6545,E,024.2,276.6,010310,000.1,W,A*21</text:p>
      <text:p text:style-name="Preformatted_20_Text">$GPGGA,133449.94,4545.1588,N,00305.6545,E,1,04,03.1,00432.9,M,0047.4,M,,*54</text:p>
      <text:p text:style-name="Preformatted_20_Text">$GPGSA,A,3,23,13,04,20,,,,,,,,,06.9,03.1,06.2*0E</text:p>
      <text:p text:style-name="Preformatted_20_Text">$GPGSV,3,1,10,23,74,064,50,13,70,213,39,04,53,295,42,20,47,086,45*74</text:p>
      <text:p text:style-name="Preformatted_20_Text">$GPGSV,3,2,10,02,11,314,23,11,08,155,,10,07,277,,25,06,031,*72</text:p>
      <text:p text:style-name="Preformatted_20_Text">$GPGSV,3,3,10,31,05,028,,00,00,000,*75</text:p>
      <text:p text:style-name="Preformatted_20_Text">$GPRMC,133450.94,A,4545.1592,N,00305.6452,E,022.9,275.6,010310,000.1,W,A*2B</text:p>
      <text:p text:style-name="Preformatted_20_Text">$GPGGA,133450.94,4545.1592,N,00305.6452,E,1,04,03.1,00431.6,M,0047.4,M,,*5C</text:p>
      <text:p text:style-name="Preformatted_20_Text">$GPGSA,A,3,23,13,04,20,,,,,,,,,06.9,03.1,06.2*0E</text:p>
      <text:p text:style-name="Preformatted_20_Text">$GPGSV,3,1,10,23,74,064,50,13,70,213,38,04,53,295,42,20,47,086,44*74</text:p>
      <text:p text:style-name="Preformatted_20_Text">$GPGSV,3,2,10,02,11,314,23,11,08,155,,10,07,277,,25,06,031,*72</text:p>
      <text:p text:style-name="Preformatted_20_Text">$GPGSV,3,3,10,31,05,028,,00,00,000,*75</text:p>
      <text:p text:style-name="Preformatted_20_Text">$GPRMC,133451.94,A,4545.1592,N,00305.6367,E,021.1,274.6,010310,000.1,W,A*21</text:p>
      <text:p text:style-name="Preformatted_20_Text">$GPGGA,133451.94,4545.1592,N,00305.6367,E,1,04,03.1,00431.0,M,0047.4,M,,*5A</text:p>
      <text:p text:style-name="Preformatted_20_Text">$GPGSA,A,3,23,13,04,20,,,,,,,,,06.9,03.1,06.2*0E</text:p>
      <text:p text:style-name="Preformatted_20_Text">$GPGSV,3,1,10,23,74,064,50,13,70,213,37,04,53,295,42,20,47,086,43*7C</text:p>
      <text:p text:style-name="Preformatted_20_Text">$GPGSV,3,2,10,02,11,314,23,11,08,155,,10,07,277,,25,06,031,*72</text:p>
      <text:p text:style-name="Preformatted_20_Text">$GPGSV,3,3,10,31,05,028,,00,00,000,*75</text:p>
      <text:p text:style-name="Preformatted_20_Text">$GPRMC,133452.94,A,4545.1588,N,00305.6288,E,018.5,273.8,010310,000.1,W,A*2E</text:p>
      <text:p text:style-name="Preformatted_20_Text">$GPGGA,133452.94,4545.1588,N,00305.6288,E,1,04,03.1,00429.7,M,0047.4,M,,*5C</text:p>
      <text:p text:style-name="Preformatted_20_Text">$GPGSA,A,3,23,13,04,20,,,,,,,,,06.9,03.1,06.2*0E</text:p>
      <text:p text:style-name="Preformatted_20_Text">$GPGSV,3,1,10,23,74,064,50,13,70,213,37,04,53,295,42,20,47,086,42*7D</text:p>
      <text:p text:style-name="Preformatted_20_Text">$GPGSV,3,2,10,02,11,314,22,11,08,155,,10,07,277,,25,06,031,*73</text:p>
      <text:p text:style-name="Preformatted_20_Text">$GPGSV,3,3,10,31,05,028,,00,00,000,*75</text:p>
      <text:p text:style-name="Preformatted_20_Text">$GPRMC,133453.94,A,4545.1590,N,00305.6224,E,014.9,273.2,010310,000.1,W,A*2A</text:p>
      <text:p text:style-name="Preformatted_20_Text">$GPGGA,133453.94,4545.1590,N,00305.6224,E,1,04,03.1,00428.9,M,0047.4,M,,*5D</text:p>
      <text:p text:style-name="Preformatted_20_Text">$GPGSA,A,3,23,13,04,20,,,,,,,,,06.9,03.1,06.2*0E</text:p>
      <text:p text:style-name="Preformatted_20_Text">$GPGSV,3,1,10,23,74,064,50,13,70,213,37,04,53,295,42,20,47,086,42*7D</text:p>
      <text:p text:style-name="Preformatted_20_Text">$GPGSV,3,2,10,02,11,314,20,11,08,155,,10,07,277,,25,06,031,*71</text:p>
      <text:p text:style-name="Preformatted_20_Text">$GPGSV,3,3,10,31,05,028,,00,00,000,*75</text:p>
      <text:p text:style-name="Preformatted_20_Text">$GPRMC,133454.94,A,4545.1589,N,00305.6172,E,012.2,272.7,010310,000.1,W,A*2C</text:p>
      <text:p text:style-name="Preformatted_20_Text">$GPGGA,133454.94,4545.1589,N,00305.6172,E,1,04,03.1,00429.0,M,0047.4,M,,*5A</text:p>
      <text:p text:style-name="Preformatted_20_Text">$GPGSA,A,3,23,13,04,20,,,,,,,,,06.9,03.1,06.2*0E</text:p>
      <text:p text:style-name="Preformatted_20_Text">$GPGSV,3,1,10,23,74,063,50,13,70,213,36,04,53,295,42,20,47,086,42*7B</text:p>
      <text:p text:style-name="Preformatted_20_Text">$GPGSV,3,2,10,02,11,314,21,11,08,155,,10,07,277,,25,06,031,*70</text:p>
      <text:p text:style-name="Preformatted_20_Text">$GPGSV,3,3,10,31,05,028,,00,00,000,*75</text:p>
      <text:p text:style-name="Preformatted_20_Text">$GPRMC,133455.94,A,4545.1594,N,00305.6128,E,011.0,272.6,010310,000.1,W,A*2E</text:p>
      <text:p text:style-name="Preformatted_20_Text"><text:soft-page-break/>$GPGGA,133455.94,4545.1594,N,00305.6128,E,1,04,03.1,00428.0,M,0047.4,M,,*59</text:p>
      <text:p text:style-name="Preformatted_20_Text">$GPGSA,A,3,23,13,04,20,,,,,,,,,06.9,03.1,06.2*0E</text:p>
      <text:p text:style-name="Preformatted_20_Text">$GPGSV,3,1,10,23,74,063,50,13,70,213,37,04,53,295,42,20,47,086,42*7A</text:p>
      <text:p text:style-name="Preformatted_20_Text">$GPGSV,3,2,10,02,11,314,20,11,08,155,,10,07,277,,25,06,031,*71</text:p>
      <text:p text:style-name="Preformatted_20_Text">$GPGSV,3,3,10,31,05,028,,00,00,000,*75</text:p>
      <text:p text:style-name="Preformatted_20_Text">$GPRMC,133456.94,A,4545.1597,N,00305.6083,E,010.9,272.2,010310,000.1,W,A*22</text:p>
      <text:p text:style-name="Preformatted_20_Text">$GPGGA,133456.94,4545.1597,N,00305.6083,E,1,04,03.1,00430.3,M,0047.4,M,,*53</text:p>
      <text:p text:style-name="Preformatted_20_Text">$GPGSA,A,3,23,13,04,20,,,,,,,,,06.9,03.1,06.2*0E</text:p>
      <text:p text:style-name="Preformatted_20_Text">$GPGSV,3,1,10,23,74,063,50,13,70,213,36,04,53,295,42,20,47,086,42*7B</text:p>
      <text:p text:style-name="Preformatted_20_Text">$GPGSV,3,2,10,02,11,314,18,11,08,155,,10,07,277,,25,06,031,*7A</text:p>
      <text:p text:style-name="Preformatted_20_Text">$GPGSV,3,3,10,31,05,028,,00,00,000,*75</text:p>
      <text:p text:style-name="Preformatted_20_Text">$GPRMC,133457.94,A,4545.1598,N,00305.6038,E,012.3,271.8,010310,000.1,W,A*2D</text:p>
      <text:p text:style-name="Preformatted_20_Text">$GPGGA,133457.94,4545.1598,N,00305.6038,E,1,04,03.1,00429.5,M,0047.4,M,,*53</text:p>
      <text:p text:style-name="Preformatted_20_Text">$GPGSA,A,3,23,13,04,20,,,,,,,,,06.9,03.1,06.2*0E</text:p>
      <text:p text:style-name="Preformatted_20_Text">$GPGSV,3,1,10,23,74,063,50,13,70,213,36,04,53,295,42,20,47,086,42*7B</text:p>
      <text:p text:style-name="Preformatted_20_Text">$GPGSV,3,2,10,02,11,314,18,11,08,155,,10,07,277,,25,06,031,*7A</text:p>
      <text:p text:style-name="Preformatted_20_Text">$GPGSV,3,3,10,31,05,028,,00,00,000,*75</text:p>
      <text:p text:style-name="Preformatted_20_Text">$GPRMC,133458.94,A,4545.1600,N,00305.5985,E,013.9,271.4,010310,000.1,W,A*2B</text:p>
      <text:p text:style-name="Preformatted_20_Text">$GPGGA,133458.94,4545.1600,N,00305.5985,E,1,04,03.1,00430.6,M,0047.4,M,,*59</text:p>
      <text:p text:style-name="Preformatted_20_Text">$GPGSA,A,3,23,13,04,20,,,,,,,,,06.9,03.1,06.2*0E</text:p>
      <text:p text:style-name="Preformatted_20_Text">$GPGSV,3,1,10,23,74,063,50,13,70,213,36,04,53,295,42,20,47,086,43*7A</text:p>
      <text:p text:style-name="Preformatted_20_Text">$GPGSV,3,2,10,02,11,314,18,11,08,155,,10,07,277,,25,06,031,*7A</text:p>
      <text:p text:style-name="Preformatted_20_Text">$GPGSV,3,3,10,31,05,028,,00,00,000,*75</text:p>
      <text:p text:style-name="Preformatted_20_Text">$GPRMC,133459.94,A,4545.1603,N,00305.5927,E,015.0,270.8,010310,000.1,W,A*23</text:p>
      <text:p text:style-name="Preformatted_20_Text">$GPGGA,133459.94,4545.1603,N,00305.5927,E,1,05,02.2,00432.5,M,0047.4,M,,*51</text:p>
      <text:p text:style-name="Preformatted_20_Text">$GPGSA,A,3,23,13,04,20,,11,,,,,,,03.5,02.2,02.7*04</text:p>
      <text:p text:style-name="Preformatted_20_Text">$GPGSV,3,1,10,23,74,063,50,13,70,213,36,04,53,295,41,20,47,086,43*79</text:p>
      <text:p text:style-name="Preformatted_20_Text">$GPGSV,3,2,10,02,11,314,18,11,08,155,40,10,07,277,,25,06,031,*7E</text:p>
      <text:p text:style-name="Preformatted_20_Text">$GPGSV,3,3,10,31,05,028,,00,00,000,*75</text:p>
      <text:p text:style-name="Preformatted_20_Text">$GPRMC,133500.94,A,4545.1599,N,00305.5866,E,016.2,270.7,010310,000.1,W,A*24</text:p>
      <text:p text:style-name="Preformatted_20_Text">$GPGGA,133500.94,4545.1599,N,00305.5866,E,1,04,03.1,00431.6,M,0047.4,M,,*5B</text:p>
      <text:p text:style-name="Preformatted_20_Text">$GPGSA,A,3,23,13,04,20,,,,,,,,,06.9,03.1,06.2*0E</text:p>
      <text:p text:style-name="Preformatted_20_Text">$GPGSV,3,1,10,23,74,063,50,13,70,213,36,04,53,295,41,20,47,086,43*79</text:p>
      <text:p text:style-name="Preformatted_20_Text">$GPGSV,3,2,10,02,11,314,20,11,08,155,38,10,07,277,,25,06,031,*7A</text:p>
      <text:p text:style-name="Preformatted_20_Text">$GPGSV,3,3,10,31,05,028,,00,00,000,*75</text:p>
      <text:p text:style-name="Preformatted_20_Text">$GPRMC,133501.94,A,4545.1600,N,00305.5802,E,016.5,270.7,010310,000.1,W,A*23</text:p>
      <text:p text:style-name="Preformatted_20_Text">$GPGGA,133501.94,4545.1600,N,00305.5802,E,1,04,03.1,00431.4,M,0047.4,M,,*59</text:p>
      <text:p text:style-name="Preformatted_20_Text">$GPGSA,A,3,23,13,04,20,,,,,,,,,06.9,03.1,06.2*0E</text:p>
      <text:p text:style-name="Preformatted_20_Text">$GPGSV,3,1,10,23,74,063,50,13,70,213,36,04,53,295,41,20,47,086,43*79</text:p>
      <text:p text:style-name="Preformatted_20_Text">$GPGSV,3,2,10,02,11,314,21,11,08,155,35,10,07,277,,25,06,031,*76</text:p>
      <text:p text:style-name="Preformatted_20_Text">$GPGSV,3,3,10,31,05,028,,00,00,000,*75</text:p>
      <text:p text:style-name="Preformatted_20_Text">$GPRMC,133502.94,A,4545.1597,N,00305.5735,E,016.9,268.8,010310,000.1,W,A*2C</text:p>
      <text:p text:style-name="Preformatted_20_Text">$GPGGA,133502.94,4545.1597,N,00305.5735,E,1,04,03.1,00430.4,M,0047.4,M,,*5D</text:p>
      <text:p text:style-name="Preformatted_20_Text">$GPGSA,A,3,23,13,04,20,,,,,,,,,06.9,03.1,06.2*0E</text:p>
      <text:p text:style-name="Preformatted_20_Text">$GPGSV,3,1,10,23,74,063,50,13,70,213,36,04,53,295,39,20,47,086,42*77</text:p>
      <text:p text:style-name="Preformatted_20_Text">$GPGSV,3,2,10,02,11,314,22,11,08,155,34,10,07,277,,25,06,031,*74</text:p>
      <text:p text:style-name="Preformatted_20_Text">$GPGSV,3,3,10,31,05,028,,00,00,000,*75</text:p>
      <text:p text:style-name="Preformatted_20_Text">$GPRMC,133503.94,A,4545.1588,N,00305.5671,E,016.5,264.6,010310,000.1,W,A*2C</text:p>
      <text:p text:style-name="Preformatted_20_Text">$GPGGA,133503.94,4545.1588,N,00305.5671,E,1,04,03.1,00429.7,M,0047.4,M,,*58</text:p>
      <text:p text:style-name="Preformatted_20_Text">$GPGSA,A,3,23,13,04,20,,,,,,,,,06.9,03.1,06.2*0E</text:p>
      <text:p text:style-name="Preformatted_20_Text">$GPGSV,3,1,10,23,74,063,50,13,70,213,37,04,53,295,39,20,47,086,41*75</text:p>
      <text:p text:style-name="Preformatted_20_Text">$GPGSV,3,2,10,02,11,314,22,11,08,155,32,10,07,277,,25,06,031,*72</text:p>
      <text:p text:style-name="Preformatted_20_Text">$GPGSV,3,3,10,31,05,028,,00,00,000,*75</text:p>
      <text:p text:style-name="Preformatted_20_Text">$GPRMC,133504.94,A,4545.1574,N,00305.5606,E,016.4,255.1,010310,000.1,W,A*2C</text:p>
      <text:p text:style-name="Preformatted_20_Text">$GPGGA,133504.94,4545.1574,N,00305.5606,E,1,05,03.1,00431.4,M,0047.4,M,,*57</text:p>
      <text:p text:style-name="Preformatted_20_Text">$GPGSA,A,3,23,13,04,20,02,,,,,,,,04.4,03.1,03.2*06</text:p>
      <text:p text:style-name="Preformatted_20_Text">$GPGSV,3,1,10,23,74,063,49,13,70,213,38,04,53,295,38,20,47,086,41*73</text:p>
      <text:p text:style-name="Preformatted_20_Text">$GPGSV,3,2,10,02,11,314,28,11,08,155,30,10,07,277,,25,06,031,*7A</text:p>
      <text:p text:style-name="Preformatted_20_Text">$GPGSV,3,3,10,31,05,028,,00,00,000,*75</text:p>
      <text:p text:style-name="Preformatted_20_Text">$GPRMC,133505.94,A,4545.1552,N,00305.5547,E,016.4,250.7,010310,000.1,W,A*2C</text:p>
      <text:p text:style-name="Preformatted_20_Text">$GPGGA,133505.94,4545.1552,N,00305.5547,E,1,04,03.1,00434.1,M,0047.4,M,,*55</text:p>
      <text:p text:style-name="Preformatted_20_Text">$GPGSA,A,3,23,13,04,20,,,,,,,,,06.9,03.1,06.2*0E</text:p>
      <text:p text:style-name="Preformatted_20_Text">$GPGSV,3,1,10,23,74,063,49,13,70,213,38,04,53,295,39,20,47,086,39*7D</text:p>
      <text:p text:style-name="Preformatted_20_Text">$GPGSV,3,2,10,02,11,314,29,11,08,155,30,10,07,277,,25,06,031,*7B</text:p>
      <text:p text:style-name="Preformatted_20_Text"><text:soft-page-break/>$GPGSV,3,3,10,31,05,028,,00,00,000,*75</text:p>
      <text:p text:style-name="Preformatted_20_Text">$GPRMC,133506.94,A,4545.1535,N,00305.5491,E,014.4,246.5,010310,000.1,W,A*23</text:p>
      <text:p text:style-name="Preformatted_20_Text">$GPGGA,133506.94,4545.1535,N,00305.5491,E,1,05,02.2,00435.2,M,0047.4,M,,*5C</text:p>
      <text:p text:style-name="Preformatted_20_Text">$GPGSA,A,3,23,13,04,20,,11,,,,,,,03.5,02.2,02.7*04</text:p>
      <text:p text:style-name="Preformatted_20_Text">$GPGSV,3,1,10,23,74,063,48,13,70,213,39,04,53,295,40,20,47,086,38*72</text:p>
      <text:p text:style-name="Preformatted_20_Text">$GPGSV,3,2,10,02,11,314,27,11,08,155,30,10,07,277,,25,06,031,*75</text:p>
      <text:p text:style-name="Preformatted_20_Text">$GPGSV,3,3,10,31,05,028,,00,00,000,*75</text:p>
      <text:p text:style-name="Preformatted_20_Text">$GPRMC,133507.94,A,4545.1520,N,00305.5443,E,012.8,244.4,010310,000.1,W,A*20</text:p>
      <text:p text:style-name="Preformatted_20_Text">$GPGGA,133507.94,4545.1520,N,00305.5443,E,1,04,03.1,00436.9,M,0047.4,M,,*5D</text:p>
      <text:p text:style-name="Preformatted_20_Text">$GPGSA,A,3,23,13,04,20,,,,,,,,,06.9,03.1,06.2*0E</text:p>
      <text:p text:style-name="Preformatted_20_Text">$GPGSV,3,1,10,23,74,063,48,13,70,213,39,04,53,295,40,20,47,086,38*72</text:p>
      <text:p text:style-name="Preformatted_20_Text">$GPGSV,3,2,10,02,11,314,26,11,08,155,30,10,07,277,,25,06,031,*74</text:p>
      <text:p text:style-name="Preformatted_20_Text">$GPGSV,3,3,10,31,05,028,,00,00,000,*75</text:p>
      <text:p text:style-name="Preformatted_20_Text">$GPRMC,133508.94,A,4545.1504,N,00305.5404,E,010.7,242.6,010310,000.1,W,A*23</text:p>
      <text:p text:style-name="Preformatted_20_Text">$GPGGA,133508.94,4545.1504,N,00305.5404,E,1,04,03.1,00437.1,M,0047.4,M,,*5E</text:p>
      <text:p text:style-name="Preformatted_20_Text">$GPGSA,A,3,23,13,04,20,,,,,,,,,06.9,03.1,06.2*0E</text:p>
      <text:p text:style-name="Preformatted_20_Text">$GPGSV,3,1,10,23,74,063,48,13,70,213,39,04,53,295,40,20,47,086,37*7D</text:p>
      <text:p text:style-name="Preformatted_20_Text">$GPGSV,3,2,10,02,11,314,25,11,08,155,29,10,07,277,,25,06,031,*7F</text:p>
      <text:p text:style-name="Preformatted_20_Text">$GPGSV,3,3,10,31,05,028,,00,00,000,*75</text:p>
      <text:p text:style-name="Preformatted_20_Text">$GPRMC,133509.94,A,4545.1492,N,00305.5371,E,009.6,241.3,010310,000.1,W,A*26</text:p>
      <text:p text:style-name="Preformatted_20_Text">$GPGGA,133509.94,4545.1492,N,00305.5371,E,1,04,03.1,00437.3,M,0047.4,M,,*56</text:p>
      <text:p text:style-name="Preformatted_20_Text">$GPGSA,A,3,23,13,04,20,,,,,,,,,06.9,03.1,06.2*0E</text:p>
      <text:p text:style-name="Preformatted_20_Text">$GPGSV,3,1,10,23,74,063,47,13,70,213,40,04,53,295,40,20,47,086,38*73</text:p>
      <text:p text:style-name="Preformatted_20_Text">$GPGSV,3,2,10,02,11,314,24,11,08,155,27,10,07,277,,25,06,031,*70</text:p>
      <text:p text:style-name="Preformatted_20_Text">$GPGSV,3,3,10,31,05,028,,00,00,000,*75</text:p>
      <text:p text:style-name="Preformatted_20_Text">$GPRMC,133510.94,A,4545.1480,N,00305.5335,E,010.5,240.1,010310,000.1,W,A*25</text:p>
      <text:p text:style-name="Preformatted_20_Text">$GPGGA,133510.94,4545.1480,N,00305.5335,E,1,04,03.1,00439.9,M,0047.4,M,,*59</text:p>
      <text:p text:style-name="Preformatted_20_Text">$GPGSA,A,3,23,13,04,20,,,,,,,,,06.9,03.1,06.2*0E</text:p>
      <text:p text:style-name="Preformatted_20_Text">$GPGSV,3,1,10,23,74,063,47,13,70,213,41,04,53,295,40,20,47,086,38*72</text:p>
      <text:p text:style-name="Preformatted_20_Text">$GPGSV,3,2,10,02,12,314,21,11,08,155,25,10,07,277,,25,06,031,*74</text:p>
      <text:p text:style-name="Preformatted_20_Text">$GPGSV,3,3,10,31,05,028,,00,00,000,*75</text:p>
      <text:p text:style-name="Preformatted_20_Text">$GPRMC,133511.94,A,4545.1463,N,00305.5295,E,011.4,239.1,010310,000.1,W,A*2C</text:p>
      <text:p text:style-name="Preformatted_20_Text">$GPGGA,133511.94,4545.1463,N,00305.5295,E,1,05,03.1,00440.6,M,0047.4,M,,*5E</text:p>
      <text:p text:style-name="Preformatted_20_Text">$GPGSA,A,3,23,13,04,20,02,,,,,,,,04.4,03.1,03.2*06</text:p>
      <text:p text:style-name="Preformatted_20_Text">$GPGSV,3,1,10,23,74,063,47,13,70,213,41,04,53,295,41,20,47,086,38*73</text:p>
      <text:p text:style-name="Preformatted_20_Text">$GPGSV,3,2,10,02,12,314,23,11,08,155,25,10,07,277,,25,06,031,*76</text:p>
      <text:p text:style-name="Preformatted_20_Text">$GPGSV,3,3,10,31,05,028,,00,00,000,*75</text:p>
      <text:p text:style-name="Preformatted_20_Text">$GPRMC,133512.94,A,4545.1441,N,00305.5250,E,014.4,238.9,010310,000.1,W,A*2A</text:p>
      <text:p text:style-name="Preformatted_20_Text">$GPGGA,133512.94,4545.1441,N,00305.5250,E,1,04,03.1,00441.6,M,0047.4,M,,*54</text:p>
      <text:p text:style-name="Preformatted_20_Text">$GPGSA,A,3,23,13,04,20,,,,,,,,,06.9,03.1,06.2*0E</text:p>
      <text:p text:style-name="Preformatted_20_Text">$GPGSV,3,1,10,23,74,063,47,13,70,213,41,04,54,295,42,20,47,086,37*78</text:p>
      <text:p text:style-name="Preformatted_20_Text">$GPGSV,3,2,10,02,12,314,24,11,08,155,25,10,07,277,,25,06,031,*71</text:p>
      <text:p text:style-name="Preformatted_20_Text">$GPGSV,3,3,10,31,05,028,,00,00,000,*75</text:p>
      <text:p text:style-name="Preformatted_20_Text">$GPRMC,133513.94,A,4545.1421,N,00305.5197,E,015.9,239.8,010310,000.1,W,A*29</text:p>
      <text:p text:style-name="Preformatted_20_Text">$GPGGA,133513.94,4545.1421,N,00305.5197,E,1,04,03.5,00442.5,M,0047.4,M,,*5F</text:p>
      <text:p text:style-name="Preformatted_20_Text">$GPGSA,A,3,23,13,04,20,,,,,,,,,07.1,03.5,06.2*03</text:p>
      <text:p text:style-name="Preformatted_20_Text">$GPGSV,3,1,10,23,74,063,47,13,70,213,40,04,54,295,42,20,47,086,36*78</text:p>
      <text:p text:style-name="Preformatted_20_Text">$GPGSV,3,2,10,02,12,314,24,11,08,155,20,10,07,277,,25,06,031,*74</text:p>
      <text:p text:style-name="Preformatted_20_Text">$GPGSV,3,3,10,31,05,028,,00,00,000,*75</text:p>
      <text:p text:style-name="Preformatted_20_Text">$GPRMC,133514.94,A,4545.1400,N,00305.5137,E,016.9,240.8,010310,000.1,W,A*2A</text:p>
      <text:p text:style-name="Preformatted_20_Text">$GPGGA,133514.94,4545.1400,N,00305.5137,E,1,04,03.1,00443.1,M,0047.4,M,,*50</text:p>
      <text:p text:style-name="Preformatted_20_Text">$GPGSA,A,3,23,13,04,20,,,,,,,,,06.9,03.1,06.2*0E</text:p>
      <text:p text:style-name="Preformatted_20_Text">$GPGSV,3,1,10,23,74,063,47,13,70,213,40,04,54,295,42,20,47,086,34*7A</text:p>
      <text:p text:style-name="Preformatted_20_Text">$GPGSV,3,2,10,02,12,314,25,11,08,155,22,10,07,277,,25,06,031,*77</text:p>
      <text:p text:style-name="Preformatted_20_Text">$GPGSV,3,3,10,31,05,028,,00,00,000,*75</text:p>
      <text:p text:style-name="Preformatted_20_Text">$GPRMC,133515.94,A,4545.1375,N,00305.5076,E,017.3,241.7,010310,000.1,W,A*2F</text:p>
      <text:p text:style-name="Preformatted_20_Text">$GPGGA,133515.94,4545.1375,N,00305.5076,E,1,05,03.1,00442.5,M,0047.4,M,,*54</text:p>
      <text:p text:style-name="Preformatted_20_Text">$GPGSA,A,3,23,13,04,20,02,,,,,,,,04.4,03.1,03.2*06</text:p>
      <text:p text:style-name="Preformatted_20_Text">$GPGSV,3,1,10,23,74,063,47,13,70,213,40,04,54,295,41,20,47,086,35*78</text:p>
      <text:p text:style-name="Preformatted_20_Text">$GPGSV,3,2,10,02,12,314,27,11,08,155,23,10,07,277,,25,06,031,*74</text:p>
      <text:p text:style-name="Preformatted_20_Text">$GPGSV,3,3,10,31,05,028,,00,00,000,*75</text:p>
      <text:p text:style-name="Preformatted_20_Text">$GPRMC,133516.94,A,4545.1350,N,00305.5015,E,017.8,241.1,010310,000.1,W,A*23</text:p>
      <text:p text:style-name="Preformatted_20_Text">$GPGGA,133516.94,4545.1350,N,00305.5015,E,1,04,03.1,00443.0,M,0047.4,M,,*50</text:p>
      <text:p text:style-name="Preformatted_20_Text">$GPGSA,A,3,23,13,04,20,,,,,,,,,06.9,03.1,06.2*0E</text:p>
      <text:p text:style-name="Preformatted_20_Text"><text:soft-page-break/>$GPGSV,3,1,10,23,74,063,48,13,70,213,40,04,54,295,41,20,47,086,36*74</text:p>
      <text:p text:style-name="Preformatted_20_Text">$GPGSV,3,2,10,02,12,314,26,11,08,155,23,10,07,277,,25,06,031,*75</text:p>
      <text:p text:style-name="Preformatted_20_Text">$GPGSV,3,3,10,31,05,028,,00,00,000,*75</text:p>
      <text:p text:style-name="Preformatted_20_Text">$GPRMC,133517.94,A,4545.1325,N,00305.4954,E,018.4,240.0,010310,000.1,W,A*2E</text:p>
      <text:p text:style-name="Preformatted_20_Text">$GPGGA,133517.94,4545.1325,N,00305.4954,E,1,04,03.1,00444.4,M,0047.4,M,,*5D</text:p>
      <text:p text:style-name="Preformatted_20_Text">$GPGSA,A,3,23,13,04,20,,,,,,,,,06.9,03.1,06.2*0E</text:p>
      <text:p text:style-name="Preformatted_20_Text">$GPGSV,3,1,10,23,74,063,48,13,70,213,40,04,54,295,42,20,47,086,38*79</text:p>
      <text:p text:style-name="Preformatted_20_Text">$GPGSV,3,2,10,02,12,314,26,11,08,155,22,10,07,277,,25,06,031,*74</text:p>
      <text:p text:style-name="Preformatted_20_Text">$GPGSV,3,3,10,31,05,028,,00,00,000,*75</text:p>
      <text:p text:style-name="Preformatted_20_Text">$GPRMC,133518.94,A,4545.1298,N,00305.4890,E,018.7,239.1,010310,000.1,W,A*23</text:p>
      <text:p text:style-name="Preformatted_20_Text">$GPGGA,133518.94,4545.1298,N,00305.4890,E,1,04,03.1,00446.9,M,0047.4,M,,*53</text:p>
      <text:p text:style-name="Preformatted_20_Text">$GPGSA,A,3,23,13,04,20,,,,,,,,,06.9,03.1,06.2*0E</text:p>
      <text:p text:style-name="Preformatted_20_Text">$GPGSV,3,1,10,23,74,063,48,13,70,213,40,04,54,295,43,20,47,086,38*78</text:p>
      <text:p text:style-name="Preformatted_20_Text">$GPGSV,3,2,10,02,12,314,28,11,08,155,22,10,08,278,,25,06,031,*7A</text:p>
      <text:p text:style-name="Preformatted_20_Text">$GPGSV,3,3,10,31,05,028,,00,00,000,*75</text:p>
      <text:p text:style-name="Preformatted_20_Text">$GPRMC,133519.94,A,4545.1270,N,00305.4825,E,019.3,237.9,010310,000.1,W,A*29</text:p>
      <text:p text:style-name="Preformatted_20_Text">$GPGGA,133519.94,4545.1270,N,00305.4825,E,1,04,03.1,00449.0,M,0047.4,M,,*5C</text:p>
      <text:p text:style-name="Preformatted_20_Text">$GPGSA,A,3,23,13,04,20,,,,,,,,,06.9,03.1,06.2*0E</text:p>
      <text:p text:style-name="Preformatted_20_Text">$GPGSV,3,1,10,23,74,063,48,13,70,213,41,04,54,295,43,20,47,086,38*79</text:p>
      <text:p text:style-name="Preformatted_20_Text">$GPGSV,3,2,10,02,12,314,28,11,08,155,23,10,08,278,,25,06,031,*7B</text:p>
      <text:p text:style-name="Preformatted_20_Text">$GPGSV,3,3,10,31,05,028,,00,00,000,*75</text:p>
      <text:p text:style-name="Preformatted_20_Text">$GPRMC,133520.94,A,4545.1238,N,00305.4759,E,019.4,237.0,010310,000.1,W,A*25</text:p>
      <text:p text:style-name="Preformatted_20_Text">$GPGGA,133520.94,4545.1238,N,00305.4759,E,1,04,03.1,00450.0,M,0047.4,M,,*56</text:p>
      <text:p text:style-name="Preformatted_20_Text">$GPGSA,A,3,23,13,04,20,,,,,,,,,06.9,03.1,06.2*0E</text:p>
      <text:p text:style-name="Preformatted_20_Text">$GPGSV,3,1,10,23,74,063,48,13,70,213,41,04,54,295,44,20,47,086,38*7E</text:p>
      <text:p text:style-name="Preformatted_20_Text">$GPGSV,3,2,10,02,12,314,26,11,08,155,23,10,08,278,,25,06,031,*75</text:p>
      <text:p text:style-name="Preformatted_20_Text">$GPGSV,3,3,10,31,05,028,,00,00,000,*75</text:p>
      <text:p text:style-name="Preformatted_20_Text">$GPRMC,133521.94,A,4545.1208,N,00305.4696,E,019.1,236.3,010310,000.1,W,A*22</text:p>
      <text:p text:style-name="Preformatted_20_Text">$GPGGA,133521.94,4545.1208,N,00305.4696,E,1,04,03.1,00451.8,M,0047.4,M,,*5F</text:p>
      <text:p text:style-name="Preformatted_20_Text">$GPGSA,A,3,23,13,04,20,,,,,,,,,06.9,03.1,06.2*0E</text:p>
      <text:p text:style-name="Preformatted_20_Text">$GPGSV,3,1,10,23,74,063,48,13,70,213,41,04,54,295,45,20,47,086,39*7E</text:p>
      <text:p text:style-name="Preformatted_20_Text">$GPGSV,3,2,10,02,12,314,24,11,08,155,22,10,08,278,,25,06,031,*76</text:p>
      <text:p text:style-name="Preformatted_20_Text">$GPGSV,3,3,10,31,05,028,,00,00,000,*75</text:p>
      <text:p text:style-name="Preformatted_20_Text">$GPRMC,133522.94,A,4545.1179,N,00305.4635,E,017.9,235.6,010310,000.1,W,A*2D</text:p>
      <text:p text:style-name="Preformatted_20_Text">$GPGGA,133522.94,4545.1179,N,00305.4635,E,1,04,03.1,00453.0,M,0047.4,M,,*5A</text:p>
      <text:p text:style-name="Preformatted_20_Text">$GPGSA,A,3,23,13,04,20,,,,,,,,,06.9,03.1,06.2*0E</text:p>
      <text:p text:style-name="Preformatted_20_Text">$GPGSV,3,1,10,23,74,063,48,13,70,213,41,04,54,295,45,20,47,086,39*7E</text:p>
      <text:p text:style-name="Preformatted_20_Text">$GPGSV,3,2,10,02,12,314,21,11,08,155,22,10,08,278,,25,06,031,*73</text:p>
      <text:p text:style-name="Preformatted_20_Text">$GPGSV,3,3,10,31,05,028,,00,00,000,*75</text:p>
      <text:p text:style-name="Preformatted_20_Text">$GPRMC,133523.94,A,4545.1152,N,00305.4577,E,017.6,235.2,010310,000.1,W,A*2B</text:p>
      <text:p text:style-name="Preformatted_20_Text">$GPGGA,133523.94,4545.1152,N,00305.4577,E,1,04,03.1,00454.0,M,0047.4,M,,*50</text:p>
      <text:p text:style-name="Preformatted_20_Text">$GPGSA,A,3,23,13,04,20,,,,,,,,,06.9,03.1,06.2*0E</text:p>
      <text:p text:style-name="Preformatted_20_Text">$GPGSV,3,1,10,23,74,063,47,13,70,213,41,04,54,295,46,20,47,086,39*72</text:p>
      <text:p text:style-name="Preformatted_20_Text">$GPGSV,3,2,10,02,12,314,20,11,08,155,22,10,08,278,,25,06,031,*72</text:p>
      <text:p text:style-name="Preformatted_20_Text">$GPGSV,3,3,10,31,05,028,,00,00,000,*75</text:p>
      <text:p text:style-name="Preformatted_20_Text">$GPRMC,133524.94,A,4545.1125,N,00305.4524,E,015.7,234.7,010310,000.1,W,A*2D</text:p>
      <text:p text:style-name="Preformatted_20_Text">$GPGGA,133524.94,4545.1125,N,00305.4524,E,1,04,03.1,00455.3,M,0047.4,M,,*53</text:p>
      <text:p text:style-name="Preformatted_20_Text">$GPGSA,A,3,23,13,04,20,,,,,,,,,06.9,03.1,06.2*0E</text:p>
      <text:p text:style-name="Preformatted_20_Text">$GPGSV,3,1,10,23,74,063,47,13,70,213,41,04,54,295,46,20,47,086,38*73</text:p>
      <text:p text:style-name="Preformatted_20_Text">$GPGSV,3,2,10,02,12,314,21,11,08,155,25,10,08,278,,25,06,031,*74</text:p>
      <text:p text:style-name="Preformatted_20_Text">$GPGSV,3,3,10,31,05,028,,00,00,000,*75</text:p>
      <text:p text:style-name="Preformatted_20_Text">$GPRMC,133525.94,A,4545.1100,N,00305.4476,E,014.1,234.4,010310,000.1,W,A*29</text:p>
      <text:p text:style-name="Preformatted_20_Text">$GPGGA,133525.94,4545.1100,N,00305.4476,E,1,04,03.1,00456.3,M,0047.4,M,,*50</text:p>
      <text:p text:style-name="Preformatted_20_Text">$GPGSA,A,3,23,13,04,20,,,,,,,,,06.9,03.1,06.2*0E</text:p>
      <text:p text:style-name="Preformatted_20_Text">$GPGSV,3,1,10,23,74,063,47,13,70,213,41,04,54,295,46,20,47,086,38*73</text:p>
      <text:p text:style-name="Preformatted_20_Text">$GPGSV,3,2,10,02,12,314,22,11,08,155,25,10,08,278,,25,06,031,*77</text:p>
      <text:p text:style-name="Preformatted_20_Text">$GPGSV,3,3,10,31,05,028,,00,00,000,*75</text:p>
      <text:p text:style-name="Preformatted_20_Text">$GPRMC,133526.94,A,4545.1081,N,00305.4431,E,012.7,234.5,010310,000.1,W,A*20</text:p>
      <text:p text:style-name="Preformatted_20_Text">$GPGGA,133526.94,4545.1081,N,00305.4431,E,1,04,03.1,00457.3,M,0047.4,M,,*59</text:p>
      <text:p text:style-name="Preformatted_20_Text">$GPGSA,A,3,23,13,04,20,,,,,,,,,06.9,03.1,06.2*0E</text:p>
      <text:p text:style-name="Preformatted_20_Text">$GPGSV,3,1,10,23,74,063,47,13,70,213,41,04,54,295,46,20,47,086,38*73</text:p>
      <text:p text:style-name="Preformatted_20_Text">$GPGSV,3,2,10,02,12,314,22,11,08,155,24,10,08,278,,25,06,031,*76</text:p>
      <text:p text:style-name="Preformatted_20_Text">$GPGSV,3,3,10,31,05,028,,00,00,000,*75</text:p>
      <text:p text:style-name="Preformatted_20_Text">$GPRMC,133527.94,A,4545.1065,N,00305.4391,E,011.0,235.5,010310,000.1,W,A*23</text:p>
      <text:p text:style-name="Preformatted_20_Text"><text:soft-page-break/>$GPGGA,133527.94,4545.1065,N,00305.4391,E,1,04,03.1,00457.4,M,0047.4,M,,*58</text:p>
      <text:p text:style-name="Preformatted_20_Text">$GPGSA,A,3,23,13,04,20,,,,,,,,,06.9,03.1,06.2*0E</text:p>
      <text:p text:style-name="Preformatted_20_Text">$GPGSV,3,1,10,23,74,063,47,13,70,213,41,04,54,295,45,20,47,086,38*70</text:p>
      <text:p text:style-name="Preformatted_20_Text">$GPGSV,3,2,10,02,12,314,22,11,08,155,23,10,08,278,,25,06,031,*71</text:p>
      <text:p text:style-name="Preformatted_20_Text">$GPGSV,3,3,10,31,05,028,,00,00,000,*75</text:p>
      <text:p text:style-name="Preformatted_20_Text">$GPRMC,133528.95,A,4545.1047,N,00305.4357,E,008.4,236.4,010310,000.1,W,A*29</text:p>
      <text:p text:style-name="Preformatted_20_Text">$GPGGA,133528.95,4545.1047,N,00305.4357,E,1,05,03.1,00455.9,M,0047.4,M,,*52</text:p>
      <text:p text:style-name="Preformatted_20_Text">$GPGSA,A,3,23,13,04,20,02,,,,,,,,04.5,03.1,03.2*07</text:p>
      <text:p text:style-name="Preformatted_20_Text">$GPGSV,3,1,10,23,74,063,47,13,70,213,40,04,54,295,45,20,47,086,37*7E</text:p>
      <text:p text:style-name="Preformatted_20_Text">$GPGSV,3,2,10,02,12,314,29,11,08,155,22,10,08,278,,25,06,031,*7B</text:p>
      <text:p text:style-name="Preformatted_20_Text">$GPGSV,3,3,10,31,05,028,,00,00,000,*75</text:p>
      <text:p text:style-name="Preformatted_20_Text">$GPRMC,133529.95,A,4545.1038,N,00305.4334,E,006.6,236.5,010310,000.1,W,A*28</text:p>
      <text:p text:style-name="Preformatted_20_Text">$GPGGA,133529.95,4545.1038,N,00305.4334,E,1,05,03.1,00455.1,M,0047.4,M,,*56</text:p>
      <text:p text:style-name="Preformatted_20_Text">$GPGSA,A,3,23,13,04,20,02,,,,,,,,04.5,03.1,03.2*07</text:p>
      <text:p text:style-name="Preformatted_20_Text">$GPGSV,3,1,10,23,74,063,47,13,70,213,40,04,54,295,45,20,47,086,37*7E</text:p>
      <text:p text:style-name="Preformatted_20_Text">$GPGSV,3,2,10,02,12,314,34,11,08,155,25,10,08,278,,25,06,031,*70</text:p>
      <text:p text:style-name="Preformatted_20_Text">$GPGSV,3,3,10,31,05,028,,00,00,000,*75</text:p>
      <text:p text:style-name="Preformatted_20_Text">$GPRMC,133530.95,A,4545.1026,N,00305.4319,E,005.2,236.5,010310,000.1,W,A*27</text:p>
      <text:p text:style-name="Preformatted_20_Text">$GPGGA,133530.95,4545.1026,N,00305.4319,E,1,05,03.1,00453.9,M,0047.4,M,,*50</text:p>
      <text:p text:style-name="Preformatted_20_Text">$GPGSA,A,3,23,13,04,20,02,,,,,,,,04.5,03.1,03.2*07</text:p>
      <text:p text:style-name="Preformatted_20_Text">$GPGSV,3,1,10,23,74,063,48,13,70,213,40,04,54,295,46,20,47,086,37*72</text:p>
      <text:p text:style-name="Preformatted_20_Text">$GPGSV,3,2,10,02,12,314,37,11,08,155,25,10,08,278,,25,06,031,*73</text:p>
      <text:p text:style-name="Preformatted_20_Text">$GPGSV,3,3,10,31,05,028,,00,00,000,*75</text:p>
      <text:p text:style-name="Preformatted_20_Text">$GPRMC,133531.95,A,4545.1020,N,00305.4309,E,004.6,234.1,010310,000.1,W,A*22</text:p>
      <text:p text:style-name="Preformatted_20_Text">$GPGGA,133531.95,4545.1020,N,00305.4309,E,1,05,03.1,00453.7,M,0047.4,M,,*58</text:p>
      <text:p text:style-name="Preformatted_20_Text">$GPGSA,A,3,23,13,04,20,02,,,,,,,,04.5,03.1,03.2*07</text:p>
      <text:p text:style-name="Preformatted_20_Text">$GPGSV,3,1,10,23,74,063,48,13,70,213,41,04,54,295,46,20,47,086,38*7C</text:p>
      <text:p text:style-name="Preformatted_20_Text">$GPGSV,3,2,10,02,12,314,38,11,08,155,23,10,08,278,,25,06,031,*7A</text:p>
      <text:p text:style-name="Preformatted_20_Text">$GPGSV,3,3,10,31,05,028,,00,00,000,*75</text:p>
      <text:p text:style-name="Preformatted_20_Text">$GPRMC,133532.95,A,4545.1010,N,00305.4297,E,005.0,220.5,010310,000.1,W,A*22</text:p>
      <text:p text:style-name="Preformatted_20_Text">$GPGGA,133532.95,4545.1010,N,00305.4297,E,1,05,03.1,00454.0,M,0047.4,M,,*5E</text:p>
      <text:p text:style-name="Preformatted_20_Text">$GPGSA,A,3,23,13,04,20,02,,,,,,,,04.5,03.1,03.2*07</text:p>
      <text:p text:style-name="Preformatted_20_Text">$GPGSV,3,1,10,23,74,063,48,13,70,213,42,04,54,295,46,20,47,086,38*7F</text:p>
      <text:p text:style-name="Preformatted_20_Text">$GPGSV,3,2,10,02,12,314,38,11,08,155,24,10,08,278,,25,06,031,*7D</text:p>
      <text:p text:style-name="Preformatted_20_Text">$GPGSV,3,3,10,31,05,028,,00,00,000,*75</text:p>
      <text:p text:style-name="Preformatted_20_Text">$GPRMC,133533.95,A,4545.0987,N,00305.4289,E,009.4,201.3,010310,000.1,W,A*27</text:p>
      <text:p text:style-name="Preformatted_20_Text">$GPGGA,133533.95,4545.0987,N,00305.4289,E,1,05,03.1,00453.1,M,0047.4,M,,*50</text:p>
      <text:p text:style-name="Preformatted_20_Text">$GPGSA,A,3,23,13,04,20,02,,,,,,,,04.5,03.1,03.2*07</text:p>
      <text:p text:style-name="Preformatted_20_Text">$GPGSV,3,1,10,23,74,063,47,13,70,213,43,04,54,295,46,20,47,086,36*7F</text:p>
      <text:p text:style-name="Preformatted_20_Text">$GPGSV,3,2,10,02,12,314,38,11,08,155,24,10,08,278,,25,06,031,*7D</text:p>
      <text:p text:style-name="Preformatted_20_Text">$GPGSV,3,3,10,31,05,028,,00,00,000,*75</text:p>
      <text:p text:style-name="Preformatted_20_Text">$GPRMC,133534.95,A,4545.0962,N,00305.4300,E,010.1,181.5,010310,000.1,W,A*2B</text:p>
      <text:p text:style-name="Preformatted_20_Text">$GPGGA,133534.95,4545.0962,N,00305.4300,E,1,04,03.8,00452.4,M,0047.4,M,,*50</text:p>
      <text:p text:style-name="Preformatted_20_Text">$GPGSA,A,3,23,13,04,,02,,,,,,,,05.7,03.8,04.3*09</text:p>
      <text:p text:style-name="Preformatted_20_Text">$GPGSV,3,1,10,23,74,063,46,13,70,213,44,04,54,295,47,20,47,086,33*7D</text:p>
      <text:p text:style-name="Preformatted_20_Text">$GPGSV,3,2,10,02,12,314,37,11,08,155,27,10,08,278,,25,06,031,*71</text:p>
      <text:p text:style-name="Preformatted_20_Text">$GPGSV,3,3,10,31,05,028,,00,00,000,*75</text:p>
      <text:p text:style-name="Preformatted_20_Text">$GPRMC,133535.95,A,4545.0930,N,00305.4320,E,010.9,167.8,010310,000.1,W,A*22</text:p>
      <text:p text:style-name="Preformatted_20_Text">$GPGGA,133535.95,4545.0930,N,00305.4320,E,1,06,01.5,00451.8,M,0047.4,M,,*56</text:p>
      <text:p text:style-name="Preformatted_20_Text">$GPGSA,A,3,23,13,04,20,02,11,,,,,,,02.0,01.5,01.3*01</text:p>
      <text:p text:style-name="Preformatted_20_Text">$GPGSV,3,1,10,23,74,063,44,13,70,213,45,04,54,295,48,20,47,086,34*76</text:p>
      <text:p text:style-name="Preformatted_20_Text">$GPGSV,3,2,10,02,12,314,39,11,08,155,30,10,08,278,,25,06,031,*79</text:p>
      <text:p text:style-name="Preformatted_20_Text">$GPGSV,3,3,10,31,05,028,,00,00,000,*75</text:p>
      <text:p text:style-name="Preformatted_20_Text">$GPRMC,133536.95,A,4545.0891,N,00305.4345,E,015.3,160.1,010310,000.1,W,A*29</text:p>
      <text:p text:style-name="Preformatted_20_Text">$GPGGA,133536.95,4545.0891,N,00305.4345,E,1,06,01.5,00451.2,M,0047.4,M,,*56</text:p>
      <text:p text:style-name="Preformatted_20_Text">$GPGSA,A,3,23,13,04,20,02,11,,,,,,,02.0,01.5,01.3*01</text:p>
      <text:p text:style-name="Preformatted_20_Text">$GPGSV,3,1,10,23,74,063,42,13,70,213,45,04,54,295,49,20,47,086,34*71</text:p>
      <text:p text:style-name="Preformatted_20_Text">$GPGSV,3,2,10,02,12,314,39,11,08,155,32,10,08,278,,25,06,031,*7B</text:p>
      <text:p text:style-name="Preformatted_20_Text">$GPGSV,3,3,10,31,05,028,,00,00,000,*75</text:p>
      <text:p text:style-name="Preformatted_20_Text">$GPRMC,133537.95,A,4545.0850,N,00305.4382,E,016.4,156.1,010310,000.1,W,A*2F</text:p>
      <text:p text:style-name="Preformatted_20_Text">$GPGGA,133537.95,4545.0850,N,00305.4382,E,1,05,02.3,00449.6,M,0047.4,M,,*5A</text:p>
      <text:p text:style-name="Preformatted_20_Text">$GPGSA,A,3,23,13,04,,02,11,,,,,,,02.7,02.3,01.3*01</text:p>
      <text:p text:style-name="Preformatted_20_Text">$GPGSV,3,1,10,23,74,063,40,13,70,213,45,04,54,295,50,20,47,086,33*7C</text:p>
      <text:p text:style-name="Preformatted_20_Text">$GPGSV,3,2,10,02,12,314,38,11,08,155,33,10,08,278,,25,06,031,*7B</text:p>
      <text:p text:style-name="Preformatted_20_Text"><text:soft-page-break/>$GPGSV,3,3,10,31,05,028,,00,00,000,*75</text:p>
      <text:p text:style-name="Preformatted_20_Text">$GPRMC,133538.95,A,4545.0796,N,00305.4415,E,016.9,156.7,010310,000.1,W,A*27</text:p>
      <text:p text:style-name="Preformatted_20_Text">$GPGGA,133538.95,4545.0796,N,00305.4415,E,1,05,01.6,00447.7,M,0047.4,M,,*50</text:p>
      <text:p text:style-name="Preformatted_20_Text">$GPGSA,A,3,,13,04,20,02,11,,,,,,,02.1,01.6,01.4*05</text:p>
      <text:p text:style-name="Preformatted_20_Text">$GPGSV,3,1,10,23,74,063,38,13,70,213,46,04,54,295,50,20,47,086,33*70</text:p>
      <text:p text:style-name="Preformatted_20_Text">$GPGSV,3,2,10,02,12,314,38,11,08,155,34,10,08,278,,25,06,031,*7C</text:p>
      <text:p text:style-name="Preformatted_20_Text">$GPGSV,3,3,10,31,05,028,,00,00,000,*75</text:p>
      <text:p text:style-name="Preformatted_20_Text">$GPRMC,133539.95,A,4545.0747,N,00305.4446,E,017.3,155.5,010310,000.1,W,A*26</text:p>
      <text:p text:style-name="Preformatted_20_Text">$GPGGA,133539.95,4545.0747,N,00305.4446,E,1,05,02.2,00446.4,M,0047.4,M,,*5E</text:p>
      <text:p text:style-name="Preformatted_20_Text">$GPGSA,A,3,23,13,04,20,,11,,,,,,,03.5,02.2,02.7*04</text:p>
      <text:p text:style-name="Preformatted_20_Text">$GPGSV,3,1,10,23,74,063,37,13,70,213,46,04,54,295,51,20,47,086,33*7E</text:p>
      <text:p text:style-name="Preformatted_20_Text">$GPGSV,3,2,10,02,12,314,36,11,08,155,34,10,08,278,,25,06,031,*72</text:p>
      <text:p text:style-name="Preformatted_20_Text">$GPGSV,3,3,10,31,05,028,,00,00,000,*75</text:p>
      <text:p text:style-name="Preformatted_20_Text">$GPRMC,133540.95,A,4545.0701,N,00305.4484,E,017.6,154.9,010310,000.1,W,A*2C</text:p>
      <text:p text:style-name="Preformatted_20_Text">$GPGGA,133540.95,4545.0701,N,00305.4484,E,1,04,02.3,00445.8,M,0047.4,M,,*53</text:p>
      <text:p text:style-name="Preformatted_20_Text">$GPGSA,A,3,,13,04,20,,11,,,,,,,03.7,02.3,02.9*08</text:p>
      <text:p text:style-name="Preformatted_20_Text">$GPGSV,3,1,10,23,74,063,35,13,70,213,46,04,54,295,51,20,47,086,33*7C</text:p>
      <text:p text:style-name="Preformatted_20_Text">$GPGSV,3,2,10,02,12,314,33,11,08,155,34,10,08,278,,25,06,031,*77</text:p>
      <text:p text:style-name="Preformatted_20_Text">$GPGSV,3,3,10,31,05,028,,00,00,000,*75</text:p>
      <text:p text:style-name="Preformatted_20_Text">$GPRMC,133541.95,A,4545.0650,N,00305.4516,E,019.4,154.2,010310,000.1,W,A*25</text:p>
      <text:p text:style-name="Preformatted_20_Text">$GPGGA,133541.95,4545.0650,N,00305.4516,E,1,05,02.2,00445.1,M,0047.4,M,,*54</text:p>
      <text:p text:style-name="Preformatted_20_Text">$GPGSA,A,3,23,13,04,20,,11,,,,,,,03.5,02.2,02.7*04</text:p>
      <text:p text:style-name="Preformatted_20_Text">$GPGSV,3,1,10,23,74,063,33,13,70,213,46,04,54,295,51,20,47,086,33*7A</text:p>
      <text:p text:style-name="Preformatted_20_Text">$GPGSV,3,2,10,02,12,314,29,11,08,155,34,10,08,278,,25,06,031,*7C</text:p>
      <text:p text:style-name="Preformatted_20_Text">$GPGSV,3,3,10,31,05,028,,00,00,000,*75</text:p>
      <text:p text:style-name="Preformatted_20_Text">$GPRMC,133542.95,A,4545.0594,N,00305.4551,E,021.6,153.9,010310,000.1,W,A*2B</text:p>
      <text:p text:style-name="Preformatted_20_Text">$GPGGA,133542.95,4545.0594,N,00305.4551,E,1,04,02.3,00444.5,M,0047.4,M,,*5A</text:p>
      <text:p text:style-name="Preformatted_20_Text">$GPGSA,A,3,,13,04,20,,11,,,,,,,03.7,02.3,02.9*08</text:p>
      <text:p text:style-name="Preformatted_20_Text">$GPGSV,3,1,10,23,74,063,32,13,70,213,46,04,54,295,51,20,47,086,34*7C</text:p>
      <text:p text:style-name="Preformatted_20_Text">$GPGSV,3,2,10,02,12,314,26,11,08,155,34,10,08,278,,25,06,031,*73</text:p>
      <text:p text:style-name="Preformatted_20_Text">$GPGSV,3,3,10,31,05,028,,00,00,000,*75</text:p>
      <text:p text:style-name="Preformatted_20_Text">$GPRMC,133543.95,A,4545.0534,N,00305.4586,E,021.9,156.2,010310,000.1,W,A*2B</text:p>
      <text:p text:style-name="Preformatted_20_Text">$GPGGA,133543.95,4545.0534,N,00305.4586,E,1,05,02.2,00444.3,M,0047.4,M,,*5D</text:p>
      <text:p text:style-name="Preformatted_20_Text">$GPGSA,A,3,23,13,04,20,,11,,,,,,,03.5,02.2,02.7*04</text:p>
      <text:p text:style-name="Preformatted_20_Text">$GPGSV,3,1,10,23,74,063,32,13,70,213,46,04,54,295,51,20,47,086,35*7D</text:p>
      <text:p text:style-name="Preformatted_20_Text">$GPGSV,3,2,10,02,12,314,24,11,08,155,34,10,08,278,,25,06,031,*71</text:p>
      <text:p text:style-name="Preformatted_20_Text">$GPGSV,3,3,10,31,05,028,,00,00,000,*75</text:p>
      <text:p text:style-name="Preformatted_20_Text">$GPRMC,133544.95,A,4545.0476,N,00305.4628,E,022.2,154.9,010310,000.1,W,A*2D</text:p>
      <text:p text:style-name="Preformatted_20_Text">$GPGGA,133544.95,4545.0476,N,00305.4628,E,1,05,02.2,00443.5,M,0047.4,M,,*5B</text:p>
      <text:p text:style-name="Preformatted_20_Text">$GPGSA,A,3,23,13,04,20,,11,,,,,,,03.5,02.2,02.7*04</text:p>
      <text:p text:style-name="Preformatted_20_Text">$GPGSV,3,1,10,23,74,063,34,13,70,213,46,04,54,295,51,20,47,086,34*7A</text:p>
      <text:p text:style-name="Preformatted_20_Text">$GPGSV,3,2,10,02,12,314,21,11,08,155,34,10,08,278,,25,06,031,*74</text:p>
      <text:p text:style-name="Preformatted_20_Text">$GPGSV,3,3,10,31,05,028,,00,00,000,*75</text:p>
      <text:p text:style-name="Preformatted_20_Text">$GPRMC,133545.95,A,4545.0418,N,00305.4671,E,023.3,153.3,010310,000.1,W,A*25</text:p>
      <text:p text:style-name="Preformatted_20_Text">$GPGGA,133545.95,4545.0418,N,00305.4671,E,1,04,03.0,00443.0,M,0047.4,M,,*59</text:p>
      <text:p text:style-name="Preformatted_20_Text">$GPGSA,A,3,23,13,04,,,11,,,,,,,04.1,03.0,02.8*09</text:p>
      <text:p text:style-name="Preformatted_20_Text">$GPGSV,3,1,10,23,74,063,36,13,70,213,46,04,54,295,51,20,47,086,33*7F</text:p>
      <text:p text:style-name="Preformatted_20_Text">$GPGSV,3,2,10,02,12,314,20,11,08,155,34,10,08,278,,25,06,031,*75</text:p>
      <text:p text:style-name="Preformatted_20_Text">$GPGSV,3,3,10,31,05,028,,00,00,000,*75</text:p>
      <text:p text:style-name="Preformatted_20_Text">$GPRMC,133546.95,A,4545.0360,N,00305.4719,E,023.4,149.7,010310,000.1,W,A*29</text:p>
      <text:p text:style-name="Preformatted_20_Text">$GPGGA,133546.95,4545.0360,N,00305.4719,E,1,05,02.2,00442.6,M,0047.4,M,,*58</text:p>
      <text:p text:style-name="Preformatted_20_Text">$GPGSA,A,3,23,13,04,20,,11,,,,,,,03.5,02.2,02.7*04</text:p>
      <text:p text:style-name="Preformatted_20_Text">$GPGSV,3,1,10,23,74,063,38,13,70,213,46,04,54,295,51,20,47,086,35*77</text:p>
      <text:p text:style-name="Preformatted_20_Text">$GPGSV,3,2,10,02,12,314,19,11,08,155,33,10,08,278,,25,06,031,*78</text:p>
      <text:p text:style-name="Preformatted_20_Text">$GPGSV,3,3,10,31,05,028,,00,00,000,*75</text:p>
      <text:p text:style-name="Preformatted_20_Text">$GPRMC,133547.95,A,4545.0309,N,00305.4780,E,023.8,145.2,010310,000.1,W,A*22</text:p>
      <text:p text:style-name="Preformatted_20_Text">$GPGGA,133547.95,4545.0309,N,00305.4780,E,1,05,02.2,00442.4,M,0047.4,M,,*54</text:p>
      <text:p text:style-name="Preformatted_20_Text">$GPGSA,A,3,23,13,04,20,,11,,,,,,,03.5,02.2,02.7*04</text:p>
      <text:p text:style-name="Preformatted_20_Text">$GPGSV,3,1,10,23,74,063,40,13,70,213,46,04,54,295,51,20,47,086,37*7A</text:p>
      <text:p text:style-name="Preformatted_20_Text">$GPGSV,3,2,10,02,12,314,21,11,08,155,33,10,08,278,,25,06,031,*73</text:p>
      <text:p text:style-name="Preformatted_20_Text">$GPGSV,3,3,10,31,05,028,,00,00,000,*75</text:p>
      <text:p text:style-name="Preformatted_20_Text">$GPRMC,133548.95,A,4545.0258,N,00305.4850,E,023.9,139.7,010310,000.1,W,A*25</text:p>
      <text:p text:style-name="Preformatted_20_Text">$GPGGA,133548.95,4545.0258,N,00305.4850,E,1,05,03.1,00441.1,M,0047.4,M,,*58</text:p>
      <text:p text:style-name="Preformatted_20_Text">$GPGSA,A,3,23,13,04,20,02,,,,,,,,04.5,03.1,03.2*07</text:p>
      <text:p text:style-name="Preformatted_20_Text"><text:soft-page-break/>$GPGSV,3,1,10,23,74,063,41,13,70,213,47,04,54,295,50,20,47,086,37*7B</text:p>
      <text:p text:style-name="Preformatted_20_Text">$GPGSV,3,2,10,02,12,314,27,11,08,155,31,10,08,278,,25,06,031,*77</text:p>
      <text:p text:style-name="Preformatted_20_Text">$GPGSV,3,3,10,31,05,028,,00,00,000,*75</text:p>
      <text:p text:style-name="Preformatted_20_Text">$GPRMC,133549.95,A,4545.0219,N,00305.4925,E,024.2,136.4,010310,000.1,W,A*22</text:p>
      <text:p text:style-name="Preformatted_20_Text">$GPGGA,133549.95,4545.0219,N,00305.4925,E,1,04,03.2,00440.6,M,0047.4,M,,*5B</text:p>
      <text:p text:style-name="Preformatted_20_Text">$GPGSA,A,3,23,13,04,20,,,,,,,,,06.9,03.2,06.1*0E</text:p>
      <text:p text:style-name="Preformatted_20_Text">$GPGSV,3,1,10,23,74,063,42,13,70,213,48,04,54,295,49,20,47,086,37*7F</text:p>
      <text:p text:style-name="Preformatted_20_Text">$GPGSV,3,2,10,02,12,314,28,11,08,155,28,10,08,278,,25,06,031,*70</text:p>
      <text:p text:style-name="Preformatted_20_Text">$GPGSV,3,3,10,31,05,028,,00,00,000,*75</text:p>
      <text:p text:style-name="Preformatted_20_Text">$GPRMC,133550.95,A,4545.0178,N,00305.5003,E,024.0,133.2,010310,000.1,W,A*23</text:p>
      <text:p text:style-name="Preformatted_20_Text">$GPGGA,133550.95,4545.0178,N,00305.5003,E,1,04,03.2,00440.1,M,0047.4,M,,*5C</text:p>
      <text:p text:style-name="Preformatted_20_Text">$GPGSA,A,3,23,13,04,20,,,,,,,,,06.9,03.2,06.1*0E</text:p>
      <text:p text:style-name="Preformatted_20_Text">$GPGSV,3,1,10,23,74,063,43,13,70,213,48,04,54,295,48,20,47,086,36*7E</text:p>
      <text:p text:style-name="Preformatted_20_Text">$GPGSV,3,2,10,02,12,314,30,11,08,155,25,10,08,278,,25,06,031,*74</text:p>
      <text:p text:style-name="Preformatted_20_Text">$GPGSV,3,3,10,31,05,028,,00,00,000,*75</text:p>
      <text:p text:style-name="Preformatted_20_Text">$GPRMC,133551.95,A,4545.0136,N,00305.5084,E,024.2,129.1,010310,000.1,W,A*2D</text:p>
      <text:p text:style-name="Preformatted_20_Text">$GPGGA,133551.95,4545.0136,N,00305.5084,E,1,05,03.1,00438.7,M,0047.4,M,,*53</text:p>
      <text:p text:style-name="Preformatted_20_Text">$GPGSA,A,3,23,13,04,20,,02,,,,,,,04.5,03.1,03.2*07</text:p>
      <text:p text:style-name="Preformatted_20_Text">$GPGSV,3,1,11,23,74,063,43,13,70,213,48,04,54,295,48,20,47,086,36*7F</text:p>
      <text:p text:style-name="Preformatted_20_Text">$GPGSV,3,2,11,33,34,205,34,02,12,314,29,11,08,155,22,10,08,278,*7E</text:p>
      <text:p text:style-name="Preformatted_20_Text">$GPGSV,3,3,11,25,06,031,,31,05,028,,00,00,000,*47</text:p>
      <text:p text:style-name="Preformatted_20_Text">$GPRMC,133552.95,A,4545.0099,N,00305.5169,E,024.4,127.0,010310,000.1,W,A*21</text:p>
      <text:p text:style-name="Preformatted_20_Text">$GPGGA,133552.95,4545.0099,N,00305.5169,E,1,05,03.1,00438.2,M,0047.4,M,,*53</text:p>
      <text:p text:style-name="Preformatted_20_Text">$GPGSA,A,3,23,13,04,20,,02,,,,,,,04.5,03.1,03.2*07</text:p>
      <text:p text:style-name="Preformatted_20_Text">$GPGSV,3,1,11,23,74,063,43,13,70,213,48,04,54,295,48,20,47,086,36*7F</text:p>
      <text:p text:style-name="Preformatted_20_Text">$GPGSV,3,2,11,33,34,205,36,02,12,314,32,11,08,155,20,10,08,278,*74</text:p>
      <text:p text:style-name="Preformatted_20_Text">$GPGSV,3,3,11,25,06,031,,31,05,028,,00,00,000,*47</text:p>
      <text:p text:style-name="Preformatted_20_Text">$GPRMC,133553.95,A,4545.0059,N,00305.5251,E,024.5,126.4,010310,000.1,W,A*20</text:p>
      <text:p text:style-name="Preformatted_20_Text">$GPGGA,133553.95,4545.0059,N,00305.5251,E,1,05,03.1,00437.3,M,0047.4,M,,*58</text:p>
      <text:p text:style-name="Preformatted_20_Text">$GPGSA,A,3,23,13,04,20,,02,,,,,,,04.5,03.1,03.2*07</text:p>
      <text:p text:style-name="Preformatted_20_Text">$GPGSV,3,1,11,23,74,063,43,13,70,213,48,04,54,295,48,20,47,086,36*7F</text:p>
      <text:p text:style-name="Preformatted_20_Text">$GPGSV,3,2,11,33,34,205,37,02,12,314,33,11,08,155,21,10,08,278,*75</text:p>
      <text:p text:style-name="Preformatted_20_Text">$GPGSV,3,3,11,25,06,031,,31,05,028,,00,00,000,*47</text:p>
      <text:p text:style-name="Preformatted_20_Text">$GPRMC,133554.95,A,4545.0019,N,00305.5332,E,025.1,127.1,010310,000.1,W,A*26</text:p>
      <text:p text:style-name="Preformatted_20_Text">$GPGGA,133554.95,4545.0019,N,00305.5332,E,1,04,03.2,00436.0,M,0047.4,M,,*5F</text:p>
      <text:p text:style-name="Preformatted_20_Text">$GPGSA,A,3,23,13,04,20,,,,,,,,,06.9,03.2,06.1*0E</text:p>
      <text:p text:style-name="Preformatted_20_Text">$GPGSV,3,1,11,23,74,063,43,13,70,213,48,04,54,295,48,20,47,086,37*7E</text:p>
      <text:p text:style-name="Preformatted_20_Text">$GPGSV,3,2,11,33,34,205,37,02,12,314,32,11,08,155,21,10,08,278,*74</text:p>
      <text:p text:style-name="Preformatted_20_Text">$GPGSV,3,3,11,25,06,031,,31,05,028,,00,00,000,*47</text:p>
      <text:p text:style-name="Preformatted_20_Text">$GPRMC,133555.95,A,4544.9974,N,00305.5412,E,025.3,128.7,010310,000.1,W,A*23</text:p>
      <text:p text:style-name="Preformatted_20_Text">$GPGGA,133555.95,4544.9974,N,00305.5412,E,1,04,03.2,00434.1,M,0047.4,M,,*52</text:p>
      <text:p text:style-name="Preformatted_20_Text">$GPGSA,A,3,23,13,04,20,,,,,,,,,06.9,03.2,06.1*0E</text:p>
      <text:p text:style-name="Preformatted_20_Text">$GPGSV,3,1,11,23,74,063,42,13,71,213,48,04,54,295,48,20,47,086,37*7E</text:p>
      <text:p text:style-name="Preformatted_20_Text">$GPGSV,3,2,11,33,34,205,36,02,12,314,32,11,08,155,20,10,08,278,*74</text:p>
      <text:p text:style-name="Preformatted_20_Text">$GPGSV,3,3,11,25,06,031,,31,05,028,,00,00,000,*47</text:p>
      <text:p text:style-name="Preformatted_20_Text">$GPRMC,133556.95,A,4544.9932,N,00305.5487,E,025.5,132.4,010310,000.1,W,A*20</text:p>
      <text:p text:style-name="Preformatted_20_Text">$GPGGA,133556.95,4544.9932,N,00305.5487,E,1,06,01.5,00434.5,M,0047.4,M,,*5C</text:p>
      <text:p text:style-name="Preformatted_20_Text">$GPGSA,A,3,23,13,04,20,,02,11,,,,,,02.0,01.5,01.3*01</text:p>
      <text:p text:style-name="Preformatted_20_Text">$GPGSV,3,1,11,23,74,063,41,13,71,213,48,04,54,295,48,20,47,086,37*7D</text:p>
      <text:p text:style-name="Preformatted_20_Text">$GPGSV,3,2,11,33,34,205,34,02,12,314,34,11,08,155,24,10,08,278,*74</text:p>
      <text:p text:style-name="Preformatted_20_Text">$GPGSV,3,3,11,25,06,031,,31,05,028,,00,00,000,*47</text:p>
      <text:p text:style-name="Preformatted_20_Text">$GPRMC,133557.95,A,4544.9879,N,00305.5561,E,026.2,136.4,010310,000.1,W,A*26</text:p>
      <text:p text:style-name="Preformatted_20_Text">$GPGGA,133557.95,4544.9879,N,00305.5561,E,1,06,01.5,00433.2,M,0047.4,M,,*5A</text:p>
      <text:p text:style-name="Preformatted_20_Text">$GPGSA,A,3,23,13,04,20,,02,11,,,,,,02.0,01.5,01.3*01</text:p>
      <text:p text:style-name="Preformatted_20_Text">$GPGSV,3,1,11,23,74,063,39,13,71,213,48,04,54,295,48,20,47,086,38*7D</text:p>
      <text:p text:style-name="Preformatted_20_Text">$GPGSV,3,2,11,33,34,205,33,02,12,314,35,11,08,155,28,10,08,278,*7E</text:p>
      <text:p text:style-name="Preformatted_20_Text">$GPGSV,3,3,11,25,06,031,,31,05,028,,00,00,000,*47</text:p>
      <text:p text:style-name="Preformatted_20_Text">$GPRMC,133558.95,A,4544.9824,N,00305.5629,E,026.4,140.6,010310,000.1,W,A*2B</text:p>
      <text:p text:style-name="Preformatted_20_Text">$GPGGA,133558.95,4544.9824,N,00305.5629,E,1,06,01.5,00432.4,M,0047.4,M,,*55</text:p>
      <text:p text:style-name="Preformatted_20_Text">$GPGSA,A,3,23,13,04,20,,02,11,,,,,,02.0,01.5,01.3*01</text:p>
      <text:p text:style-name="Preformatted_20_Text">$GPGSV,3,1,11,23,74,063,38,13,71,213,48,04,54,295,48,20,47,086,37*73</text:p>
      <text:p text:style-name="Preformatted_20_Text">$GPGSV,3,2,11,33,34,205,31,02,12,314,35,11,08,155,31,10,08,278,*74</text:p>
      <text:p text:style-name="Preformatted_20_Text">$GPGSV,3,3,11,25,06,031,,31,05,028,,00,00,000,*47</text:p>
      <text:p text:style-name="Preformatted_20_Text">$GPRMC,133559.95,A,4544.9764,N,00305.5690,E,026.9,144.3,010310,000.1,W,A*2F</text:p>
      <text:p text:style-name="Preformatted_20_Text"><text:soft-page-break/>$GPGGA,133559.95,4544.9764,N,00305.5690,E,1,05,02.2,00431.0,M,0047.4,M,,*5D</text:p>
      <text:p text:style-name="Preformatted_20_Text">$GPGSA,A,3,23,13,04,20,,,11,,,,,,03.5,02.2,02.7*04</text:p>
      <text:p text:style-name="Preformatted_20_Text">$GPGSV,3,1,11,23,74,063,38,13,71,213,48,04,54,295,49,20,47,086,36*73</text:p>
      <text:p text:style-name="Preformatted_20_Text">$GPGSV,3,2,11,33,34,205,30,02,12,314,34,11,08,155,33,10,08,278,*76</text:p>
      <text:p text:style-name="Preformatted_20_Text">$GPGSV,3,3,11,25,06,031,,31,05,028,,00,00,000,*47</text:p>
      <text:p text:style-name="Preformatted_20_Text">$GPRMC,133600.95,A,4544.9698,N,00305.5745,E,027.1,147.8,010310,000.1,W,A*2A</text:p>
      <text:p text:style-name="Preformatted_20_Text">$GPGGA,133600.95,4544.9698,N,00305.5745,E,1,06,01.5,00429.7,M,0047.4,M,,*50</text:p>
      <text:p text:style-name="Preformatted_20_Text">$GPGSA,A,3,23,13,04,20,,02,11,,,,,,02.0,01.5,01.3*01</text:p>
      <text:p text:style-name="Preformatted_20_Text">$GPGSV,3,1,11,23,74,063,38,13,71,213,47,04,54,295,50,20,47,086,35*77</text:p>
      <text:p text:style-name="Preformatted_20_Text">$GPGSV,3,2,11,33,34,205,29,02,12,314,33,11,08,155,34,10,08,278,*7E</text:p>
      <text:p text:style-name="Preformatted_20_Text">$GPGSV,3,3,11,25,06,031,,31,05,028,,00,00,000,*47</text:p>
      <text:p text:style-name="Preformatted_20_Text">$GPRMC,133601.95,A,4544.9628,N,00305.5792,E,027.2,151.0,010310,000.1,W,A*26</text:p>
      <text:p text:style-name="Preformatted_20_Text">$GPGGA,133601.95,4544.9628,N,00305.5792,E,1,06,01.5,00429.3,M,0047.4,M,,*54</text:p>
      <text:p text:style-name="Preformatted_20_Text">$GPGSA,A,3,23,13,04,20,,02,11,,,,,,02.0,01.5,01.3*01</text:p>
      <text:p text:style-name="Preformatted_20_Text">$GPGSV,3,1,11,23,74,063,38,13,71,213,47,04,54,295,50,20,47,086,35*77</text:p>
      <text:p text:style-name="Preformatted_20_Text">$GPGSV,3,2,11,33,34,205,29,02,12,314,32,11,08,155,35,10,08,278,*7E</text:p>
      <text:p text:style-name="Preformatted_20_Text">$GPGSV,3,3,11,25,06,031,,31,05,028,,00,00,000,*47</text:p>
      <text:p text:style-name="Preformatted_20_Text">$GPRMC,133602.95,A,4544.9559,N,00305.5843,E,027.5,152.9,010310,000.1,W,A*2E</text:p>
      <text:p text:style-name="Preformatted_20_Text">$GPGGA,133602.95,4544.9559,N,00305.5843,E,1,06,01.5,00428.8,M,0047.4,M,,*5B</text:p>
      <text:p text:style-name="Preformatted_20_Text">$GPGSA,A,3,23,13,04,20,,02,11,,,,,,02.0,01.5,01.3*01</text:p>
      <text:p text:style-name="Preformatted_20_Text">$GPGSV,3,1,11,23,74,063,38,13,71,213,47,04,54,295,50,20,47,086,36*74</text:p>
      <text:p text:style-name="Preformatted_20_Text">$GPGSV,3,2,11,33,34,205,29,02,12,314,34,11,08,155,35,10,08,278,*78</text:p>
      <text:p text:style-name="Preformatted_20_Text">$GPGSV,3,3,11,25,06,031,,31,05,028,,00,00,000,*47</text:p>
      <text:p text:style-name="Preformatted_20_Text">$GPRMC,133603.95,A,4544.9488,N,00305.5890,E,027.6,154.9,010310,000.1,W,A*29</text:p>
      <text:p text:style-name="Preformatted_20_Text">$GPGGA,133603.95,4544.9488,N,00305.5890,E,1,06,01.5,00429.1,M,0047.4,M,,*51</text:p>
      <text:p text:style-name="Preformatted_20_Text">$GPGSA,A,3,23,13,04,20,,02,11,,,,,,02.0,01.5,01.3*01</text:p>
      <text:p text:style-name="Preformatted_20_Text">$GPGSV,3,1,11,23,74,063,38,13,71,213,47,04,54,295,50,20,47,086,36*74</text:p>
      <text:p text:style-name="Preformatted_20_Text">$GPGSV,3,2,11,33,34,205,31,02,12,314,34,11,08,155,34,10,08,278,*70</text:p>
      <text:p text:style-name="Preformatted_20_Text">$GPGSV,3,3,11,25,06,031,,31,05,028,,00,00,000,*47</text:p>
      <text:p text:style-name="Preformatted_20_Text">$GPRMC,133604.95,A,4544.9421,N,00305.5929,E,026.9,156.3,010310,000.1,W,A*28</text:p>
      <text:p text:style-name="Preformatted_20_Text">$GPGGA,133604.95,4544.9421,N,00305.5929,E,1,06,01.5,00429.3,M,0047.4,M,,*54</text:p>
      <text:p text:style-name="Preformatted_20_Text">$GPGSA,A,3,23,13,04,20,,02,11,,,,,,02.0,01.5,01.3*01</text:p>
      <text:p text:style-name="Preformatted_20_Text">$GPGSV,3,1,11,23,74,062,38,13,71,213,47,04,54,295,50,20,47,086,36*75</text:p>
      <text:p text:style-name="Preformatted_20_Text">$GPGSV,3,2,11,33,34,205,32,02,12,314,35,11,08,155,32,10,08,278,*74</text:p>
      <text:p text:style-name="Preformatted_20_Text">$GPGSV,3,3,11,25,06,031,,31,05,028,,00,00,000,*47</text:p>
      <text:p text:style-name="Preformatted_20_Text">$GPRMC,133605.95,A,4544.9350,N,00305.5969,E,026.6,157.2,010310,000.1,W,A*23</text:p>
      <text:p text:style-name="Preformatted_20_Text">$GPGGA,133605.95,4544.9350,N,00305.5969,E,1,05,03.1,00428.0,M,0047.4,M,,*57</text:p>
      <text:p text:style-name="Preformatted_20_Text">$GPGSA,A,3,23,13,04,20,,02,,,,,,,04.5,03.1,03.2*07</text:p>
      <text:p text:style-name="Preformatted_20_Text">$GPGSV,3,1,11,23,74,062,38,13,71,213,47,04,54,295,51,20,47,086,36*74</text:p>
      <text:p text:style-name="Preformatted_20_Text">$GPGSV,3,2,11,33,34,205,33,02,12,314,35,11,08,155,30,10,08,278,*77</text:p>
      <text:p text:style-name="Preformatted_20_Text">$GPGSV,3,3,11,25,06,031,,31,05,028,,00,00,000,*47</text:p>
      <text:p text:style-name="Preformatted_20_Text">$GPRMC,133606.95,A,4544.9286,N,00305.6006,E,024.1,158.4,010310,000.1,W,A*25</text:p>
      <text:p text:style-name="Preformatted_20_Text">$GPGGA,133606.95,4544.9286,N,00305.6006,E,1,06,01.5,00427.3,M,0047.4,M,,*54</text:p>
      <text:p text:style-name="Preformatted_20_Text">$GPGSA,A,3,23,13,04,20,,02,11,,,,,,02.0,01.5,01.3*01</text:p>
      <text:p text:style-name="Preformatted_20_Text">$GPGSV,3,1,11,23,74,062,38,13,71,213,47,04,54,295,51,20,47,086,36*74</text:p>
      <text:p text:style-name="Preformatted_20_Text">$GPGSV,3,2,11,33,34,205,34,02,12,314,34,11,08,155,30,10,08,278,*71</text:p>
      <text:p text:style-name="Preformatted_20_Text">$GPGSV,3,3,11,25,06,031,,31,05,028,,00,00,000,*47</text:p>
      <text:p text:style-name="Preformatted_20_Text">$GPRMC,133607.95,A,4544.9228,N,00305.6039,E,021.6,159.1,010310,000.1,W,A*2A</text:p>
      <text:p text:style-name="Preformatted_20_Text">$GPGGA,133607.95,4544.9228,N,00305.6039,E,1,06,01.5,00426.9,M,0047.4,M,,*56</text:p>
      <text:p text:style-name="Preformatted_20_Text">$GPGSA,A,3,23,13,04,20,,02,11,,,,,,02.0,01.5,01.3*01</text:p>
      <text:p text:style-name="Preformatted_20_Text">$GPGSV,3,1,11,23,74,062,37,13,71,213,47,04,54,295,51,20,47,086,36*7B</text:p>
      <text:p text:style-name="Preformatted_20_Text">$GPGSV,3,2,11,33,34,205,33,02,12,314,35,11,08,155,31,10,08,278,*76</text:p>
      <text:p text:style-name="Preformatted_20_Text">$GPGSV,3,3,11,25,06,031,,31,05,028,,00,00,000,*47</text:p>
      <text:p text:style-name="Preformatted_20_Text">$GPRMC,133608.95,A,4544.9175,N,00305.6069,E,018.6,159.2,010310,000.1,W,A*22</text:p>
      <text:p text:style-name="Preformatted_20_Text">$GPGGA,133608.95,4544.9175,N,00305.6069,E,1,06,01.5,00427.0,M,0047.4,M,,*5F</text:p>
      <text:p text:style-name="Preformatted_20_Text">$GPGSA,A,3,23,13,04,20,,02,11,,,,,,02.0,01.5,01.3*01</text:p>
      <text:p text:style-name="Preformatted_20_Text">$GPGSV,3,1,11,23,74,062,37,13,71,213,47,04,54,295,51,20,47,086,36*7B</text:p>
      <text:p text:style-name="Preformatted_20_Text">$GPGSV,3,2,11,33,34,205,34,02,12,314,34,11,08,155,31,10,08,278,*70</text:p>
      <text:p text:style-name="Preformatted_20_Text">$GPGSV,3,3,11,25,06,031,,31,05,028,,00,00,000,*47</text:p>
      <text:p text:style-name="Preformatted_20_Text">$GPRMC,133609.95,A,4544.9131,N,00305.6088,E,014.9,159.8,010310,000.1,W,A*25</text:p>
      <text:p text:style-name="Preformatted_20_Text">$GPGGA,133609.95,4544.9131,N,00305.6088,E,1,05,02.3,00426.3,M,0047.4,M,,*55</text:p>
      <text:p text:style-name="Preformatted_20_Text">$GPGSA,A,3,23,13,04,20,,,11,,,,,,03.5,02.3,02.7*05</text:p>
      <text:p text:style-name="Preformatted_20_Text">$GPGSV,3,1,11,23,74,062,37,13,71,213,46,04,54,295,51,20,47,086,36*7A</text:p>
      <text:p text:style-name="Preformatted_20_Text">$GPGSV,3,2,11,33,34,205,34,02,12,314,34,11,08,155,32,10,08,278,*73</text:p>
      <text:p text:style-name="Preformatted_20_Text"><text:soft-page-break/>$GPGSV,3,3,11,25,06,031,,31,05,028,,00,00,000,*47</text:p>
      <text:p text:style-name="Preformatted_20_Text">$GPRMC,133610.95,A,4544.9091,N,00305.6097,E,013.4,163.7,010310,000.1,W,A*24</text:p>
      <text:p text:style-name="Preformatted_20_Text">$GPGGA,133610.95,4544.9091,N,00305.6097,E,1,05,02.3,00426.6,M,0047.4,M,,*5D</text:p>
      <text:p text:style-name="Preformatted_20_Text">$GPGSA,A,3,23,13,04,,,02,11,,,,,,02.7,02.3,01.3*01</text:p>
      <text:p text:style-name="Preformatted_20_Text">$GPGSV,3,1,11,23,74,062,38,13,71,213,45,04,54,295,51,20,47,086,36*76</text:p>
      <text:p text:style-name="Preformatted_20_Text">$GPGSV,3,2,11,33,34,205,35,02,12,314,37,11,08,155,33,10,08,278,*70</text:p>
      <text:p text:style-name="Preformatted_20_Text">$GPGSV,3,3,11,25,06,031,,31,05,028,,00,00,000,*47</text:p>
      <text:p text:style-name="Preformatted_20_Text">$GPRMC,133611.95,A,4544.9054,N,00305.6099,E,014.0,174.1,010310,000.1,W,A*21</text:p>
      <text:p text:style-name="Preformatted_20_Text">$GPGGA,133611.95,4544.9054,N,00305.6099,E,1,05,03.3,00426.8,M,0047.4,M,,*54</text:p>
      <text:p text:style-name="Preformatted_20_Text">$GPGSA,A,3,23,13,04,,,02,11,,,,,,03.5,03.3,01.3*03</text:p>
      <text:p text:style-name="Preformatted_20_Text">$GPGSV,3,1,11,23,74,062,38,13,71,213,45,04,54,295,50,20,47,086,34*75</text:p>
      <text:p text:style-name="Preformatted_20_Text">$GPGSV,3,2,11,33,34,205,34,02,12,314,38,11,08,155,32,10,08,278,*7F</text:p>
      <text:p text:style-name="Preformatted_20_Text">$GPGSV,3,3,11,25,06,031,,31,05,028,,00,00,000,*47</text:p>
      <text:p text:style-name="Preformatted_20_Text">$GPRMC,133612.95,A,4544.9012,N,00305.6079,E,014.4,188.0,010310,000.1,W,A*28</text:p>
      <text:p text:style-name="Preformatted_20_Text">$GPGGA,133612.95,4544.9012,N,00305.6079,E,1,06,01.5,00427.4,M,0047.4,M,,*51</text:p>
      <text:p text:style-name="Preformatted_20_Text">$GPGSA,A,3,23,13,04,20,,02,11,,,,,,02.0,01.5,01.3*01</text:p>
      <text:p text:style-name="Preformatted_20_Text">$GPGSV,3,1,11,23,74,062,40,13,71,213,45,04,54,295,49,20,47,086,35*73</text:p>
      <text:p text:style-name="Preformatted_20_Text">$GPGSV,3,2,11,33,34,205,33,02,12,314,38,11,08,155,31,10,08,278,*7B</text:p>
      <text:p text:style-name="Preformatted_20_Text">$GPGSV,3,3,11,25,06,031,,31,05,028,,00,00,000,*47</text:p>
      <text:p text:style-name="Preformatted_20_Text">$GPRMC,133613.95,A,4544.8974,N,00305.6049,E,015.6,201.1,010310,000.1,W,A*22</text:p>
      <text:p text:style-name="Preformatted_20_Text">$GPGGA,133613.95,4544.8974,N,00305.6049,E,1,05,03.1,00427.7,M,0047.4,M,,*5D</text:p>
      <text:p text:style-name="Preformatted_20_Text">$GPGSA,A,3,23,13,04,20,,02,,,,,,,04.5,03.1,03.2*07</text:p>
      <text:p text:style-name="Preformatted_20_Text">$GPGSV,3,1,11,23,74,062,41,13,71,213,44,04,54,295,48,20,47,086,36*71</text:p>
      <text:p text:style-name="Preformatted_20_Text">$GPGSV,3,2,11,33,34,205,31,02,12,314,39,11,08,155,30,10,08,278,*79</text:p>
      <text:p text:style-name="Preformatted_20_Text">$GPGSV,3,3,11,25,06,031,,31,05,028,,00,00,000,*47</text:p>
      <text:p text:style-name="Preformatted_20_Text">$GPRMC,133614.95,A,4544.8933,N,00305.6010,E,018.7,205.7,010310,000.1,W,A*24</text:p>
      <text:p text:style-name="Preformatted_20_Text">$GPGGA,133614.95,4544.8933,N,00305.6010,E,1,05,03.1,00427.5,M,0047.4,M,,*57</text:p>
      <text:p text:style-name="Preformatted_20_Text">$GPGSA,A,3,23,13,04,20,,02,,,,,,,04.5,03.1,03.2*07</text:p>
      <text:p text:style-name="Preformatted_20_Text">$GPGSV,3,1,11,23,74,062,42,13,71,213,43,04,54,295,48,20,47,086,38*7B</text:p>
      <text:p text:style-name="Preformatted_20_Text">$GPGSV,3,2,11,33,34,205,30,02,12,314,40,11,08,155,30,10,08,278,*76</text:p>
      <text:p text:style-name="Preformatted_20_Text">$GPGSV,3,3,11,25,06,031,,31,05,028,,00,00,000,*47</text:p>
      <text:p text:style-name="Preformatted_20_Text">$GPRMC,133615.95,A,4544.8888,N,00305.5976,E,018.9,203.7,010310,000.1,W,A*26</text:p>
      <text:p text:style-name="Preformatted_20_Text">$GPGGA,133615.95,4544.8888,N,00305.5976,E,1,05,03.1,00427.7,M,0047.4,M,,*5F</text:p>
      <text:p text:style-name="Preformatted_20_Text">$GPGSA,A,3,23,13,04,20,,02,,,,,,,04.5,03.1,03.2*07</text:p>
      <text:p text:style-name="Preformatted_20_Text">$GPGSV,3,1,11,23,74,062,42,13,71,213,43,04,54,295,48,20,47,086,37*74</text:p>
      <text:p text:style-name="Preformatted_20_Text">$GPGSV,3,2,11,33,34,205,30,02,12,314,41,11,08,155,29,10,08,278,*7F</text:p>
      <text:p text:style-name="Preformatted_20_Text">$GPGSV,3,3,11,25,06,031,,31,05,028,,00,00,000,*47</text:p>
      <text:p text:style-name="Preformatted_20_Text">$GPRMC,133616.95,A,4544.8837,N,00305.5952,E,019.0,198.1,010310,000.1,W,A*28</text:p>
      <text:p text:style-name="Preformatted_20_Text">$GPGGA,133616.95,4544.8837,N,00305.5952,E,1,04,03.9,00427.2,M,0047.4,M,,*52</text:p>
      <text:p text:style-name="Preformatted_20_Text">$GPGSA,A,3,23,13,04,,,02,,,,,,,05.8,03.9,04.3*07</text:p>
      <text:p text:style-name="Preformatted_20_Text">$GPGSV,3,1,11,23,74,062,43,13,71,213,43,04,54,295,48,20,47,086,34*76</text:p>
      <text:p text:style-name="Preformatted_20_Text">$GPGSV,3,2,11,33,34,205,30,02,12,314,42,11,08,155,27,10,08,278,*72</text:p>
      <text:p text:style-name="Preformatted_20_Text">$GPGSV,3,3,11,25,06,031,,31,05,028,,00,00,000,*47</text:p>
      <text:p text:style-name="Preformatted_20_Text">$GPRMC,133617.95,A,4544.8783,N,00305.5934,E,017.9,190.6,010310,000.1,W,A*21</text:p>
      <text:p text:style-name="Preformatted_20_Text">$GPGGA,133617.95,4544.8783,N,00305.5934,E,1,06,01.5,00426.9,M,0047.4,M,,*55</text:p>
      <text:p text:style-name="Preformatted_20_Text">$GPGSA,A,3,23,13,04,20,,02,11,,,,,,02.0,01.5,01.3*01</text:p>
      <text:p text:style-name="Preformatted_20_Text">$GPGSV,3,1,11,23,74,062,43,13,71,213,44,04,54,295,48,20,47,086,33*76</text:p>
      <text:p text:style-name="Preformatted_20_Text">$GPGSV,3,2,11,33,34,205,32,02,12,314,41,11,08,155,26,10,08,278,*72</text:p>
      <text:p text:style-name="Preformatted_20_Text">$GPGSV,3,3,11,25,06,031,,31,05,028,,00,00,000,*47</text:p>
      <text:p text:style-name="Preformatted_20_Text">$GPRMC,133618.95,A,4544.8734,N,00305.5938,E,018.4,181.1,010310,000.1,W,A*2B</text:p>
      <text:p text:style-name="Preformatted_20_Text">$GPGGA,133618.95,4544.8734,N,00305.5938,E,1,05,03.1,00426.5,M,0047.4,M,,*53</text:p>
      <text:p text:style-name="Preformatted_20_Text">$GPGSA,A,3,23,13,04,20,,02,,,,,,,04.5,03.1,03.2*07</text:p>
      <text:p text:style-name="Preformatted_20_Text">$GPGSV,3,1,11,23,74,062,42,13,71,213,44,04,54,295,49,20,47,086,34*71</text:p>
      <text:p text:style-name="Preformatted_20_Text">$GPGSV,3,2,11,33,34,205,33,02,12,314,40,11,08,155,27,10,08,278,*73</text:p>
      <text:p text:style-name="Preformatted_20_Text">$GPGSV,3,3,11,25,06,031,,31,05,028,,00,00,000,*47</text:p>
      <text:p text:style-name="Preformatted_20_Text">$GPRMC,133619.95,A,4544.8683,N,00305.5958,E,020.1,171.0,010310,000.1,W,A*21</text:p>
      <text:p text:style-name="Preformatted_20_Text">$GPGGA,133619.95,4544.8683,N,00305.5958,E,1,05,02.3,00426.8,M,0047.4,M,,*57</text:p>
      <text:p text:style-name="Preformatted_20_Text">$GPGSA,A,3,23,13,04,,,02,11,,,,,,02.7,02.3,01.3*01</text:p>
      <text:p text:style-name="Preformatted_20_Text">$GPGSV,3,1,11,23,74,062,40,13,71,213,45,04,54,295,50,20,47,086,33*7D</text:p>
      <text:p text:style-name="Preformatted_20_Text">$GPGSV,3,2,11,33,34,205,34,02,12,314,39,11,08,155,28,10,08,278,*75</text:p>
      <text:p text:style-name="Preformatted_20_Text">$GPGSV,3,3,11,25,06,031,,31,05,028,,00,00,000,*47</text:p>
      <text:p text:style-name="Preformatted_20_Text">$GPRMC,133620.95,A,4544.8632,N,00305.5990,E,020.1,160.1,010310,000.1,W,A*24</text:p>
      <text:p text:style-name="Preformatted_20_Text">$GPGGA,133620.95,4544.8632,N,00305.5990,E,1,06,01.5,00426.8,M,0047.4,M,,*55</text:p>
      <text:p text:style-name="Preformatted_20_Text">$GPGSA,A,3,23,13,04,20,,02,11,,,,,,02.0,01.5,01.3*01</text:p>
      <text:p text:style-name="Preformatted_20_Text"><text:soft-page-break/>$GPGSV,3,1,11,23,74,062,38,13,71,213,46,04,54,295,50,20,47,086,32*70</text:p>
      <text:p text:style-name="Preformatted_20_Text">$GPGSV,3,2,11,33,34,205,33,02,12,314,39,11,08,155,30,10,08,278,*7B</text:p>
      <text:p text:style-name="Preformatted_20_Text">$GPGSV,3,3,11,25,06,031,,31,05,028,,00,00,000,*47</text:p>
      <text:p text:style-name="Preformatted_20_Text">$GPRMC,133621.95,A,4544.8587,N,00305.6041,E,020.2,150.0,010310,000.1,W,A*2F</text:p>
      <text:p text:style-name="Preformatted_20_Text">$GPGGA,133621.95,4544.8587,N,00305.6041,E,1,06,01.5,00426.2,M,0047.4,M,,*55</text:p>
      <text:p text:style-name="Preformatted_20_Text">$GPGSA,A,3,23,13,04,20,,02,11,,,,,,02.0,01.5,01.3*01</text:p>
      <text:p text:style-name="Preformatted_20_Text">$GPGSV,3,1,11,23,74,062,38,13,71,213,47,04,54,295,50,20,47,086,33*70</text:p>
      <text:p text:style-name="Preformatted_20_Text">$GPGSV,3,2,11,33,34,205,33,02,12,314,39,11,08,155,32,10,08,278,*79</text:p>
      <text:p text:style-name="Preformatted_20_Text">$GPGSV,3,3,11,25,06,031,,31,05,028,,00,00,000,*47</text:p>
      <text:p text:style-name="Preformatted_20_Text">$GPRMC,133622.95,A,4544.8550,N,00305.6095,E,019.5,140.5,010310,000.1,W,A*26</text:p>
      <text:p text:style-name="Preformatted_20_Text">$GPGGA,133622.95,4544.8550,N,00305.6095,E,1,05,03.1,00426.8,M,0047.4,M,,*5A</text:p>
      <text:p text:style-name="Preformatted_20_Text">$GPGSA,A,3,23,13,04,20,,02,,,,,,,04.5,03.1,03.2*07</text:p>
      <text:p text:style-name="Preformatted_20_Text">$GPGSV,3,1,11,23,74,062,39,13,71,213,47,04,54,295,50,20,47,086,35*77</text:p>
      <text:p text:style-name="Preformatted_20_Text">$GPGSV,3,2,11,33,34,205,35,02,12,314,38,11,08,155,33,10,08,278,*7F</text:p>
      <text:p text:style-name="Preformatted_20_Text">$GPGSV,3,3,11,25,06,031,,31,05,028,,00,00,000,*47</text:p>
      <text:p text:style-name="Preformatted_20_Text">$GPRMC,133623.95,A,4544.8513,N,00305.6148,E,018.6,137.3,010310,000.1,W,A*25</text:p>
      <text:p text:style-name="Preformatted_20_Text">$GPGGA,133623.95,4544.8513,N,00305.6148,E,1,06,01.5,00426.7,M,0047.4,M,,*57</text:p>
      <text:p text:style-name="Preformatted_20_Text">$GPGSA,A,3,23,13,04,20,,02,11,,,,,,02.0,01.5,01.3*01</text:p>
      <text:p text:style-name="Preformatted_20_Text">$GPGSV,3,1,11,23,74,062,40,13,71,213,47,04,54,295,50,20,47,086,36*7A</text:p>
      <text:p text:style-name="Preformatted_20_Text">$GPGSV,3,2,11,33,34,205,34,02,12,314,38,11,08,155,34,10,08,278,*79</text:p>
      <text:p text:style-name="Preformatted_20_Text">$GPGSV,3,3,11,25,06,031,,31,05,028,,00,00,000,*47</text:p>
      <text:p text:style-name="Preformatted_20_Text">$GPRMC,133624.95,A,4544.8475,N,00305.6196,E,017.6,141.9,010310,000.1,W,A*24</text:p>
      <text:p text:style-name="Preformatted_20_Text">$GPGGA,133624.95,4544.8475,N,00305.6196,E,1,06,01.5,00426.9,M,0047.4,M,,*5C</text:p>
      <text:p text:style-name="Preformatted_20_Text">$GPGSA,A,3,23,13,04,20,,02,11,,,,,,02.0,01.5,01.3*01</text:p>
      <text:p text:style-name="Preformatted_20_Text">$GPGSV,3,1,11,23,74,062,40,13,71,213,47,04,54,295,50,20,47,086,35*79</text:p>
      <text:p text:style-name="Preformatted_20_Text">$GPGSV,3,2,11,33,34,205,32,02,12,314,38,11,08,155,35,10,08,278,*7E</text:p>
      <text:p text:style-name="Preformatted_20_Text">$GPGSV,3,3,11,25,06,031,,31,05,028,,00,00,000,*47</text:p>
      <text:p text:style-name="Preformatted_20_Text">$GPRMC,133625.95,A,4544.8433,N,00305.6224,E,017.3,152.3,010310,000.1,W,A*20</text:p>
      <text:p text:style-name="Preformatted_20_Text">$GPGGA,133625.95,4544.8433,N,00305.6224,E,1,05,02.3,00426.6,M,0047.4,M,,*5C</text:p>
      <text:p text:style-name="Preformatted_20_Text">$GPGSA,A,3,23,13,04,,,02,11,,,,,,02.7,02.3,01.3*01</text:p>
      <text:p text:style-name="Preformatted_20_Text">$GPGSV,3,1,11,23,74,062,40,13,71,213,47,04,54,295,50,20,47,086,33*7F</text:p>
      <text:p text:style-name="Preformatted_20_Text">$GPGSV,3,2,11,33,34,205,33,02,12,314,39,11,08,155,34,10,08,278,*7F</text:p>
      <text:p text:style-name="Preformatted_20_Text">$GPGSV,3,3,11,25,06,031,,31,05,028,,00,00,000,*47</text:p>
      <text:p text:style-name="Preformatted_20_Text">$GPRMC,133626.95,A,4544.8387,N,00305.6240,E,018.1,165.2,010310,000.1,W,A*21</text:p>
      <text:p text:style-name="Preformatted_20_Text">$GPGGA,133626.95,4544.8387,N,00305.6240,E,1,05,03.1,00425.8,M,0047.4,M,,*5B</text:p>
      <text:p text:style-name="Preformatted_20_Text">$GPGSA,A,3,23,13,04,20,,02,,,,,,,04.5,03.1,03.2*07</text:p>
      <text:p text:style-name="Preformatted_20_Text">$GPGSV,3,1,11,23,74,062,40,13,71,213,47,04,54,295,50,20,47,086,31*7D</text:p>
      <text:p text:style-name="Preformatted_20_Text">$GPGSV,3,2,11,33,34,205,34,02,12,314,40,11,08,155,32,10,08,278,*70</text:p>
      <text:p text:style-name="Preformatted_20_Text">$GPGSV,3,3,11,25,06,031,,31,05,028,,00,00,000,*47</text:p>
      <text:p text:style-name="Preformatted_20_Text">$GPRMC,133627.95,A,4544.8337,N,00305.6234,E,018.2,175.5,010310,000.1,W,A*2D</text:p>
      <text:p text:style-name="Preformatted_20_Text"/>
      <text:p text:style-name="Preformatted_20_Text">$GPGGA,133627.95,4544.8337,N,00305.6234,E,1,05,03.1,00426.1,M,0047.4,M,,*58</text:p>
      <text:p text:style-name="Preformatted_20_Text">$GPGSA,A,3,23,13,04,20,,02,,,,,,,04.5,03.1,03.2*07</text:p>
      <text:p text:style-name="Preformatted_20_Text">$GPGSV,3,1,11,23,74,062,41,13,71,213,46,04,54,295,50,20,47,086,33*7F</text:p>
      <text:p text:style-name="Preformatted_20_Text">$GPGSV,3,2,11,33,34,205,35,02,12,314,41,11,08,155,29,10,08,278,*7A</text:p>
      <text:p text:style-name="Preformatted_20_Text">$GPGSV,3,3,11,25,06,031,,31,05,028,,00,00,000,*47</text:p>
      <text:p text:style-name="Preformatted_20_Text">$GPRMC,133628.95,A,4544.8286,N,00305.6220,E,018.0,181.0,010310,000.1,W,A*20</text:p>
      <text:p text:style-name="Preformatted_20_Text">$GPGGA,133628.95,4544.8286,N,00305.6220,E,1,05,03.1,00426.3,M,0047.4,M,,*5B</text:p>
      <text:p text:style-name="Preformatted_20_Text">$GPGSA,A,3,23,13,04,20,,02,,,,,,,04.5,03.1,03.2*07</text:p>
      <text:p text:style-name="Preformatted_20_Text">$GPGSV,3,1,11,23,74,062,43,13,71,213,45,04,54,295,50,20,47,086,34*79</text:p>
      <text:p text:style-name="Preformatted_20_Text">$GPGSV,3,2,11,33,34,205,35,02,12,314,39,11,08,155,27,10,08,278,*7B</text:p>
      <text:p text:style-name="Preformatted_20_Text">$GPGSV,3,3,11,25,06,031,,31,05,028,,00,00,000,*47</text:p>
      <text:p text:style-name="Preformatted_20_Text">$GPRMC,133629.95,A,4544.8236,N,00305.6203,E,015.8,184.5,010310,000.1,W,A*2E</text:p>
      <text:p text:style-name="Preformatted_20_Text">$GPGGA,133629.95,4544.8236,N,00305.6203,E,1,06,01.5,00425.8,M,0047.4,M,,*5D</text:p>
      <text:p text:style-name="Preformatted_20_Text">$GPGSA,A,3,23,13,04,20,,02,11,,,,,,02.0,01.5,01.3*01</text:p>
      <text:p text:style-name="Preformatted_20_Text">$GPGSV,3,1,11,23,74,062,44,13,71,213,45,04,54,295,50,20,47,086,35*7F</text:p>
      <text:p text:style-name="Preformatted_20_Text">$GPGSV,3,2,11,33,34,205,35,02,12,314,39,11,08,155,28,10,08,278,*74</text:p>
      <text:p text:style-name="Preformatted_20_Text">$GPGSV,3,3,11,25,06,031,,31,05,028,,00,00,000,*47</text:p>
      <text:p text:style-name="Preformatted_20_Text">$GPRMC,133630.95,A,4544.8198,N,00305.6192,E,013.4,186.3,010310,000.1,W,A*24</text:p>
      <text:p text:style-name="Preformatted_20_Text">$GPGGA,133630.95,4544.8198,N,00305.6192,E,1,05,03.1,00426.0,M,0047.4,M,,*57</text:p>
      <text:p text:style-name="Preformatted_20_Text">$GPGSA,A,3,23,13,04,20,,02,,,,,,,04.5,03.1,03.2*07</text:p>
      <text:p text:style-name="Preformatted_20_Text">$GPGSV,3,1,11,23,74,062,44,13,71,213,45,04,54,295,49,20,47,086,35*77</text:p>
      <text:p text:style-name="Preformatted_20_Text">$GPGSV,3,2,11,33,34,205,35,02,12,314,39,11,08,155,29,10,08,278,*75</text:p>
      <text:p text:style-name="Preformatted_20_Text">$GPGSV,3,3,11,25,06,031,,31,05,028,,00,00,000,*47</text:p>
      <text:p text:style-name="Preformatted_20_Text"><text:soft-page-break/>$GPRMC,133631.95,A,4544.8169,N,00305.6180,E,010.8,186.6,010310,000.1,W,A*22</text:p>
      <text:p text:style-name="Preformatted_20_Text">$GPGGA,133631.95,4544.8169,N,00305.6180,E,1,05,03.1,00427.1,M,0047.4,M,,*5B</text:p>
      <text:p text:style-name="Preformatted_20_Text">$GPGSA,A,3,23,13,04,20,,02,,,,,,,04.5,03.1,03.2*07</text:p>
      <text:p text:style-name="Preformatted_20_Text">$GPGSV,3,1,11,23,74,062,44,13,71,213,45,04,54,295,49,20,47,086,36*74</text:p>
      <text:p text:style-name="Preformatted_20_Text">$GPGSV,3,2,11,33,34,205,35,02,12,314,39,11,08,155,27,10,08,278,*7B</text:p>
      <text:p text:style-name="Preformatted_20_Text">$GPGSV,3,3,11,25,06,031,,31,05,028,,00,00,000,*47</text:p>
      <text:p text:style-name="Preformatted_20_Text">$GPRMC,133632.95,A,4544.8146,N,00305.6175,E,009.1,186.3,010310,000.1,W,A*22</text:p>
      <text:p text:style-name="Preformatted_20_Text">$GPGGA,133632.95,4544.8146,N,00305.6175,E,1,05,03.1,00427.6,M,0047.4,M,,*58</text:p>
      <text:p text:style-name="Preformatted_20_Text">$GPGSA,A,3,23,13,04,20,,02,,,,,,,04.5,03.1,03.2*07</text:p>
      <text:p text:style-name="Preformatted_20_Text">$GPGSV,3,1,11,23,74,062,44,13,71,213,45,04,54,295,49,20,47,086,37*75</text:p>
      <text:p text:style-name="Preformatted_20_Text">$GPGSV,3,2,11,33,34,205,35,02,12,314,39,11,08,155,26,10,08,278,*7A</text:p>
      <text:p text:style-name="Preformatted_20_Text">$GPGSV,3,3,11,25,06,031,,31,05,028,,00,00,000,*47</text:p>
      <text:p text:style-name="Preformatted_20_Text">$GPRMC,133633.95,A,4544.8128,N,00305.6175,E,006.9,185.8,010310,000.1,W,A*24</text:p>
      <text:p text:style-name="Preformatted_20_Text">$GPGGA,133633.95,4544.8128,N,00305.6175,E,1,05,03.1,00427.3,M,0047.4,M,,*54</text:p>
      <text:p text:style-name="Preformatted_20_Text">$GPGSA,A,3,23,13,04,20,,02,,,,,,,04.5,03.1,03.2*07</text:p>
      <text:p text:style-name="Preformatted_20_Text">$GPGSV,3,1,11,23,74,062,44,13,71,213,45,04,54,295,49,20,47,086,36*74</text:p>
      <text:p text:style-name="Preformatted_20_Text">$GPGSV,3,2,11,33,34,205,35,02,12,314,39,11,08,155,28,10,08,278,*74</text:p>
      <text:p text:style-name="Preformatted_20_Text">$GPGSV,3,3,11,25,06,031,,31,05,028,,00,00,000,*47</text:p>
      <text:p text:style-name="Preformatted_20_Text">$GPRMC,133634.95,A,4544.8122,N,00305.6175,E,004.9,185.2,010310,000.1,W,A*21</text:p>
      <text:p text:style-name="Preformatted_20_Text">$GPGGA,133634.95,4544.8122,N,00305.6175,E,1,05,02.3,00427.5,M,0047.4,M,,*5C</text:p>
      <text:p text:style-name="Preformatted_20_Text">$GPGSA,A,3,23,13,04,,,02,11,,,,,,02.7,02.3,01.3*01</text:p>
      <text:p text:style-name="Preformatted_20_Text">$GPGSV,3,1,11,23,74,062,44,13,71,213,45,04,54,295,49,20,47,086,33*71</text:p>
      <text:p text:style-name="Preformatted_20_Text">$GPGSV,3,2,11,33,34,205,35,02,12,314,40,11,08,155,30,10,08,278,*73</text:p>
      <text:p text:style-name="Preformatted_20_Text">$GPGSV,3,3,11,25,06,031,,31,05,028,,00,00,000,*47</text:p>
      <text:p text:style-name="Preformatted_20_Text">$GPRMC,133635.95,A,4544.8117,N,00305.6177,E,003.9,184.8,010310,000.1,W,A*28</text:p>
      <text:p text:style-name="Preformatted_20_Text">$GPGGA,133635.95,4544.8117,N,00305.6177,E,1,05,02.3,00426.9,M,0047.4,M,,*54</text:p>
      <text:p text:style-name="Preformatted_20_Text">$GPGSA,A,3,23,13,04,,,02,11,,,,,,02.7,02.3,01.3*01</text:p>
      <text:p text:style-name="Preformatted_20_Text">$GPGSV,3,1,11,23,74,062,44,13,71,213,45,04,54,295,49,20,47,086,30*72</text:p>
      <text:p text:style-name="Preformatted_20_Text">$GPGSV,3,2,11,33,34,205,35,02,12,314,40,11,08,155,31,10,08,278,*72</text:p>
      <text:p text:style-name="Preformatted_20_Text">$GPGSV,3,3,11,25,06,031,,31,05,028,,00,00,000,*47</text:p>
      <text:p text:style-name="Preformatted_20_Text">$GPRMC,133636.95,A,4544.8116,N,00305.6176,E,003.3,184.9,010310,000.1,W,A*20</text:p>
      <text:p text:style-name="Preformatted_20_Text">$GPGGA,133636.95,4544.8116,N,00305.6176,E,1,05,02.3,00427.3,M,0047.4,M,,*5C</text:p>
      <text:p text:style-name="Preformatted_20_Text">$GPGSA,A,3,23,13,04,,,02,11,,,,,,02.7,02.3,01.3*01</text:p>
      <text:p text:style-name="Preformatted_20_Text">$GPGSV,3,1,11,23,74,062,44,13,71,213,45,04,54,295,49,20,46,087,30*72</text:p>
      <text:p text:style-name="Preformatted_20_Text">$GPGSV,3,2,11,33,34,205,35,02,12,314,40,11,08,155,31,10,08,278,*72</text:p>
      <text:p text:style-name="Preformatted_20_Text">$GPGSV,3,3,11,25,06,031,,31,05,028,,00,00,000,*47</text:p>
      <text:p text:style-name="Preformatted_20_Text">$GPRMC,133637.95,A,4544.8105,N,00305.6177,E,004.1,183.6,010310,000.1,W,A*2F</text:p>
      <text:p text:style-name="Preformatted_20_Text">$GPGGA,133637.95,4544.8105,N,00305.6177,E,1,04,03.9,00427.1,M,0047.4,M,,*56</text:p>
      <text:p text:style-name="Preformatted_20_Text">$GPGSA,A,3,23,13,04,,,02,,,,,,,05.9,03.9,04.4*01</text:p>
      <text:p text:style-name="Preformatted_20_Text">$GPGSV,3,1,11,23,74,062,44,13,71,213,45,04,54,295,49,20,46,087,30*72</text:p>
      <text:p text:style-name="Preformatted_20_Text">$GPGSV,3,2,11,33,34,205,36,02,12,314,40,11,08,155,29,10,08,278,*78</text:p>
      <text:p text:style-name="Preformatted_20_Text">$GPGSV,3,3,11,25,06,031,,31,05,028,34,00,00,000,*40</text:p>
      <text:p text:style-name="Preformatted_20_Text">$GPRMC,133638.95,A,4544.8091,N,00305.6174,E,004.1,183.6,010310,000.1,W,A*2F</text:p>
      <text:p text:style-name="Preformatted_20_Text">$GPGGA,133638.95,4544.8091,N,00305.6174,E,1,06,01.5,00427.9,M,0047.4,M,,*52</text:p>
      <text:p text:style-name="Preformatted_20_Text">$GPGSA,A,3,23,13,04,20,,02,11,,,,,,02.0,01.5,01.3*01</text:p>
      <text:p text:style-name="Preformatted_20_Text">$GPGSV,3,1,11,23,74,062,44,13,71,213,45,04,54,295,49,20,46,087,30*72</text:p>
      <text:p text:style-name="Preformatted_20_Text">$GPGSV,3,2,11,33,34,205,36,02,12,314,40,11,08,155,29,10,08,278,*78</text:p>
      <text:p text:style-name="Preformatted_20_Text">$GPGSV,3,3,11,25,06,031,,31,05,028,34,00,00,000,*40</text:p>
      <text:p text:style-name="Preformatted_20_Text">$GPRMC,133639.95,A,4544.8073,N,00305.6172,E,005.4,185.5,010310,000.1,W,A*25</text:p>
      <text:p text:style-name="Preformatted_20_Text">$GPGGA,133639.95,4544.8073,N,00305.6172,E,1,05,03.1,00428.2,M,0047.4,M,,*58</text:p>
      <text:p text:style-name="Preformatted_20_Text">$GPGSA,A,3,23,13,04,20,,02,,,,,,,04.5,03.1,03.2*07</text:p>
      <text:p text:style-name="Preformatted_20_Text">$GPGSV,3,1,11,23,73,062,44,13,71,213,45,04,54,295,49,20,46,087,32*77</text:p>
      <text:p text:style-name="Preformatted_20_Text">$GPGSV,3,2,11,33,34,205,35,02,12,314,40,11,08,155,28,10,08,278,*7A</text:p>
      <text:p text:style-name="Preformatted_20_Text">$GPGSV,3,3,11,25,06,031,,31,05,028,33,00,00,000,*47</text:p>
      <text:p text:style-name="Preformatted_20_Text">$GPRMC,133640.95,A,4544.8056,N,00305.6161,E,006.8,196.8,010310,000.1,W,A*2E</text:p>
      <text:p text:style-name="Preformatted_20_Text">$GPGGA,133640.95,4544.8056,N,00305.6161,E,1,05,03.1,00428.8,M,0047.4,M,,*59</text:p>
      <text:p text:style-name="Preformatted_20_Text">$GPGSA,A,3,23,13,04,20,,02,,,,,,,04.5,03.1,03.2*07</text:p>
      <text:p text:style-name="Preformatted_20_Text">$GPGSV,3,1,11,23,73,062,44,13,71,213,45,04,54,295,48,20,46,087,34*70</text:p>
      <text:p text:style-name="Preformatted_20_Text">$GPGSV,3,2,11,33,34,205,33,02,12,314,39,11,08,155,27,10,08,278,*7D</text:p>
      <text:p text:style-name="Preformatted_20_Text">$GPGSV,3,3,11,25,06,031,,31,05,028,33,00,00,000,*47</text:p>
      <text:p text:style-name="Preformatted_20_Text">$GPRMC,133641.95,A,4544.8038,N,00305.6139,E,009.2,211.2,010310,000.1,W,A*29</text:p>
      <text:p text:style-name="Preformatted_20_Text">$GPGGA,133641.95,4544.8038,N,00305.6139,E,1,05,03.1,00428.7,M,0047.4,M,,*52</text:p>
      <text:p text:style-name="Preformatted_20_Text">$GPGSA,A,3,23,13,04,20,,02,,,,,,,04.5,03.1,03.2*07</text:p>
      <text:p text:style-name="Preformatted_20_Text">$GPGSV,3,1,11,23,73,062,45,13,71,213,44,04,54,295,47,20,46,087,36*7D</text:p>
      <text:p text:style-name="Preformatted_20_Text"><text:soft-page-break/>$GPGSV,3,2,11,33,34,205,31,02,12,314,38,11,08,155,28,10,08,278,*71</text:p>
      <text:p text:style-name="Preformatted_20_Text">$GPGSV,3,3,11,25,05,031,,31,05,028,32,00,00,000,*45</text:p>
      <text:p text:style-name="Preformatted_20_Text">$GPRMC,133642.95,A,4544.8024,N,00305.6109,E,009.7,228.4,010310,000.1,W,A*2D</text:p>
      <text:p text:style-name="Preformatted_20_Text">$GPGGA,133642.95,4544.8024,N,00305.6109,E,1,05,03.1,00428.7,M,0047.4,M,,*5F</text:p>
      <text:p text:style-name="Preformatted_20_Text">$GPGSA,A,3,23,13,04,20,,02,,,,,,,04.5,03.1,03.2*07</text:p>
      <text:p text:style-name="Preformatted_20_Text">$GPGSV,3,1,11,23,73,062,46,13,71,213,44,04,54,295,45,20,46,087,38*72</text:p>
      <text:p text:style-name="Preformatted_20_Text">$GPGSV,3,2,11,33,34,205,30,02,12,314,38,11,08,155,28,10,08,278,*70</text:p>
      <text:p text:style-name="Preformatted_20_Text">$GPGSV,3,3,11,25,05,031,,31,05,028,34,00,00,000,*43</text:p>
      <text:p text:style-name="Preformatted_20_Text">$GPRMC,133643.95,A,4544.8018,N,00305.6067,E,011.1,241.9,010310,000.1,W,A*27</text:p>
      <text:p text:style-name="Preformatted_20_Text">$GPGGA,133643.95,4544.8018,N,00305.6067,E,1,05,03.1,00429.8,M,0047.4,M,,*56</text:p>
      <text:p text:style-name="Preformatted_20_Text">$GPGSA,A,3,23,13,04,20,,02,,,,,,,04.5,03.1,03.2*07</text:p>
      <text:p text:style-name="Preformatted_20_Text">$GPGSV,3,1,11,23,73,062,47,13,71,213,43,04,54,295,43,20,46,087,39*73</text:p>
      <text:p text:style-name="Preformatted_20_Text">$GPGSV,3,2,11,33,34,205,29,02,12,314,38,11,08,155,26,10,08,278,*76</text:p>
      <text:p text:style-name="Preformatted_20_Text">$GPGSV,3,3,11,31,05,028,37,25,05,031,,00,00,000,*40</text:p>
      <text:p text:style-name="Preformatted_20_Text">$GPRMC,133644.95,A,4544.8009,N,00305.6023,E,012.5,251.0,010310,000.1,W,A*2F</text:p>
      <text:p text:style-name="Preformatted_20_Text">$GPGGA,133644.95,4544.8009,N,00305.6023,E,1,05,03.1,00429.4,M,0047.4,M,,*5D</text:p>
      <text:p text:style-name="Preformatted_20_Text">$GPGSA,A,3,23,13,04,20,,02,,,,,,,04.5,03.1,03.2*07</text:p>
      <text:p text:style-name="Preformatted_20_Text">$GPGSV,3,1,11,23,73,062,48,13,71,213,42,04,54,295,41,20,46,087,40*71</text:p>
      <text:p text:style-name="Preformatted_20_Text">$GPGSV,3,2,11,33,34,205,29,02,12,314,39,11,08,155,24,10,08,278,*75</text:p>
      <text:p text:style-name="Preformatted_20_Text">$GPGSV,3,3,11,31,05,028,38,25,05,031,,00,00,000,*4F</text:p>
      <text:p text:style-name="Preformatted_20_Text">$GPRMC,133645.95,A,4544.8001,N,00305.5969,E,012.6,253.6,010310,000.1,W,A*25</text:p>
      <text:p text:style-name="Preformatted_20_Text">$GPGGA,133645.95,4544.8001,N,00305.5969,E,1,04,03.2,00431.8,M,0047.4,M,,*57</text:p>
      <text:p text:style-name="Preformatted_20_Text">$GPGSA,A,3,23,13,04,20,,,,,,,,,06.9,03.2,06.1*0E</text:p>
      <text:p text:style-name="Preformatted_20_Text">$GPGSV,3,1,11,23,73,062,48,13,71,213,40,04,54,295,40,20,46,087,41*73</text:p>
      <text:p text:style-name="Preformatted_20_Text">$GPGSV,3,2,11,33,34,205,29,02,12,314,39,11,08,155,23,10,08,278,*72</text:p>
      <text:p text:style-name="Preformatted_20_Text">$GPGSV,3,3,11,31,05,028,40,25,05,031,,00,00,000,*40</text:p>
      <text:p text:style-name="Preformatted_20_Text">$GPRMC,133646.95,A,4544.7996,N,00305.5914,E,015.6,258.9,010310,000.1,W,A*27</text:p>
      <text:p text:style-name="Preformatted_20_Text">$GPGGA,133646.95,4544.7996,N,00305.5914,E,1,04,03.2,00433.9,M,0047.4,M,,*55</text:p>
      <text:p text:style-name="Preformatted_20_Text">$GPGSA,A,3,23,13,04,20,,,,,,,,,06.9,03.2,06.1*0E</text:p>
      <text:p text:style-name="Preformatted_20_Text">$GPGSV,3,1,11,23,73,062,49,13,71,213,38,04,54,295,39,20,46,087,41*73</text:p>
      <text:p text:style-name="Preformatted_20_Text">$GPGSV,3,2,11,33,34,205,28,02,12,314,37,11,08,155,22,10,08,278,*7C</text:p>
      <text:p text:style-name="Preformatted_20_Text">$GPGSV,3,3,11,31,05,028,39,25,05,031,,00,00,000,*4E</text:p>
      <text:p text:style-name="Preformatted_20_Text">$GPRMC,133647.95,A,4544.7994,N,00305.5853,E,016.3,263.0,010310,000.1,W,A*21</text:p>
      <text:p text:style-name="Preformatted_20_Text">$GPGGA,133647.95,4544.7994,N,00305.5853,E,1,04,03.2,00433.1,M,0047.4,M,,*5C</text:p>
      <text:p text:style-name="Preformatted_20_Text">$GPGSA,A,3,23,13,04,20,,,,,,,,,06.9,03.2,06.1*0E</text:p>
      <text:p text:style-name="Preformatted_20_Text">$GPGSV,3,1,11,23,73,062,50,13,71,213,37,04,54,295,39,20,46,087,40*75</text:p>
      <text:p text:style-name="Preformatted_20_Text">$GPGSV,3,2,11,33,34,205,28,02,12,314,34,11,08,155,20,10,08,278,*7D</text:p>
      <text:p text:style-name="Preformatted_20_Text">$GPGSV,3,3,11,31,05,028,39,25,05,031,,00,00,000,*4E</text:p>
      <text:p text:style-name="Preformatted_20_Text">$GPRMC,133648.95,A,4544.7989,N,00305.5786,E,016.4,265.9,010310,000.1,W,A*2D</text:p>
      <text:p text:style-name="Preformatted_20_Text">$GPGGA,133648.95,4544.7989,N,00305.5786,E,1,04,03.2,00430.8,M,0047.4,M,,*52</text:p>
      <text:p text:style-name="Preformatted_20_Text">$GPGSA,A,3,23,13,04,20,,,,,,,,,06.9,03.2,06.1*0E</text:p>
      <text:p text:style-name="Preformatted_20_Text">$GPGSV,3,1,11,23,73,062,50,13,71,213,36,04,54,295,40,20,46,087,39*74</text:p>
      <text:p text:style-name="Preformatted_20_Text">$GPGSV,3,2,11,33,34,205,29,02,12,314,31,11,08,155,21,10,08,278,*78</text:p>
      <text:p text:style-name="Preformatted_20_Text">$GPGSV,3,3,11,31,05,028,39,25,05,031,,00,00,000,*4E</text:p>
      <text:p text:style-name="Preformatted_20_Text">$GPRMC,133649.95,A,4544.7993,N,00305.5719,E,017.2,268.0,010310,000.1,W,A*22</text:p>
      <text:p text:style-name="Preformatted_20_Text">$GPGGA,133649.95,4544.7993,N,00305.5719,E,1,04,03.2,00429.1,M,0047.4,M,,*5F</text:p>
      <text:p text:style-name="Preformatted_20_Text">$GPGSA,A,3,23,13,04,20,,,,,,,,,06.9,03.2,06.1*0E</text:p>
      <text:p text:style-name="Preformatted_20_Text">$GPGSV,3,1,11,23,73,062,50,13,71,213,36,04,54,295,41,20,46,087,39*75</text:p>
      <text:p text:style-name="Preformatted_20_Text">$GPGSV,3,2,11,33,34,205,29,02,12,314,29,11,08,155,23,10,08,278,*73</text:p>
      <text:p text:style-name="Preformatted_20_Text">$GPGSV,3,3,11,31,05,028,37,25,05,031,,00,00,000,*40</text:p>
      <text:p text:style-name="Preformatted_20_Text">$GPRMC,133650.95,A,4544.7996,N,00305.5649,E,017.6,269.3,010310,000.1,W,A*2D</text:p>
      <text:p text:style-name="Preformatted_20_Text">$GPGGA,133650.95,4544.7996,N,00305.5649,E,1,04,03.2,00428.8,M,0047.4,M,,*5E</text:p>
      <text:p text:style-name="Preformatted_20_Text">$GPGSA,A,3,23,13,04,20,,,,,,,,,06.9,03.2,06.1*0E</text:p>
      <text:p text:style-name="Preformatted_20_Text">$GPGSV,3,1,11,23,73,062,50,13,71,213,36,04,54,295,42,20,46,087,40*78</text:p>
      <text:p text:style-name="Preformatted_20_Text">$GPGSV,3,2,11,33,34,205,30,02,12,314,27,11,08,155,26,10,08,278,*70</text:p>
      <text:p text:style-name="Preformatted_20_Text">$GPGSV,3,3,11,31,05,028,34,25,05,031,,00,00,000,*43</text:p>
      <text:p text:style-name="Preformatted_20_Text">$GPRMC,133651.95,A,4544.8000,N,00305.5579,E,017.6,270.5,010310,000.1,W,A*2B</text:p>
      <text:p text:style-name="Preformatted_20_Text">$GPGGA,133651.95,4544.8000,N,00305.5579,E,1,04,03.2,00427.3,M,0047.4,M,,*52</text:p>
      <text:p text:style-name="Preformatted_20_Text">$GPGSA,A,3,23,13,04,20,,,,,,,,,06.9,03.2,06.1*0E</text:p>
      <text:p text:style-name="Preformatted_20_Text">$GPGSV,3,1,11,23,73,062,51,13,71,213,36,04,54,295,43,20,46,087,40*78</text:p>
      <text:p text:style-name="Preformatted_20_Text">$GPGSV,3,2,11,33,34,205,30,02,12,314,25,11,08,155,28,10,08,278,*7C</text:p>
      <text:p text:style-name="Preformatted_20_Text">$GPGSV,3,3,11,31,05,028,32,25,05,031,,00,00,000,*45</text:p>
      <text:p text:style-name="Preformatted_20_Text">$GPRMC,133652.95,A,4544.8000,N,00305.5509,E,017.7,271.1,010310,000.1,W,A*2B</text:p>
      <text:p text:style-name="Preformatted_20_Text">$GPGGA,133652.95,4544.8000,N,00305.5509,E,1,04,03.2,00426.5,M,0047.4,M,,*51</text:p>
      <text:p text:style-name="Preformatted_20_Text"><text:soft-page-break/>$GPGSA,A,3,23,13,04,20,,,,,,,,,06.9,03.2,06.1*0E</text:p>
      <text:p text:style-name="Preformatted_20_Text">$GPGSV,3,1,11,23,73,062,51,13,71,213,36,04,54,295,43,20,46,087,40*78</text:p>
      <text:p text:style-name="Preformatted_20_Text">$GPGSV,3,2,11,33,34,205,29,02,12,314,23,11,08,155,30,10,08,278,*7B</text:p>
      <text:p text:style-name="Preformatted_20_Text">$GPGSV,3,3,11,31,05,028,33,25,05,031,,00,00,000,*44</text:p>
      <text:p text:style-name="Preformatted_20_Text">$GPRMC,133653.95,A,4544.7998,N,00305.5432,E,016.9,269.1,010310,000.1,W,A*22</text:p>
      <text:p text:style-name="Preformatted_20_Text">$GPGGA,133653.95,4544.7998,N,00305.5432,E,1,06,01.5,00429.5,M,0047.4,M,,*56</text:p>
      <text:p text:style-name="Preformatted_20_Text">$GPGSA,A,3,23,13,04,20,,02,11,,,,,,02.0,01.5,01.3*01</text:p>
      <text:p text:style-name="Preformatted_20_Text">$GPGSV,3,1,11,23,73,062,51,13,71,213,36,04,54,295,43,20,46,087,41*79</text:p>
      <text:p text:style-name="Preformatted_20_Text">$GPGSV,3,2,11,33,34,205,28,02,12,314,26,11,08,155,31,10,08,278,*7E</text:p>
      <text:p text:style-name="Preformatted_20_Text">$GPGSV,3,3,11,31,05,028,33,25,05,031,,00,00,000,*44</text:p>
      <text:p text:style-name="Preformatted_20_Text">$GPRMC,133654.95,A,4544.7988,N,00305.5366,E,016.8,264.5,010310,000.1,W,A*2A</text:p>
      <text:p text:style-name="Preformatted_20_Text">$GPGGA,133654.95,4544.7988,N,00305.5366,E,1,05,03.1,00429.5,M,0047.4,M,,*53</text:p>
      <text:p text:style-name="Preformatted_20_Text">$GPGSA,A,3,23,13,04,20,,02,,,,,,,04.5,03.1,03.2*07</text:p>
      <text:p text:style-name="Preformatted_20_Text">$GPGSV,3,1,11,23,73,062,51,13,71,213,36,04,54,295,42,20,46,087,40*79</text:p>
      <text:p text:style-name="Preformatted_20_Text">$GPGSV,3,2,11,33,34,205,28,02,12,314,28,11,08,155,30,10,08,278,*71</text:p>
      <text:p text:style-name="Preformatted_20_Text">$GPGSV,3,3,11,31,05,028,33,25,05,031,,00,00,000,*44</text:p>
      <text:p text:style-name="Preformatted_20_Text">$GPRMC,133655.95,A,4544.7985,N,00305.5300,E,016.7,260.0,010310,000.1,W,A*28</text:p>
      <text:p text:style-name="Preformatted_20_Text">$GPGGA,133655.95,4544.7985,N,00305.5300,E,1,04,03.2,00431.8,M,0047.4,M,,*59</text:p>
      <text:p text:style-name="Preformatted_20_Text">$GPGSA,A,3,23,13,04,20,,,,,,,,,06.9,03.2,06.1*0E</text:p>
      <text:p text:style-name="Preformatted_20_Text">$GPGSV,3,1,11,23,73,062,50,13,71,213,37,04,54,295,41,20,46,087,40*7A</text:p>
      <text:p text:style-name="Preformatted_20_Text">$GPGSV,3,2,11,33,34,205,28,02,12,314,29,11,08,155,27,10,08,278,*76</text:p>
      <text:p text:style-name="Preformatted_20_Text">$GPGSV,3,3,11,31,05,028,34,25,05,031,,00,00,000,*43</text:p>
      <text:p text:style-name="Preformatted_20_Text">$GPRMC,133656.95,A,4544.7964,N,00305.5235,E,016.4,252.1,010310,000.1,W,A*20</text:p>
      <text:p text:style-name="Preformatted_20_Text">$GPGGA,133656.95,4544.7964,N,00305.5235,E,1,06,01.5,00432.6,M,0047.4,M,,*58</text:p>
      <text:p text:style-name="Preformatted_20_Text">$GPGSA,A,3,23,13,04,20,,02,11,,,,,,02.0,01.5,01.3*01</text:p>
      <text:p text:style-name="Preformatted_20_Text">$GPGSV,3,1,11,23,73,062,49,13,71,213,38,04,54,295,41,20,46,087,40*7D</text:p>
      <text:p text:style-name="Preformatted_20_Text">$GPGSV,3,2,11,33,34,205,28,02,12,314,31,11,08,155,29,10,08,278,*71</text:p>
      <text:p text:style-name="Preformatted_20_Text">$GPGSV,3,3,11,31,05,028,34,25,05,031,,00,00,000,*43</text:p>
      <text:p text:style-name="Preformatted_20_Text">$GPRMC,133657.95,A,4544.7943,N,00305.5174,E,017.4,243.9,010310,000.1,W,A*2B</text:p>
      <text:p text:style-name="Preformatted_20_Text">$GPGGA,133657.95,4544.7943,N,00305.5174,E,1,05,03.1,00434.6,M,0047.4,M,,*59</text:p>
      <text:p text:style-name="Preformatted_20_Text">$GPGSA,A,3,23,13,04,20,,02,,,,,,,04.5,03.1,03.2*07</text:p>
      <text:p text:style-name="Preformatted_20_Text">$GPGSV,3,1,11,23,73,062,49,13,71,213,40,04,54,294,41,20,46,087,40*73</text:p>
      <text:p text:style-name="Preformatted_20_Text">$GPGSV,3,2,11,33,34,205,28,02,12,314,34,11,08,155,29,10,08,278,*74</text:p>
      <text:p text:style-name="Preformatted_20_Text">$GPGSV,3,3,11,31,05,028,34,25,05,031,,00,00,000,*43</text:p>
      <text:p text:style-name="Preformatted_20_Text">$GPRMC,133658.95,A,4544.7914,N,00305.5113,E,017.7,239.8,010310,000.1,W,A*28</text:p>
      <text:p text:style-name="Preformatted_20_Text">$GPGGA,133658.95,4544.7914,N,00305.5113,E,1,05,03.1,00435.3,M,0047.4,M,,*51</text:p>
      <text:p text:style-name="Preformatted_20_Text">$GPGSA,A,3,23,13,04,20,,02,,,,,,,04.5,03.1,03.2*07</text:p>
      <text:p text:style-name="Preformatted_20_Text">$GPGSV,3,1,11,23,73,062,48,13,71,213,41,04,54,294,42,20,46,087,40*70</text:p>
      <text:p text:style-name="Preformatted_20_Text">$GPGSV,3,2,11,33,34,205,28,02,12,314,37,11,08,155,27,10,08,278,*79</text:p>
      <text:p text:style-name="Preformatted_20_Text">$GPGSV,3,3,11,31,05,028,35,25,05,031,,00,00,000,*42</text:p>
      <text:p text:style-name="Preformatted_20_Text">$GPRMC,133659.95,A,4544.7887,N,00305.5052,E,018.0,237.6,010310,000.1,W,A*2E</text:p>
      <text:p text:style-name="Preformatted_20_Text">$GPGGA,133659.95,4544.7887,N,00305.5052,E,1,05,03.2,00436.4,M,0047.4,M,,*58</text:p>
      <text:p text:style-name="Preformatted_20_Text">$GPGSA,A,3,23,13,04,20,,02,,,,,,,04.5,03.2,03.2*04</text:p>
      <text:p text:style-name="Preformatted_20_Text">$GPGSV,3,1,11,23,73,062,48,13,71,213,42,04,54,294,42,20,46,087,40*73</text:p>
      <text:p text:style-name="Preformatted_20_Text">$GPGSV,3,2,11,33,34,205,29,02,12,314,39,11,08,155,26,10,08,278,*77</text:p>
      <text:p text:style-name="Preformatted_20_Text">$GPGSV,3,3,11,31,05,028,35,25,05,031,,00,00,000,*42</text:p>
      <text:p text:style-name="Preformatted_20_Text">$GPRMC,133700.95,A,4544.7858,N,00305.4992,E,018.3,236.4,010310,000.1,W,A*25</text:p>
      <text:p text:style-name="Preformatted_20_Text">$GPGGA,133700.95,4544.7858,N,00305.4992,E,1,05,03.2,00437.1,M,0047.4,M,,*57</text:p>
      <text:p text:style-name="Preformatted_20_Text">$GPGSA,A,3,23,13,04,20,,02,,,,,,,04.5,03.2,03.2*04</text:p>
      <text:p text:style-name="Preformatted_20_Text">$GPGSV,3,1,11,23,73,062,48,13,71,213,42,04,54,294,43,20,46,087,40*72</text:p>
      <text:p text:style-name="Preformatted_20_Text">$GPGSV,3,2,11,33,34,205,30,02,12,314,40,11,08,155,25,10,08,278,*72</text:p>
      <text:p text:style-name="Preformatted_20_Text">$GPGSV,3,3,11,31,05,028,32,25,05,031,,00,00,000,*45</text:p>
      <text:p text:style-name="Preformatted_20_Text">$GPRMC,133701.95,A,4544.7830,N,00305.4929,E,018.6,235.4,010310,000.1,W,A*2C</text:p>
      <text:p text:style-name="Preformatted_20_Text">$GPGGA,133701.95,4544.7830,N,00305.4929,E,1,05,03.2,00438.6,M,0047.4,M,,*50</text:p>
      <text:p text:style-name="Preformatted_20_Text">$GPGSA,A,3,23,13,04,20,,02,,,,,,,04.5,03.2,03.2*04</text:p>
      <text:p text:style-name="Preformatted_20_Text">$GPGSV,3,1,11,23,73,062,48,13,71,213,42,04,54,294,44,20,46,087,40*75</text:p>
      <text:p text:style-name="Preformatted_20_Text">$GPGSV,3,2,11,33,34,205,31,02,12,314,41,11,08,155,25,10,08,278,*72</text:p>
      <text:p text:style-name="Preformatted_20_Text">$GPGSV,3,3,11,31,05,028,31,25,05,031,,00,00,000,*46</text:p>
      <text:p text:style-name="Preformatted_20_Text">$GPRMC,133702.95,A,4544.7798,N,00305.4868,E,018.8,234.4,010310,000.1,W,A*29</text:p>
      <text:p text:style-name="Preformatted_20_Text">$GPGGA,133702.95,4544.7798,N,00305.4868,E,1,05,03.2,00439.4,M,0047.4,M,,*59</text:p>
      <text:p text:style-name="Preformatted_20_Text">$GPGSA,A,3,23,13,04,20,,02,,,,,,,04.5,03.2,03.2*04</text:p>
      <text:p text:style-name="Preformatted_20_Text">$GPGSV,3,1,11,23,73,062,47,13,71,213,42,04,54,294,44,20,46,087,40*7A</text:p>
      <text:p text:style-name="Preformatted_20_Text">$GPGSV,3,2,11,33,34,205,30,02,12,314,41,11,08,155,25,10,08,278,*73</text:p>
      <text:p text:style-name="Preformatted_20_Text">$GPGSV,3,3,11,31,05,028,30,25,05,031,,00,00,000,*47</text:p>
      <text:p text:style-name="Preformatted_20_Text"><text:soft-page-break/>$GPRMC,133703.95,A,4544.7769,N,00305.4808,E,018.7,233.3,010310,000.1,W,A*2F</text:p>
      <text:p text:style-name="Preformatted_20_Text">$GPGGA,133703.95,4544.7769,N,00305.4808,E,1,05,03.2,00440.7,M,0047.4,M,,*5D</text:p>
      <text:p text:style-name="Preformatted_20_Text">$GPGSA,A,3,23,13,04,20,,02,,,,,,,04.5,03.2,03.2*04</text:p>
      <text:p text:style-name="Preformatted_20_Text">$GPGSV,3,1,11,23,73,062,47,13,71,213,42,04,54,294,44,20,46,087,40*7A</text:p>
      <text:p text:style-name="Preformatted_20_Text">$GPGSV,3,2,11,33,34,205,29,02,12,314,41,11,08,155,24,10,08,278,*7A</text:p>
      <text:p text:style-name="Preformatted_20_Text">$GPGSV,3,3,11,31,05,028,32,25,05,031,,00,00,000,*45</text:p>
      <text:p text:style-name="Preformatted_20_Text">$GPRMC,133704.95,A,4544.7736,N,00305.4753,E,018.5,232.6,010310,000.1,W,A*25</text:p>
      <text:p text:style-name="Preformatted_20_Text">$GPGGA,133704.95,4544.7736,N,00305.4753,E,1,05,03.2,00441.1,M,0047.4,M,,*56</text:p>
      <text:p text:style-name="Preformatted_20_Text">$GPGSA,A,3,23,13,04,20,,02,,,,,,,04.5,03.2,03.2*04</text:p>
      <text:p text:style-name="Preformatted_20_Text">$GPGSV,3,1,11,23,73,062,47,13,71,213,42,04,54,294,45,20,46,087,40*7B</text:p>
      <text:p text:style-name="Preformatted_20_Text">$GPGSV,3,2,11,33,34,205,28,02,12,314,41,11,07,155,23,10,08,278,*73</text:p>
      <text:p text:style-name="Preformatted_20_Text">$GPGSV,3,3,11,31,05,028,34,25,05,031,,00,00,000,*43</text:p>
      <text:p text:style-name="Preformatted_20_Text">$GPRMC,133705.95,A,4544.7705,N,00305.4696,E,018.3,232.0,010310,000.1,W,A*2C</text:p>
      <text:p text:style-name="Preformatted_20_Text">$GPGGA,133705.95,4544.7705,N,00305.4696,E,1,05,03.2,00441.9,M,0047.4,M,,*57</text:p>
      <text:p text:style-name="Preformatted_20_Text">$GPGSA,A,3,23,13,04,20,,02,,,,,,,04.5,03.2,03.2*04</text:p>
      <text:p text:style-name="Preformatted_20_Text">$GPGSV,3,1,11,23,73,062,47,13,71,214,42,04,54,294,45,20,46,087,40*7C</text:p>
      <text:p text:style-name="Preformatted_20_Text">$GPGSV,3,2,11,33,34,205,28,02,12,314,40,10,08,278,,11,07,155,19*7B</text:p>
      <text:p text:style-name="Preformatted_20_Text">$GPGSV,3,3,11,31,05,028,37,25,05,031,,00,00,000,*40</text:p>
      <text:p text:style-name="Preformatted_20_Text">$GPRMC,133706.95,A,4544.7674,N,00305.4639,E,018.0,231.9,010310,000.1,W,A*24</text:p>
      <text:p text:style-name="Preformatted_20_Text">$GPGGA,133706.95,4544.7674,N,00305.4639,E,1,05,03.2,00442.7,M,0047.4,M,,*5B</text:p>
      <text:p text:style-name="Preformatted_20_Text">$GPGSA,A,3,23,13,04,20,,02,,,,,,,04.5,03.2,03.2*04</text:p>
      <text:p text:style-name="Preformatted_20_Text">$GPGSV,3,1,11,23,73,062,47,13,71,214,42,04,54,294,45,20,46,087,40*7C</text:p>
      <text:p text:style-name="Preformatted_20_Text">$GPGSV,3,2,11,33,34,205,27,02,12,314,40,10,08,278,,11,07,155,19*74</text:p>
      <text:p text:style-name="Preformatted_20_Text">$GPGSV,3,3,11,31,05,028,38,25,05,031,,00,00,000,*4F</text:p>
      <text:p text:style-name="Preformatted_20_Text">$GPRMC,133707.95,A,4544.7644,N,00305.4580,E,017.9,232.2,010310,000.1,W,A*29</text:p>
      <text:p text:style-name="Preformatted_20_Text">$GPGGA,133707.95,4544.7644,N,00305.4580,E,1,05,03.2,00443.9,M,0047.4,M,,*57</text:p>
      <text:p text:style-name="Preformatted_20_Text">$GPGSA,A,3,23,13,04,20,,02,,,,,,,04.5,03.2,03.2*04</text:p>
      <text:p text:style-name="Preformatted_20_Text">$GPGSV,3,1,11,23,73,062,47,13,71,214,42,04,54,294,45,20,46,087,40*7C</text:p>
      <text:p text:style-name="Preformatted_20_Text">$GPGSV,3,2,11,33,34,205,27,02,12,314,40,10,08,278,,11,07,155,19*74</text:p>
      <text:p text:style-name="Preformatted_20_Text">$GPGSV,3,3,11,31,05,028,39,25,05,031,,00,00,000,*4E</text:p>
      <text:p text:style-name="Preformatted_20_Text">$GPRMC,133708.95,A,4544.7616,N,00305.4527,E,017.8,232.6,010310,000.1,W,A*29</text:p>
      <text:p text:style-name="Preformatted_20_Text">$GPGGA,133708.95,4544.7616,N,00305.4527,E,1,05,03.2,00444.5,M,0047.4,M,,*59</text:p>
      <text:p text:style-name="Preformatted_20_Text">$GPGSA,A,3,23,13,04,20,,02,,,,,,,04.5,03.2,03.2*04</text:p>
      <text:p text:style-name="Preformatted_20_Text">$GPGSV,3,1,11,23,73,062,47,13,71,214,42,04,54,294,45,20,46,087,40*7C</text:p>
      <text:p text:style-name="Preformatted_20_Text">$GPGSV,3,2,11,33,34,205,28,02,12,314,40,10,08,278,,11,07,155,19*7B</text:p>
      <text:p text:style-name="Preformatted_20_Text">$GPGSV,3,3,11,31,05,028,40,25,05,031,,00,00,000,*40</text:p>
      <text:p text:style-name="Preformatted_20_Text">$GPRMC,133709.95,A,4544.7589,N,00305.4467,E,017.9,233.2,010310,000.1,W,A*2C</text:p>
      <text:p text:style-name="Preformatted_20_Text">$GPGGA,133709.95,4544.7589,N,00305.4467,E,1,05,03.2,00445.5,M,0047.4,M,,*59</text:p>
      <text:p text:style-name="Preformatted_20_Text">$GPGSA,A,3,23,13,04,20,,02,,,,,,,04.5,03.2,03.2*04</text:p>
      <text:p text:style-name="Preformatted_20_Text">$GPGSV,3,1,11,23,73,062,47,13,71,214,42,04,54,294,45,20,46,087,40*7C</text:p>
      <text:p text:style-name="Preformatted_20_Text">$GPGSV,3,2,11,33,34,205,28,02,12,314,41,10,08,278,,11,07,155,17*74</text:p>
      <text:p text:style-name="Preformatted_20_Text">$GPGSV,3,3,11,31,05,028,40,25,05,031,,00,00,000,*40</text:p>
      <text:p text:style-name="Preformatted_20_Text">$GPRMC,133710.95,A,4544.7560,N,00305.4405,E,018.9,234.1,010310,000.1,W,A*2C</text:p>
      <text:p text:style-name="Preformatted_20_Text">$GPGGA,133710.95,4544.7560,N,00305.4405,E,1,05,03.2,00446.1,M,0047.4,M,,*55</text:p>
      <text:p text:style-name="Preformatted_20_Text">$GPGSA,A,3,23,13,04,20,,02,,,,,,,04.5,03.2,03.2*04</text:p>
      <text:p text:style-name="Preformatted_20_Text">$GPGSV,3,1,11,23,73,062,47,13,71,214,42,04,54,294,46,20,46,087,40*7F</text:p>
      <text:p text:style-name="Preformatted_20_Text">$GPGSV,3,2,11,33,34,205,28,02,12,314,42,10,08,278,,11,07,155,18*78</text:p>
      <text:p text:style-name="Preformatted_20_Text">$GPGSV,3,3,11,31,05,028,40,25,05,031,,00,00,000,*40</text:p>
      <text:p text:style-name="Preformatted_20_Text">$GPRMC,133711.95,A,4544.7535,N,00305.4344,E,019.2,234.6,010310,000.1,W,A*22</text:p>
      <text:p text:style-name="Preformatted_20_Text">$GPGGA,133711.95,4544.7535,N,00305.4344,E,1,05,03.2,00447.1,M,0047.4,M,,*57</text:p>
      <text:p text:style-name="Preformatted_20_Text">$GPGSA,A,3,23,13,04,20,,02,,,,,,,04.5,03.2,03.2*04</text:p>
      <text:p text:style-name="Preformatted_20_Text">$GPGSV,3,1,11,23,73,062,48,13,71,214,42,04,54,294,46,20,46,087,40*70</text:p>
      <text:p text:style-name="Preformatted_20_Text">$GPGSV,3,2,11,33,34,205,28,02,12,314,42,10,08,278,,11,07,155,18*78</text:p>
      <text:p text:style-name="Preformatted_20_Text">$GPGSV,3,3,11,31,05,028,40,25,05,031,,00,00,000,*40</text:p>
      <text:p text:style-name="Preformatted_20_Text">$GPRMC,133712.95,A,4544.7507,N,00305.4277,E,020.0,234.8,010310,000.1,W,A*27</text:p>
      <text:p text:style-name="Preformatted_20_Text">$GPGGA,133712.95,4544.7507,N,00305.4277,E,1,05,03.2,00448.3,M,0047.4,M,,*59</text:p>
      <text:p text:style-name="Preformatted_20_Text">$GPGSA,A,3,23,13,04,20,,02,,,,,,,04.5,03.2,03.2*04</text:p>
      <text:p text:style-name="Preformatted_20_Text">$GPGSV,3,1,11,23,73,062,48,13,71,214,42,04,54,294,46,20,46,087,40*70</text:p>
      <text:p text:style-name="Preformatted_20_Text">$GPGSV,3,2,11,33,34,205,28,02,12,314,42,10,08,278,,11,07,155,17*77</text:p>
      <text:p text:style-name="Preformatted_20_Text">$GPGSV,3,3,11,31,05,028,40,25,05,031,,00,00,000,*40</text:p>
      <text:p text:style-name="Preformatted_20_Text">$GPRMC,133713.95,A,4544.7474,N,00305.4211,E,020.3,234.6,010310,000.1,W,A*2E</text:p>
      <text:p text:style-name="Preformatted_20_Text">$GPGGA,133713.95,4544.7474,N,00305.4211,E,1,05,03.2,00448.6,M,0047.4,M,,*58</text:p>
      <text:p text:style-name="Preformatted_20_Text">$GPGSA,A,3,23,13,04,20,,02,,,,,,,04.5,03.2,03.2*04</text:p>
      <text:p text:style-name="Preformatted_20_Text">$GPGSV,3,1,11,23,73,062,48,13,71,214,42,04,54,294,46,20,46,087,40*70</text:p>
      <text:p text:style-name="Preformatted_20_Text"><text:soft-page-break/>$GPGSV,3,2,11,33,34,205,29,02,12,314,42,10,08,278,,11,07,155,16*77</text:p>
      <text:p text:style-name="Preformatted_20_Text">$GPGSV,3,3,11,31,05,028,40,25,05,031,,00,00,000,*40</text:p>
      <text:p text:style-name="Preformatted_20_Text">$GPRMC,133714.95,A,4544.7440,N,00305.4143,E,021.0,233.6,010310,000.1,W,A*2F</text:p>
      <text:p text:style-name="Preformatted_20_Text">$GPGGA,133714.95,4544.7440,N,00305.4143,E,1,05,03.2,00449.3,M,0047.4,M,,*58</text:p>
      <text:p text:style-name="Preformatted_20_Text">$GPGSA,A,3,23,13,04,20,,02,,,,,,,04.5,03.2,03.2*04</text:p>
      <text:p text:style-name="Preformatted_20_Text">$GPGSV,3,1,11,23,73,062,48,13,71,214,42,04,54,294,46,20,46,087,40*70</text:p>
      <text:p text:style-name="Preformatted_20_Text">$GPGSV,3,2,11,33,34,205,29,02,12,314,41,10,08,278,,11,07,155,17*75</text:p>
      <text:p text:style-name="Preformatted_20_Text">$GPGSV,3,3,11,31,05,028,40,25,05,031,,00,00,000,*40</text:p>
      <text:p text:style-name="Preformatted_20_Text">$GPRMC,133715.95,A,4544.7401,N,00305.4076,E,021.1,232.5,010310,000.1,W,A*2F</text:p>
      <text:p text:style-name="Preformatted_20_Text">$GPGGA,133715.95,4544.7401,N,00305.4076,E,1,05,03.2,00449.7,M,0047.4,M,,*5F</text:p>
      <text:p text:style-name="Preformatted_20_Text">$GPGSA,A,3,23,13,04,20,,02,,,,,,,04.5,03.2,03.2*04</text:p>
      <text:p text:style-name="Preformatted_20_Text">$GPGSV,3,1,11,23,73,062,48,13,71,214,42,04,54,294,46,20,46,087,40*70</text:p>
      <text:p text:style-name="Preformatted_20_Text">$GPGSV,3,2,11,33,34,205,28,02,12,314,40,10,08,278,,11,07,155,18*7A</text:p>
      <text:p text:style-name="Preformatted_20_Text">$GPGSV,3,3,11,31,05,028,39,25,05,031,,00,00,000,*4E</text:p>
      <text:p text:style-name="Preformatted_20_Text">$GPRMC,133716.95,A,4544.7363,N,00305.4015,E,020.5,230.2,010310,000.1,W,A*2A</text:p>
      <text:p text:style-name="Preformatted_20_Text">$GPGGA,133716.95,4544.7363,N,00305.4015,E,1,05,03.2,00449.4,M,0047.4,M,,*59</text:p>
      <text:p text:style-name="Preformatted_20_Text">$GPGSA,A,3,23,13,04,20,,02,,,,,,,04.5,03.2,03.2*04</text:p>
      <text:p text:style-name="Preformatted_20_Text">$GPGSV,3,1,11,23,73,062,47,13,71,214,42,04,54,294,47,20,46,087,40*7E</text:p>
      <text:p text:style-name="Preformatted_20_Text">$GPGSV,3,2,11,33,34,205,28,02,12,314,40,10,08,278,,11,07,155,18*7A</text:p>
      <text:p text:style-name="Preformatted_20_Text">$GPGSV,3,3,11,31,05,028,40,25,05,031,,00,00,000,*40</text:p>
      <text:p text:style-name="Preformatted_20_Text">$GPRMC,133717.95,A,4544.7325,N,00305.3959,E,019.3,228.2,010310,000.1,W,A*2A</text:p>
      <text:p text:style-name="Preformatted_20_Text">$GPGGA,133717.95,4544.7325,N,00305.3959,E,1,05,03.2,00449.8,M,0047.4,M,,*50</text:p>
      <text:p text:style-name="Preformatted_20_Text">$GPGSA,A,3,23,13,04,20,,02,,,,,,,04.5,03.2,03.2*04</text:p>
      <text:p text:style-name="Preformatted_20_Text">$GPGSV,3,1,11,23,73,062,47,13,71,214,42,04,54,294,47,20,46,087,39*70</text:p>
      <text:p text:style-name="Preformatted_20_Text">$GPGSV,3,2,11,33,34,205,29,02,12,314,40,10,08,278,,11,07,155,23*73</text:p>
      <text:p text:style-name="Preformatted_20_Text">$GPGSV,3,3,11,31,05,028,41,25,05,031,,00,00,000,*41</text:p>
      <text:p text:style-name="Preformatted_20_Text">$GPRMC,133718.95,A,4544.7290,N,00305.3908,E,019.1,227.3,010310,000.1,W,A*22</text:p>
      <text:p text:style-name="Preformatted_20_Text">$GPGGA,133718.95,4544.7290,N,00305.3908,E,1,06,01.5,00448.3,M,0047.4,M,,*58</text:p>
      <text:p text:style-name="Preformatted_20_Text">$GPGSA,A,3,23,13,04,20,,02,,11,,,,,02.0,01.5,01.3*01</text:p>
      <text:p text:style-name="Preformatted_20_Text">$GPGSV,3,1,11,23,73,062,47,13,71,214,42,04,54,294,47,20,46,087,38*71</text:p>
      <text:p text:style-name="Preformatted_20_Text">$GPGSV,3,2,11,33,34,205,29,02,12,314,40,10,08,278,,11,07,155,26*76</text:p>
      <text:p text:style-name="Preformatted_20_Text">$GPGSV,3,3,11,31,05,028,41,25,05,031,,00,00,000,*41</text:p>
      <text:p text:style-name="Preformatted_20_Text">$GPRMC,133719.95,A,4544.7253,N,00305.3854,E,018.7,226.8,010310,000.1,W,A*29</text:p>
      <text:p text:style-name="Preformatted_20_Text">$GPGGA,133719.95,4544.7253,N,00305.3854,E,1,05,03.2,00448.6,M,0047.4,M,,*5D</text:p>
      <text:p text:style-name="Preformatted_20_Text">$GPGSA,A,3,23,13,04,20,,02,,,,,,,04.5,03.2,03.2*04</text:p>
      <text:p text:style-name="Preformatted_20_Text">$GPGSV,3,1,11,23,73,062,47,13,71,214,42,04,54,294,47,20,46,087,37*7E</text:p>
      <text:p text:style-name="Preformatted_20_Text">$GPGSV,3,2,11,33,34,205,29,02,12,314,40,10,08,278,,11,07,155,26*76</text:p>
      <text:p text:style-name="Preformatted_20_Text">$GPGSV,3,3,11,31,05,028,42,25,05,031,,00,00,000,*42</text:p>
      <text:p text:style-name="Preformatted_20_Text">$GPRMC,133720.95,A,4544.7217,N,00305.3805,E,017.6,224.9,010310,000.1,W,A*2A</text:p>
      <text:p text:style-name="Preformatted_20_Text">$GPGGA,133720.95,4544.7217,N,00305.3805,E,1,04,03.9,00448.7,M,0047.4,M,,*58</text:p>
      <text:p text:style-name="Preformatted_20_Text">$GPGSA,A,3,23,13,04,,,02,,,,,,,05.9,03.9,04.5*00</text:p>
      <text:p text:style-name="Preformatted_20_Text">$GPGSV,3,1,11,23,73,062,47,13,71,214,42,04,54,294,47,20,46,087,35*7C</text:p>
      <text:p text:style-name="Preformatted_20_Text">$GPGSV,3,2,11,33,34,205,29,02,12,314,40,10,08,278,,11,07,155,25*75</text:p>
      <text:p text:style-name="Preformatted_20_Text">$GPGSV,3,3,11,31,05,028,42,25,05,031,,00,00,000,*42</text:p>
      <text:p text:style-name="Preformatted_20_Text">$GPRMC,133721.95,A,4544.7180,N,00305.3766,E,016.1,219.1,010310,000.1,W,A*2C</text:p>
      <text:p text:style-name="Preformatted_20_Text">$GPGGA,133721.95,4544.7180,N,00305.3766,E,1,05,03.2,00448.8,M,0047.4,M,,*5B</text:p>
      <text:p text:style-name="Preformatted_20_Text">$GPGSA,A,3,23,13,04,20,,02,,,,,,,04.5,03.2,03.2*04</text:p>
      <text:p text:style-name="Preformatted_20_Text">$GPGSV,3,1,11,23,73,062,46,13,71,214,42,04,54,294,47,20,46,087,36*7E</text:p>
      <text:p text:style-name="Preformatted_20_Text">$GPGSV,3,2,11,33,34,205,28,02,12,314,41,10,08,278,,11,07,155,25*75</text:p>
      <text:p text:style-name="Preformatted_20_Text">$GPGSV,3,3,11,31,05,028,41,25,05,031,,00,00,000,*41</text:p>
      <text:p text:style-name="Preformatted_20_Text">$GPRMC,133722.95,A,4544.7132,N,00305.3738,E,014.6,210.3,010310,000.1,W,A*23</text:p>
      <text:p text:style-name="Preformatted_20_Text">$GPGGA,133722.95,4544.7132,N,00305.3738,E,1,05,03.2,00446.9,M,0047.4,M,,*55</text:p>
      <text:p text:style-name="Preformatted_20_Text">$GPGSA,A,3,23,13,04,20,,02,,,,,,,04.5,03.2,03.2*04</text:p>
      <text:p text:style-name="Preformatted_20_Text">$GPGSV,3,1,11,23,73,062,45,13,71,214,43,04,54,294,47,20,46,087,37*7D</text:p>
      <text:p text:style-name="Preformatted_20_Text">$GPGSV,3,2,11,33,34,205,28,02,12,314,42,10,08,278,,11,07,155,25*76</text:p>
      <text:p text:style-name="Preformatted_20_Text">$GPGSV,3,3,11,31,05,028,39,25,05,031,,00,00,000,*4E</text:p>
      <text:p text:style-name="Preformatted_20_Text">$GPRMC,133723.95,A,4544.7092,N,00305.3722,E,013.8,201.0,010310,000.1,W,A*28</text:p>
      <text:p text:style-name="Preformatted_20_Text">$GPGGA,133723.95,4544.7092,N,00305.3722,E,1,05,03.2,00447.3,M,0047.4,M,,*5F</text:p>
      <text:p text:style-name="Preformatted_20_Text">$GPGSA,A,3,23,13,04,20,,02,,,,,,,04.5,03.2,03.2*04</text:p>
      <text:p text:style-name="Preformatted_20_Text">$GPGSV,3,1,11,23,73,062,45,13,71,214,43,04,54,294,48,20,46,087,38*7D</text:p>
      <text:p text:style-name="Preformatted_20_Text">$GPGSV,3,2,11,33,34,205,29,02,12,314,43,10,08,278,,11,07,155,24*77</text:p>
      <text:p text:style-name="Preformatted_20_Text">$GPGSV,3,3,11,31,05,028,38,25,05,031,,00,00,000,*4F</text:p>
      <text:p text:style-name="Preformatted_20_Text">$GPRMC,133724.95,A,4544.7056,N,00305.3714,E,014.0,193.8,010310,000.1,W,A*2D</text:p>
      <text:p text:style-name="Preformatted_20_Text">$GPGGA,133724.95,4544.7056,N,00305.3714,E,1,04,03.9,00448.0,M,0047.4,M,,*53</text:p>
      <text:p text:style-name="Preformatted_20_Text"><text:soft-page-break/>$GPGSA,A,3,23,13,04,,,02,,,,,,,06.0,03.9,04.5*0A</text:p>
      <text:p text:style-name="Preformatted_20_Text">$GPGSV,3,1,11,23,73,062,44,13,71,214,44,04,54,294,48,20,46,087,37*74</text:p>
      <text:p text:style-name="Preformatted_20_Text">$GPGSV,3,2,11,33,34,205,30,02,12,314,44,10,08,278,,11,07,155,23*7F</text:p>
      <text:p text:style-name="Preformatted_20_Text">$GPGSV,3,3,11,31,05,028,36,25,05,031,,00,00,000,*41</text:p>
      <text:p text:style-name="Preformatted_20_Text">$GPRMC,133725.95,A,4544.7018,N,00305.3706,E,013.9,190.8,010310,000.1,W,A*28</text:p>
      <text:p text:style-name="Preformatted_20_Text">$GPGGA,133725.95,4544.7018,N,00305.3706,E,1,04,03.9,00448.7,M,0047.4,M,,*5C</text:p>
      <text:p text:style-name="Preformatted_20_Text">$GPGSA,A,3,23,13,04,,,02,,,,,,,06.0,03.9,04.5*0A</text:p>
      <text:p text:style-name="Preformatted_20_Text">$GPGSV,3,1,11,23,73,062,44,13,71,214,45,04,54,294,48,20,46,087,34*76</text:p>
      <text:p text:style-name="Preformatted_20_Text">$GPGSV,3,2,11,33,34,205,30,02,12,314,44,10,08,278,,11,07,155,22*7E</text:p>
      <text:p text:style-name="Preformatted_20_Text">$GPGSV,3,3,11,31,05,028,35,25,05,031,,00,00,000,*42</text:p>
      <text:p text:style-name="Preformatted_20_Text">$GPRMC,133726.95,A,4544.6982,N,00305.3693,E,014.0,195.2,010310,000.1,W,A*2C</text:p>
      <text:p text:style-name="Preformatted_20_Text">$GPGGA,133726.95,4544.6982,N,00305.3693,E,1,05,03.2,00448.2,M,0047.4,M,,*56</text:p>
      <text:p text:style-name="Preformatted_20_Text">$GPGSA,A,3,23,13,04,20,,02,,,,,,,04.5,03.2,03.2*04</text:p>
      <text:p text:style-name="Preformatted_20_Text">$GPGSV,3,1,11,23,73,062,44,13,71,214,45,04,54,294,47,20,46,087,35*78</text:p>
      <text:p text:style-name="Preformatted_20_Text">$GPGSV,3,2,11,33,34,205,30,02,12,314,44,10,08,278,,11,07,155,22*7E</text:p>
      <text:p text:style-name="Preformatted_20_Text">$GPGSV,3,3,11,31,05,028,35,25,05,031,,00,00,000,*42</text:p>
      <text:p text:style-name="Preformatted_20_Text">$GPRMC,133727.95,A,4544.6949,N,00305.3670,E,014.0,202.3,010310,000.1,W,A*2B</text:p>
      <text:p text:style-name="Preformatted_20_Text">$GPGGA,133727.95,4544.6949,N,00305.3670,E,1,05,03.2,00449.4,M,0047.4,M,,*5A</text:p>
      <text:p text:style-name="Preformatted_20_Text">$GPGSA,A,3,23,13,04,20,,02,,,,,,,04.5,03.2,03.2*04</text:p>
      <text:p text:style-name="Preformatted_20_Text">$GPGSV,3,1,11,23,73,062,44,13,71,214,44,04,54,294,47,20,46,087,35*79</text:p>
      <text:p text:style-name="Preformatted_20_Text">$GPGSV,3,2,11,33,34,205,30,02,12,314,44,10,08,278,,11,07,155,22*7E</text:p>
      <text:p text:style-name="Preformatted_20_Text">$GPGSV,3,3,11,31,05,028,36,25,05,031,,00,00,000,*41</text:p>
      <text:p text:style-name="Preformatted_20_Text">$GPRMC,133728.95,A,4544.6920,N,00305.3641,E,013.9,210.3,010310,000.1,W,A*24</text:p>
      <text:p text:style-name="Preformatted_20_Text">$GPGGA,133728.95,4544.6920,N,00305.3641,E,1,04,03.9,00449.4,M,0047.4,M,,*52</text:p>
      <text:p text:style-name="Preformatted_20_Text">$GPGSA,A,3,23,13,04,,,02,,,,,,,06.0,03.9,04.5*0A</text:p>
      <text:p text:style-name="Preformatted_20_Text">$GPGSV,3,1,11,23,73,062,45,13,71,214,43,04,54,294,47,20,46,087,34*7E</text:p>
      <text:p text:style-name="Preformatted_20_Text">$GPGSV,3,2,11,33,34,205,30,02,12,314,43,10,08,278,,11,07,155,22*79</text:p>
      <text:p text:style-name="Preformatted_20_Text">$GPGSV,3,3,11,31,05,028,36,25,05,031,,00,00,000,*41</text:p>
      <text:p text:style-name="Preformatted_20_Text">$GPRMC,133729.95,A,4544.6893,N,00305.3604,E,013.5,219.5,010310,000.1,W,A*2E</text:p>
      <text:p text:style-name="Preformatted_20_Text"/>
      <text:p text:style-name="Preformatted_20_Text">$GPGGA,133729.95,4544.6893,N,00305.3604,E,1,05,03.2,00450.2,M,0047.4,M,,*5F</text:p>
      <text:p text:style-name="Preformatted_20_Text">$GPGSA,A,3,23,13,04,20,,02,,,,,,,04.5,03.2,03.2*04</text:p>
      <text:p text:style-name="Preformatted_20_Text">$GPGSV,3,1,11,23,73,062,46,13,71,214,43,04,54,294,47,20,46,087,34*7D</text:p>
      <text:p text:style-name="Preformatted_20_Text">$GPGSV,3,2,11,33,34,205,30,02,12,314,42,10,08,278,,11,07,155,23*79</text:p>
      <text:p text:style-name="Preformatted_20_Text">$GPGSV,3,3,11,31,05,028,37,25,05,031,,00,00,000,*40</text:p>
      <text:p text:style-name="Preformatted_20_Text">$GPRMC,133730.95,A,4544.6871,N,00305.3563,E,012.1,225.0,010310,000.1,W,A*27</text:p>
      <text:p text:style-name="Preformatted_20_Text">$GPGGA,133730.95,4544.6871,N,00305.3563,E,1,05,03.2,00451.3,M,0047.4,M,,*59</text:p>
      <text:p text:style-name="Preformatted_20_Text">$GPGSA,A,3,23,13,04,20,,02,,,,,,,04.5,03.2,03.2*04</text:p>
      <text:p text:style-name="Preformatted_20_Text">$GPGSV,3,1,11,23,73,062,46,13,71,214,43,04,54,294,47,20,46,087,36*7F</text:p>
      <text:p text:style-name="Preformatted_20_Text">$GPGSV,3,2,11,33,34,205,29,02,13,314,41,10,08,278,,11,07,155,22*72</text:p>
      <text:p text:style-name="Preformatted_20_Text">$GPGSV,3,3,11,31,05,028,38,25,05,031,,00,00,000,*4F</text:p>
      <text:p text:style-name="Preformatted_20_Text">$GPRMC,133731.95,A,4544.6853,N,00305.3527,E,010.5,230.4,010310,000.1,W,A*20</text:p>
      <text:p text:style-name="Preformatted_20_Text">$GPGGA,133731.95,4544.6853,N,00305.3527,E,1,05,03.2,00452.1,M,0047.4,M,,*59</text:p>
      <text:p text:style-name="Preformatted_20_Text">$GPGSA,A,3,23,13,04,20,,02,,,,,,,04.5,03.2,03.2*04</text:p>
      <text:p text:style-name="Preformatted_20_Text">$GPGSV,3,1,11,23,73,062,47,13,71,214,43,04,54,294,46,20,46,087,37*7E</text:p>
      <text:p text:style-name="Preformatted_20_Text">$GPGSV,3,2,11,33,34,205,29,02,13,314,40,10,08,278,,11,07,155,22*73</text:p>
      <text:p text:style-name="Preformatted_20_Text">$GPGSV,3,3,11,31,05,028,37,25,05,031,,00,00,000,*40</text:p>
      <text:p text:style-name="Preformatted_20_Text">$GPRMC,133732.95,A,4544.6846,N,00305.3497,E,008.9,235.2,010310,000.1,W,A*2B</text:p>
      <text:p text:style-name="Preformatted_20_Text">$GPGGA,133732.95,4544.6846,N,00305.3497,E,1,05,03.2,00453.3,M,0047.4,M,,*57</text:p>
      <text:p text:style-name="Preformatted_20_Text">$GPGSA,A,3,23,13,04,20,,02,,,,,,,04.5,03.2,03.2*04</text:p>
      <text:p text:style-name="Preformatted_20_Text">$GPGSV,3,1,11,23,73,062,47,13,71,214,43,04,54,294,45,20,46,087,36*7C</text:p>
      <text:p text:style-name="Preformatted_20_Text">$GPGSV,3,2,11,33,34,205,29,02,13,314,39,10,08,278,,11,07,155,22*7D</text:p>
      <text:p text:style-name="Preformatted_20_Text">$GPGSV,3,3,11,31,05,028,36,25,05,031,,00,00,000,*41</text:p>
      <text:p text:style-name="Preformatted_20_Text">$GPRMC,133733.95,A,4544.6838,N,00305.3476,E,006.7,240.5,010310,000.1,W,A*29</text:p>
      <text:p text:style-name="Preformatted_20_Text">$GPGGA,133733.95,4544.6838,N,00305.3476,E,1,06,01.5,00452.7,M,0047.4,M,,*53</text:p>
      <text:p text:style-name="Preformatted_20_Text">$GPGSA,A,3,23,13,04,20,,02,,11,,,,,02.0,01.5,01.3*01</text:p>
      <text:p text:style-name="Preformatted_20_Text">$GPGSV,3,1,11,23,73,062,48,13,71,214,42,04,54,294,44,20,46,087,37*72</text:p>
      <text:p text:style-name="Preformatted_20_Text">$GPGSV,3,2,11,33,34,205,29,02,13,314,40,10,08,278,,11,07,155,24*75</text:p>
      <text:p text:style-name="Preformatted_20_Text">$GPGSV,3,3,11,31,05,028,36,25,05,031,,00,00,000,*41</text:p>
      <text:p text:style-name="Preformatted_20_Text">$GPRMC,133734.95,A,4544.6830,N,00305.3462,E,005.2,246.9,010310,000.1,W,A*2F</text:p>
      <text:p text:style-name="Preformatted_20_Text">$GPGGA,133734.95,4544.6830,N,00305.3462,E,1,05,03.2,00451.6,M,0047.4,M,,*5D</text:p>
      <text:p text:style-name="Preformatted_20_Text">$GPGSA,A,3,23,13,04,20,,02,,,,,,,04.5,03.2,03.2*04</text:p>
      <text:p text:style-name="Preformatted_20_Text">$GPGSV,3,1,11,23,73,062,48,13,71,214,40,04,54,294,43,20,46,087,37*77</text:p>
      <text:p text:style-name="Preformatted_20_Text">$GPGSV,3,2,11,33,34,205,29,02,13,314,41,10,08,278,,11,07,155,24*74</text:p>
      <text:p text:style-name="Preformatted_20_Text"><text:soft-page-break/>$GPGSV,3,3,11,31,05,028,37,25,05,031,,00,00,000,*40</text:p>
      <text:p text:style-name="Preformatted_20_Text">$GPRMC,133735.95,A,4544.6833,N,00305.3448,E,005.6,258.5,010310,000.1,W,A*22</text:p>
      <text:p text:style-name="Preformatted_20_Text">$GPGGA,133735.95,4544.6833,N,00305.3448,E,1,04,03.2,00450.4,M,0047.4,M,,*55</text:p>
      <text:p text:style-name="Preformatted_20_Text">$GPGSA,A,3,23,13,04,20,,,,,,,,,06.8,03.2,06.0*0E</text:p>
      <text:p text:style-name="Preformatted_20_Text">$GPGSV,3,1,11,23,73,062,49,13,71,214,39,04,54,294,42,20,46,087,39*77</text:p>
      <text:p text:style-name="Preformatted_20_Text">$GPGSV,3,2,11,33,34,205,29,02,13,314,39,10,08,278,,11,07,155,25*7A</text:p>
      <text:p text:style-name="Preformatted_20_Text">$GPGSV,3,3,11,31,05,028,38,25,05,031,,00,00,000,*4F</text:p>
      <text:p text:style-name="Preformatted_20_Text">$GPRMC,133736.95,A,4544.6845,N,00305.3430,E,005.7,276.3,010310,000.1,W,A*24</text:p>
      <text:p text:style-name="Preformatted_20_Text">$GPGGA,133736.95,4544.6845,N,00305.3430,E,1,05,03.2,00451.6,M,0047.4,M,,*5A</text:p>
      <text:p text:style-name="Preformatted_20_Text">$GPGSA,A,3,23,13,04,20,,02,,,,,,,04.5,03.2,03.2*04</text:p>
      <text:p text:style-name="Preformatted_20_Text">$GPGSV,3,1,11,23,73,062,50,13,71,214,39,04,54,294,42,20,46,087,43*72</text:p>
      <text:p text:style-name="Preformatted_20_Text">$GPGSV,3,2,11,33,34,205,28,02,13,314,38,10,08,278,,11,07,155,25*7A</text:p>
      <text:p text:style-name="Preformatted_20_Text">$GPGSV,3,3,11,31,05,028,38,25,05,031,,00,00,000,*4F</text:p>
      <text:p text:style-name="Preformatted_20_Text">$GPRMC,133737.95,A,4544.6856,N,00305.3403,E,008.8,291.3,010310,000.1,W,A*2C</text:p>
      <text:p text:style-name="Preformatted_20_Text">$GPGGA,133737.95,4544.6856,N,00305.3403,E,1,05,03.2,00452.3,M,0047.4,M,,*5F</text:p>
      <text:p text:style-name="Preformatted_20_Text">$GPGSA,A,3,23,13,04,20,,02,,,,,,,04.5,03.2,03.2*04</text:p>
      <text:p text:style-name="Preformatted_20_Text">$GPGSV,3,1,11,23,73,062,50,13,71,214,38,04,54,294,41,20,46,087,46*75</text:p>
      <text:p text:style-name="Preformatted_20_Text">$GPGSV,3,2,11,33,34,205,27,02,13,314,38,10,08,278,,11,07,155,25*75</text:p>
      <text:p text:style-name="Preformatted_20_Text">$GPGSV,3,3,11,31,05,028,39,25,05,031,,00,00,000,*4E</text:p>
      <text:p text:style-name="Preformatted_20_Text">$GPRMC,133738.95,A,4544.6879,N,00305.3374,E,010.3,300.9,010310,000.1,W,A*28</text:p>
      <text:p text:style-name="Preformatted_20_Text">$GPGGA,133738.95,4544.6879,N,00305.3374,E,1,05,03.2,00452.7,M,0047.4,M,,*5E</text:p>
      <text:p text:style-name="Preformatted_20_Text">$GPGSA,A,3,23,13,04,20,,02,,,,,,,04.5,03.2,03.2*04</text:p>
      <text:p text:style-name="Preformatted_20_Text">$GPGSV,3,1,11,23,73,062,50,13,71,214,37,04,54,294,41,20,46,087,48*74</text:p>
      <text:p text:style-name="Preformatted_20_Text">$GPGSV,3,2,11,33,34,205,27,02,13,314,37,10,08,278,,11,07,155,26*79</text:p>
      <text:p text:style-name="Preformatted_20_Text">$GPGSV,3,3,11,31,05,028,38,25,05,031,,00,00,000,*4F</text:p>
      <text:p text:style-name="Preformatted_20_Text">$GPRMC,133739.95,A,4544.6902,N,00305.3342,E,011.6,306.6,010310,000.1,W,A*2C</text:p>
      <text:p text:style-name="Preformatted_20_Text">$GPGGA,133739.95,4544.6902,N,00305.3342,E,1,05,03.2,00452.5,M,0047.4,M,,*55</text:p>
      <text:p text:style-name="Preformatted_20_Text">$GPGSA,A,3,23,13,04,20,,02,,,,,,,04.5,03.2,03.2*04</text:p>
      <text:p text:style-name="Preformatted_20_Text">$GPGSV,3,1,11,23,73,062,50,13,71,214,36,04,54,294,41,20,46,087,49*74</text:p>
      <text:p text:style-name="Preformatted_20_Text">$GPGSV,3,2,11,33,34,205,27,02,13,314,37,10,08,278,,11,07,155,27*78</text:p>
      <text:p text:style-name="Preformatted_20_Text">$GPGSV,3,3,11,31,05,028,35,25,05,031,,00,00,000,*42</text:p>
      <text:p text:style-name="Preformatted_20_Text">$GPRMC,133740.95,A,4544.6924,N,00305.3306,E,012.5,310.2,010310,000.1,W,A*25</text:p>
      <text:p text:style-name="Preformatted_20_Text">$GPGGA,133740.95,4544.6924,N,00305.3306,E,1,05,03.2,00452.2,M,0047.4,M,,*58</text:p>
      <text:p text:style-name="Preformatted_20_Text">$GPGSA,A,3,23,13,04,20,,02,,,,,,,04.5,03.2,03.2*04</text:p>
      <text:p text:style-name="Preformatted_20_Text">$GPGSV,3,1,11,23,73,062,49,13,72,214,35,04,54,294,41,20,46,087,50*74</text:p>
      <text:p text:style-name="Preformatted_20_Text">$GPGSV,3,2,11,33,34,205,27,02,13,314,37,10,08,278,,11,07,155,26*79</text:p>
      <text:p text:style-name="Preformatted_20_Text">$GPGSV,3,3,11,31,05,028,35,25,05,031,,00,00,000,*42</text:p>
      <text:p text:style-name="Preformatted_20_Text">$GPRMC,133741.95,A,4544.6956,N,00305.3269,E,012.8,312.2,010310,000.1,W,A*26</text:p>
      <text:p text:style-name="Preformatted_20_Text">$GPGGA,133741.95,4544.6956,N,00305.3269,E,1,05,03.2,00453.0,M,0047.4,M,,*57</text:p>
      <text:p text:style-name="Preformatted_20_Text">$GPGSA,A,3,23,13,04,20,,02,,,,,,,04.5,03.2,03.2*04</text:p>
      <text:p text:style-name="Preformatted_20_Text">$GPGSV,3,1,11,23,73,062,49,13,72,214,35,04,54,294,39,20,46,087,50*7B</text:p>
      <text:p text:style-name="Preformatted_20_Text">$GPGSV,3,2,11,33,34,205,28,02,13,314,36,10,08,278,,11,07,155,25*74</text:p>
      <text:p text:style-name="Preformatted_20_Text">$GPGSV,3,3,11,31,05,028,36,25,05,031,,00,00,000,*41</text:p>
      <text:p text:style-name="Preformatted_20_Text">$GPRMC,133742.95,A,4544.6979,N,00305.3231,E,013.9,314.0,010310,000.1,W,A*21</text:p>
      <text:p text:style-name="Preformatted_20_Text">$GPGGA,133742.95,4544.6979,N,00305.3231,E,1,05,03.2,00453.1,M,0047.4,M,,*55</text:p>
      <text:p text:style-name="Preformatted_20_Text">$GPGSA,A,3,23,13,04,20,,02,,,,,,,04.5,03.2,03.2*04</text:p>
      <text:p text:style-name="Preformatted_20_Text">$GPGSV,3,1,11,23,73,062,49,13,72,214,34,04,54,294,37,20,46,087,50*74</text:p>
      <text:p text:style-name="Preformatted_20_Text">$GPGSV,3,2,11,33,34,205,27,02,13,314,35,10,08,278,,11,07,155,25*78</text:p>
      <text:p text:style-name="Preformatted_20_Text">$GPGSV,3,3,11,31,05,028,36,25,05,031,,00,00,000,*41</text:p>
      <text:p text:style-name="Preformatted_20_Text">$GPRMC,133743.95,A,4544.7004,N,00305.3190,E,013.8,314.8,010310,000.1,W,A*23</text:p>
      <text:p text:style-name="Preformatted_20_Text">$GPGGA,133743.95,4544.7004,N,00305.3190,E,1,05,03.2,00453.2,M,0047.4,M,,*5D</text:p>
      <text:p text:style-name="Preformatted_20_Text">$GPGSA,A,3,23,13,04,20,,02,,,,,,,04.5,03.2,03.2*04</text:p>
      <text:p text:style-name="Preformatted_20_Text">$GPGSV,3,1,11,23,73,062,49,13,72,214,34,04,54,294,37,20,46,087,50*74</text:p>
      <text:p text:style-name="Preformatted_20_Text">$GPGSV,3,2,11,33,34,205,26,02,13,314,34,10,08,278,,11,07,155,24*79</text:p>
      <text:p text:style-name="Preformatted_20_Text">$GPGSV,3,3,11,31,05,028,37,25,05,031,,00,00,000,*40</text:p>
      <text:p text:style-name="Preformatted_20_Text">$GPRMC,133744.95,A,4544.7037,N,00305.3157,E,014.2,314.6,010310,000.1,W,A*2C</text:p>
      <text:p text:style-name="Preformatted_20_Text">$GPGGA,133744.95,4544.7037,N,00305.3157,E,1,06,01.5,00450.7,M,0047.4,M,,*51</text:p>
      <text:p text:style-name="Preformatted_20_Text">$GPGSA,A,3,23,13,04,20,,02,,11,,,,,02.0,01.5,01.3*01</text:p>
      <text:p text:style-name="Preformatted_20_Text">$GPGSV,3,1,11,23,73,062,48,13,72,214,34,04,54,294,36,20,46,087,50*74</text:p>
      <text:p text:style-name="Preformatted_20_Text">$GPGSV,3,2,11,33,34,205,25,02,13,314,34,10,08,278,,11,07,155,25*7B</text:p>
      <text:p text:style-name="Preformatted_20_Text">$GPGSV,3,3,11,31,05,028,37,25,05,031,,00,00,000,*40</text:p>
      <text:p text:style-name="Preformatted_20_Text">$GPRMC,133745.95,A,4544.7066,N,00305.3108,E,016.8,314.3,010310,000.1,W,A*2E</text:p>
      <text:p text:style-name="Preformatted_20_Text">$GPGGA,133745.95,4544.7066,N,00305.3108,E,1,05,03.2,00451.1,M,0047.4,M,,*5F</text:p>
      <text:p text:style-name="Preformatted_20_Text">$GPGSA,A,3,23,13,04,20,,02,,,,,,,04.5,03.2,03.2*04</text:p>
      <text:p text:style-name="Preformatted_20_Text"><text:soft-page-break/>$GPGSV,3,1,11,23,73,062,48,13,72,214,34,04,54,294,36,20,46,087,50*74</text:p>
      <text:p text:style-name="Preformatted_20_Text">$GPGSV,3,2,11,33,34,205,25,02,13,314,34,10,08,278,,11,07,155,25*7B</text:p>
      <text:p text:style-name="Preformatted_20_Text">$GPGSV,3,3,11,31,05,028,37,25,05,031,,00,00,000,*40</text:p>
      <text:p text:style-name="Preformatted_20_Text">$GPRMC,133746.95,A,4544.7102,N,00305.3058,E,017.1,314.2,010310,000.1,W,A*23</text:p>
      <text:p text:style-name="Preformatted_20_Text">$GPGGA,133746.95,4544.7102,N,00305.3058,E,1,05,03.2,00451.4,M,0047.4,M,,*5E</text:p>
      <text:p text:style-name="Preformatted_20_Text">$GPGSA,A,3,23,13,04,20,,02,,,,,,,04.5,03.2,03.2*04</text:p>
      <text:p text:style-name="Preformatted_20_Text">$GPGSV,3,1,11,23,73,062,48,13,72,214,35,04,54,294,36,20,46,087,50*75</text:p>
      <text:p text:style-name="Preformatted_20_Text">$GPGSV,3,2,11,33,34,205,25,02,13,314,35,10,08,278,,11,07,155,26*79</text:p>
      <text:p text:style-name="Preformatted_20_Text">$GPGSV,3,3,11,31,05,028,37,25,05,031,,00,00,000,*40</text:p>
      <text:p text:style-name="Preformatted_20_Text">$GPRMC,133747.95,A,4544.7130,N,00305.3005,E,017.7,314.0,010310,000.1,W,A*2F</text:p>
      <text:p text:style-name="Preformatted_20_Text">$GPGGA,133747.95,4544.7130,N,00305.3005,E,1,06,01.5,00449.7,M,0047.4,M,,*5A</text:p>
      <text:p text:style-name="Preformatted_20_Text">$GPGSA,A,3,23,13,04,20,,02,,11,,,,,02.0,01.5,01.3*01</text:p>
      <text:p text:style-name="Preformatted_20_Text">$GPGSV,3,1,11,23,73,062,48,13,72,214,36,04,54,294,36,20,46,087,50*76</text:p>
      <text:p text:style-name="Preformatted_20_Text">$GPGSV,3,2,11,33,34,205,25,02,13,314,35,10,08,278,,11,07,155,28*77</text:p>
      <text:p text:style-name="Preformatted_20_Text">$GPGSV,3,3,11,31,05,028,37,25,05,031,,00,00,000,*40</text:p>
      <text:p text:style-name="Preformatted_20_Text">$GPRMC,133748.95,A,4544.7158,N,00305.2952,E,018.2,313.9,010310,000.1,W,A*20</text:p>
      <text:p text:style-name="Preformatted_20_Text">$GPGGA,133748.95,4544.7158,N,00305.2952,E,1,05,03.2,00447.3,M,0047.4,M,,*5D</text:p>
      <text:p text:style-name="Preformatted_20_Text">$GPGSA,A,3,23,13,04,20,,02,,,,,,,04.5,03.2,03.2*04</text:p>
      <text:p text:style-name="Preformatted_20_Text">$GPGSV,3,1,11,23,73,062,48,13,72,214,36,04,54,294,36,20,46,087,50*76</text:p>
      <text:p text:style-name="Preformatted_20_Text">$GPGSV,3,2,11,33,34,205,25,02,13,314,36,10,08,278,,11,07,155,27*7B</text:p>
      <text:p text:style-name="Preformatted_20_Text">$GPGSV,3,3,11,31,05,028,37,25,05,031,,00,00,000,*40</text:p>
      <text:p text:style-name="Preformatted_20_Text">$GPRMC,133749.95,A,4544.7192,N,00305.2904,E,017.9,314.1,010310,000.1,W,A*2F</text:p>
      <text:p text:style-name="Preformatted_20_Text">$GPGGA,133749.95,4544.7192,N,00305.2904,E,1,06,01.5,00444.8,M,0047.4,M,,*57</text:p>
      <text:p text:style-name="Preformatted_20_Text">$GPGSA,A,3,23,13,04,20,,02,,11,,,,,02.0,01.5,01.3*01</text:p>
      <text:p text:style-name="Preformatted_20_Text">$GPGSV,3,1,11,23,73,061,48,13,72,214,36,04,54,294,36,20,46,087,50*75</text:p>
      <text:p text:style-name="Preformatted_20_Text">$GPGSV,3,2,11,33,34,205,25,02,13,314,36,10,08,278,,11,07,155,29*75</text:p>
      <text:p text:style-name="Preformatted_20_Text">$GPGSV,3,3,11,31,05,028,37,25,05,031,,00,00,000,*40</text:p>
      <text:p text:style-name="Preformatted_20_Text">$GPRMC,133750.95,A,4544.7219,N,00305.2854,E,015.7,314.0,010310,000.1,W,A*2E</text:p>
      <text:p text:style-name="Preformatted_20_Text">$GPGGA,133750.95,4544.7219,N,00305.2854,E,1,06,01.5,00444.6,M,0047.4,M,,*55</text:p>
      <text:p text:style-name="Preformatted_20_Text">$GPGSA,A,3,23,13,04,20,,02,,11,,,,,02.0,01.5,01.3*01</text:p>
      <text:p text:style-name="Preformatted_20_Text">$GPGSV,3,1,11,23,73,061,48,13,72,214,36,04,54,294,36,20,46,087,50*75</text:p>
      <text:p text:style-name="Preformatted_20_Text">$GPGSV,3,2,11,33,34,205,25,02,13,314,36,10,08,278,,11,07,155,31*7C</text:p>
      <text:p text:style-name="Preformatted_20_Text">$GPGSV,3,3,11,31,05,028,38,25,05,031,,00,00,000,*4F</text:p>
      <text:p text:style-name="Preformatted_20_Text">$GPRMC,133751.95,A,4544.7256,N,00305.2827,E,013.3,318.8,010310,000.1,W,A*26</text:p>
      <text:p text:style-name="Preformatted_20_Text">$GPGGA,133751.95,4544.7256,N,00305.2827,E,1,06,01.5,00441.8,M,0047.4,M,,*50</text:p>
      <text:p text:style-name="Preformatted_20_Text">$GPGSA,A,3,23,13,04,20,,02,,11,,,,,02.0,01.5,01.3*01</text:p>
      <text:p text:style-name="Preformatted_20_Text">$GPGSV,3,1,11,23,73,061,48,13,72,214,37,04,54,294,37,20,46,087,50*75</text:p>
      <text:p text:style-name="Preformatted_20_Text">$GPGSV,3,2,11,33,34,205,25,02,13,314,36,10,08,278,,11,07,155,33*7E</text:p>
      <text:p text:style-name="Preformatted_20_Text">$GPGSV,3,3,11,31,05,028,39,25,05,031,,00,00,000,*4E</text:p>
      <text:p text:style-name="Preformatted_20_Text">$GPRMC,133752.95,A,4544.7287,N,00305.2813,E,013.2,331.4,010310,000.1,W,A*28</text:p>
      <text:p text:style-name="Preformatted_20_Text">$GPGGA,133752.95,4544.7287,N,00305.2813,E,1,06,01.5,00442.1,M,0047.4,M,,*52</text:p>
      <text:p text:style-name="Preformatted_20_Text">$GPGSA,A,3,23,13,04,20,,02,,11,,,,,02.0,01.5,01.3*01</text:p>
      <text:p text:style-name="Preformatted_20_Text">$GPGSV,3,1,11,23,73,061,48,13,72,214,39,04,54,294,38,20,46,087,49*7C</text:p>
      <text:p text:style-name="Preformatted_20_Text">$GPGSV,3,2,11,33,34,205,23,02,13,314,35,10,08,278,,11,07,155,33*7B</text:p>
      <text:p text:style-name="Preformatted_20_Text">$GPGSV,3,3,11,31,05,028,38,25,05,031,,00,00,000,*4F</text:p>
      <text:p text:style-name="Preformatted_20_Text">$GPRMC,133753.95,A,4544.7325,N,00305.2807,E,013.6,342.0,010310,000.1,W,A*21</text:p>
      <text:p text:style-name="Preformatted_20_Text">$GPGGA,133753.95,4544.7325,N,00305.2807,E,1,06,01.5,00442.2,M,0047.4,M,,*5C</text:p>
      <text:p text:style-name="Preformatted_20_Text">$GPGSA,A,3,23,13,04,20,,02,,11,,,,,02.0,01.5,01.3*01</text:p>
      <text:p text:style-name="Preformatted_20_Text">$GPGSV,3,1,11,23,73,061,48,13,72,214,40,04,54,294,38,20,46,087,49*72</text:p>
      <text:p text:style-name="Preformatted_20_Text">$GPGSV,3,2,11,33,34,205,19,02,13,314,35,10,08,278,,11,07,155,35*74</text:p>
      <text:p text:style-name="Preformatted_20_Text">$GPGSV,3,3,11,31,05,028,35,25,05,031,,00,00,000,*42</text:p>
      <text:p text:style-name="Preformatted_20_Text">$GPRMC,133754.95,A,4544.7363,N,00305.2796,E,013.8,342.9,010310,000.1,W,A*24</text:p>
      <text:p text:style-name="Preformatted_20_Text">$GPGGA,133754.95,4544.7363,N,00305.2796,E,1,05,02.3,00442.0,M,0047.4,M,,*5A</text:p>
      <text:p text:style-name="Preformatted_20_Text">$GPGSA,A,3,23,13,04,20,,,,11,,,,,03.6,02.3,02.8*09</text:p>
      <text:p text:style-name="Preformatted_20_Text">$GPGSV,3,1,11,23,73,061,48,13,72,214,41,04,54,294,38,20,46,087,49*73</text:p>
      <text:p text:style-name="Preformatted_20_Text">$GPGSV,3,2,11,33,34,205,,02,13,314,33,10,08,278,,11,07,155,36*79</text:p>
      <text:p text:style-name="Preformatted_20_Text">$GPGSV,3,3,11,31,05,028,33,25,05,031,,00,00,000,*44</text:p>
      <text:p text:style-name="Preformatted_20_Text">$GPRMC,133755.95,A,4544.7398,N,00305.2773,E,014.0,334.9,010310,000.1,W,A*24</text:p>
      <text:p text:style-name="Preformatted_20_Text">$GPGGA,133755.95,4544.7398,N,00305.2773,E,1,05,02.3,00441.7,M,0047.4,M,,*50</text:p>
      <text:p text:style-name="Preformatted_20_Text">$GPGSA,A,3,23,13,04,20,,,,11,,,,,03.6,02.3,02.8*09</text:p>
      <text:p text:style-name="Preformatted_20_Text">$GPGSV,3,1,11,23,73,061,48,13,72,214,41,04,54,294,38,20,46,087,49*73</text:p>
      <text:p text:style-name="Preformatted_20_Text">$GPGSV,3,2,11,33,34,205,,02,13,314,32,10,08,278,,11,07,155,37*79</text:p>
      <text:p text:style-name="Preformatted_20_Text">$GPGSV,3,3,11,31,05,028,35,25,05,031,,00,00,000,*42</text:p>
      <text:p text:style-name="Preformatted_20_Text">$GPRMC,133756.95,A,4544.7429,N,00305.2731,E,014.3,323.9,010310,000.1,W,A*29</text:p>
      <text:p text:style-name="Preformatted_20_Text"><text:soft-page-break/>$GPGGA,133756.95,4544.7429,N,00305.2731,E,1,06,01.5,00440.9,M,0047.4,M,,*51</text:p>
      <text:p text:style-name="Preformatted_20_Text">$GPGSA,A,3,23,13,04,20,,02,,11,,,,,02.0,01.5,01.3*01</text:p>
      <text:p text:style-name="Preformatted_20_Text">$GPGSV,3,1,11,23,73,061,48,13,72,214,40,04,54,294,38,20,46,087,49*72</text:p>
      <text:p text:style-name="Preformatted_20_Text">$GPGSV,3,2,11,33,34,205,,02,13,314,33,10,08,278,,11,07,155,37*78</text:p>
      <text:p text:style-name="Preformatted_20_Text">$GPGSV,3,3,11,31,05,028,34,25,05,031,,00,00,000,*43</text:p>
      <text:p text:style-name="Preformatted_20_Text">$GPRMC,133757.95,A,4544.7460,N,00305.2690,E,014.8,318.4,010310,000.1,W,A*21</text:p>
      <text:p text:style-name="Preformatted_20_Text">$GPGGA,133757.95,4544.7460,N,00305.2690,E,1,06,01.5,00440.3,M,0047.4,M,,*5D</text:p>
      <text:p text:style-name="Preformatted_20_Text">$GPGSA,A,3,23,13,04,20,,02,,11,,,,,02.0,01.5,01.3*01</text:p>
      <text:p text:style-name="Preformatted_20_Text">$GPGSV,3,1,11,23,73,061,48,13,72,214,38,04,54,294,39,20,46,087,49*7C</text:p>
      <text:p text:style-name="Preformatted_20_Text">$GPGSV,3,2,11,33,34,205,,02,13,314,35,10,08,278,,11,07,155,36*7F</text:p>
      <text:p text:style-name="Preformatted_20_Text">$GPGSV,3,3,11,31,04,027,35,25,05,031,,00,00,000,*4C</text:p>
      <text:p text:style-name="Preformatted_20_Text">$GPRMC,133758.95,A,4544.7494,N,00305.2652,E,014.9,320.5,010310,000.1,W,A*20</text:p>
      <text:p text:style-name="Preformatted_20_Text">$GPGGA,133758.95,4544.7494,N,00305.2652,E,1,06,01.5,00439.1,M,0047.4,M,,*5B</text:p>
      <text:p text:style-name="Preformatted_20_Text">$GPGSA,A,3,23,13,04,20,,02,,11,,,,,02.0,01.5,01.3*01</text:p>
      <text:p text:style-name="Preformatted_20_Text">$GPGSV,3,1,11,23,73,061,48,13,72,214,38,04,54,294,39,20,46,087,49*7C</text:p>
      <text:p text:style-name="Preformatted_20_Text">$GPGSV,3,2,11,33,34,205,,02,13,314,35,10,08,278,,11,07,155,36*7F</text:p>
      <text:p text:style-name="Preformatted_20_Text">$GPGSV,3,3,11,31,04,027,36,25,05,031,,00,00,000,*4F</text:p>
      <text:p text:style-name="Preformatted_20_Text">$GPRMC,133759.95,A,4544.7531,N,00305.2621,E,016.2,326.1,010310,000.1,W,A*20</text:p>
      <text:p text:style-name="Preformatted_20_Text">$GPGGA,133759.95,4544.7531,N,00305.2621,E,1,05,02.3,00438.9,M,0047.4,M,,*5F</text:p>
      <text:p text:style-name="Preformatted_20_Text">$GPGSA,A,3,23,13,04,20,,,11,,,,,,03.6,02.3,02.8*09</text:p>
      <text:p text:style-name="Preformatted_20_Text">$GPGSV,3,1,10,23,73,061,48,13,72,214,38,04,54,294,39,20,46,087,49*7D</text:p>
      <text:p text:style-name="Preformatted_20_Text">$GPGSV,3,2,10,02,13,314,31,10,08,278,,11,07,155,36,25,05,031,*7A</text:p>
      <text:p text:style-name="Preformatted_20_Text">$GPGSV,3,3,10,31,04,027,38,00,00,000,*70</text:p>
      <text:p text:style-name="Preformatted_20_Text">$GPRMC,133800.95,A,4544.7570,N,00305.2594,E,016.5,327.9,010310,000.1,W,A*25</text:p>
      <text:p text:style-name="Preformatted_20_Text">$GPGGA,133800.95,4544.7570,N,00305.2594,E,1,04,03.2,00438.1,M,0047.4,M,,*5D</text:p>
      <text:p text:style-name="Preformatted_20_Text">$GPGSA,A,3,23,13,04,20,,,,,,,,,06.8,03.2,06.0*0E</text:p>
      <text:p text:style-name="Preformatted_20_Text">$GPGSV,3,1,10,23,73,061,48,13,72,214,38,04,54,294,39,20,46,087,49*7D</text:p>
      <text:p text:style-name="Preformatted_20_Text">$GPGSV,3,2,10,02,13,314,29,10,08,278,,11,07,155,34,25,05,031,*71</text:p>
      <text:p text:style-name="Preformatted_20_Text">$GPGSV,3,3,10,31,04,027,39,00,00,000,*71</text:p>
      <text:p text:style-name="Preformatted_20_Text">$GPRMC,133801.95,A,4544.7611,N,00305.2562,E,016.2,329.0,010310,000.1,W,A*29</text:p>
      <text:p text:style-name="Preformatted_20_Text">$GPGGA,133801.95,4544.7611,N,00305.2562,E,1,04,03.2,00435.3,M,0047.4,M,,*5E</text:p>
      <text:p text:style-name="Preformatted_20_Text">$GPGSA,A,3,23,13,04,20,,,,,,,,,06.8,03.2,06.0*0E</text:p>
      <text:p text:style-name="Preformatted_20_Text">$GPGSV,3,1,10,23,73,061,48,13,72,214,38,04,54,294,39,20,46,087,48*7C</text:p>
      <text:p text:style-name="Preformatted_20_Text">$GPGSV,3,2,10,02,13,314,26,10,08,278,,11,07,155,32,25,05,031,*78</text:p>
      <text:p text:style-name="Preformatted_20_Text">$GPGSV,3,3,10,31,04,027,40,00,00,000,*7F</text:p>
      <text:p text:style-name="Preformatted_20_Text">$GPRMC,133802.95,A,4544.7649,N,00305.2536,E,014.4,330.1,010310,000.1,W,A*2B</text:p>
      <text:p text:style-name="Preformatted_20_Text">$GPGGA,133802.95,4544.7649,N,00305.2536,E,1,05,02.3,00435.3,M,0047.4,M,,*50</text:p>
      <text:p text:style-name="Preformatted_20_Text">$GPGSA,A,3,23,13,04,20,,,11,,,,,,03.6,02.3,02.8*09</text:p>
      <text:p text:style-name="Preformatted_20_Text">$GPGSV,3,1,10,23,73,061,48,13,72,214,38,04,54,294,39,20,46,087,48*7C</text:p>
      <text:p text:style-name="Preformatted_20_Text">$GPGSV,3,2,10,02,13,314,25,10,08,278,,11,07,155,32,25,05,031,*7B</text:p>
      <text:p text:style-name="Preformatted_20_Text">$GPGSV,3,3,10,31,04,027,39,00,00,000,*71</text:p>
      <text:p text:style-name="Preformatted_20_Text">$GPRMC,133803.95,A,4544.7681,N,00305.2516,E,011.4,332.8,010310,000.1,W,A*22</text:p>
      <text:p text:style-name="Preformatted_20_Text">$GPGGA,133803.95,4544.7681,N,00305.2516,E,1,06,01.5,00435.8,M,0047.4,M,,*5A</text:p>
      <text:p text:style-name="Preformatted_20_Text">$GPGSA,A,3,23,13,04,20,02,,11,,,,,,02.0,01.5,01.3*01</text:p>
      <text:p text:style-name="Preformatted_20_Text">$GPGSV,3,1,10,23,73,061,48,13,72,214,39,04,54,294,40,20,46,087,48*73</text:p>
      <text:p text:style-name="Preformatted_20_Text">$GPGSV,3,2,10,02,13,314,28,10,08,278,,11,07,155,33,25,05,031,*77</text:p>
      <text:p text:style-name="Preformatted_20_Text">$GPGSV,3,3,10,31,04,027,37,00,00,000,*7F</text:p>
      <text:p text:style-name="Preformatted_20_Text">$GPRMC,133804.95,A,4544.7702,N,00305.2513,E,008.7,347.5,010310,000.1,W,A*2E</text:p>
      <text:p text:style-name="Preformatted_20_Text">$GPGGA,133804.95,4544.7702,N,00305.2513,E,1,06,02.3,00436.5,M,0047.4,M,,*59</text:p>
      <text:p text:style-name="Preformatted_20_Text">$GPGSA,A,3,23,13,04,20,02,,11,,,,,,02.7,02.3,01.3*03</text:p>
      <text:p text:style-name="Preformatted_20_Text">$GPGSV,3,1,10,23,73,061,48,13,72,214,39,04,54,294,39,20,46,087,48*7D</text:p>
      <text:p text:style-name="Preformatted_20_Text">$GPGSV,3,2,10,02,13,314,28,10,08,278,,11,07,155,32,25,05,031,*76</text:p>
      <text:p text:style-name="Preformatted_20_Text">$GPGSV,3,3,10,31,04,027,35,00,00,000,*7D</text:p>
      <text:p text:style-name="Preformatted_20_Text">$GPRMC,133805.95,A,4544.7721,N,00305.2526,E,008.3,010.5,010310,000.1,W,A*2D</text:p>
      <text:p text:style-name="Preformatted_20_Text">$GPGGA,133805.95,4544.7721,N,00305.2526,E,1,06,01.5,00436.8,M,0047.4,M,,*57</text:p>
      <text:p text:style-name="Preformatted_20_Text">$GPGSA,A,3,23,13,04,20,02,,11,,,,,,02.0,01.5,01.3*01</text:p>
      <text:p text:style-name="Preformatted_20_Text">$GPGSV,3,1,10,23,73,061,48,13,72,214,42,04,54,294,38,20,46,087,46*7E</text:p>
      <text:p text:style-name="Preformatted_20_Text">$GPGSV,3,2,10,02,13,314,30,10,08,278,,11,07,155,35,25,05,031,*78</text:p>
      <text:p text:style-name="Preformatted_20_Text">$GPGSV,3,3,10,31,04,027,31,00,00,000,*79</text:p>
      <text:p text:style-name="Preformatted_20_Text">$GPRMC,133806.95,A,4544.7734,N,00305.2549,E,007.2,027.2,010310,000.1,W,A*2E</text:p>
      <text:p text:style-name="Preformatted_20_Text">$GPGGA,133806.95,4544.7734,N,00305.2549,E,1,06,01.5,00436.8,M,0047.4,M,,*59</text:p>
      <text:p text:style-name="Preformatted_20_Text">$GPGSA,A,3,23,13,04,20,02,,11,,,,,,02.0,01.5,01.3*01</text:p>
      <text:p text:style-name="Preformatted_20_Text">$GPGSV,3,1,10,23,73,061,47,13,72,214,45,04,54,294,38,20,46,087,44*74</text:p>
      <text:p text:style-name="Preformatted_20_Text">$GPGSV,3,2,10,02,13,314,31,10,08,278,,11,07,155,37,25,05,031,*7B</text:p>
      <text:p text:style-name="Preformatted_20_Text"><text:soft-page-break/>$GPGSV,3,3,10,31,04,027,28,00,00,000,*71</text:p>
      <text:p text:style-name="Preformatted_20_Text">$GPRMC,133807.95,A,4544.7741,N,00305.2573,E,006.1,039.5,010310,000.1,W,A*2E</text:p>
      <text:p text:style-name="Preformatted_20_Text">$GPGGA,133807.95,4544.7741,N,00305.2573,E,1,06,01.5,00437.5,M,0047.4,M,,*5F</text:p>
      <text:p text:style-name="Preformatted_20_Text">$GPGSA,A,3,23,13,04,20,02,,11,,,,,,02.0,01.5,01.3*01</text:p>
      <text:p text:style-name="Preformatted_20_Text">$GPGSV,3,1,10,23,73,061,46,13,72,214,47,04,55,294,38,20,46,087,43*71</text:p>
      <text:p text:style-name="Preformatted_20_Text">$GPGSV,3,2,10,02,13,314,31,10,08,278,,11,07,155,38,25,05,031,*74</text:p>
      <text:p text:style-name="Preformatted_20_Text">$GPGSV,3,3,10,31,04,027,25,00,00,000,*7C</text:p>
      <text:p text:style-name="Preformatted_20_Text">$GPRMC,133808.95,A,4544.7748,N,00305.2595,E,005.5,048.2,010310,000.1,W,A*26</text:p>
      <text:p text:style-name="Preformatted_20_Text">$GPGGA,133808.95,4544.7748,N,00305.2595,E,1,06,01.5,00438.2,M,0047.4,M,,*59</text:p>
      <text:p text:style-name="Preformatted_20_Text">$GPGSA,A,3,23,13,04,20,02,,11,,,,,,02.0,01.5,01.3*01</text:p>
      <text:p text:style-name="Preformatted_20_Text">$GPGSV,3,1,10,23,73,061,45,13,72,214,48,04,55,294,39,20,46,087,42*7D</text:p>
      <text:p text:style-name="Preformatted_20_Text">$GPGSV,3,2,10,02,13,314,33,10,08,278,,11,07,155,36,25,05,031,*78</text:p>
      <text:p text:style-name="Preformatted_20_Text">$GPGSV,3,3,10,31,04,027,24,00,00,000,*7D</text:p>
      <text:p text:style-name="Preformatted_20_Text">$GPRMC,133809.95,A,4544.7750,N,00305.2613,E,005.1,054.4,010310,000.1,W,A*2C</text:p>
      <text:p text:style-name="Preformatted_20_Text">$GPGGA,133809.95,4544.7750,N,00305.2613,E,1,06,01.5,00438.4,M,0047.4,M,,*5A</text:p>
      <text:p text:style-name="Preformatted_20_Text">$GPGSA,A,3,23,13,04,20,,02,,11,,,,,02.0,01.5,01.3*01</text:p>
      <text:p text:style-name="Preformatted_20_Text">$GPGSV,3,1,11,23,73,061,44,13,72,214,49,04,55,294,39,20,46,087,42*7C</text:p>
      <text:p text:style-name="Preformatted_20_Text">$GPGSV,3,2,11,33,34,205,37,02,13,314,34,10,08,278,,11,07,155,37*7B</text:p>
      <text:p text:style-name="Preformatted_20_Text">$GPGSV,3,3,11,25,05,031,,31,04,027,22,00,00,000,*4A</text:p>
      <text:p text:style-name="Preformatted_20_Text">$GPRMC,133810.95,A,4544.7753,N,00305.2633,E,005.0,061.8,010310,000.1,W,A*2E</text:p>
      <text:p text:style-name="Preformatted_20_Text">$GPGGA,133810.95,4544.7753,N,00305.2633,E,1,06,01.5,00438.8,M,0047.4,M,,*5F</text:p>
      <text:p text:style-name="Preformatted_20_Text">$GPGSA,A,3,23,13,04,20,,02,,11,,,,,02.0,01.5,01.3*01</text:p>
      <text:p text:style-name="Preformatted_20_Text">$GPGSV,3,1,11,23,73,061,44,13,72,214,49,04,55,294,38,20,46,087,42*7D</text:p>
      <text:p text:style-name="Preformatted_20_Text">$GPGSV,3,2,11,33,34,205,39,02,13,314,33,10,08,278,,11,07,155,38*7D</text:p>
      <text:p text:style-name="Preformatted_20_Text">$GPGSV,3,3,11,25,05,031,,31,04,027,22,00,00,000,*4A</text:p>
      <text:p text:style-name="Preformatted_20_Text">$GPRMC,133811.95,A,4544.7754,N,00305.2656,E,005.1,072.9,010310,000.1,W,A*29</text:p>
      <text:p text:style-name="Preformatted_20_Text">$GPGGA,133811.95,4544.7754,N,00305.2656,E,1,06,01.5,00438.9,M,0047.4,M,,*5B</text:p>
      <text:p text:style-name="Preformatted_20_Text">$GPGSA,A,3,23,13,04,20,,02,,11,,,,,02.0,01.5,01.3*01</text:p>
      <text:p text:style-name="Preformatted_20_Text">$GPGSV,3,1,11,23,73,061,44,13,72,214,49,04,55,294,39,20,46,087,41*7F</text:p>
      <text:p text:style-name="Preformatted_20_Text">$GPGSV,3,2,11,33,34,205,39,02,13,314,34,10,08,278,,11,07,155,40*75</text:p>
      <text:p text:style-name="Preformatted_20_Text">$GPGSV,3,3,11,25,05,031,,31,04,027,22,00,00,000,*4A</text:p>
      <text:p text:style-name="Preformatted_20_Text">$GPRMC,133812.95,A,4544.7747,N,00305.2677,E,005.7,087.6,010310,000.1,W,A*28</text:p>
      <text:p text:style-name="Preformatted_20_Text">$GPGGA,133812.95,4544.7747,N,00305.2677,E,1,04,03.3,00437.5,M,0047.4,M,,*5C</text:p>
      <text:p text:style-name="Preformatted_20_Text">$GPGSA,A,3,23,13,04,20,,,,,,,,,06.8,03.3,06.0*0F</text:p>
      <text:p text:style-name="Preformatted_20_Text">$GPGSV,3,1,11,23,73,061,44,13,72,214,49,04,55,294,42,20,46,087,39*7C</text:p>
      <text:p text:style-name="Preformatted_20_Text">$GPGSV,3,2,11,33,34,205,38,02,13,314,33,10,08,278,,11,07,155,38*7C</text:p>
      <text:p text:style-name="Preformatted_20_Text">$GPGSV,3,3,11,25,05,031,,31,04,027,25,00,00,000,*4D</text:p>
      <text:p text:style-name="Preformatted_20_Text">$GPRMC,133813.95,A,4544.7736,N,00305.2694,E,005.7,111.3,010310,000.1,W,A*29</text:p>
      <text:p text:style-name="Preformatted_20_Text">$GPGGA,133813.95,4544.7736,N,00305.2694,E,1,06,01.5,00436.6,M,0047.4,M,,*52</text:p>
      <text:p text:style-name="Preformatted_20_Text">$GPGSA,A,3,23,13,04,20,,02,,11,,,,,02.0,01.5,01.3*01</text:p>
      <text:p text:style-name="Preformatted_20_Text">$GPGSV,3,1,11,23,73,061,43,13,72,214,49,04,55,294,45,20,46,087,38*7D</text:p>
      <text:p text:style-name="Preformatted_20_Text">$GPGSV,3,2,11,33,34,205,37,02,13,314,34,10,09,278,,11,07,155,37*7A</text:p>
      <text:p text:style-name="Preformatted_20_Text">$GPGSV,3,3,11,25,05,031,,31,04,027,28,00,00,000,*40</text:p>
      <text:p text:style-name="Preformatted_20_Text">$GPRMC,133814.95,A,4544.7718,N,00305.2698,E,005.7,141.0,010310,000.1,W,A*28</text:p>
      <text:p text:style-name="Preformatted_20_Text">$GPGGA,133814.95,4544.7718,N,00305.2698,E,1,06,01.5,00435.7,M,0047.4,M,,*57</text:p>
      <text:p text:style-name="Preformatted_20_Text">$GPGSA,A,3,23,13,04,20,,02,,11,,,,,02.0,01.5,01.3*01</text:p>
      <text:p text:style-name="Preformatted_20_Text">$GPGSV,3,1,11,23,73,061,43,13,72,214,48,04,55,294,47,20,46,087,38*7E</text:p>
      <text:p text:style-name="Preformatted_20_Text">$GPGSV,3,2,11,33,34,205,37,02,13,314,37,10,09,278,,11,07,155,36*78</text:p>
      <text:p text:style-name="Preformatted_20_Text">$GPGSV,3,3,11,25,05,031,,31,04,027,30,00,00,000,*49</text:p>
      <text:p text:style-name="Preformatted_20_Text">$GPRMC,133815.95,A,4544.7703,N,00305.2691,E,005.1,163.6,010310,000.1,W,A*2A</text:p>
      <text:p text:style-name="Preformatted_20_Text">$GPGGA,133815.95,4544.7703,N,00305.2691,E,1,05,03.2,00435.6,M,0047.4,M,,*52</text:p>
      <text:p text:style-name="Preformatted_20_Text">$GPGSA,A,3,23,13,04,20,,02,,,,,,,04.5,03.2,03.2*04</text:p>
      <text:p text:style-name="Preformatted_20_Text">$GPGSV,3,1,11,23,73,061,44,13,72,214,47,04,55,294,48,20,46,087,37*76</text:p>
      <text:p text:style-name="Preformatted_20_Text">$GPGSV,3,2,11,33,34,205,36,02,13,314,38,10,09,278,,11,07,155,34*74</text:p>
      <text:p text:style-name="Preformatted_20_Text">$GPGSV,3,3,11,25,05,031,,31,04,027,32,00,00,000,*4B</text:p>
      <text:p text:style-name="Preformatted_20_Text">$GPRMC,133816.95,A,4544.7697,N,00305.2682,E,003.7,185.5,010310,000.1,W,A*2C</text:p>
      <text:p text:style-name="Preformatted_20_Text">$GPGGA,133816.95,4544.7697,N,00305.2682,E,1,05,03.2,00435.4,M,0047.4,M,,*5D</text:p>
      <text:p text:style-name="Preformatted_20_Text">$GPGSA,A,3,23,13,04,20,,02,,,,,,,04.5,03.2,03.2*04</text:p>
      <text:p text:style-name="Preformatted_20_Text">$GPGSV,3,1,11,23,73,061,45,13,72,214,46,04,55,294,47,20,46,087,36*78</text:p>
      <text:p text:style-name="Preformatted_20_Text">$GPGSV,3,2,11,33,34,205,34,02,13,314,39,10,09,278,,11,07,155,32*71</text:p>
      <text:p text:style-name="Preformatted_20_Text">$GPGSV,3,3,11,25,05,031,,31,04,027,33,00,00,000,*4A</text:p>
      <text:p text:style-name="Preformatted_20_Text">$GPRMC,133817.95,A,4544.7694,N,00305.2672,E,003.0,200.8,010310,000.1,W,A*25</text:p>
      <text:p text:style-name="Preformatted_20_Text">$GPGGA,133817.95,4544.7694,N,00305.2672,E,1,06,01.5,00434.6,M,0047.4,M,,*55</text:p>
      <text:p text:style-name="Preformatted_20_Text">$GPGSA,A,3,23,13,04,20,,02,,11,,,,,02.0,01.5,01.3*01</text:p>
      <text:p text:style-name="Preformatted_20_Text"><text:soft-page-break/>$GPGSV,3,1,11,23,73,061,46,13,72,214,45,04,55,294,46,20,46,087,35*7A</text:p>
      <text:p text:style-name="Preformatted_20_Text">$GPGSV,3,2,11,33,34,205,32,02,13,314,40,10,09,278,,11,07,155,32*79</text:p>
      <text:p text:style-name="Preformatted_20_Text">$GPGSV,3,3,11,25,05,031,,31,04,027,35,00,00,000,*4C</text:p>
      <text:p text:style-name="Preformatted_20_Text">$GPRMC,133818.95,A,4544.7695,N,00305.2668,E,001.8,210.9,010310,000.1,W,A*2A</text:p>
      <text:p text:style-name="Preformatted_20_Text">$GPGGA,133818.95,4544.7695,N,00305.2668,E,1,06,01.5,00434.4,M,0047.4,M,,*52</text:p>
      <text:p text:style-name="Preformatted_20_Text">$GPGSA,A,3,23,13,04,20,,02,,11,,,,,02.0,01.5,01.3*01</text:p>
      <text:p text:style-name="Preformatted_20_Text">$GPGSV,3,1,11,23,73,061,47,13,72,214,43,04,55,294,44,20,46,087,36*7C</text:p>
      <text:p text:style-name="Preformatted_20_Text">$GPGSV,3,2,11,33,34,205,30,02,13,314,39,10,09,278,,11,07,155,32*75</text:p>
      <text:p text:style-name="Preformatted_20_Text">$GPGSV,3,3,11,25,05,031,,31,04,027,37,00,00,000,*4E</text:p>
      <text:p text:style-name="Preformatted_20_Text">$GPRMC,133819.95,A,4544.7697,N,00305.2668,E,000.9,216.0,010310,000.1,W,A*26</text:p>
      <text:p text:style-name="Preformatted_20_Text">$GPGGA,133819.95,4544.7697,N,00305.2668,E,1,06,01.5,00434.0,M,0047.4,M,,*55</text:p>
      <text:p text:style-name="Preformatted_20_Text">$GPGSA,A,3,23,13,04,20,,02,,11,,,,,02.0,01.5,01.3*01</text:p>
      <text:p text:style-name="Preformatted_20_Text">$GPGSV,3,1,11,23,73,061,48,13,72,214,42,04,55,294,42,20,46,087,38*7A</text:p>
      <text:p text:style-name="Preformatted_20_Text">$GPGSV,3,2,11,33,34,205,29,02,13,314,38,10,09,278,,11,07,155,32*7C</text:p>
      <text:p text:style-name="Preformatted_20_Text">$GPGSV,3,3,11,25,05,031,,31,04,027,39,00,00,000,*40</text:p>
      <text:p text:style-name="Preformatted_20_Text">$GPRMC,133820.95,A,4544.7697,N,00305.2668,E,000.4,219.7,010310,000.1,W,A*29</text:p>
      <text:p text:style-name="Preformatted_20_Text">$GPGGA,133820.95,4544.7697,N,00305.2668,E,1,06,01.5,00434.0,M,0047.4,M,,*5F</text:p>
      <text:p text:style-name="Preformatted_20_Text">$GPGSA,A,3,23,13,04,20,,02,,11,,,,,02.0,01.5,01.3*01</text:p>
      <text:p text:style-name="Preformatted_20_Text">$GPGSV,3,1,11,23,73,061,49,13,72,214,41,04,55,294,41,20,46,087,39*7A</text:p>
      <text:p text:style-name="Preformatted_20_Text">$GPGSV,3,2,11,33,34,205,28,02,13,314,37,10,09,278,,11,07,155,31*71</text:p>
      <text:p text:style-name="Preformatted_20_Text">$GPGSV,3,3,11,25,05,031,,31,04,027,40,00,00,000,*4E</text:p>
      <text:p text:style-name="Preformatted_20_Text">$GPRMC,133821.95,A,4544.7697,N,00305.2668,E,000.2,219.7,010310,000.1,W,A*2E</text:p>
      <text:p text:style-name="Preformatted_20_Text">$GPGGA,133821.95,4544.7697,N,00305.2668,E,1,05,03.2,00434.0,M,0047.4,M,,*58</text:p>
      <text:p text:style-name="Preformatted_20_Text">$GPGSA,A,3,23,13,04,20,,02,,,,,,,04.6,03.2,03.2*07</text:p>
      <text:p text:style-name="Preformatted_20_Text">$GPGSV,3,1,11,23,73,061,49,13,72,214,41,04,55,294,40,20,46,087,40*75</text:p>
      <text:p text:style-name="Preformatted_20_Text">$GPGSV,3,2,11,33,34,205,28,02,13,314,36,10,09,278,,11,07,155,29*79</text:p>
      <text:p text:style-name="Preformatted_20_Text">$GPGSV,3,3,11,25,05,031,,31,04,027,41,00,00,000,*4F</text:p>
      <text:p text:style-name="Preformatted_20_Text">$GPRMC,133822.95,A,4544.7697,N,00305.2668,E,000.2,219.7,010310,000.1,W,A*2D</text:p>
      <text:p text:style-name="Preformatted_20_Text">$GPGGA,133822.95,4544.7697,N,00305.2668,E,1,06,01.5,00434.0,M,0047.4,M,,*5D</text:p>
      <text:p text:style-name="Preformatted_20_Text">$GPGSA,A,3,23,13,04,20,,02,,11,,,,,02.0,01.5,01.3*01</text:p>
      <text:p text:style-name="Preformatted_20_Text">$GPGSV,3,1,11,23,73,061,49,13,72,214,41,04,55,294,40,20,46,087,40*75</text:p>
      <text:p text:style-name="Preformatted_20_Text">$GPGSV,3,2,11,33,34,205,28,02,13,314,35,10,09,278,,11,07,155,29*7A</text:p>
      <text:p text:style-name="Preformatted_20_Text">$GPGSV,3,3,11,25,05,031,,31,04,027,42,00,00,000,*4C</text:p>
      <text:p text:style-name="Preformatted_20_Text">$GPRMC,133823.95,A,4544.7697,N,00305.2668,E,000.2,219.7,010310,000.1,W,A*2C</text:p>
      <text:p text:style-name="Preformatted_20_Text">$GPGGA,133823.95,4544.7697,N,00305.2668,E,1,06,01.5,00434.0,M,0047.4,M,,*5C</text:p>
      <text:p text:style-name="Preformatted_20_Text">$GPGSA,A,3,23,13,04,20,,02,,11,,,,,02.0,01.5,01.3*01</text:p>
      <text:p text:style-name="Preformatted_20_Text">$GPGSV,3,1,11,23,73,061,49,13,72,214,41,04,55,294,39,20,46,087,40*7B</text:p>
      <text:p text:style-name="Preformatted_20_Text">$GPGSV,3,2,11,33,34,205,28,02,13,314,35,10,09,278,,11,07,155,29*7A</text:p>
      <text:p text:style-name="Preformatted_20_Text">$GPGSV,3,3,11,25,05,031,,31,04,027,42,00,00,000,*4C</text:p>
      <text:p text:style-name="P1">$GPRMC,133824.95,A,4544.7697,N,00305.2668,E,000.1,219.7,010310,000.1,W,A*28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13T09:46:24.52</meta:creation-date>
    <meta:document-statistic meta:table-count="0" meta:image-count="0" meta:object-count="0" meta:page-count="51" meta:paragraph-count="3238" meta:word-count="3238" meta:character-count="199055"/>
    <dc:date>2014-01-13T09:47:07.25</dc:date>
    <meta:editing-duration>PT44S</meta:editing-duration>
    <meta:editing-cycles>1</meta:editing-cycles>
    <meta:generator>OpenOffice.org/3.3$Win32 OpenOffice.org_project/330m20$Build-9567</meta:generator>
  </office:meta>
</office:document-meta>
</file>